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115.26pt"/>
    </style:style>
    <style:style style:name="co6" style:family="table-column">
      <style:table-column-properties fo:break-before="auto" style:column-width="99.81pt"/>
    </style:style>
    <style:style style:name="co7" style:family="table-column">
      <style:table-column-properties fo:break-before="auto" style:column-width="139.95pt"/>
    </style:style>
    <style:style style:name="co8" style:family="table-column">
      <style:table-column-properties fo:break-before="auto" style:column-width="95.95pt"/>
    </style:style>
    <style:style style:name="co9" style:family="table-column">
      <style:table-column-properties fo:break-before="auto" style:column-width="272.69pt"/>
    </style:style>
    <style:style style:name="co10" style:family="table-column">
      <style:table-column-properties fo:break-before="auto" style:column-width="35.74pt"/>
    </style:style>
    <style:style style:name="co11" style:family="table-column">
      <style:table-column-properties fo:break-before="auto" style:column-width="174.7pt"/>
    </style:style>
    <style:style style:name="co12" style:family="table-column">
      <style:table-column-properties fo:break-before="auto" style:column-width="148.45pt"/>
    </style:style>
    <style:style style:name="co13" style:family="table-column">
      <style:table-column-properties fo:break-before="auto" style:column-width="166.2pt"/>
    </style:style>
    <style:style style:name="co14" style:family="table-column">
      <style:table-column-properties fo:break-before="auto" style:column-width="359.21pt"/>
    </style:style>
    <style:style style:name="co15" style:family="table-column">
      <style:table-column-properties fo:break-before="auto" style:column-width="92.86pt"/>
    </style:style>
    <style:style style:name="co16" style:family="table-column">
      <style:table-column-properties fo:break-before="auto" style:column-width="187.06pt"/>
    </style:style>
    <style:style style:name="co17" style:family="table-column">
      <style:table-column-properties fo:break-before="auto" style:column-width="224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99"/>
    <style:style style:name="ce3" style:family="table-cell" style:parent-style-name="Default">
      <style:text-properties style:font-name="JetBrains Mono" fo:font-size="9pt" fo:language="none" fo:country="none" style:font-name-asian="JetBrains Mono" style:font-size-asian="9pt" style:language-asian="none" style:country-asian="none" style:font-name-complex="JetBrains Mono" style:font-size-complex="9pt" style:language-complex="none" style:country-complex="none"/>
    </style:style>
    <style:style style:name="ce4" style:family="table-cell" style:parent-style-name="Default">
      <style:text-properties style:text-outline="false" style:text-line-through-style="none" style:text-line-through-type="none" style:font-name="JetBrai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808080" style:text-outline="false" style:text-line-through-style="none" style:text-line-through-type="none" style:font-name="JetBrai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99"/>
    <style:style style:name="ce13" style:family="table-cell" style:parent-style-name="Default">
      <style:text-properties style:font-name="JetBrains Mono" fo:font-size="9pt" fo:language="none" fo:country="none" style:font-name-asian="JetBrains Mono" style:font-size-asian="9pt" style:language-asian="none" style:country-asian="none" style:font-name-complex="JetBrains Mono" style:font-size-complex="9pt" style:language-complex="none" style:country-complex="none"/>
    </style:style>
    <style:style style:name="ce14" style:family="table-cell" style:parent-style-name="Default">
      <style:text-properties style:text-outline="false" style:text-line-through-style="none" style:text-line-through-type="none" style:font-name="JetBrai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808080" style:text-outline="false" style:text-line-through-style="none" style:text-line-through-type="none" style:font-name="JetBrai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c7832" fo:font-style="normal" fo:font-weight="normal" style:font-name-asian="JetBrains Mono" style:font-size-asian="9pt" style:font-style-asian="normal" style:font-weight-asian="normal" style:font-name-complex="JetBrains Mono" style:font-size-complex="9pt" style:font-style-complex="normal" style:font-weight-complex="normal"/>
    </style:style>
    <style:style style:name="T2" style:family="text">
      <style:text-properties fo:color="#a9b7c6" fo:font-style="normal" fo:font-weight="normal" style:font-name-asian="JetBrains Mono" style:font-size-asian="9pt" style:font-style-asian="normal" style:font-weight-asian="normal" style:font-name-complex="JetBrains Mono" style:font-size-complex="9pt" style:font-style-complex="normal" style:font-weight-complex="normal"/>
    </style:style>
    <style:style style:name="T5" style:family="text">
      <style:text-properties fo:color="#cc7832" style:font-name="JetBrains Mono" fo:font-size="9pt" fo:font-style="normal" fo:font-weight="normal" style:font-name-asian="JetBrains Mono" style:font-size-asian="9pt" style:font-style-asian="normal" style:font-weight-asian="normal" style:font-name-complex="JetBrains Mono" style:font-size-complex="9pt" style:font-style-complex="normal" style:font-weight-complex="normal"/>
    </style:style>
    <style:style style:name="T6" style:family="text">
      <style:text-properties fo:color="#a9b7c6" style:font-name="JetBrains Mono" fo:font-size="9pt" fo:font-style="normal" fo:font-weight="normal" style:font-name-asian="JetBrains Mono" style:font-size-asian="9pt" style:font-style-asian="normal" style:font-weight-asian="normal" style:font-name-complex="JetBrains Mono" style:font-size-complex="9pt" style:font-style-complex="normal" style:font-weight-complex="normal"/>
    </style:style>
    <style:style style:name="T4" style:family="text">
      <style:text-properties fo:color="#cc7832" style:font-name="JetBrains Mono" fo:font-size="9pt" fo:font-style="normal" fo:font-weight="normal" style:font-name-asian="JetBrains Mono" style:font-size-asian="9pt" style:font-style-asian="normal" style:font-weight-asian="normal" style:font-name-complex="JetBrains Mono" style:font-size-complex="9pt" style:font-style-complex="normal" style:font-weight-complex="normal"/>
    </style:style>
    <style:style style:name="T3" style:family="text">
      <style:text-properties fo:color="#a9b7c6" style:font-name="JetBrains Mono" fo:font-size="9pt" fo:font-style="normal" fo:font-weight="normal" style:font-name-asian="JetBrains Mono" style:font-size-asian="9pt" style:font-style-asian="normal" style:font-weight-asian="normal" style:font-name-complex="JetBrains Mono" style:font-size-complex="9pt" style:font-style-complex="normal" style:font-weight-complex="normal"/>
    </style:style>
    <style:style style:name="T9" style:family="text">
      <style:text-properties fo:color="#cc7832"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/>
    </style:style>
    <style:style style:name="T10" style:family="text">
      <style:text-properties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 fo:color="#a9b7c6"/>
    </style:style>
    <style:style style:name="T11" style:family="text">
      <style:text-properties fo:color="#a9b7c6" style:font-name="JetBrains Mono" fo:font-size="9pt"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/>
    </style:style>
    <style:style style:name="T12" style:family="text">
      <style:text-properties style:font-name="JetBrains Mono" fo:font-size="9pt"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 fo:color="#cc7832"/>
    </style:style>
    <style:style style:name="T13" style:family="text">
      <style:text-properties fo:color="#cc7832" style:font-name="JetBrains Mono" fo:font-size="9pt"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/>
    </style:style>
    <style:style style:name="T14" style:family="text">
      <style:text-properties style:font-name="JetBrains Mono" fo:font-size="9pt"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 fo:color="#a9b7c6"/>
    </style:style>
  </office:automatic-styles>
  <office:body>
    <office:spreadsheet>
      <table:calculation-settings table:automatic-find-labels="false" table:use-regular-expressions="false" table:use-wildcards="true"/>
      <table:table table:name="MoM131_LBX_FileNam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alette_Number</text:p>
          </table:table-cell>
          <table:table-cell office:value-type="string" calcext:value-type="string">
            <text:p>LbxFileName</text:p>
          </table:table-cell>
          <table:table-cell office:value-type="string" calcext:value-type="string">
            <text:p>LbxFileNameBase</text:p>
          </table:table-cell>
          <table:table-cell office:value-type="string" calcext:value-type="string">
            <text:p>LbxFileExt</text:p>
          </table:table-cell>
          <table:table-cell office:value-type="string" calcext:value-type="string">
            <text:p>LbxFileNumber</text:p>
          </table:table-cell>
          <table:table-cell office:value-type="string" calcext:value-type="string">
            <text:p>LbxFileNumber_Padded</text:p>
          </table:table-cell>
          <table:table-cell office:value-type="string" calcext:value-type="string">
            <text:p>LbxFileName_Quote</text:p>
          </table:table-cell>
          <table:table-cell office:value-type="string" calcext:value-type="string">
            <text:p>LbxFileName_Quote_Comma</text:p>
          </table:table-cell>
          <table:table-cell office:value-type="string" calcext:value-type="string">
            <text:p>enum_Numbers</text:p>
          </table:table-cell>
          <table:table-cell office:value-type="string" calcext:value-type="string">
            <text:p>C_Canonical_Switch_Statement_For_Strings</text:p>
          </table:table-cell>
          <table:table-cell/>
          <table:table-cell office:value-type="string" calcext:value-type="string">
            <text:p>Variable_Name</text:p>
          </table:table-cell>
          <table:table-cell office:value-type="string" calcext:value-type="string">
            <text:p>Count_of_Rows_Populated_Numbers</text:p>
          </table:table-cell>
          <table:table-cell office:value-type="string" calcext:value-type="string">
            <text:p>Last_Populated_Row_Numbers</text:p>
          </table:table-cell>
          <table:table-cell office:value-type="string" calcext:value-type="string">
            <text:p>Count_of_Rows_Populated_String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RMYLIST.LBX</text:p>
          </table:table-cell>
          <table:table-cell table:formula="of:=LEFT([.B2];SEARCH(&quot;.&quot;;[.B2];1)-1)" office:value-type="string" office:string-value="ARMYLIST" calcext:value-type="string">
            <text:p>ARMYLIST</text:p>
          </table:table-cell>
          <table:table-cell table:formula="of:=RIGHT([.B2];LEN([.B2])-SEARCH(&quot;.&quot;;[.B2];1))" office:value-type="string" office:string-value="LBX" calcext:value-type="string">
            <text:p>LBX</text:p>
          </table:table-cell>
          <table:table-cell office:value-type="float" office:value="1" calcext:value-type="float">
            <text:p>1</text:p>
          </table:table-cell>
          <table:table-cell table:formula="of:=RIGHT(&quot;000&quot;&amp;[.E2];3)" office:value-type="string" office:string-value="001" calcext:value-type="string">
            <text:p>001</text:p>
          </table:table-cell>
          <table:table-cell table:formula="of:=&quot;&quot;&quot;&quot;&amp;[.B2]&amp;&quot;&quot;&quot;&quot;" office:value-type="string" office:string-value="&quot;ARMYLIST.LBX&quot;" calcext:value-type="string">
            <text:p>"ARMYLIST.LBX"</text:p>
          </table:table-cell>
          <table:table-cell table:formula="of:=&quot;&quot;&quot;&quot;&amp;[.B2]&amp;&quot;&quot;&quot;&quot;&amp;&quot;,&quot;" office:value-type="string" office:string-value="&quot;ARMYLIST.LBX&quot;," calcext:value-type="string">
            <text:p>"ARMYLIST.LBX",</text:p>
          </table:table-cell>
          <table:table-cell table:formula="of:=[.C2]&amp;&quot;_&quot;&amp;[.D2]&amp;&quot;,&quot;" office:value-type="string" office:string-value="ARMYLIST_LBX," calcext:value-type="string">
            <text:p>ARMYLIST_LBX,</text:p>
          </table:table-cell>
          <table:table-cell table:formula="of:=[.K2]&amp;&quot; &quot;&amp;&quot;(strcmp(&quot;&amp;[.$L$2]&amp;&quot;, &quot;&amp;&quot;&quot;&quot;&quot;&amp;[.B2]&amp;&quot;&quot;&quot;&quot;&amp;&quot;) == 0) { }&quot;" office:value-type="string" office:string-value="if (strcmp(LbxFileName, &quot;ARMYLIST.LBX&quot;) == 0) { }" calcext:value-type="string">
            <text:p>if (strcmp(LbxFileName, "ARMYLIST.LBX") == 0) { }</text:p>
          </table:table-cell>
          <table:table-cell table:formula="of:=IF(ROW([.B2])=2;&quot;if&quot;;IF(ROW([.B2])=[.$N$2];&quot;else&quot;;&quot;else if&quot;))" office:value-type="string" office:string-value="if" calcext:value-type="string">
            <text:p>if</text:p>
          </table:table-cell>
          <table:table-cell office:value-type="string" calcext:value-type="string">
            <text:p>LbxFileName</text:p>
          </table:table-cell>
          <table:table-cell table:formula="of:=COUNT([.E2:.E1048576])" office:value-type="float" office:value="101" calcext:value-type="float">
            <text:p>101</text:p>
          </table:table-cell>
          <table:table-cell table:formula="of:=OFFSET([.E1];COUNT([.E2:.E1048576]);0;1;1)+1" office:value-type="float" office:value="102" calcext:value-type="float">
            <text:p>102</text:p>
          </table:table-cell>
          <table:table-cell table:formula="of:=COUNTIF([.B2:.B1048576];&quot;&lt;&gt;''&quot;)" office:value-type="float" office:value="1048575" calcext:value-type="float">
            <text:p>1048575</text:p>
          </table:table-cell>
          <table:table-cell table:formula="of:=[.K2]&amp;&quot; &quot;&amp;&quot;(strcmp(&quot;&amp;[.$L$2]&amp;&quot;, &quot;&amp;&quot;&quot;&quot;&quot;&amp;[.B2]&amp;&quot;&quot;&quot;&quot;&amp;&quot;) == 0) { palette_number = &quot;&amp;[.A2]&amp;&quot;; }&quot;" office:value-type="string" office:string-value="if (strcmp(LbxFileName, &quot;ARMYLIST.LBX&quot;) == 0) { palette_number = 0; }" calcext:value-type="string">
            <text:p>if (strcmp(LbxFileName, "ARMYLIST.LBX") == 0) { palette_number = 0; }</text:p>
          </table:table-cell>
          <table:table-cell table:style-name="ce12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CKGRND.LBX</text:p>
          </table:table-cell>
          <table:table-cell table:formula="of:=LEFT([.B3];SEARCH(&quot;.&quot;;[.B3];1)-1)" office:value-type="string" office:string-value="BACKGRND" calcext:value-type="string">
            <text:p>BACKGRND</text:p>
          </table:table-cell>
          <table:table-cell table:formula="of:=RIGHT([.B3];LEN([.B3])-SEARCH(&quot;.&quot;;[.B3];1))" office:value-type="string" office:string-value="LBX" calcext:value-type="string">
            <text:p>LBX</text:p>
          </table:table-cell>
          <table:table-cell office:value-type="float" office:value="2" calcext:value-type="float">
            <text:p>2</text:p>
          </table:table-cell>
          <table:table-cell table:formula="of:=RIGHT(&quot;000&quot;&amp;[.E3];3)" office:value-type="string" office:string-value="002" calcext:value-type="string">
            <text:p>002</text:p>
          </table:table-cell>
          <table:table-cell table:formula="of:=&quot;&quot;&quot;&quot;&amp;[.B3]&amp;&quot;&quot;&quot;&quot;" office:value-type="string" office:string-value="&quot;BACKGRND.LBX&quot;" calcext:value-type="string">
            <text:p>"BACKGRND.LBX"</text:p>
          </table:table-cell>
          <table:table-cell table:formula="of:=&quot;&quot;&quot;&quot;&amp;[.B3]&amp;&quot;&quot;&quot;&quot;&amp;&quot;,&quot;" office:value-type="string" office:string-value="&quot;BACKGRND.LBX&quot;," calcext:value-type="string">
            <text:p>"BACKGRND.LBX",</text:p>
          </table:table-cell>
          <table:table-cell table:formula="of:=[.C3]&amp;&quot;_&quot;&amp;[.D3]&amp;&quot;,&quot;" office:value-type="string" office:string-value="BACKGRND_LBX," calcext:value-type="string">
            <text:p>BACKGRND_LBX,</text:p>
          </table:table-cell>
          <table:table-cell table:formula="of:=[.K3]&amp;&quot; &quot;&amp;&quot;(strcmp(&quot;&amp;[.$L$2]&amp;&quot;, &quot;&amp;&quot;&quot;&quot;&quot;&amp;[.B3]&amp;&quot;&quot;&quot;&quot;&amp;&quot;) == 0) { }&quot;" office:value-type="string" office:string-value="else if (strcmp(LbxFileName, &quot;BACKGRND.LBX&quot;) == 0) { }" calcext:value-type="string">
            <text:p>else if (strcmp(LbxFileName, "BACKGRND.LBX") == 0) { }</text:p>
          </table:table-cell>
          <table:table-cell table:formula="of:=IF(ROW([.B3])=2;&quot;if&quot;;IF(ROW([.B3])=[.$N$2];&quot;else&quot;;&quot;else if&quot;))" office:value-type="string" office:string-value="else if" calcext:value-type="string">
            <text:p>else if</text:p>
          </table:table-cell>
          <table:table-cell table:number-columns-repeated="3"/>
          <table:table-cell table:formula="of:=COUNTIF([.B2:.B9999];&quot;&lt;&gt;''&quot;)" office:value-type="float" office:value="9998" calcext:value-type="float">
            <text:p>9998</text:p>
          </table:table-cell>
          <table:table-cell table:formula="of:=[.K3]&amp;&quot; &quot;&amp;&quot;(strcmp(&quot;&amp;[.$L$2]&amp;&quot;, &quot;&amp;&quot;&quot;&quot;&quot;&amp;[.B3]&amp;&quot;&quot;&quot;&quot;&amp;&quot;) == 0) { palette_number = &quot;&amp;[.A3]&amp;&quot;; }&quot;" office:value-type="string" office:string-value="else if (strcmp(LbxFileName, &quot;BACKGRND.LBX&quot;) == 0) { palette_number = 0; }" calcext:value-type="string">
            <text:p>else if (strcmp(LbxFileName, "BACKGRND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OOK.LBX</text:p>
          </table:table-cell>
          <table:table-cell table:formula="of:=LEFT([.B4];SEARCH(&quot;.&quot;;[.B4];1)-1)" office:value-type="string" office:string-value="BOOK" calcext:value-type="string">
            <text:p>BOOK</text:p>
          </table:table-cell>
          <table:table-cell table:formula="of:=RIGHT([.B4];LEN([.B4])-SEARCH(&quot;.&quot;;[.B4];1))" office:value-type="string" office:string-value="LBX" calcext:value-type="string">
            <text:p>LBX</text:p>
          </table:table-cell>
          <table:table-cell office:value-type="float" office:value="3" calcext:value-type="float">
            <text:p>3</text:p>
          </table:table-cell>
          <table:table-cell table:formula="of:=RIGHT(&quot;000&quot;&amp;[.E4];3)" office:value-type="string" office:string-value="003" calcext:value-type="string">
            <text:p>003</text:p>
          </table:table-cell>
          <table:table-cell table:formula="of:=&quot;&quot;&quot;&quot;&amp;[.B4]&amp;&quot;&quot;&quot;&quot;" office:value-type="string" office:string-value="&quot;BOOK.LBX&quot;" calcext:value-type="string">
            <text:p>"BOOK.LBX"</text:p>
          </table:table-cell>
          <table:table-cell table:formula="of:=&quot;&quot;&quot;&quot;&amp;[.B4]&amp;&quot;&quot;&quot;&quot;&amp;&quot;,&quot;" office:value-type="string" office:string-value="&quot;BOOK.LBX&quot;," calcext:value-type="string">
            <text:p>"BOOK.LBX",</text:p>
          </table:table-cell>
          <table:table-cell table:formula="of:=[.C4]&amp;&quot;_&quot;&amp;[.D4]&amp;&quot;,&quot;" office:value-type="string" office:string-value="BOOK_LBX," calcext:value-type="string">
            <text:p>BOOK_LBX,</text:p>
          </table:table-cell>
          <table:table-cell table:formula="of:=[.K4]&amp;&quot; &quot;&amp;&quot;(strcmp(&quot;&amp;[.$L$2]&amp;&quot;, &quot;&amp;&quot;&quot;&quot;&quot;&amp;[.B4]&amp;&quot;&quot;&quot;&quot;&amp;&quot;) == 0) { }&quot;" office:value-type="string" office:string-value="else if (strcmp(LbxFileName, &quot;BOOK.LBX&quot;) == 0) { }" calcext:value-type="string">
            <text:p>else if (strcmp(LbxFileName, "BOOK.LBX") == 0) { }</text:p>
          </table:table-cell>
          <table:table-cell table:formula="of:=IF(ROW([.B4])=2;&quot;if&quot;;IF(ROW([.B4])=[.$N$2];&quot;else&quot;;&quot;else if&quot;))" office:value-type="string" office:string-value="else if" calcext:value-type="string">
            <text:p>else if</text:p>
          </table:table-cell>
          <table:table-cell table:number-columns-repeated="3"/>
          <table:table-cell table:formula="of:=SUMPRODUCT(MAX(ROW([.B$1:.B$1048576])*([.B$1:.B$1048576]&lt;&gt;&quot;&quot;)))" office:value-type="float" office:value="102" calcext:value-type="float">
            <text:p>102</text:p>
          </table:table-cell>
          <table:table-cell table:formula="of:=[.K4]&amp;&quot; &quot;&amp;&quot;(strcmp(&quot;&amp;[.$L$2]&amp;&quot;, &quot;&amp;&quot;&quot;&quot;&quot;&amp;[.B4]&amp;&quot;&quot;&quot;&quot;&amp;&quot;) == 0) { palette_number = &quot;&amp;[.A4]&amp;&quot;; }&quot;" office:value-type="string" office:string-value="else if (strcmp(LbxFileName, &quot;BOOK.LBX&quot;) == 0) { palette_number = 0; }" calcext:value-type="string">
            <text:p>else if (strcmp(LbxFileName, "BOOK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DAT.LBX</text:p>
          </table:table-cell>
          <table:table-cell table:formula="of:=LEFT([.B5];SEARCH(&quot;.&quot;;[.B5];1)-1)" office:value-type="string" office:string-value="BUILDDAT" calcext:value-type="string">
            <text:p>BUILDDAT</text:p>
          </table:table-cell>
          <table:table-cell table:formula="of:=RIGHT([.B5];LEN([.B5])-SEARCH(&quot;.&quot;;[.B5];1))" office:value-type="string" office:string-value="LBX" calcext:value-type="string">
            <text:p>LBX</text:p>
          </table:table-cell>
          <table:table-cell office:value-type="float" office:value="4" calcext:value-type="float">
            <text:p>4</text:p>
          </table:table-cell>
          <table:table-cell table:formula="of:=RIGHT(&quot;000&quot;&amp;[.E5];3)" office:value-type="string" office:string-value="004" calcext:value-type="string">
            <text:p>004</text:p>
          </table:table-cell>
          <table:table-cell table:formula="of:=&quot;&quot;&quot;&quot;&amp;[.B5]&amp;&quot;&quot;&quot;&quot;" office:value-type="string" office:string-value="&quot;BUILDDAT.LBX&quot;" calcext:value-type="string">
            <text:p>"BUILDDAT.LBX"</text:p>
          </table:table-cell>
          <table:table-cell table:formula="of:=&quot;&quot;&quot;&quot;&amp;[.B5]&amp;&quot;&quot;&quot;&quot;&amp;&quot;,&quot;" office:value-type="string" office:string-value="&quot;BUILDDAT.LBX&quot;," calcext:value-type="string">
            <text:p>"BUILDDAT.LBX",</text:p>
          </table:table-cell>
          <table:table-cell table:formula="of:=[.C5]&amp;&quot;_&quot;&amp;[.D5]&amp;&quot;,&quot;" office:value-type="string" office:string-value="BUILDDAT_LBX," calcext:value-type="string">
            <text:p>BUILDDAT_LBX,</text:p>
          </table:table-cell>
          <table:table-cell table:formula="of:=[.K5]&amp;&quot; &quot;&amp;&quot;(strcmp(&quot;&amp;[.$L$2]&amp;&quot;, &quot;&amp;&quot;&quot;&quot;&quot;&amp;[.B5]&amp;&quot;&quot;&quot;&quot;&amp;&quot;) == 0) { }&quot;" office:value-type="string" office:string-value="else if (strcmp(LbxFileName, &quot;BUILDDAT.LBX&quot;) == 0) { }" calcext:value-type="string">
            <text:p>else if (strcmp(LbxFileName, "BUILDDAT.LBX") == 0) { }</text:p>
          </table:table-cell>
          <table:table-cell table:formula="of:=IF(ROW([.B5])=2;&quot;if&quot;;IF(ROW([.B5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5]&amp;&quot; &quot;&amp;&quot;(strcmp(&quot;&amp;[.$L$2]&amp;&quot;, &quot;&amp;&quot;&quot;&quot;&quot;&amp;[.B5]&amp;&quot;&quot;&quot;&quot;&amp;&quot;) == 0) { palette_number = &quot;&amp;[.A5]&amp;&quot;; }&quot;" office:value-type="string" office:string-value="else if (strcmp(LbxFileName, &quot;BUILDDAT.LBX&quot;) == 0) { palette_number = 0; }" calcext:value-type="string">
            <text:p>else if (strcmp(LbxFileName, "BUILDDAT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ESC.LBX</text:p>
          </table:table-cell>
          <table:table-cell table:formula="of:=LEFT([.B6];SEARCH(&quot;.&quot;;[.B6];1)-1)" office:value-type="string" office:string-value="BUILDESC" calcext:value-type="string">
            <text:p>BUILDESC</text:p>
          </table:table-cell>
          <table:table-cell table:formula="of:=RIGHT([.B6];LEN([.B6])-SEARCH(&quot;.&quot;;[.B6];1))" office:value-type="string" office:string-value="LBX" calcext:value-type="string">
            <text:p>LBX</text:p>
          </table:table-cell>
          <table:table-cell office:value-type="float" office:value="5" calcext:value-type="float">
            <text:p>5</text:p>
          </table:table-cell>
          <table:table-cell table:formula="of:=RIGHT(&quot;000&quot;&amp;[.E6];3)" office:value-type="string" office:string-value="005" calcext:value-type="string">
            <text:p>005</text:p>
          </table:table-cell>
          <table:table-cell table:formula="of:=&quot;&quot;&quot;&quot;&amp;[.B6]&amp;&quot;&quot;&quot;&quot;" office:value-type="string" office:string-value="&quot;BUILDESC.LBX&quot;" calcext:value-type="string">
            <text:p>"BUILDESC.LBX"</text:p>
          </table:table-cell>
          <table:table-cell table:formula="of:=&quot;&quot;&quot;&quot;&amp;[.B6]&amp;&quot;&quot;&quot;&quot;&amp;&quot;,&quot;" office:value-type="string" office:string-value="&quot;BUILDESC.LBX&quot;," calcext:value-type="string">
            <text:p>"BUILDESC.LBX",</text:p>
          </table:table-cell>
          <table:table-cell table:formula="of:=[.C6]&amp;&quot;_&quot;&amp;[.D6]&amp;&quot;,&quot;" office:value-type="string" office:string-value="BUILDESC_LBX," calcext:value-type="string">
            <text:p>BUILDESC_LBX,</text:p>
          </table:table-cell>
          <table:table-cell table:formula="of:=[.K6]&amp;&quot; &quot;&amp;&quot;(strcmp(&quot;&amp;[.$L$2]&amp;&quot;, &quot;&amp;&quot;&quot;&quot;&quot;&amp;[.B6]&amp;&quot;&quot;&quot;&quot;&amp;&quot;) == 0) { }&quot;" office:value-type="string" office:string-value="else if (strcmp(LbxFileName, &quot;BUILDESC.LBX&quot;) == 0) { }" calcext:value-type="string">
            <text:p>else if (strcmp(LbxFileName, "BUILDESC.LBX") == 0) { }</text:p>
          </table:table-cell>
          <table:table-cell table:formula="of:=IF(ROW([.B6])=2;&quot;if&quot;;IF(ROW([.B6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6]&amp;&quot; &quot;&amp;&quot;(strcmp(&quot;&amp;[.$L$2]&amp;&quot;, &quot;&amp;&quot;&quot;&quot;&quot;&amp;[.B6]&amp;&quot;&quot;&quot;&quot;&amp;&quot;) == 0) { palette_number = &quot;&amp;[.A6]&amp;&quot;; }&quot;" office:value-type="string" office:string-value="else if (strcmp(LbxFileName, &quot;BUILDESC.LBX&quot;) == 0) { palette_number = 0; }" calcext:value-type="string">
            <text:p>else if (strcmp(LbxFileName, "BUILDESC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RIVER.LBX</text:p>
          </table:table-cell>
          <table:table-cell table:formula="of:=LEFT([.B7];SEARCH(&quot;.&quot;;[.B7];1)-1)" office:value-type="string" office:string-value="CHRIVER" calcext:value-type="string">
            <text:p>CHRIVER</text:p>
          </table:table-cell>
          <table:table-cell table:formula="of:=RIGHT([.B7];LEN([.B7])-SEARCH(&quot;.&quot;;[.B7];1))" office:value-type="string" office:string-value="LBX" calcext:value-type="string">
            <text:p>LBX</text:p>
          </table:table-cell>
          <table:table-cell office:value-type="float" office:value="6" calcext:value-type="float">
            <text:p>6</text:p>
          </table:table-cell>
          <table:table-cell table:formula="of:=RIGHT(&quot;000&quot;&amp;[.E7];3)" office:value-type="string" office:string-value="006" calcext:value-type="string">
            <text:p>006</text:p>
          </table:table-cell>
          <table:table-cell table:formula="of:=&quot;&quot;&quot;&quot;&amp;[.B7]&amp;&quot;&quot;&quot;&quot;" office:value-type="string" office:string-value="&quot;CHRIVER.LBX&quot;" calcext:value-type="string">
            <text:p>"CHRIVER.LBX"</text:p>
          </table:table-cell>
          <table:table-cell table:formula="of:=&quot;&quot;&quot;&quot;&amp;[.B7]&amp;&quot;&quot;&quot;&quot;&amp;&quot;,&quot;" office:value-type="string" office:string-value="&quot;CHRIVER.LBX&quot;," calcext:value-type="string">
            <text:p>"CHRIVER.LBX",</text:p>
          </table:table-cell>
          <table:table-cell table:formula="of:=[.C7]&amp;&quot;_&quot;&amp;[.D7]&amp;&quot;,&quot;" office:value-type="string" office:string-value="CHRIVER_LBX," calcext:value-type="string">
            <text:p>CHRIVER_LBX,</text:p>
          </table:table-cell>
          <table:table-cell table:formula="of:=[.K7]&amp;&quot; &quot;&amp;&quot;(strcmp(&quot;&amp;[.$L$2]&amp;&quot;, &quot;&amp;&quot;&quot;&quot;&quot;&amp;[.B7]&amp;&quot;&quot;&quot;&quot;&amp;&quot;) == 0) { }&quot;" office:value-type="string" office:string-value="else if (strcmp(LbxFileName, &quot;CHRIVER.LBX&quot;) == 0) { }" calcext:value-type="string">
            <text:p>else if (strcmp(LbxFileName, "CHRIVER.LBX") == 0) { }</text:p>
          </table:table-cell>
          <table:table-cell table:formula="of:=IF(ROW([.B7])=2;&quot;if&quot;;IF(ROW([.B7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7]&amp;&quot; &quot;&amp;&quot;(strcmp(&quot;&amp;[.$L$2]&amp;&quot;, &quot;&amp;&quot;&quot;&quot;&quot;&amp;[.B7]&amp;&quot;&quot;&quot;&quot;&amp;&quot;) == 0) { palette_number = &quot;&amp;[.A7]&amp;&quot;; }&quot;" office:value-type="string" office:string-value="else if (strcmp(LbxFileName, &quot;CHRIVER.LBX&quot;) == 0) { palette_number = 0; }" calcext:value-type="string">
            <text:p>else if (strcmp(LbxFileName, "CHRIVER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ITYNAME.LBX</text:p>
          </table:table-cell>
          <table:table-cell table:formula="of:=LEFT([.B8];SEARCH(&quot;.&quot;;[.B8];1)-1)" office:value-type="string" office:string-value="CITYNAME" calcext:value-type="string">
            <text:p>CITYNAME</text:p>
          </table:table-cell>
          <table:table-cell table:formula="of:=RIGHT([.B8];LEN([.B8])-SEARCH(&quot;.&quot;;[.B8];1))" office:value-type="string" office:string-value="LBX" calcext:value-type="string">
            <text:p>LBX</text:p>
          </table:table-cell>
          <table:table-cell office:value-type="float" office:value="7" calcext:value-type="float">
            <text:p>7</text:p>
          </table:table-cell>
          <table:table-cell table:formula="of:=RIGHT(&quot;000&quot;&amp;[.E8];3)" office:value-type="string" office:string-value="007" calcext:value-type="string">
            <text:p>007</text:p>
          </table:table-cell>
          <table:table-cell table:formula="of:=&quot;&quot;&quot;&quot;&amp;[.B8]&amp;&quot;&quot;&quot;&quot;" office:value-type="string" office:string-value="&quot;CITYNAME.LBX&quot;" calcext:value-type="string">
            <text:p>"CITYNAME.LBX"</text:p>
          </table:table-cell>
          <table:table-cell table:formula="of:=&quot;&quot;&quot;&quot;&amp;[.B8]&amp;&quot;&quot;&quot;&quot;&amp;&quot;,&quot;" office:value-type="string" office:string-value="&quot;CITYNAME.LBX&quot;," calcext:value-type="string">
            <text:p>"CITYNAME.LBX",</text:p>
          </table:table-cell>
          <table:table-cell table:formula="of:=[.C8]&amp;&quot;_&quot;&amp;[.D8]&amp;&quot;,&quot;" office:value-type="string" office:string-value="CITYNAME_LBX," calcext:value-type="string">
            <text:p>CITYNAME_LBX,</text:p>
          </table:table-cell>
          <table:table-cell table:formula="of:=[.K8]&amp;&quot; &quot;&amp;&quot;(strcmp(&quot;&amp;[.$L$2]&amp;&quot;, &quot;&amp;&quot;&quot;&quot;&quot;&amp;[.B8]&amp;&quot;&quot;&quot;&quot;&amp;&quot;) == 0) { }&quot;" office:value-type="string" office:string-value="else if (strcmp(LbxFileName, &quot;CITYNAME.LBX&quot;) == 0) { }" calcext:value-type="string">
            <text:p>else if (strcmp(LbxFileName, "CITYNAME.LBX") == 0) { }</text:p>
          </table:table-cell>
          <table:table-cell table:formula="of:=IF(ROW([.B8])=2;&quot;if&quot;;IF(ROW([.B8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8]&amp;&quot; &quot;&amp;&quot;(strcmp(&quot;&amp;[.$L$2]&amp;&quot;, &quot;&amp;&quot;&quot;&quot;&quot;&amp;[.B8]&amp;&quot;&quot;&quot;&quot;&amp;&quot;) == 0) { palette_number = &quot;&amp;[.A8]&amp;&quot;; }&quot;" office:value-type="string" office:string-value="else if (strcmp(LbxFileName, &quot;CITYNAME.LBX&quot;) == 0) { palette_number = 0; }" calcext:value-type="string">
            <text:p>else if (strcmp(LbxFileName, "CITYNAME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ITYSCAP.LBX</text:p>
          </table:table-cell>
          <table:table-cell table:formula="of:=LEFT([.B9];SEARCH(&quot;.&quot;;[.B9];1)-1)" office:value-type="string" office:string-value="CITYSCAP" calcext:value-type="string">
            <text:p>CITYSCAP</text:p>
          </table:table-cell>
          <table:table-cell table:formula="of:=RIGHT([.B9];LEN([.B9])-SEARCH(&quot;.&quot;;[.B9];1))" office:value-type="string" office:string-value="LBX" calcext:value-type="string">
            <text:p>LBX</text:p>
          </table:table-cell>
          <table:table-cell office:value-type="float" office:value="8" calcext:value-type="float">
            <text:p>8</text:p>
          </table:table-cell>
          <table:table-cell table:formula="of:=RIGHT(&quot;000&quot;&amp;[.E9];3)" office:value-type="string" office:string-value="008" calcext:value-type="string">
            <text:p>008</text:p>
          </table:table-cell>
          <table:table-cell table:formula="of:=&quot;&quot;&quot;&quot;&amp;[.B9]&amp;&quot;&quot;&quot;&quot;" office:value-type="string" office:string-value="&quot;CITYSCAP.LBX&quot;" calcext:value-type="string">
            <text:p>"CITYSCAP.LBX"</text:p>
          </table:table-cell>
          <table:table-cell table:formula="of:=&quot;&quot;&quot;&quot;&amp;[.B9]&amp;&quot;&quot;&quot;&quot;&amp;&quot;,&quot;" office:value-type="string" office:string-value="&quot;CITYSCAP.LBX&quot;," calcext:value-type="string">
            <text:p>"CITYSCAP.LBX",</text:p>
          </table:table-cell>
          <table:table-cell table:formula="of:=[.C9]&amp;&quot;_&quot;&amp;[.D9]&amp;&quot;,&quot;" office:value-type="string" office:string-value="CITYSCAP_LBX," calcext:value-type="string">
            <text:p>CITYSCAP_LBX,</text:p>
          </table:table-cell>
          <table:table-cell table:formula="of:=[.K9]&amp;&quot; &quot;&amp;&quot;(strcmp(&quot;&amp;[.$L$2]&amp;&quot;, &quot;&amp;&quot;&quot;&quot;&quot;&amp;[.B9]&amp;&quot;&quot;&quot;&quot;&amp;&quot;) == 0) { }&quot;" office:value-type="string" office:string-value="else if (strcmp(LbxFileName, &quot;CITYSCAP.LBX&quot;) == 0) { }" calcext:value-type="string">
            <text:p>else if (strcmp(LbxFileName, "CITYSCAP.LBX") == 0) { }</text:p>
          </table:table-cell>
          <table:table-cell table:formula="of:=IF(ROW([.B9])=2;&quot;if&quot;;IF(ROW([.B9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9]&amp;&quot; &quot;&amp;&quot;(strcmp(&quot;&amp;[.$L$2]&amp;&quot;, &quot;&amp;&quot;&quot;&quot;&quot;&amp;[.B9]&amp;&quot;&quot;&quot;&quot;&amp;&quot;) == 0) { palette_number = &quot;&amp;[.A9]&amp;&quot;; }&quot;" office:value-type="string" office:string-value="else if (strcmp(LbxFileName, &quot;CITYSCAP.LBX&quot;) == 0) { palette_number = 0; }" calcext:value-type="string">
            <text:p>else if (strcmp(LbxFileName, "CITYSCAP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ITYWALL.LBX</text:p>
          </table:table-cell>
          <table:table-cell table:formula="of:=LEFT([.B10];SEARCH(&quot;.&quot;;[.B10];1)-1)" office:value-type="string" office:string-value="CITYWALL" calcext:value-type="string">
            <text:p>CITYWALL</text:p>
          </table:table-cell>
          <table:table-cell table:formula="of:=RIGHT([.B10];LEN([.B10])-SEARCH(&quot;.&quot;;[.B10];1))" office:value-type="string" office:string-value="LBX" calcext:value-type="string">
            <text:p>LBX</text:p>
          </table:table-cell>
          <table:table-cell office:value-type="float" office:value="9" calcext:value-type="float">
            <text:p>9</text:p>
          </table:table-cell>
          <table:table-cell table:formula="of:=RIGHT(&quot;000&quot;&amp;[.E10];3)" office:value-type="string" office:string-value="009" calcext:value-type="string">
            <text:p>009</text:p>
          </table:table-cell>
          <table:table-cell table:formula="of:=&quot;&quot;&quot;&quot;&amp;[.B10]&amp;&quot;&quot;&quot;&quot;" office:value-type="string" office:string-value="&quot;CITYWALL.LBX&quot;" calcext:value-type="string">
            <text:p>"CITYWALL.LBX"</text:p>
          </table:table-cell>
          <table:table-cell table:formula="of:=&quot;&quot;&quot;&quot;&amp;[.B10]&amp;&quot;&quot;&quot;&quot;&amp;&quot;,&quot;" office:value-type="string" office:string-value="&quot;CITYWALL.LBX&quot;," calcext:value-type="string">
            <text:p>"CITYWALL.LBX",</text:p>
          </table:table-cell>
          <table:table-cell table:formula="of:=[.C10]&amp;&quot;_&quot;&amp;[.D10]&amp;&quot;,&quot;" office:value-type="string" office:string-value="CITYWALL_LBX," calcext:value-type="string">
            <text:p>CITYWALL_LBX,</text:p>
          </table:table-cell>
          <table:table-cell table:formula="of:=[.K10]&amp;&quot; &quot;&amp;&quot;(strcmp(&quot;&amp;[.$L$2]&amp;&quot;, &quot;&amp;&quot;&quot;&quot;&quot;&amp;[.B10]&amp;&quot;&quot;&quot;&quot;&amp;&quot;) == 0) { }&quot;" office:value-type="string" office:string-value="else if (strcmp(LbxFileName, &quot;CITYWALL.LBX&quot;) == 0) { }" calcext:value-type="string">
            <text:p>else if (strcmp(LbxFileName, "CITYWALL.LBX") == 0) { }</text:p>
          </table:table-cell>
          <table:table-cell table:formula="of:=IF(ROW([.B10])=2;&quot;if&quot;;IF(ROW([.B10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10]&amp;&quot; &quot;&amp;&quot;(strcmp(&quot;&amp;[.$L$2]&amp;&quot;, &quot;&amp;&quot;&quot;&quot;&quot;&amp;[.B10]&amp;&quot;&quot;&quot;&quot;&amp;&quot;) == 0) { palette_number = &quot;&amp;[.A10]&amp;&quot;; }&quot;" office:value-type="string" office:string-value="else if (strcmp(LbxFileName, &quot;CITYWALL.LBX&quot;) == 0) { palette_number = 0; }" calcext:value-type="string">
            <text:p>else if (strcmp(LbxFileName, "CITYWALL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MBDESRC.LBX</text:p>
          </table:table-cell>
          <table:table-cell table:formula="of:=LEFT([.B11];SEARCH(&quot;.&quot;;[.B11];1)-1)" office:value-type="string" office:string-value="CMBDESRC" calcext:value-type="string">
            <text:p>CMBDESRC</text:p>
          </table:table-cell>
          <table:table-cell table:formula="of:=RIGHT([.B11];LEN([.B11])-SEARCH(&quot;.&quot;;[.B11];1))" office:value-type="string" office:string-value="LBX" calcext:value-type="string">
            <text:p>LBX</text:p>
          </table:table-cell>
          <table:table-cell office:value-type="float" office:value="10" calcext:value-type="float">
            <text:p>10</text:p>
          </table:table-cell>
          <table:table-cell table:formula="of:=RIGHT(&quot;000&quot;&amp;[.E11];3)" office:value-type="string" office:string-value="010" calcext:value-type="string">
            <text:p>010</text:p>
          </table:table-cell>
          <table:table-cell table:formula="of:=&quot;&quot;&quot;&quot;&amp;[.B11]&amp;&quot;&quot;&quot;&quot;" office:value-type="string" office:string-value="&quot;CMBDESRC.LBX&quot;" calcext:value-type="string">
            <text:p>"CMBDESRC.LBX"</text:p>
          </table:table-cell>
          <table:table-cell table:formula="of:=&quot;&quot;&quot;&quot;&amp;[.B11]&amp;&quot;&quot;&quot;&quot;&amp;&quot;,&quot;" office:value-type="string" office:string-value="&quot;CMBDESRC.LBX&quot;," calcext:value-type="string">
            <text:p>"CMBDESRC.LBX",</text:p>
          </table:table-cell>
          <table:table-cell table:formula="of:=[.C11]&amp;&quot;_&quot;&amp;[.D11]&amp;&quot;,&quot;" office:value-type="string" office:string-value="CMBDESRC_LBX," calcext:value-type="string">
            <text:p>CMBDESRC_LBX,</text:p>
          </table:table-cell>
          <table:table-cell table:formula="of:=[.K11]&amp;&quot; &quot;&amp;&quot;(strcmp(&quot;&amp;[.$L$2]&amp;&quot;, &quot;&amp;&quot;&quot;&quot;&quot;&amp;[.B11]&amp;&quot;&quot;&quot;&quot;&amp;&quot;) == 0) { }&quot;" office:value-type="string" office:string-value="else if (strcmp(LbxFileName, &quot;CMBDESRC.LBX&quot;) == 0) { }" calcext:value-type="string">
            <text:p>else if (strcmp(LbxFileName, "CMBDESRC.LBX") == 0) { }</text:p>
          </table:table-cell>
          <table:table-cell table:formula="of:=IF(ROW([.B11])=2;&quot;if&quot;;IF(ROW([.B11])=[.$N$2];&quot;else&quot;;&quot;else if&quot;))" office:value-type="string" office:string-value="else if" calcext:value-type="string">
            <text:p>else if</text:p>
          </table:table-cell>
          <table:table-cell table:number-columns-repeated="3"/>
          <table:table-cell table:style-name="ce11"/>
          <table:table-cell table:formula="of:=[.K11]&amp;&quot; &quot;&amp;&quot;(strcmp(&quot;&amp;[.$L$2]&amp;&quot;, &quot;&amp;&quot;&quot;&quot;&quot;&amp;[.B11]&amp;&quot;&quot;&quot;&quot;&amp;&quot;) == 0) { palette_number = &quot;&amp;[.A11]&amp;&quot;; }&quot;" office:value-type="string" office:string-value="else if (strcmp(LbxFileName, &quot;CMBDESRC.LBX&quot;) == 0) { palette_number = 0; }" calcext:value-type="string">
            <text:p>else if (strcmp(LbxFileName, "CMBDESRC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MBDESRT.LBX</text:p>
          </table:table-cell>
          <table:table-cell table:formula="of:=LEFT([.B12];SEARCH(&quot;.&quot;;[.B12];1)-1)" office:value-type="string" office:string-value="CMBDESRT" calcext:value-type="string">
            <text:p>CMBDESRT</text:p>
          </table:table-cell>
          <table:table-cell table:formula="of:=RIGHT([.B12];LEN([.B12])-SEARCH(&quot;.&quot;;[.B12];1))" office:value-type="string" office:string-value="LBX" calcext:value-type="string">
            <text:p>LBX</text:p>
          </table:table-cell>
          <table:table-cell office:value-type="float" office:value="11" calcext:value-type="float">
            <text:p>11</text:p>
          </table:table-cell>
          <table:table-cell table:formula="of:=RIGHT(&quot;000&quot;&amp;[.E12];3)" office:value-type="string" office:string-value="011" calcext:value-type="string">
            <text:p>011</text:p>
          </table:table-cell>
          <table:table-cell table:formula="of:=&quot;&quot;&quot;&quot;&amp;[.B12]&amp;&quot;&quot;&quot;&quot;" office:value-type="string" office:string-value="&quot;CMBDESRT.LBX&quot;" calcext:value-type="string">
            <text:p>"CMBDESRT.LBX"</text:p>
          </table:table-cell>
          <table:table-cell table:formula="of:=&quot;&quot;&quot;&quot;&amp;[.B12]&amp;&quot;&quot;&quot;&quot;&amp;&quot;,&quot;" office:value-type="string" office:string-value="&quot;CMBDESRT.LBX&quot;," calcext:value-type="string">
            <text:p>"CMBDESRT.LBX",</text:p>
          </table:table-cell>
          <table:table-cell table:formula="of:=[.C12]&amp;&quot;_&quot;&amp;[.D12]&amp;&quot;,&quot;" office:value-type="string" office:string-value="CMBDESRT_LBX," calcext:value-type="string">
            <text:p>CMBDESRT_LBX,</text:p>
          </table:table-cell>
          <table:table-cell table:formula="of:=[.K12]&amp;&quot; &quot;&amp;&quot;(strcmp(&quot;&amp;[.$L$2]&amp;&quot;, &quot;&amp;&quot;&quot;&quot;&quot;&amp;[.B12]&amp;&quot;&quot;&quot;&quot;&amp;&quot;) == 0) { }&quot;" office:value-type="string" office:string-value="else if (strcmp(LbxFileName, &quot;CMBDESRT.LBX&quot;) == 0) { }" calcext:value-type="string">
            <text:p>else if (strcmp(LbxFileName, "CMBDESRT.LBX") == 0) { }</text:p>
          </table:table-cell>
          <table:table-cell table:formula="of:=IF(ROW([.B12])=2;&quot;if&quot;;IF(ROW([.B12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12]&amp;&quot; &quot;&amp;&quot;(strcmp(&quot;&amp;[.$L$2]&amp;&quot;, &quot;&amp;&quot;&quot;&quot;&quot;&amp;[.B12]&amp;&quot;&quot;&quot;&quot;&amp;&quot;) == 0) { palette_number = &quot;&amp;[.A12]&amp;&quot;; }&quot;" office:value-type="string" office:string-value="else if (strcmp(LbxFileName, &quot;CMBDESRT.LBX&quot;) == 0) { palette_number = 0; }" calcext:value-type="string">
            <text:p>else if (strcmp(LbxFileName, "CMBDESRT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MBGRASC.LBX</text:p>
          </table:table-cell>
          <table:table-cell table:formula="of:=LEFT([.B13];SEARCH(&quot;.&quot;;[.B13];1)-1)" office:value-type="string" office:string-value="CMBGRASC" calcext:value-type="string">
            <text:p>CMBGRASC</text:p>
          </table:table-cell>
          <table:table-cell table:formula="of:=RIGHT([.B13];LEN([.B13])-SEARCH(&quot;.&quot;;[.B13];1))" office:value-type="string" office:string-value="LBX" calcext:value-type="string">
            <text:p>LBX</text:p>
          </table:table-cell>
          <table:table-cell office:value-type="float" office:value="12" calcext:value-type="float">
            <text:p>12</text:p>
          </table:table-cell>
          <table:table-cell table:formula="of:=RIGHT(&quot;000&quot;&amp;[.E13];3)" office:value-type="string" office:string-value="012" calcext:value-type="string">
            <text:p>012</text:p>
          </table:table-cell>
          <table:table-cell table:formula="of:=&quot;&quot;&quot;&quot;&amp;[.B13]&amp;&quot;&quot;&quot;&quot;" office:value-type="string" office:string-value="&quot;CMBGRASC.LBX&quot;" calcext:value-type="string">
            <text:p>"CMBGRASC.LBX"</text:p>
          </table:table-cell>
          <table:table-cell table:formula="of:=&quot;&quot;&quot;&quot;&amp;[.B13]&amp;&quot;&quot;&quot;&quot;&amp;&quot;,&quot;" office:value-type="string" office:string-value="&quot;CMBGRASC.LBX&quot;," calcext:value-type="string">
            <text:p>"CMBGRASC.LBX",</text:p>
          </table:table-cell>
          <table:table-cell table:formula="of:=[.C13]&amp;&quot;_&quot;&amp;[.D13]&amp;&quot;,&quot;" office:value-type="string" office:string-value="CMBGRASC_LBX," calcext:value-type="string">
            <text:p>CMBGRASC_LBX,</text:p>
          </table:table-cell>
          <table:table-cell table:formula="of:=[.K13]&amp;&quot; &quot;&amp;&quot;(strcmp(&quot;&amp;[.$L$2]&amp;&quot;, &quot;&amp;&quot;&quot;&quot;&quot;&amp;[.B13]&amp;&quot;&quot;&quot;&quot;&amp;&quot;) == 0) { }&quot;" office:value-type="string" office:string-value="else if (strcmp(LbxFileName, &quot;CMBGRASC.LBX&quot;) == 0) { }" calcext:value-type="string">
            <text:p>else if (strcmp(LbxFileName, "CMBGRASC.LBX") == 0) { }</text:p>
          </table:table-cell>
          <table:table-cell table:formula="of:=IF(ROW([.B13])=2;&quot;if&quot;;IF(ROW([.B13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13]&amp;&quot; &quot;&amp;&quot;(strcmp(&quot;&amp;[.$L$2]&amp;&quot;, &quot;&amp;&quot;&quot;&quot;&quot;&amp;[.B13]&amp;&quot;&quot;&quot;&quot;&amp;&quot;) == 0) { palette_number = &quot;&amp;[.A13]&amp;&quot;; }&quot;" office:value-type="string" office:string-value="else if (strcmp(LbxFileName, &quot;CMBGRASC.LBX&quot;) == 0) { palette_number = 0; }" calcext:value-type="string">
            <text:p>else if (strcmp(LbxFileName, "CMBGRASC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MBGRASS.LBX</text:p>
          </table:table-cell>
          <table:table-cell table:formula="of:=LEFT([.B14];SEARCH(&quot;.&quot;;[.B14];1)-1)" office:value-type="string" office:string-value="CMBGRASS" calcext:value-type="string">
            <text:p>CMBGRASS</text:p>
          </table:table-cell>
          <table:table-cell table:formula="of:=RIGHT([.B14];LEN([.B14])-SEARCH(&quot;.&quot;;[.B14];1))" office:value-type="string" office:string-value="LBX" calcext:value-type="string">
            <text:p>LBX</text:p>
          </table:table-cell>
          <table:table-cell office:value-type="float" office:value="13" calcext:value-type="float">
            <text:p>13</text:p>
          </table:table-cell>
          <table:table-cell table:formula="of:=RIGHT(&quot;000&quot;&amp;[.E14];3)" office:value-type="string" office:string-value="013" calcext:value-type="string">
            <text:p>013</text:p>
          </table:table-cell>
          <table:table-cell table:formula="of:=&quot;&quot;&quot;&quot;&amp;[.B14]&amp;&quot;&quot;&quot;&quot;" office:value-type="string" office:string-value="&quot;CMBGRASS.LBX&quot;" calcext:value-type="string">
            <text:p>"CMBGRASS.LBX"</text:p>
          </table:table-cell>
          <table:table-cell table:formula="of:=&quot;&quot;&quot;&quot;&amp;[.B14]&amp;&quot;&quot;&quot;&quot;&amp;&quot;,&quot;" office:value-type="string" office:string-value="&quot;CMBGRASS.LBX&quot;," calcext:value-type="string">
            <text:p>"CMBGRASS.LBX",</text:p>
          </table:table-cell>
          <table:table-cell table:formula="of:=[.C14]&amp;&quot;_&quot;&amp;[.D14]&amp;&quot;,&quot;" office:value-type="string" office:string-value="CMBGRASS_LBX," calcext:value-type="string">
            <text:p>CMBGRASS_LBX,</text:p>
          </table:table-cell>
          <table:table-cell table:formula="of:=[.K14]&amp;&quot; &quot;&amp;&quot;(strcmp(&quot;&amp;[.$L$2]&amp;&quot;, &quot;&amp;&quot;&quot;&quot;&quot;&amp;[.B14]&amp;&quot;&quot;&quot;&quot;&amp;&quot;) == 0) { }&quot;" office:value-type="string" office:string-value="else if (strcmp(LbxFileName, &quot;CMBGRASS.LBX&quot;) == 0) { }" calcext:value-type="string">
            <text:p>else if (strcmp(LbxFileName, "CMBGRASS.LBX") == 0) { }</text:p>
          </table:table-cell>
          <table:table-cell table:formula="of:=IF(ROW([.B14])=2;&quot;if&quot;;IF(ROW([.B14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14]&amp;&quot; &quot;&amp;&quot;(strcmp(&quot;&amp;[.$L$2]&amp;&quot;, &quot;&amp;&quot;&quot;&quot;&quot;&amp;[.B14]&amp;&quot;&quot;&quot;&quot;&amp;&quot;) == 0) { palette_number = &quot;&amp;[.A14]&amp;&quot;; }&quot;" office:value-type="string" office:string-value="else if (strcmp(LbxFileName, &quot;CMBGRASS.LBX&quot;) == 0) { palette_number = 0; }" calcext:value-type="string">
            <text:p>else if (strcmp(LbxFileName, "CMBGRASS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MBMAGIC.LBX</text:p>
          </table:table-cell>
          <table:table-cell table:formula="of:=LEFT([.B15];SEARCH(&quot;.&quot;;[.B15];1)-1)" office:value-type="string" office:string-value="CMBMAGIC" calcext:value-type="string">
            <text:p>CMBMAGIC</text:p>
          </table:table-cell>
          <table:table-cell table:formula="of:=RIGHT([.B15];LEN([.B15])-SEARCH(&quot;.&quot;;[.B15];1))" office:value-type="string" office:string-value="LBX" calcext:value-type="string">
            <text:p>LBX</text:p>
          </table:table-cell>
          <table:table-cell office:value-type="float" office:value="14" calcext:value-type="float">
            <text:p>14</text:p>
          </table:table-cell>
          <table:table-cell table:formula="of:=RIGHT(&quot;000&quot;&amp;[.E15];3)" office:value-type="string" office:string-value="014" calcext:value-type="string">
            <text:p>014</text:p>
          </table:table-cell>
          <table:table-cell table:formula="of:=&quot;&quot;&quot;&quot;&amp;[.B15]&amp;&quot;&quot;&quot;&quot;" office:value-type="string" office:string-value="&quot;CMBMAGIC.LBX&quot;" calcext:value-type="string">
            <text:p>"CMBMAGIC.LBX"</text:p>
          </table:table-cell>
          <table:table-cell table:formula="of:=&quot;&quot;&quot;&quot;&amp;[.B15]&amp;&quot;&quot;&quot;&quot;&amp;&quot;,&quot;" office:value-type="string" office:string-value="&quot;CMBMAGIC.LBX&quot;," calcext:value-type="string">
            <text:p>"CMBMAGIC.LBX",</text:p>
          </table:table-cell>
          <table:table-cell table:formula="of:=[.C15]&amp;&quot;_&quot;&amp;[.D15]&amp;&quot;,&quot;" office:value-type="string" office:string-value="CMBMAGIC_LBX," calcext:value-type="string">
            <text:p>CMBMAGIC_LBX,</text:p>
          </table:table-cell>
          <table:table-cell table:formula="of:=[.K15]&amp;&quot; &quot;&amp;&quot;(strcmp(&quot;&amp;[.$L$2]&amp;&quot;, &quot;&amp;&quot;&quot;&quot;&quot;&amp;[.B15]&amp;&quot;&quot;&quot;&quot;&amp;&quot;) == 0) { }&quot;" office:value-type="string" office:string-value="else if (strcmp(LbxFileName, &quot;CMBMAGIC.LBX&quot;) == 0) { }" calcext:value-type="string">
            <text:p>else if (strcmp(LbxFileName, "CMBMAGIC.LBX") == 0) { }</text:p>
          </table:table-cell>
          <table:table-cell table:formula="of:=IF(ROW([.B15])=2;&quot;if&quot;;IF(ROW([.B15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15]&amp;&quot; &quot;&amp;&quot;(strcmp(&quot;&amp;[.$L$2]&amp;&quot;, &quot;&amp;&quot;&quot;&quot;&quot;&amp;[.B15]&amp;&quot;&quot;&quot;&quot;&amp;&quot;) == 0) { palette_number = &quot;&amp;[.A15]&amp;&quot;; }&quot;" office:value-type="string" office:string-value="else if (strcmp(LbxFileName, &quot;CMBMAGIC.LBX&quot;) == 0) { palette_number = 0; }" calcext:value-type="string">
            <text:p>else if (strcmp(LbxFileName, "CMBMAGIC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MBMOUNC.LBX</text:p>
          </table:table-cell>
          <table:table-cell table:formula="of:=LEFT([.B16];SEARCH(&quot;.&quot;;[.B16];1)-1)" office:value-type="string" office:string-value="CMBMOUNC" calcext:value-type="string">
            <text:p>CMBMOUNC</text:p>
          </table:table-cell>
          <table:table-cell table:formula="of:=RIGHT([.B16];LEN([.B16])-SEARCH(&quot;.&quot;;[.B16];1))" office:value-type="string" office:string-value="LBX" calcext:value-type="string">
            <text:p>LBX</text:p>
          </table:table-cell>
          <table:table-cell office:value-type="float" office:value="15" calcext:value-type="float">
            <text:p>15</text:p>
          </table:table-cell>
          <table:table-cell table:formula="of:=RIGHT(&quot;000&quot;&amp;[.E16];3)" office:value-type="string" office:string-value="015" calcext:value-type="string">
            <text:p>015</text:p>
          </table:table-cell>
          <table:table-cell table:formula="of:=&quot;&quot;&quot;&quot;&amp;[.B16]&amp;&quot;&quot;&quot;&quot;" office:value-type="string" office:string-value="&quot;CMBMOUNC.LBX&quot;" calcext:value-type="string">
            <text:p>"CMBMOUNC.LBX"</text:p>
          </table:table-cell>
          <table:table-cell table:formula="of:=&quot;&quot;&quot;&quot;&amp;[.B16]&amp;&quot;&quot;&quot;&quot;&amp;&quot;,&quot;" office:value-type="string" office:string-value="&quot;CMBMOUNC.LBX&quot;," calcext:value-type="string">
            <text:p>"CMBMOUNC.LBX",</text:p>
          </table:table-cell>
          <table:table-cell table:formula="of:=[.C16]&amp;&quot;_&quot;&amp;[.D16]&amp;&quot;,&quot;" office:value-type="string" office:string-value="CMBMOUNC_LBX," calcext:value-type="string">
            <text:p>CMBMOUNC_LBX,</text:p>
          </table:table-cell>
          <table:table-cell table:formula="of:=[.K16]&amp;&quot; &quot;&amp;&quot;(strcmp(&quot;&amp;[.$L$2]&amp;&quot;, &quot;&amp;&quot;&quot;&quot;&quot;&amp;[.B16]&amp;&quot;&quot;&quot;&quot;&amp;&quot;) == 0) { }&quot;" office:value-type="string" office:string-value="else if (strcmp(LbxFileName, &quot;CMBMOUNC.LBX&quot;) == 0) { }" calcext:value-type="string">
            <text:p>else if (strcmp(LbxFileName, "CMBMOUNC.LBX") == 0) { }</text:p>
          </table:table-cell>
          <table:table-cell table:formula="of:=IF(ROW([.B16])=2;&quot;if&quot;;IF(ROW([.B16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16]&amp;&quot; &quot;&amp;&quot;(strcmp(&quot;&amp;[.$L$2]&amp;&quot;, &quot;&amp;&quot;&quot;&quot;&quot;&amp;[.B16]&amp;&quot;&quot;&quot;&quot;&amp;&quot;) == 0) { palette_number = &quot;&amp;[.A16]&amp;&quot;; }&quot;" office:value-type="string" office:string-value="else if (strcmp(LbxFileName, &quot;CMBMOUNC.LBX&quot;) == 0) { palette_number = 0; }" calcext:value-type="string">
            <text:p>else if (strcmp(LbxFileName, "CMBMOUNC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MBMOUNT.LBX</text:p>
          </table:table-cell>
          <table:table-cell table:formula="of:=LEFT([.B17];SEARCH(&quot;.&quot;;[.B17];1)-1)" office:value-type="string" office:string-value="CMBMOUNT" calcext:value-type="string">
            <text:p>CMBMOUNT</text:p>
          </table:table-cell>
          <table:table-cell table:formula="of:=RIGHT([.B17];LEN([.B17])-SEARCH(&quot;.&quot;;[.B17];1))" office:value-type="string" office:string-value="LBX" calcext:value-type="string">
            <text:p>LBX</text:p>
          </table:table-cell>
          <table:table-cell office:value-type="float" office:value="16" calcext:value-type="float">
            <text:p>16</text:p>
          </table:table-cell>
          <table:table-cell table:formula="of:=RIGHT(&quot;000&quot;&amp;[.E17];3)" office:value-type="string" office:string-value="016" calcext:value-type="string">
            <text:p>016</text:p>
          </table:table-cell>
          <table:table-cell table:formula="of:=&quot;&quot;&quot;&quot;&amp;[.B17]&amp;&quot;&quot;&quot;&quot;" office:value-type="string" office:string-value="&quot;CMBMOUNT.LBX&quot;" calcext:value-type="string">
            <text:p>"CMBMOUNT.LBX"</text:p>
          </table:table-cell>
          <table:table-cell table:formula="of:=&quot;&quot;&quot;&quot;&amp;[.B17]&amp;&quot;&quot;&quot;&quot;&amp;&quot;,&quot;" office:value-type="string" office:string-value="&quot;CMBMOUNT.LBX&quot;," calcext:value-type="string">
            <text:p>"CMBMOUNT.LBX",</text:p>
          </table:table-cell>
          <table:table-cell table:formula="of:=[.C17]&amp;&quot;_&quot;&amp;[.D17]&amp;&quot;,&quot;" office:value-type="string" office:string-value="CMBMOUNT_LBX," calcext:value-type="string">
            <text:p>CMBMOUNT_LBX,</text:p>
          </table:table-cell>
          <table:table-cell table:formula="of:=[.K17]&amp;&quot; &quot;&amp;&quot;(strcmp(&quot;&amp;[.$L$2]&amp;&quot;, &quot;&amp;&quot;&quot;&quot;&quot;&amp;[.B17]&amp;&quot;&quot;&quot;&quot;&amp;&quot;) == 0) { }&quot;" office:value-type="string" office:string-value="else if (strcmp(LbxFileName, &quot;CMBMOUNT.LBX&quot;) == 0) { }" calcext:value-type="string">
            <text:p>else if (strcmp(LbxFileName, "CMBMOUNT.LBX") == 0) { }</text:p>
          </table:table-cell>
          <table:table-cell table:formula="of:=IF(ROW([.B17])=2;&quot;if&quot;;IF(ROW([.B17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17]&amp;&quot; &quot;&amp;&quot;(strcmp(&quot;&amp;[.$L$2]&amp;&quot;, &quot;&amp;&quot;&quot;&quot;&quot;&amp;[.B17]&amp;&quot;&quot;&quot;&quot;&amp;&quot;) == 0) { palette_number = &quot;&amp;[.A17]&amp;&quot;; }&quot;" office:value-type="string" office:string-value="else if (strcmp(LbxFileName, &quot;CMBMOUNT.LBX&quot;) == 0) { palette_number = 0; }" calcext:value-type="string">
            <text:p>else if (strcmp(LbxFileName, "CMBMOUNT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MBTCITY.LBX</text:p>
          </table:table-cell>
          <table:table-cell table:formula="of:=LEFT([.B18];SEARCH(&quot;.&quot;;[.B18];1)-1)" office:value-type="string" office:string-value="CMBTCITY" calcext:value-type="string">
            <text:p>CMBTCITY</text:p>
          </table:table-cell>
          <table:table-cell table:formula="of:=RIGHT([.B18];LEN([.B18])-SEARCH(&quot;.&quot;;[.B18];1))" office:value-type="string" office:string-value="LBX" calcext:value-type="string">
            <text:p>LBX</text:p>
          </table:table-cell>
          <table:table-cell office:value-type="float" office:value="17" calcext:value-type="float">
            <text:p>17</text:p>
          </table:table-cell>
          <table:table-cell table:formula="of:=RIGHT(&quot;000&quot;&amp;[.E18];3)" office:value-type="string" office:string-value="017" calcext:value-type="string">
            <text:p>017</text:p>
          </table:table-cell>
          <table:table-cell table:formula="of:=&quot;&quot;&quot;&quot;&amp;[.B18]&amp;&quot;&quot;&quot;&quot;" office:value-type="string" office:string-value="&quot;CMBTCITY.LBX&quot;" calcext:value-type="string">
            <text:p>"CMBTCITY.LBX"</text:p>
          </table:table-cell>
          <table:table-cell table:formula="of:=&quot;&quot;&quot;&quot;&amp;[.B18]&amp;&quot;&quot;&quot;&quot;&amp;&quot;,&quot;" office:value-type="string" office:string-value="&quot;CMBTCITY.LBX&quot;," calcext:value-type="string">
            <text:p>"CMBTCITY.LBX",</text:p>
          </table:table-cell>
          <table:table-cell table:formula="of:=[.C18]&amp;&quot;_&quot;&amp;[.D18]&amp;&quot;,&quot;" office:value-type="string" office:string-value="CMBTCITY_LBX," calcext:value-type="string">
            <text:p>CMBTCITY_LBX,</text:p>
          </table:table-cell>
          <table:table-cell table:formula="of:=[.K18]&amp;&quot; &quot;&amp;&quot;(strcmp(&quot;&amp;[.$L$2]&amp;&quot;, &quot;&amp;&quot;&quot;&quot;&quot;&amp;[.B18]&amp;&quot;&quot;&quot;&quot;&amp;&quot;) == 0) { }&quot;" office:value-type="string" office:string-value="else if (strcmp(LbxFileName, &quot;CMBTCITY.LBX&quot;) == 0) { }" calcext:value-type="string">
            <text:p>else if (strcmp(LbxFileName, "CMBTCITY.LBX") == 0) { }</text:p>
          </table:table-cell>
          <table:table-cell table:formula="of:=IF(ROW([.B18])=2;&quot;if&quot;;IF(ROW([.B18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18]&amp;&quot; &quot;&amp;&quot;(strcmp(&quot;&amp;[.$L$2]&amp;&quot;, &quot;&amp;&quot;&quot;&quot;&quot;&amp;[.B18]&amp;&quot;&quot;&quot;&quot;&amp;&quot;) == 0) { palette_number = &quot;&amp;[.A18]&amp;&quot;; }&quot;" office:value-type="string" office:string-value="else if (strcmp(LbxFileName, &quot;CMBTCITY.LBX&quot;) == 0) { palette_number = 0; }" calcext:value-type="string">
            <text:p>else if (strcmp(LbxFileName, "CMBTCITY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MBTFX.LBX</text:p>
          </table:table-cell>
          <table:table-cell table:formula="of:=LEFT([.B19];SEARCH(&quot;.&quot;;[.B19];1)-1)" office:value-type="string" office:string-value="CMBTFX" calcext:value-type="string">
            <text:p>CMBTFX</text:p>
          </table:table-cell>
          <table:table-cell table:formula="of:=RIGHT([.B19];LEN([.B19])-SEARCH(&quot;.&quot;;[.B19];1))" office:value-type="string" office:string-value="LBX" calcext:value-type="string">
            <text:p>LBX</text:p>
          </table:table-cell>
          <table:table-cell office:value-type="float" office:value="18" calcext:value-type="float">
            <text:p>18</text:p>
          </table:table-cell>
          <table:table-cell table:formula="of:=RIGHT(&quot;000&quot;&amp;[.E19];3)" office:value-type="string" office:string-value="018" calcext:value-type="string">
            <text:p>018</text:p>
          </table:table-cell>
          <table:table-cell table:formula="of:=&quot;&quot;&quot;&quot;&amp;[.B19]&amp;&quot;&quot;&quot;&quot;" office:value-type="string" office:string-value="&quot;CMBTFX.LBX&quot;" calcext:value-type="string">
            <text:p>"CMBTFX.LBX"</text:p>
          </table:table-cell>
          <table:table-cell table:formula="of:=&quot;&quot;&quot;&quot;&amp;[.B19]&amp;&quot;&quot;&quot;&quot;&amp;&quot;,&quot;" office:value-type="string" office:string-value="&quot;CMBTFX.LBX&quot;," calcext:value-type="string">
            <text:p>"CMBTFX.LBX",</text:p>
          </table:table-cell>
          <table:table-cell table:formula="of:=[.C19]&amp;&quot;_&quot;&amp;[.D19]&amp;&quot;,&quot;" office:value-type="string" office:string-value="CMBTFX_LBX," calcext:value-type="string">
            <text:p>CMBTFX_LBX,</text:p>
          </table:table-cell>
          <table:table-cell table:formula="of:=[.K19]&amp;&quot; &quot;&amp;&quot;(strcmp(&quot;&amp;[.$L$2]&amp;&quot;, &quot;&amp;&quot;&quot;&quot;&quot;&amp;[.B19]&amp;&quot;&quot;&quot;&quot;&amp;&quot;) == 0) { }&quot;" office:value-type="string" office:string-value="else if (strcmp(LbxFileName, &quot;CMBTFX.LBX&quot;) == 0) { }" calcext:value-type="string">
            <text:p>else if (strcmp(LbxFileName, "CMBTFX.LBX") == 0) { }</text:p>
          </table:table-cell>
          <table:table-cell table:formula="of:=IF(ROW([.B19])=2;&quot;if&quot;;IF(ROW([.B19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19]&amp;&quot; &quot;&amp;&quot;(strcmp(&quot;&amp;[.$L$2]&amp;&quot;, &quot;&amp;&quot;&quot;&quot;&quot;&amp;[.B19]&amp;&quot;&quot;&quot;&quot;&amp;&quot;) == 0) { palette_number = &quot;&amp;[.A19]&amp;&quot;; }&quot;" office:value-type="string" office:string-value="else if (strcmp(LbxFileName, &quot;CMBTFX.LBX&quot;) == 0) { palette_number = 0; }" calcext:value-type="string">
            <text:p>else if (strcmp(LbxFileName, "CMBTFX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MBTSND.LBX</text:p>
          </table:table-cell>
          <table:table-cell table:formula="of:=LEFT([.B20];SEARCH(&quot;.&quot;;[.B20];1)-1)" office:value-type="string" office:string-value="CMBTSND" calcext:value-type="string">
            <text:p>CMBTSND</text:p>
          </table:table-cell>
          <table:table-cell table:formula="of:=RIGHT([.B20];LEN([.B20])-SEARCH(&quot;.&quot;;[.B20];1))" office:value-type="string" office:string-value="LBX" calcext:value-type="string">
            <text:p>LBX</text:p>
          </table:table-cell>
          <table:table-cell office:value-type="float" office:value="19" calcext:value-type="float">
            <text:p>19</text:p>
          </table:table-cell>
          <table:table-cell table:formula="of:=RIGHT(&quot;000&quot;&amp;[.E20];3)" office:value-type="string" office:string-value="019" calcext:value-type="string">
            <text:p>019</text:p>
          </table:table-cell>
          <table:table-cell table:formula="of:=&quot;&quot;&quot;&quot;&amp;[.B20]&amp;&quot;&quot;&quot;&quot;" office:value-type="string" office:string-value="&quot;CMBTSND.LBX&quot;" calcext:value-type="string">
            <text:p>"CMBTSND.LBX"</text:p>
          </table:table-cell>
          <table:table-cell table:formula="of:=&quot;&quot;&quot;&quot;&amp;[.B20]&amp;&quot;&quot;&quot;&quot;&amp;&quot;,&quot;" office:value-type="string" office:string-value="&quot;CMBTSND.LBX&quot;," calcext:value-type="string">
            <text:p>"CMBTSND.LBX",</text:p>
          </table:table-cell>
          <table:table-cell table:formula="of:=[.C20]&amp;&quot;_&quot;&amp;[.D20]&amp;&quot;,&quot;" office:value-type="string" office:string-value="CMBTSND_LBX," calcext:value-type="string">
            <text:p>CMBTSND_LBX,</text:p>
          </table:table-cell>
          <table:table-cell table:formula="of:=[.K20]&amp;&quot; &quot;&amp;&quot;(strcmp(&quot;&amp;[.$L$2]&amp;&quot;, &quot;&amp;&quot;&quot;&quot;&quot;&amp;[.B20]&amp;&quot;&quot;&quot;&quot;&amp;&quot;) == 0) { }&quot;" office:value-type="string" office:string-value="else if (strcmp(LbxFileName, &quot;CMBTSND.LBX&quot;) == 0) { }" calcext:value-type="string">
            <text:p>else if (strcmp(LbxFileName, "CMBTSND.LBX") == 0) { }</text:p>
          </table:table-cell>
          <table:table-cell table:formula="of:=IF(ROW([.B20])=2;&quot;if&quot;;IF(ROW([.B20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20]&amp;&quot; &quot;&amp;&quot;(strcmp(&quot;&amp;[.$L$2]&amp;&quot;, &quot;&amp;&quot;&quot;&quot;&quot;&amp;[.B20]&amp;&quot;&quot;&quot;&quot;&amp;&quot;) == 0) { palette_number = &quot;&amp;[.A20]&amp;&quot;; }&quot;" office:value-type="string" office:string-value="else if (strcmp(LbxFileName, &quot;CMBTSND.LBX&quot;) == 0) { palette_number = 0; }" calcext:value-type="string">
            <text:p>else if (strcmp(LbxFileName, "CMBTSND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MBTUNDC.LBX</text:p>
          </table:table-cell>
          <table:table-cell table:formula="of:=LEFT([.B21];SEARCH(&quot;.&quot;;[.B21];1)-1)" office:value-type="string" office:string-value="CMBTUNDC" calcext:value-type="string">
            <text:p>CMBTUNDC</text:p>
          </table:table-cell>
          <table:table-cell table:formula="of:=RIGHT([.B21];LEN([.B21])-SEARCH(&quot;.&quot;;[.B21];1))" office:value-type="string" office:string-value="LBX" calcext:value-type="string">
            <text:p>LBX</text:p>
          </table:table-cell>
          <table:table-cell office:value-type="float" office:value="20" calcext:value-type="float">
            <text:p>20</text:p>
          </table:table-cell>
          <table:table-cell table:formula="of:=RIGHT(&quot;000&quot;&amp;[.E21];3)" office:value-type="string" office:string-value="020" calcext:value-type="string">
            <text:p>020</text:p>
          </table:table-cell>
          <table:table-cell table:formula="of:=&quot;&quot;&quot;&quot;&amp;[.B21]&amp;&quot;&quot;&quot;&quot;" office:value-type="string" office:string-value="&quot;CMBTUNDC.LBX&quot;" calcext:value-type="string">
            <text:p>"CMBTUNDC.LBX"</text:p>
          </table:table-cell>
          <table:table-cell table:formula="of:=&quot;&quot;&quot;&quot;&amp;[.B21]&amp;&quot;&quot;&quot;&quot;&amp;&quot;,&quot;" office:value-type="string" office:string-value="&quot;CMBTUNDC.LBX&quot;," calcext:value-type="string">
            <text:p>"CMBTUNDC.LBX",</text:p>
          </table:table-cell>
          <table:table-cell table:formula="of:=[.C21]&amp;&quot;_&quot;&amp;[.D21]&amp;&quot;,&quot;" office:value-type="string" office:string-value="CMBTUNDC_LBX," calcext:value-type="string">
            <text:p>CMBTUNDC_LBX,</text:p>
          </table:table-cell>
          <table:table-cell table:formula="of:=[.K21]&amp;&quot; &quot;&amp;&quot;(strcmp(&quot;&amp;[.$L$2]&amp;&quot;, &quot;&amp;&quot;&quot;&quot;&quot;&amp;[.B21]&amp;&quot;&quot;&quot;&quot;&amp;&quot;) == 0) { }&quot;" office:value-type="string" office:string-value="else if (strcmp(LbxFileName, &quot;CMBTUNDC.LBX&quot;) == 0) { }" calcext:value-type="string">
            <text:p>else if (strcmp(LbxFileName, "CMBTUNDC.LBX") == 0) { }</text:p>
          </table:table-cell>
          <table:table-cell table:formula="of:=IF(ROW([.B21])=2;&quot;if&quot;;IF(ROW([.B21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21]&amp;&quot; &quot;&amp;&quot;(strcmp(&quot;&amp;[.$L$2]&amp;&quot;, &quot;&amp;&quot;&quot;&quot;&quot;&amp;[.B21]&amp;&quot;&quot;&quot;&quot;&amp;&quot;) == 0) { palette_number = &quot;&amp;[.A21]&amp;&quot;; }&quot;" office:value-type="string" office:string-value="else if (strcmp(LbxFileName, &quot;CMBTUNDC.LBX&quot;) == 0) { palette_number = 0; }" calcext:value-type="string">
            <text:p>else if (strcmp(LbxFileName, "CMBTUNDC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MBTUNDR.LBX</text:p>
          </table:table-cell>
          <table:table-cell table:formula="of:=LEFT([.B22];SEARCH(&quot;.&quot;;[.B22];1)-1)" office:value-type="string" office:string-value="CMBTUNDR" calcext:value-type="string">
            <text:p>CMBTUNDR</text:p>
          </table:table-cell>
          <table:table-cell table:formula="of:=RIGHT([.B22];LEN([.B22])-SEARCH(&quot;.&quot;;[.B22];1))" office:value-type="string" office:string-value="LBX" calcext:value-type="string">
            <text:p>LBX</text:p>
          </table:table-cell>
          <table:table-cell office:value-type="float" office:value="21" calcext:value-type="float">
            <text:p>21</text:p>
          </table:table-cell>
          <table:table-cell table:formula="of:=RIGHT(&quot;000&quot;&amp;[.E22];3)" office:value-type="string" office:string-value="021" calcext:value-type="string">
            <text:p>021</text:p>
          </table:table-cell>
          <table:table-cell table:formula="of:=&quot;&quot;&quot;&quot;&amp;[.B22]&amp;&quot;&quot;&quot;&quot;" office:value-type="string" office:string-value="&quot;CMBTUNDR.LBX&quot;" calcext:value-type="string">
            <text:p>"CMBTUNDR.LBX"</text:p>
          </table:table-cell>
          <table:table-cell table:formula="of:=&quot;&quot;&quot;&quot;&amp;[.B22]&amp;&quot;&quot;&quot;&quot;&amp;&quot;,&quot;" office:value-type="string" office:string-value="&quot;CMBTUNDR.LBX&quot;," calcext:value-type="string">
            <text:p>"CMBTUNDR.LBX",</text:p>
          </table:table-cell>
          <table:table-cell table:formula="of:=[.C22]&amp;&quot;_&quot;&amp;[.D22]&amp;&quot;,&quot;" office:value-type="string" office:string-value="CMBTUNDR_LBX," calcext:value-type="string">
            <text:p>CMBTUNDR_LBX,</text:p>
          </table:table-cell>
          <table:table-cell table:formula="of:=[.K22]&amp;&quot; &quot;&amp;&quot;(strcmp(&quot;&amp;[.$L$2]&amp;&quot;, &quot;&amp;&quot;&quot;&quot;&quot;&amp;[.B22]&amp;&quot;&quot;&quot;&quot;&amp;&quot;) == 0) { }&quot;" office:value-type="string" office:string-value="else if (strcmp(LbxFileName, &quot;CMBTUNDR.LBX&quot;) == 0) { }" calcext:value-type="string">
            <text:p>else if (strcmp(LbxFileName, "CMBTUNDR.LBX") == 0) { }</text:p>
          </table:table-cell>
          <table:table-cell table:formula="of:=IF(ROW([.B22])=2;&quot;if&quot;;IF(ROW([.B22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22]&amp;&quot; &quot;&amp;&quot;(strcmp(&quot;&amp;[.$L$2]&amp;&quot;, &quot;&amp;&quot;&quot;&quot;&quot;&amp;[.B22]&amp;&quot;&quot;&quot;&quot;&amp;&quot;) == 0) { palette_number = &quot;&amp;[.A22]&amp;&quot;; }&quot;" office:value-type="string" office:string-value="else if (strcmp(LbxFileName, &quot;CMBTUNDR.LBX&quot;) == 0) { palette_number = 0; }" calcext:value-type="string">
            <text:p>else if (strcmp(LbxFileName, "CMBTUNDR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MBTWALL.LBX</text:p>
          </table:table-cell>
          <table:table-cell table:formula="of:=LEFT([.B23];SEARCH(&quot;.&quot;;[.B23];1)-1)" office:value-type="string" office:string-value="CMBTWALL" calcext:value-type="string">
            <text:p>CMBTWALL</text:p>
          </table:table-cell>
          <table:table-cell table:formula="of:=RIGHT([.B23];LEN([.B23])-SEARCH(&quot;.&quot;;[.B23];1))" office:value-type="string" office:string-value="LBX" calcext:value-type="string">
            <text:p>LBX</text:p>
          </table:table-cell>
          <table:table-cell office:value-type="float" office:value="22" calcext:value-type="float">
            <text:p>22</text:p>
          </table:table-cell>
          <table:table-cell table:formula="of:=RIGHT(&quot;000&quot;&amp;[.E23];3)" office:value-type="string" office:string-value="022" calcext:value-type="string">
            <text:p>022</text:p>
          </table:table-cell>
          <table:table-cell table:formula="of:=&quot;&quot;&quot;&quot;&amp;[.B23]&amp;&quot;&quot;&quot;&quot;" office:value-type="string" office:string-value="&quot;CMBTWALL.LBX&quot;" calcext:value-type="string">
            <text:p>"CMBTWALL.LBX"</text:p>
          </table:table-cell>
          <table:table-cell table:formula="of:=&quot;&quot;&quot;&quot;&amp;[.B23]&amp;&quot;&quot;&quot;&quot;&amp;&quot;,&quot;" office:value-type="string" office:string-value="&quot;CMBTWALL.LBX&quot;," calcext:value-type="string">
            <text:p>"CMBTWALL.LBX",</text:p>
          </table:table-cell>
          <table:table-cell table:formula="of:=[.C23]&amp;&quot;_&quot;&amp;[.D23]&amp;&quot;,&quot;" office:value-type="string" office:string-value="CMBTWALL_LBX," calcext:value-type="string">
            <text:p>CMBTWALL_LBX,</text:p>
          </table:table-cell>
          <table:table-cell table:formula="of:=[.K23]&amp;&quot; &quot;&amp;&quot;(strcmp(&quot;&amp;[.$L$2]&amp;&quot;, &quot;&amp;&quot;&quot;&quot;&quot;&amp;[.B23]&amp;&quot;&quot;&quot;&quot;&amp;&quot;) == 0) { }&quot;" office:value-type="string" office:string-value="else if (strcmp(LbxFileName, &quot;CMBTWALL.LBX&quot;) == 0) { }" calcext:value-type="string">
            <text:p>else if (strcmp(LbxFileName, "CMBTWALL.LBX") == 0) { }</text:p>
          </table:table-cell>
          <table:table-cell table:formula="of:=IF(ROW([.B23])=2;&quot;if&quot;;IF(ROW([.B23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23]&amp;&quot; &quot;&amp;&quot;(strcmp(&quot;&amp;[.$L$2]&amp;&quot;, &quot;&amp;&quot;&quot;&quot;&quot;&amp;[.B23]&amp;&quot;&quot;&quot;&quot;&amp;&quot;) == 0) { palette_number = &quot;&amp;[.A23]&amp;&quot;; }&quot;" office:value-type="string" office:string-value="else if (strcmp(LbxFileName, &quot;CMBTWALL.LBX&quot;) == 0) { palette_number = 0; }" calcext:value-type="string">
            <text:p>else if (strcmp(LbxFileName, "CMBTWALL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MBAT.LBX</text:p>
          </table:table-cell>
          <table:table-cell table:formula="of:=LEFT([.B24];SEARCH(&quot;.&quot;;[.B24];1)-1)" office:value-type="string" office:string-value="COMBAT" calcext:value-type="string">
            <text:p>COMBAT</text:p>
          </table:table-cell>
          <table:table-cell table:formula="of:=RIGHT([.B24];LEN([.B24])-SEARCH(&quot;.&quot;;[.B24];1))" office:value-type="string" office:string-value="LBX" calcext:value-type="string">
            <text:p>LBX</text:p>
          </table:table-cell>
          <table:table-cell office:value-type="float" office:value="23" calcext:value-type="float">
            <text:p>23</text:p>
          </table:table-cell>
          <table:table-cell table:formula="of:=RIGHT(&quot;000&quot;&amp;[.E24];3)" office:value-type="string" office:string-value="023" calcext:value-type="string">
            <text:p>023</text:p>
          </table:table-cell>
          <table:table-cell table:formula="of:=&quot;&quot;&quot;&quot;&amp;[.B24]&amp;&quot;&quot;&quot;&quot;" office:value-type="string" office:string-value="&quot;COMBAT.LBX&quot;" calcext:value-type="string">
            <text:p>"COMBAT.LBX"</text:p>
          </table:table-cell>
          <table:table-cell table:formula="of:=&quot;&quot;&quot;&quot;&amp;[.B24]&amp;&quot;&quot;&quot;&quot;&amp;&quot;,&quot;" office:value-type="string" office:string-value="&quot;COMBAT.LBX&quot;," calcext:value-type="string">
            <text:p>"COMBAT.LBX",</text:p>
          </table:table-cell>
          <table:table-cell table:formula="of:=[.C24]&amp;&quot;_&quot;&amp;[.D24]&amp;&quot;,&quot;" office:value-type="string" office:string-value="COMBAT_LBX," calcext:value-type="string">
            <text:p>COMBAT_LBX,</text:p>
          </table:table-cell>
          <table:table-cell table:formula="of:=[.K24]&amp;&quot; &quot;&amp;&quot;(strcmp(&quot;&amp;[.$L$2]&amp;&quot;, &quot;&amp;&quot;&quot;&quot;&quot;&amp;[.B24]&amp;&quot;&quot;&quot;&quot;&amp;&quot;) == 0) { }&quot;" office:value-type="string" office:string-value="else if (strcmp(LbxFileName, &quot;COMBAT.LBX&quot;) == 0) { }" calcext:value-type="string">
            <text:p>else if (strcmp(LbxFileName, "COMBAT.LBX") == 0) { }</text:p>
          </table:table-cell>
          <table:table-cell table:formula="of:=IF(ROW([.B24])=2;&quot;if&quot;;IF(ROW([.B24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24]&amp;&quot; &quot;&amp;&quot;(strcmp(&quot;&amp;[.$L$2]&amp;&quot;, &quot;&amp;&quot;&quot;&quot;&quot;&amp;[.B24]&amp;&quot;&quot;&quot;&quot;&amp;&quot;) == 0) { palette_number = &quot;&amp;[.A24]&amp;&quot;; }&quot;" office:value-type="string" office:string-value="else if (strcmp(LbxFileName, &quot;COMBAT.LBX&quot;) == 0) { palette_number = 0; }" calcext:value-type="string">
            <text:p>else if (strcmp(LbxFileName, "COMBAT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MPIX.LBX</text:p>
          </table:table-cell>
          <table:table-cell table:formula="of:=LEFT([.B25];SEARCH(&quot;.&quot;;[.B25];1)-1)" office:value-type="string" office:string-value="COMPIX" calcext:value-type="string">
            <text:p>COMPIX</text:p>
          </table:table-cell>
          <table:table-cell table:formula="of:=RIGHT([.B25];LEN([.B25])-SEARCH(&quot;.&quot;;[.B25];1))" office:value-type="string" office:string-value="LBX" calcext:value-type="string">
            <text:p>LBX</text:p>
          </table:table-cell>
          <table:table-cell office:value-type="float" office:value="24" calcext:value-type="float">
            <text:p>24</text:p>
          </table:table-cell>
          <table:table-cell table:formula="of:=RIGHT(&quot;000&quot;&amp;[.E25];3)" office:value-type="string" office:string-value="024" calcext:value-type="string">
            <text:p>024</text:p>
          </table:table-cell>
          <table:table-cell table:formula="of:=&quot;&quot;&quot;&quot;&amp;[.B25]&amp;&quot;&quot;&quot;&quot;" office:value-type="string" office:string-value="&quot;COMPIX.LBX&quot;" calcext:value-type="string">
            <text:p>"COMPIX.LBX"</text:p>
          </table:table-cell>
          <table:table-cell table:formula="of:=&quot;&quot;&quot;&quot;&amp;[.B25]&amp;&quot;&quot;&quot;&quot;&amp;&quot;,&quot;" office:value-type="string" office:string-value="&quot;COMPIX.LBX&quot;," calcext:value-type="string">
            <text:p>"COMPIX.LBX",</text:p>
          </table:table-cell>
          <table:table-cell table:formula="of:=[.C25]&amp;&quot;_&quot;&amp;[.D25]&amp;&quot;,&quot;" office:value-type="string" office:string-value="COMPIX_LBX," calcext:value-type="string">
            <text:p>COMPIX_LBX,</text:p>
          </table:table-cell>
          <table:table-cell table:formula="of:=[.K25]&amp;&quot; &quot;&amp;&quot;(strcmp(&quot;&amp;[.$L$2]&amp;&quot;, &quot;&amp;&quot;&quot;&quot;&quot;&amp;[.B25]&amp;&quot;&quot;&quot;&quot;&amp;&quot;) == 0) { }&quot;" office:value-type="string" office:string-value="else if (strcmp(LbxFileName, &quot;COMPIX.LBX&quot;) == 0) { }" calcext:value-type="string">
            <text:p>else if (strcmp(LbxFileName, "COMPIX.LBX") == 0) { }</text:p>
          </table:table-cell>
          <table:table-cell table:formula="of:=IF(ROW([.B25])=2;&quot;if&quot;;IF(ROW([.B25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25]&amp;&quot; &quot;&amp;&quot;(strcmp(&quot;&amp;[.$L$2]&amp;&quot;, &quot;&amp;&quot;&quot;&quot;&quot;&amp;[.B25]&amp;&quot;&quot;&quot;&quot;&amp;&quot;) == 0) { palette_number = &quot;&amp;[.A25]&amp;&quot;; }&quot;" office:value-type="string" office:string-value="else if (strcmp(LbxFileName, &quot;COMPIX.LBX&quot;) == 0) { palette_number = 0; }" calcext:value-type="string">
            <text:p>else if (strcmp(LbxFileName, "COMPIX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NQUEST.LBX</text:p>
          </table:table-cell>
          <table:table-cell table:formula="of:=LEFT([.B26];SEARCH(&quot;.&quot;;[.B26];1)-1)" office:value-type="string" office:string-value="CONQUEST" calcext:value-type="string">
            <text:p>CONQUEST</text:p>
          </table:table-cell>
          <table:table-cell table:formula="of:=RIGHT([.B26];LEN([.B26])-SEARCH(&quot;.&quot;;[.B26];1))" office:value-type="string" office:string-value="LBX" calcext:value-type="string">
            <text:p>LBX</text:p>
          </table:table-cell>
          <table:table-cell office:value-type="float" office:value="25" calcext:value-type="float">
            <text:p>25</text:p>
          </table:table-cell>
          <table:table-cell table:formula="of:=RIGHT(&quot;000&quot;&amp;[.E26];3)" office:value-type="string" office:string-value="025" calcext:value-type="string">
            <text:p>025</text:p>
          </table:table-cell>
          <table:table-cell table:formula="of:=&quot;&quot;&quot;&quot;&amp;[.B26]&amp;&quot;&quot;&quot;&quot;" office:value-type="string" office:string-value="&quot;CONQUEST.LBX&quot;" calcext:value-type="string">
            <text:p>"CONQUEST.LBX"</text:p>
          </table:table-cell>
          <table:table-cell table:formula="of:=&quot;&quot;&quot;&quot;&amp;[.B26]&amp;&quot;&quot;&quot;&quot;&amp;&quot;,&quot;" office:value-type="string" office:string-value="&quot;CONQUEST.LBX&quot;," calcext:value-type="string">
            <text:p>"CONQUEST.LBX",</text:p>
          </table:table-cell>
          <table:table-cell table:formula="of:=[.C26]&amp;&quot;_&quot;&amp;[.D26]&amp;&quot;,&quot;" office:value-type="string" office:string-value="CONQUEST_LBX," calcext:value-type="string">
            <text:p>CONQUEST_LBX,</text:p>
          </table:table-cell>
          <table:table-cell table:formula="of:=[.K26]&amp;&quot; &quot;&amp;&quot;(strcmp(&quot;&amp;[.$L$2]&amp;&quot;, &quot;&amp;&quot;&quot;&quot;&quot;&amp;[.B26]&amp;&quot;&quot;&quot;&quot;&amp;&quot;) == 0) { }&quot;" office:value-type="string" office:string-value="else if (strcmp(LbxFileName, &quot;CONQUEST.LBX&quot;) == 0) { }" calcext:value-type="string">
            <text:p>else if (strcmp(LbxFileName, "CONQUEST.LBX") == 0) { }</text:p>
          </table:table-cell>
          <table:table-cell table:formula="of:=IF(ROW([.B26])=2;&quot;if&quot;;IF(ROW([.B26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26]&amp;&quot; &quot;&amp;&quot;(strcmp(&quot;&amp;[.$L$2]&amp;&quot;, &quot;&amp;&quot;&quot;&quot;&quot;&amp;[.B26]&amp;&quot;&quot;&quot;&quot;&amp;&quot;) == 0) { palette_number = &quot;&amp;[.A26]&amp;&quot;; }&quot;" office:value-type="string" office:string-value="else if (strcmp(LbxFileName, &quot;CONQUEST.LBX&quot;) == 0) { palette_number = 0; }" calcext:value-type="string">
            <text:p>else if (strcmp(LbxFileName, "CONQUEST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SC.LBX</text:p>
          </table:table-cell>
          <table:table-cell table:formula="of:=LEFT([.B27];SEARCH(&quot;.&quot;;[.B27];1)-1)" office:value-type="string" office:string-value="DESC" calcext:value-type="string">
            <text:p>DESC</text:p>
          </table:table-cell>
          <table:table-cell table:formula="of:=RIGHT([.B27];LEN([.B27])-SEARCH(&quot;.&quot;;[.B27];1))" office:value-type="string" office:string-value="LBX" calcext:value-type="string">
            <text:p>LBX</text:p>
          </table:table-cell>
          <table:table-cell office:value-type="float" office:value="26" calcext:value-type="float">
            <text:p>26</text:p>
          </table:table-cell>
          <table:table-cell table:formula="of:=RIGHT(&quot;000&quot;&amp;[.E27];3)" office:value-type="string" office:string-value="026" calcext:value-type="string">
            <text:p>026</text:p>
          </table:table-cell>
          <table:table-cell table:formula="of:=&quot;&quot;&quot;&quot;&amp;[.B27]&amp;&quot;&quot;&quot;&quot;" office:value-type="string" office:string-value="&quot;DESC.LBX&quot;" calcext:value-type="string">
            <text:p>"DESC.LBX"</text:p>
          </table:table-cell>
          <table:table-cell table:formula="of:=&quot;&quot;&quot;&quot;&amp;[.B27]&amp;&quot;&quot;&quot;&quot;&amp;&quot;,&quot;" office:value-type="string" office:string-value="&quot;DESC.LBX&quot;," calcext:value-type="string">
            <text:p>"DESC.LBX",</text:p>
          </table:table-cell>
          <table:table-cell table:formula="of:=[.C27]&amp;&quot;_&quot;&amp;[.D27]&amp;&quot;,&quot;" office:value-type="string" office:string-value="DESC_LBX," calcext:value-type="string">
            <text:p>DESC_LBX,</text:p>
          </table:table-cell>
          <table:table-cell table:formula="of:=[.K27]&amp;&quot; &quot;&amp;&quot;(strcmp(&quot;&amp;[.$L$2]&amp;&quot;, &quot;&amp;&quot;&quot;&quot;&quot;&amp;[.B27]&amp;&quot;&quot;&quot;&quot;&amp;&quot;) == 0) { }&quot;" office:value-type="string" office:string-value="else if (strcmp(LbxFileName, &quot;DESC.LBX&quot;) == 0) { }" calcext:value-type="string">
            <text:p>else if (strcmp(LbxFileName, "DESC.LBX") == 0) { }</text:p>
          </table:table-cell>
          <table:table-cell table:formula="of:=IF(ROW([.B27])=2;&quot;if&quot;;IF(ROW([.B27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27]&amp;&quot; &quot;&amp;&quot;(strcmp(&quot;&amp;[.$L$2]&amp;&quot;, &quot;&amp;&quot;&quot;&quot;&quot;&amp;[.B27]&amp;&quot;&quot;&quot;&quot;&amp;&quot;) == 0) { palette_number = &quot;&amp;[.A27]&amp;&quot;; }&quot;" office:value-type="string" office:string-value="else if (strcmp(LbxFileName, &quot;DESC.LBX&quot;) == 0) { palette_number = 0; }" calcext:value-type="string">
            <text:p>else if (strcmp(LbxFileName, "DESC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SERT.LBX</text:p>
          </table:table-cell>
          <table:table-cell table:formula="of:=LEFT([.B28];SEARCH(&quot;.&quot;;[.B28];1)-1)" office:value-type="string" office:string-value="DESERT" calcext:value-type="string">
            <text:p>DESERT</text:p>
          </table:table-cell>
          <table:table-cell table:formula="of:=RIGHT([.B28];LEN([.B28])-SEARCH(&quot;.&quot;;[.B28];1))" office:value-type="string" office:string-value="LBX" calcext:value-type="string">
            <text:p>LBX</text:p>
          </table:table-cell>
          <table:table-cell office:value-type="float" office:value="27" calcext:value-type="float">
            <text:p>27</text:p>
          </table:table-cell>
          <table:table-cell table:formula="of:=RIGHT(&quot;000&quot;&amp;[.E28];3)" office:value-type="string" office:string-value="027" calcext:value-type="string">
            <text:p>027</text:p>
          </table:table-cell>
          <table:table-cell table:formula="of:=&quot;&quot;&quot;&quot;&amp;[.B28]&amp;&quot;&quot;&quot;&quot;" office:value-type="string" office:string-value="&quot;DESERT.LBX&quot;" calcext:value-type="string">
            <text:p>"DESERT.LBX"</text:p>
          </table:table-cell>
          <table:table-cell table:formula="of:=&quot;&quot;&quot;&quot;&amp;[.B28]&amp;&quot;&quot;&quot;&quot;&amp;&quot;,&quot;" office:value-type="string" office:string-value="&quot;DESERT.LBX&quot;," calcext:value-type="string">
            <text:p>"DESERT.LBX",</text:p>
          </table:table-cell>
          <table:table-cell table:formula="of:=[.C28]&amp;&quot;_&quot;&amp;[.D28]&amp;&quot;,&quot;" office:value-type="string" office:string-value="DESERT_LBX," calcext:value-type="string">
            <text:p>DESERT_LBX,</text:p>
          </table:table-cell>
          <table:table-cell table:formula="of:=[.K28]&amp;&quot; &quot;&amp;&quot;(strcmp(&quot;&amp;[.$L$2]&amp;&quot;, &quot;&amp;&quot;&quot;&quot;&quot;&amp;[.B28]&amp;&quot;&quot;&quot;&quot;&amp;&quot;) == 0) { }&quot;" office:value-type="string" office:string-value="else if (strcmp(LbxFileName, &quot;DESERT.LBX&quot;) == 0) { }" calcext:value-type="string">
            <text:p>else if (strcmp(LbxFileName, "DESERT.LBX") == 0) { }</text:p>
          </table:table-cell>
          <table:table-cell table:formula="of:=IF(ROW([.B28])=2;&quot;if&quot;;IF(ROW([.B28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28]&amp;&quot; &quot;&amp;&quot;(strcmp(&quot;&amp;[.$L$2]&amp;&quot;, &quot;&amp;&quot;&quot;&quot;&quot;&amp;[.B28]&amp;&quot;&quot;&quot;&quot;&amp;&quot;) == 0) { palette_number = &quot;&amp;[.A28]&amp;&quot;; }&quot;" office:value-type="string" office:string-value="else if (strcmp(LbxFileName, &quot;DESERT.LBX&quot;) == 0) { palette_number = 0; }" calcext:value-type="string">
            <text:p>else if (strcmp(LbxFileName, "DESERT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PLOMAC.LBX</text:p>
          </table:table-cell>
          <table:table-cell table:formula="of:=LEFT([.B29];SEARCH(&quot;.&quot;;[.B29];1)-1)" office:value-type="string" office:string-value="DIPLOMAC" calcext:value-type="string">
            <text:p>DIPLOMAC</text:p>
          </table:table-cell>
          <table:table-cell table:formula="of:=RIGHT([.B29];LEN([.B29])-SEARCH(&quot;.&quot;;[.B29];1))" office:value-type="string" office:string-value="LBX" calcext:value-type="string">
            <text:p>LBX</text:p>
          </table:table-cell>
          <table:table-cell office:value-type="float" office:value="28" calcext:value-type="float">
            <text:p>28</text:p>
          </table:table-cell>
          <table:table-cell table:formula="of:=RIGHT(&quot;000&quot;&amp;[.E29];3)" office:value-type="string" office:string-value="028" calcext:value-type="string">
            <text:p>028</text:p>
          </table:table-cell>
          <table:table-cell table:formula="of:=&quot;&quot;&quot;&quot;&amp;[.B29]&amp;&quot;&quot;&quot;&quot;" office:value-type="string" office:string-value="&quot;DIPLOMAC.LBX&quot;" calcext:value-type="string">
            <text:p>"DIPLOMAC.LBX"</text:p>
          </table:table-cell>
          <table:table-cell table:formula="of:=&quot;&quot;&quot;&quot;&amp;[.B29]&amp;&quot;&quot;&quot;&quot;&amp;&quot;,&quot;" office:value-type="string" office:string-value="&quot;DIPLOMAC.LBX&quot;," calcext:value-type="string">
            <text:p>"DIPLOMAC.LBX",</text:p>
          </table:table-cell>
          <table:table-cell table:formula="of:=[.C29]&amp;&quot;_&quot;&amp;[.D29]&amp;&quot;,&quot;" office:value-type="string" office:string-value="DIPLOMAC_LBX," calcext:value-type="string">
            <text:p>DIPLOMAC_LBX,</text:p>
          </table:table-cell>
          <table:table-cell table:formula="of:=[.K29]&amp;&quot; &quot;&amp;&quot;(strcmp(&quot;&amp;[.$L$2]&amp;&quot;, &quot;&amp;&quot;&quot;&quot;&quot;&amp;[.B29]&amp;&quot;&quot;&quot;&quot;&amp;&quot;) == 0) { }&quot;" office:value-type="string" office:string-value="else if (strcmp(LbxFileName, &quot;DIPLOMAC.LBX&quot;) == 0) { }" calcext:value-type="string">
            <text:p>else if (strcmp(LbxFileName, "DIPLOMAC.LBX") == 0) { }</text:p>
          </table:table-cell>
          <table:table-cell table:formula="of:=IF(ROW([.B29])=2;&quot;if&quot;;IF(ROW([.B29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29]&amp;&quot; &quot;&amp;&quot;(strcmp(&quot;&amp;[.$L$2]&amp;&quot;, &quot;&amp;&quot;&quot;&quot;&quot;&amp;[.B29]&amp;&quot;&quot;&quot;&quot;&amp;&quot;) == 0) { palette_number = &quot;&amp;[.A29]&amp;&quot;; }&quot;" office:value-type="string" office:string-value="else if (strcmp(LbxFileName, &quot;DIPLOMAC.LBX&quot;) == 0) { palette_number = 0; }" calcext:value-type="string">
            <text:p>else if (strcmp(LbxFileName, "DIPLOMAC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PLOMSG.LBX</text:p>
          </table:table-cell>
          <table:table-cell table:formula="of:=LEFT([.B30];SEARCH(&quot;.&quot;;[.B30];1)-1)" office:value-type="string" office:string-value="DIPLOMSG" calcext:value-type="string">
            <text:p>DIPLOMSG</text:p>
          </table:table-cell>
          <table:table-cell table:formula="of:=RIGHT([.B30];LEN([.B30])-SEARCH(&quot;.&quot;;[.B30];1))" office:value-type="string" office:string-value="LBX" calcext:value-type="string">
            <text:p>LBX</text:p>
          </table:table-cell>
          <table:table-cell office:value-type="float" office:value="29" calcext:value-type="float">
            <text:p>29</text:p>
          </table:table-cell>
          <table:table-cell table:formula="of:=RIGHT(&quot;000&quot;&amp;[.E30];3)" office:value-type="string" office:string-value="029" calcext:value-type="string">
            <text:p>029</text:p>
          </table:table-cell>
          <table:table-cell table:formula="of:=&quot;&quot;&quot;&quot;&amp;[.B30]&amp;&quot;&quot;&quot;&quot;" office:value-type="string" office:string-value="&quot;DIPLOMSG.LBX&quot;" calcext:value-type="string">
            <text:p>"DIPLOMSG.LBX"</text:p>
          </table:table-cell>
          <table:table-cell table:formula="of:=&quot;&quot;&quot;&quot;&amp;[.B30]&amp;&quot;&quot;&quot;&quot;&amp;&quot;,&quot;" office:value-type="string" office:string-value="&quot;DIPLOMSG.LBX&quot;," calcext:value-type="string">
            <text:p>"DIPLOMSG.LBX",</text:p>
          </table:table-cell>
          <table:table-cell table:formula="of:=[.C30]&amp;&quot;_&quot;&amp;[.D30]&amp;&quot;,&quot;" office:value-type="string" office:string-value="DIPLOMSG_LBX," calcext:value-type="string">
            <text:p>DIPLOMSG_LBX,</text:p>
          </table:table-cell>
          <table:table-cell table:formula="of:=[.K30]&amp;&quot; &quot;&amp;&quot;(strcmp(&quot;&amp;[.$L$2]&amp;&quot;, &quot;&amp;&quot;&quot;&quot;&quot;&amp;[.B30]&amp;&quot;&quot;&quot;&quot;&amp;&quot;) == 0) { }&quot;" office:value-type="string" office:string-value="else if (strcmp(LbxFileName, &quot;DIPLOMSG.LBX&quot;) == 0) { }" calcext:value-type="string">
            <text:p>else if (strcmp(LbxFileName, "DIPLOMSG.LBX") == 0) { }</text:p>
          </table:table-cell>
          <table:table-cell table:formula="of:=IF(ROW([.B30])=2;&quot;if&quot;;IF(ROW([.B30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30]&amp;&quot; &quot;&amp;&quot;(strcmp(&quot;&amp;[.$L$2]&amp;&quot;, &quot;&amp;&quot;&quot;&quot;&quot;&amp;[.B30]&amp;&quot;&quot;&quot;&quot;&amp;&quot;) == 0) { palette_number = &quot;&amp;[.A30]&amp;&quot;; }&quot;" office:value-type="string" office:string-value="else if (strcmp(LbxFileName, &quot;DIPLOMSG.LBX&quot;) == 0) { palette_number = 0; }" calcext:value-type="string">
            <text:p>else if (strcmp(LbxFileName, "DIPLOMSG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VENTMSG.LBX</text:p>
          </table:table-cell>
          <table:table-cell table:formula="of:=LEFT([.B31];SEARCH(&quot;.&quot;;[.B31];1)-1)" office:value-type="string" office:string-value="EVENTMSG" calcext:value-type="string">
            <text:p>EVENTMSG</text:p>
          </table:table-cell>
          <table:table-cell table:formula="of:=RIGHT([.B31];LEN([.B31])-SEARCH(&quot;.&quot;;[.B31];1))" office:value-type="string" office:string-value="LBX" calcext:value-type="string">
            <text:p>LBX</text:p>
          </table:table-cell>
          <table:table-cell office:value-type="float" office:value="30" calcext:value-type="float">
            <text:p>30</text:p>
          </table:table-cell>
          <table:table-cell table:formula="of:=RIGHT(&quot;000&quot;&amp;[.E31];3)" office:value-type="string" office:string-value="030" calcext:value-type="string">
            <text:p>030</text:p>
          </table:table-cell>
          <table:table-cell table:formula="of:=&quot;&quot;&quot;&quot;&amp;[.B31]&amp;&quot;&quot;&quot;&quot;" office:value-type="string" office:string-value="&quot;EVENTMSG.LBX&quot;" calcext:value-type="string">
            <text:p>"EVENTMSG.LBX"</text:p>
          </table:table-cell>
          <table:table-cell table:formula="of:=&quot;&quot;&quot;&quot;&amp;[.B31]&amp;&quot;&quot;&quot;&quot;&amp;&quot;,&quot;" office:value-type="string" office:string-value="&quot;EVENTMSG.LBX&quot;," calcext:value-type="string">
            <text:p>"EVENTMSG.LBX",</text:p>
          </table:table-cell>
          <table:table-cell table:formula="of:=[.C31]&amp;&quot;_&quot;&amp;[.D31]&amp;&quot;,&quot;" office:value-type="string" office:string-value="EVENTMSG_LBX," calcext:value-type="string">
            <text:p>EVENTMSG_LBX,</text:p>
          </table:table-cell>
          <table:table-cell table:formula="of:=[.K31]&amp;&quot; &quot;&amp;&quot;(strcmp(&quot;&amp;[.$L$2]&amp;&quot;, &quot;&amp;&quot;&quot;&quot;&quot;&amp;[.B31]&amp;&quot;&quot;&quot;&quot;&amp;&quot;) == 0) { }&quot;" office:value-type="string" office:string-value="else if (strcmp(LbxFileName, &quot;EVENTMSG.LBX&quot;) == 0) { }" calcext:value-type="string">
            <text:p>else if (strcmp(LbxFileName, "EVENTMSG.LBX") == 0) { }</text:p>
          </table:table-cell>
          <table:table-cell table:formula="of:=IF(ROW([.B31])=2;&quot;if&quot;;IF(ROW([.B31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31]&amp;&quot; &quot;&amp;&quot;(strcmp(&quot;&amp;[.$L$2]&amp;&quot;, &quot;&amp;&quot;&quot;&quot;&quot;&amp;[.B31]&amp;&quot;&quot;&quot;&quot;&amp;&quot;) == 0) { palette_number = &quot;&amp;[.A31]&amp;&quot;; }&quot;" office:value-type="string" office:string-value="else if (strcmp(LbxFileName, &quot;EVENTMSG.LBX&quot;) == 0) { palette_number = 0; }" calcext:value-type="string">
            <text:p>else if (strcmp(LbxFileName, "EVENTMSG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VENTS.LBX</text:p>
          </table:table-cell>
          <table:table-cell table:formula="of:=LEFT([.B32];SEARCH(&quot;.&quot;;[.B32];1)-1)" office:value-type="string" office:string-value="EVENTS" calcext:value-type="string">
            <text:p>EVENTS</text:p>
          </table:table-cell>
          <table:table-cell table:formula="of:=RIGHT([.B32];LEN([.B32])-SEARCH(&quot;.&quot;;[.B32];1))" office:value-type="string" office:string-value="LBX" calcext:value-type="string">
            <text:p>LBX</text:p>
          </table:table-cell>
          <table:table-cell office:value-type="float" office:value="31" calcext:value-type="float">
            <text:p>31</text:p>
          </table:table-cell>
          <table:table-cell table:formula="of:=RIGHT(&quot;000&quot;&amp;[.E32];3)" office:value-type="string" office:string-value="031" calcext:value-type="string">
            <text:p>031</text:p>
          </table:table-cell>
          <table:table-cell table:formula="of:=&quot;&quot;&quot;&quot;&amp;[.B32]&amp;&quot;&quot;&quot;&quot;" office:value-type="string" office:string-value="&quot;EVENTS.LBX&quot;" calcext:value-type="string">
            <text:p>"EVENTS.LBX"</text:p>
          </table:table-cell>
          <table:table-cell table:formula="of:=&quot;&quot;&quot;&quot;&amp;[.B32]&amp;&quot;&quot;&quot;&quot;&amp;&quot;,&quot;" office:value-type="string" office:string-value="&quot;EVENTS.LBX&quot;," calcext:value-type="string">
            <text:p>"EVENTS.LBX",</text:p>
          </table:table-cell>
          <table:table-cell table:formula="of:=[.C32]&amp;&quot;_&quot;&amp;[.D32]&amp;&quot;,&quot;" office:value-type="string" office:string-value="EVENTS_LBX," calcext:value-type="string">
            <text:p>EVENTS_LBX,</text:p>
          </table:table-cell>
          <table:table-cell table:formula="of:=[.K32]&amp;&quot; &quot;&amp;&quot;(strcmp(&quot;&amp;[.$L$2]&amp;&quot;, &quot;&amp;&quot;&quot;&quot;&quot;&amp;[.B32]&amp;&quot;&quot;&quot;&quot;&amp;&quot;) == 0) { }&quot;" office:value-type="string" office:string-value="else if (strcmp(LbxFileName, &quot;EVENTS.LBX&quot;) == 0) { }" calcext:value-type="string">
            <text:p>else if (strcmp(LbxFileName, "EVENTS.LBX") == 0) { }</text:p>
          </table:table-cell>
          <table:table-cell table:formula="of:=IF(ROW([.B32])=2;&quot;if&quot;;IF(ROW([.B32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32]&amp;&quot; &quot;&amp;&quot;(strcmp(&quot;&amp;[.$L$2]&amp;&quot;, &quot;&amp;&quot;&quot;&quot;&quot;&amp;[.B32]&amp;&quot;&quot;&quot;&quot;&amp;&quot;) == 0) { palette_number = &quot;&amp;[.A32]&amp;&quot;; }&quot;" office:value-type="string" office:string-value="else if (strcmp(LbxFileName, &quot;EVENTS.LBX&quot;) == 0) { palette_number = 0; }" calcext:value-type="string">
            <text:p>else if (strcmp(LbxFileName, "EVENTS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GURE10.LBX</text:p>
          </table:table-cell>
          <table:table-cell table:formula="of:=LEFT([.B33];SEARCH(&quot;.&quot;;[.B33];1)-1)" office:value-type="string" office:string-value="FIGURE10" calcext:value-type="string">
            <text:p>FIGURE10</text:p>
          </table:table-cell>
          <table:table-cell table:formula="of:=RIGHT([.B33];LEN([.B33])-SEARCH(&quot;.&quot;;[.B33];1))" office:value-type="string" office:string-value="LBX" calcext:value-type="string">
            <text:p>LBX</text:p>
          </table:table-cell>
          <table:table-cell office:value-type="float" office:value="32" calcext:value-type="float">
            <text:p>32</text:p>
          </table:table-cell>
          <table:table-cell table:formula="of:=RIGHT(&quot;000&quot;&amp;[.E33];3)" office:value-type="string" office:string-value="032" calcext:value-type="string">
            <text:p>032</text:p>
          </table:table-cell>
          <table:table-cell table:formula="of:=&quot;&quot;&quot;&quot;&amp;[.B33]&amp;&quot;&quot;&quot;&quot;" office:value-type="string" office:string-value="&quot;FIGURE10.LBX&quot;" calcext:value-type="string">
            <text:p>"FIGURE10.LBX"</text:p>
          </table:table-cell>
          <table:table-cell table:formula="of:=&quot;&quot;&quot;&quot;&amp;[.B33]&amp;&quot;&quot;&quot;&quot;&amp;&quot;,&quot;" office:value-type="string" office:string-value="&quot;FIGURE10.LBX&quot;," calcext:value-type="string">
            <text:p>"FIGURE10.LBX",</text:p>
          </table:table-cell>
          <table:table-cell table:formula="of:=[.C33]&amp;&quot;_&quot;&amp;[.D33]&amp;&quot;,&quot;" office:value-type="string" office:string-value="FIGURE10_LBX," calcext:value-type="string">
            <text:p>FIGURE10_LBX,</text:p>
          </table:table-cell>
          <table:table-cell table:formula="of:=[.K33]&amp;&quot; &quot;&amp;&quot;(strcmp(&quot;&amp;[.$L$2]&amp;&quot;, &quot;&amp;&quot;&quot;&quot;&quot;&amp;[.B33]&amp;&quot;&quot;&quot;&quot;&amp;&quot;) == 0) { }&quot;" office:value-type="string" office:string-value="else if (strcmp(LbxFileName, &quot;FIGURE10.LBX&quot;) == 0) { }" calcext:value-type="string">
            <text:p>else if (strcmp(LbxFileName, "FIGURE10.LBX") == 0) { }</text:p>
          </table:table-cell>
          <table:table-cell table:formula="of:=IF(ROW([.B33])=2;&quot;if&quot;;IF(ROW([.B33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33]&amp;&quot; &quot;&amp;&quot;(strcmp(&quot;&amp;[.$L$2]&amp;&quot;, &quot;&amp;&quot;&quot;&quot;&quot;&amp;[.B33]&amp;&quot;&quot;&quot;&quot;&amp;&quot;) == 0) { palette_number = &quot;&amp;[.A33]&amp;&quot;; }&quot;" office:value-type="string" office:string-value="else if (strcmp(LbxFileName, &quot;FIGURE10.LBX&quot;) == 0) { palette_number = 0; }" calcext:value-type="string">
            <text:p>else if (strcmp(LbxFileName, "FIGURE10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GURE11.LBX</text:p>
          </table:table-cell>
          <table:table-cell table:formula="of:=LEFT([.B34];SEARCH(&quot;.&quot;;[.B34];1)-1)" office:value-type="string" office:string-value="FIGURE11" calcext:value-type="string">
            <text:p>FIGURE11</text:p>
          </table:table-cell>
          <table:table-cell table:formula="of:=RIGHT([.B34];LEN([.B34])-SEARCH(&quot;.&quot;;[.B34];1))" office:value-type="string" office:string-value="LBX" calcext:value-type="string">
            <text:p>LBX</text:p>
          </table:table-cell>
          <table:table-cell office:value-type="float" office:value="33" calcext:value-type="float">
            <text:p>33</text:p>
          </table:table-cell>
          <table:table-cell table:formula="of:=RIGHT(&quot;000&quot;&amp;[.E34];3)" office:value-type="string" office:string-value="033" calcext:value-type="string">
            <text:p>033</text:p>
          </table:table-cell>
          <table:table-cell table:formula="of:=&quot;&quot;&quot;&quot;&amp;[.B34]&amp;&quot;&quot;&quot;&quot;" office:value-type="string" office:string-value="&quot;FIGURE11.LBX&quot;" calcext:value-type="string">
            <text:p>"FIGURE11.LBX"</text:p>
          </table:table-cell>
          <table:table-cell table:formula="of:=&quot;&quot;&quot;&quot;&amp;[.B34]&amp;&quot;&quot;&quot;&quot;&amp;&quot;,&quot;" office:value-type="string" office:string-value="&quot;FIGURE11.LBX&quot;," calcext:value-type="string">
            <text:p>"FIGURE11.LBX",</text:p>
          </table:table-cell>
          <table:table-cell table:formula="of:=[.C34]&amp;&quot;_&quot;&amp;[.D34]&amp;&quot;,&quot;" office:value-type="string" office:string-value="FIGURE11_LBX," calcext:value-type="string">
            <text:p>FIGURE11_LBX,</text:p>
          </table:table-cell>
          <table:table-cell table:formula="of:=[.K34]&amp;&quot; &quot;&amp;&quot;(strcmp(&quot;&amp;[.$L$2]&amp;&quot;, &quot;&amp;&quot;&quot;&quot;&quot;&amp;[.B34]&amp;&quot;&quot;&quot;&quot;&amp;&quot;) == 0) { }&quot;" office:value-type="string" office:string-value="else if (strcmp(LbxFileName, &quot;FIGURE11.LBX&quot;) == 0) { }" calcext:value-type="string">
            <text:p>else if (strcmp(LbxFileName, "FIGURE11.LBX") == 0) { }</text:p>
          </table:table-cell>
          <table:table-cell table:formula="of:=IF(ROW([.B34])=2;&quot;if&quot;;IF(ROW([.B34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34]&amp;&quot; &quot;&amp;&quot;(strcmp(&quot;&amp;[.$L$2]&amp;&quot;, &quot;&amp;&quot;&quot;&quot;&quot;&amp;[.B34]&amp;&quot;&quot;&quot;&quot;&amp;&quot;) == 0) { palette_number = &quot;&amp;[.A34]&amp;&quot;; }&quot;" office:value-type="string" office:string-value="else if (strcmp(LbxFileName, &quot;FIGURE11.LBX&quot;) == 0) { palette_number = 0; }" calcext:value-type="string">
            <text:p>else if (strcmp(LbxFileName, "FIGURE11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GURE12.LBX</text:p>
          </table:table-cell>
          <table:table-cell table:formula="of:=LEFT([.B35];SEARCH(&quot;.&quot;;[.B35];1)-1)" office:value-type="string" office:string-value="FIGURE12" calcext:value-type="string">
            <text:p>FIGURE12</text:p>
          </table:table-cell>
          <table:table-cell table:formula="of:=RIGHT([.B35];LEN([.B35])-SEARCH(&quot;.&quot;;[.B35];1))" office:value-type="string" office:string-value="LBX" calcext:value-type="string">
            <text:p>LBX</text:p>
          </table:table-cell>
          <table:table-cell office:value-type="float" office:value="34" calcext:value-type="float">
            <text:p>34</text:p>
          </table:table-cell>
          <table:table-cell table:formula="of:=RIGHT(&quot;000&quot;&amp;[.E35];3)" office:value-type="string" office:string-value="034" calcext:value-type="string">
            <text:p>034</text:p>
          </table:table-cell>
          <table:table-cell table:formula="of:=&quot;&quot;&quot;&quot;&amp;[.B35]&amp;&quot;&quot;&quot;&quot;" office:value-type="string" office:string-value="&quot;FIGURE12.LBX&quot;" calcext:value-type="string">
            <text:p>"FIGURE12.LBX"</text:p>
          </table:table-cell>
          <table:table-cell table:formula="of:=&quot;&quot;&quot;&quot;&amp;[.B35]&amp;&quot;&quot;&quot;&quot;&amp;&quot;,&quot;" office:value-type="string" office:string-value="&quot;FIGURE12.LBX&quot;," calcext:value-type="string">
            <text:p>"FIGURE12.LBX",</text:p>
          </table:table-cell>
          <table:table-cell table:formula="of:=[.C35]&amp;&quot;_&quot;&amp;[.D35]&amp;&quot;,&quot;" office:value-type="string" office:string-value="FIGURE12_LBX," calcext:value-type="string">
            <text:p>FIGURE12_LBX,</text:p>
          </table:table-cell>
          <table:table-cell table:formula="of:=[.K35]&amp;&quot; &quot;&amp;&quot;(strcmp(&quot;&amp;[.$L$2]&amp;&quot;, &quot;&amp;&quot;&quot;&quot;&quot;&amp;[.B35]&amp;&quot;&quot;&quot;&quot;&amp;&quot;) == 0) { }&quot;" office:value-type="string" office:string-value="else if (strcmp(LbxFileName, &quot;FIGURE12.LBX&quot;) == 0) { }" calcext:value-type="string">
            <text:p>else if (strcmp(LbxFileName, "FIGURE12.LBX") == 0) { }</text:p>
          </table:table-cell>
          <table:table-cell table:formula="of:=IF(ROW([.B35])=2;&quot;if&quot;;IF(ROW([.B35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35]&amp;&quot; &quot;&amp;&quot;(strcmp(&quot;&amp;[.$L$2]&amp;&quot;, &quot;&amp;&quot;&quot;&quot;&quot;&amp;[.B35]&amp;&quot;&quot;&quot;&quot;&amp;&quot;) == 0) { palette_number = &quot;&amp;[.A35]&amp;&quot;; }&quot;" office:value-type="string" office:string-value="else if (strcmp(LbxFileName, &quot;FIGURE12.LBX&quot;) == 0) { palette_number = 0; }" calcext:value-type="string">
            <text:p>else if (strcmp(LbxFileName, "FIGURE12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GURE13.LBX</text:p>
          </table:table-cell>
          <table:table-cell table:formula="of:=LEFT([.B36];SEARCH(&quot;.&quot;;[.B36];1)-1)" office:value-type="string" office:string-value="FIGURE13" calcext:value-type="string">
            <text:p>FIGURE13</text:p>
          </table:table-cell>
          <table:table-cell table:formula="of:=RIGHT([.B36];LEN([.B36])-SEARCH(&quot;.&quot;;[.B36];1))" office:value-type="string" office:string-value="LBX" calcext:value-type="string">
            <text:p>LBX</text:p>
          </table:table-cell>
          <table:table-cell office:value-type="float" office:value="35" calcext:value-type="float">
            <text:p>35</text:p>
          </table:table-cell>
          <table:table-cell table:formula="of:=RIGHT(&quot;000&quot;&amp;[.E36];3)" office:value-type="string" office:string-value="035" calcext:value-type="string">
            <text:p>035</text:p>
          </table:table-cell>
          <table:table-cell table:formula="of:=&quot;&quot;&quot;&quot;&amp;[.B36]&amp;&quot;&quot;&quot;&quot;" office:value-type="string" office:string-value="&quot;FIGURE13.LBX&quot;" calcext:value-type="string">
            <text:p>"FIGURE13.LBX"</text:p>
          </table:table-cell>
          <table:table-cell table:formula="of:=&quot;&quot;&quot;&quot;&amp;[.B36]&amp;&quot;&quot;&quot;&quot;&amp;&quot;,&quot;" office:value-type="string" office:string-value="&quot;FIGURE13.LBX&quot;," calcext:value-type="string">
            <text:p>"FIGURE13.LBX",</text:p>
          </table:table-cell>
          <table:table-cell table:formula="of:=[.C36]&amp;&quot;_&quot;&amp;[.D36]&amp;&quot;,&quot;" office:value-type="string" office:string-value="FIGURE13_LBX," calcext:value-type="string">
            <text:p>FIGURE13_LBX,</text:p>
          </table:table-cell>
          <table:table-cell table:formula="of:=[.K36]&amp;&quot; &quot;&amp;&quot;(strcmp(&quot;&amp;[.$L$2]&amp;&quot;, &quot;&amp;&quot;&quot;&quot;&quot;&amp;[.B36]&amp;&quot;&quot;&quot;&quot;&amp;&quot;) == 0) { }&quot;" office:value-type="string" office:string-value="else if (strcmp(LbxFileName, &quot;FIGURE13.LBX&quot;) == 0) { }" calcext:value-type="string">
            <text:p>else if (strcmp(LbxFileName, "FIGURE13.LBX") == 0) { }</text:p>
          </table:table-cell>
          <table:table-cell table:formula="of:=IF(ROW([.B36])=2;&quot;if&quot;;IF(ROW([.B36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36]&amp;&quot; &quot;&amp;&quot;(strcmp(&quot;&amp;[.$L$2]&amp;&quot;, &quot;&amp;&quot;&quot;&quot;&quot;&amp;[.B36]&amp;&quot;&quot;&quot;&quot;&amp;&quot;) == 0) { palette_number = &quot;&amp;[.A36]&amp;&quot;; }&quot;" office:value-type="string" office:string-value="else if (strcmp(LbxFileName, &quot;FIGURE13.LBX&quot;) == 0) { palette_number = 0; }" calcext:value-type="string">
            <text:p>else if (strcmp(LbxFileName, "FIGURE13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GURE14.LBX</text:p>
          </table:table-cell>
          <table:table-cell table:formula="of:=LEFT([.B37];SEARCH(&quot;.&quot;;[.B37];1)-1)" office:value-type="string" office:string-value="FIGURE14" calcext:value-type="string">
            <text:p>FIGURE14</text:p>
          </table:table-cell>
          <table:table-cell table:formula="of:=RIGHT([.B37];LEN([.B37])-SEARCH(&quot;.&quot;;[.B37];1))" office:value-type="string" office:string-value="LBX" calcext:value-type="string">
            <text:p>LBX</text:p>
          </table:table-cell>
          <table:table-cell office:value-type="float" office:value="36" calcext:value-type="float">
            <text:p>36</text:p>
          </table:table-cell>
          <table:table-cell table:formula="of:=RIGHT(&quot;000&quot;&amp;[.E37];3)" office:value-type="string" office:string-value="036" calcext:value-type="string">
            <text:p>036</text:p>
          </table:table-cell>
          <table:table-cell table:formula="of:=&quot;&quot;&quot;&quot;&amp;[.B37]&amp;&quot;&quot;&quot;&quot;" office:value-type="string" office:string-value="&quot;FIGURE14.LBX&quot;" calcext:value-type="string">
            <text:p>"FIGURE14.LBX"</text:p>
          </table:table-cell>
          <table:table-cell table:formula="of:=&quot;&quot;&quot;&quot;&amp;[.B37]&amp;&quot;&quot;&quot;&quot;&amp;&quot;,&quot;" office:value-type="string" office:string-value="&quot;FIGURE14.LBX&quot;," calcext:value-type="string">
            <text:p>"FIGURE14.LBX",</text:p>
          </table:table-cell>
          <table:table-cell table:formula="of:=[.C37]&amp;&quot;_&quot;&amp;[.D37]&amp;&quot;,&quot;" office:value-type="string" office:string-value="FIGURE14_LBX," calcext:value-type="string">
            <text:p>FIGURE14_LBX,</text:p>
          </table:table-cell>
          <table:table-cell table:formula="of:=[.K37]&amp;&quot; &quot;&amp;&quot;(strcmp(&quot;&amp;[.$L$2]&amp;&quot;, &quot;&amp;&quot;&quot;&quot;&quot;&amp;[.B37]&amp;&quot;&quot;&quot;&quot;&amp;&quot;) == 0) { }&quot;" office:value-type="string" office:string-value="else if (strcmp(LbxFileName, &quot;FIGURE14.LBX&quot;) == 0) { }" calcext:value-type="string">
            <text:p>else if (strcmp(LbxFileName, "FIGURE14.LBX") == 0) { }</text:p>
          </table:table-cell>
          <table:table-cell table:formula="of:=IF(ROW([.B37])=2;&quot;if&quot;;IF(ROW([.B37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37]&amp;&quot; &quot;&amp;&quot;(strcmp(&quot;&amp;[.$L$2]&amp;&quot;, &quot;&amp;&quot;&quot;&quot;&quot;&amp;[.B37]&amp;&quot;&quot;&quot;&quot;&amp;&quot;) == 0) { palette_number = &quot;&amp;[.A37]&amp;&quot;; }&quot;" office:value-type="string" office:string-value="else if (strcmp(LbxFileName, &quot;FIGURE14.LBX&quot;) == 0) { palette_number = 0; }" calcext:value-type="string">
            <text:p>else if (strcmp(LbxFileName, "FIGURE14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GURE15.LBX</text:p>
          </table:table-cell>
          <table:table-cell table:formula="of:=LEFT([.B38];SEARCH(&quot;.&quot;;[.B38];1)-1)" office:value-type="string" office:string-value="FIGURE15" calcext:value-type="string">
            <text:p>FIGURE15</text:p>
          </table:table-cell>
          <table:table-cell table:formula="of:=RIGHT([.B38];LEN([.B38])-SEARCH(&quot;.&quot;;[.B38];1))" office:value-type="string" office:string-value="LBX" calcext:value-type="string">
            <text:p>LBX</text:p>
          </table:table-cell>
          <table:table-cell office:value-type="float" office:value="37" calcext:value-type="float">
            <text:p>37</text:p>
          </table:table-cell>
          <table:table-cell table:formula="of:=RIGHT(&quot;000&quot;&amp;[.E38];3)" office:value-type="string" office:string-value="037" calcext:value-type="string">
            <text:p>037</text:p>
          </table:table-cell>
          <table:table-cell table:formula="of:=&quot;&quot;&quot;&quot;&amp;[.B38]&amp;&quot;&quot;&quot;&quot;" office:value-type="string" office:string-value="&quot;FIGURE15.LBX&quot;" calcext:value-type="string">
            <text:p>"FIGURE15.LBX"</text:p>
          </table:table-cell>
          <table:table-cell table:formula="of:=&quot;&quot;&quot;&quot;&amp;[.B38]&amp;&quot;&quot;&quot;&quot;&amp;&quot;,&quot;" office:value-type="string" office:string-value="&quot;FIGURE15.LBX&quot;," calcext:value-type="string">
            <text:p>"FIGURE15.LBX",</text:p>
          </table:table-cell>
          <table:table-cell table:formula="of:=[.C38]&amp;&quot;_&quot;&amp;[.D38]&amp;&quot;,&quot;" office:value-type="string" office:string-value="FIGURE15_LBX," calcext:value-type="string">
            <text:p>FIGURE15_LBX,</text:p>
          </table:table-cell>
          <table:table-cell table:formula="of:=[.K38]&amp;&quot; &quot;&amp;&quot;(strcmp(&quot;&amp;[.$L$2]&amp;&quot;, &quot;&amp;&quot;&quot;&quot;&quot;&amp;[.B38]&amp;&quot;&quot;&quot;&quot;&amp;&quot;) == 0) { }&quot;" office:value-type="string" office:string-value="else if (strcmp(LbxFileName, &quot;FIGURE15.LBX&quot;) == 0) { }" calcext:value-type="string">
            <text:p>else if (strcmp(LbxFileName, "FIGURE15.LBX") == 0) { }</text:p>
          </table:table-cell>
          <table:table-cell table:formula="of:=IF(ROW([.B38])=2;&quot;if&quot;;IF(ROW([.B38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38]&amp;&quot; &quot;&amp;&quot;(strcmp(&quot;&amp;[.$L$2]&amp;&quot;, &quot;&amp;&quot;&quot;&quot;&quot;&amp;[.B38]&amp;&quot;&quot;&quot;&quot;&amp;&quot;) == 0) { palette_number = &quot;&amp;[.A38]&amp;&quot;; }&quot;" office:value-type="string" office:string-value="else if (strcmp(LbxFileName, &quot;FIGURE15.LBX&quot;) == 0) { palette_number = 0; }" calcext:value-type="string">
            <text:p>else if (strcmp(LbxFileName, "FIGURE15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GURE16.LBX</text:p>
          </table:table-cell>
          <table:table-cell table:formula="of:=LEFT([.B39];SEARCH(&quot;.&quot;;[.B39];1)-1)" office:value-type="string" office:string-value="FIGURE16" calcext:value-type="string">
            <text:p>FIGURE16</text:p>
          </table:table-cell>
          <table:table-cell table:formula="of:=RIGHT([.B39];LEN([.B39])-SEARCH(&quot;.&quot;;[.B39];1))" office:value-type="string" office:string-value="LBX" calcext:value-type="string">
            <text:p>LBX</text:p>
          </table:table-cell>
          <table:table-cell office:value-type="float" office:value="38" calcext:value-type="float">
            <text:p>38</text:p>
          </table:table-cell>
          <table:table-cell table:formula="of:=RIGHT(&quot;000&quot;&amp;[.E39];3)" office:value-type="string" office:string-value="038" calcext:value-type="string">
            <text:p>038</text:p>
          </table:table-cell>
          <table:table-cell table:formula="of:=&quot;&quot;&quot;&quot;&amp;[.B39]&amp;&quot;&quot;&quot;&quot;" office:value-type="string" office:string-value="&quot;FIGURE16.LBX&quot;" calcext:value-type="string">
            <text:p>"FIGURE16.LBX"</text:p>
          </table:table-cell>
          <table:table-cell table:formula="of:=&quot;&quot;&quot;&quot;&amp;[.B39]&amp;&quot;&quot;&quot;&quot;&amp;&quot;,&quot;" office:value-type="string" office:string-value="&quot;FIGURE16.LBX&quot;," calcext:value-type="string">
            <text:p>"FIGURE16.LBX",</text:p>
          </table:table-cell>
          <table:table-cell table:formula="of:=[.C39]&amp;&quot;_&quot;&amp;[.D39]&amp;&quot;,&quot;" office:value-type="string" office:string-value="FIGURE16_LBX," calcext:value-type="string">
            <text:p>FIGURE16_LBX,</text:p>
          </table:table-cell>
          <table:table-cell table:formula="of:=[.K39]&amp;&quot; &quot;&amp;&quot;(strcmp(&quot;&amp;[.$L$2]&amp;&quot;, &quot;&amp;&quot;&quot;&quot;&quot;&amp;[.B39]&amp;&quot;&quot;&quot;&quot;&amp;&quot;) == 0) { }&quot;" office:value-type="string" office:string-value="else if (strcmp(LbxFileName, &quot;FIGURE16.LBX&quot;) == 0) { }" calcext:value-type="string">
            <text:p>else if (strcmp(LbxFileName, "FIGURE16.LBX") == 0) { }</text:p>
          </table:table-cell>
          <table:table-cell table:formula="of:=IF(ROW([.B39])=2;&quot;if&quot;;IF(ROW([.B39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39]&amp;&quot; &quot;&amp;&quot;(strcmp(&quot;&amp;[.$L$2]&amp;&quot;, &quot;&amp;&quot;&quot;&quot;&quot;&amp;[.B39]&amp;&quot;&quot;&quot;&quot;&amp;&quot;) == 0) { palette_number = &quot;&amp;[.A39]&amp;&quot;; }&quot;" office:value-type="string" office:string-value="else if (strcmp(LbxFileName, &quot;FIGURE16.LBX&quot;) == 0) { palette_number = 0; }" calcext:value-type="string">
            <text:p>else if (strcmp(LbxFileName, "FIGURE16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GURES1.LBX</text:p>
          </table:table-cell>
          <table:table-cell table:formula="of:=LEFT([.B40];SEARCH(&quot;.&quot;;[.B40];1)-1)" office:value-type="string" office:string-value="FIGURES1" calcext:value-type="string">
            <text:p>FIGURES1</text:p>
          </table:table-cell>
          <table:table-cell table:formula="of:=RIGHT([.B40];LEN([.B40])-SEARCH(&quot;.&quot;;[.B40];1))" office:value-type="string" office:string-value="LBX" calcext:value-type="string">
            <text:p>LBX</text:p>
          </table:table-cell>
          <table:table-cell office:value-type="float" office:value="39" calcext:value-type="float">
            <text:p>39</text:p>
          </table:table-cell>
          <table:table-cell table:formula="of:=RIGHT(&quot;000&quot;&amp;[.E40];3)" office:value-type="string" office:string-value="039" calcext:value-type="string">
            <text:p>039</text:p>
          </table:table-cell>
          <table:table-cell table:formula="of:=&quot;&quot;&quot;&quot;&amp;[.B40]&amp;&quot;&quot;&quot;&quot;" office:value-type="string" office:string-value="&quot;FIGURES1.LBX&quot;" calcext:value-type="string">
            <text:p>"FIGURES1.LBX"</text:p>
          </table:table-cell>
          <table:table-cell table:formula="of:=&quot;&quot;&quot;&quot;&amp;[.B40]&amp;&quot;&quot;&quot;&quot;&amp;&quot;,&quot;" office:value-type="string" office:string-value="&quot;FIGURES1.LBX&quot;," calcext:value-type="string">
            <text:p>"FIGURES1.LBX",</text:p>
          </table:table-cell>
          <table:table-cell table:formula="of:=[.C40]&amp;&quot;_&quot;&amp;[.D40]&amp;&quot;,&quot;" office:value-type="string" office:string-value="FIGURES1_LBX," calcext:value-type="string">
            <text:p>FIGURES1_LBX,</text:p>
          </table:table-cell>
          <table:table-cell table:formula="of:=[.K40]&amp;&quot; &quot;&amp;&quot;(strcmp(&quot;&amp;[.$L$2]&amp;&quot;, &quot;&amp;&quot;&quot;&quot;&quot;&amp;[.B40]&amp;&quot;&quot;&quot;&quot;&amp;&quot;) == 0) { }&quot;" office:value-type="string" office:string-value="else if (strcmp(LbxFileName, &quot;FIGURES1.LBX&quot;) == 0) { }" calcext:value-type="string">
            <text:p>else if (strcmp(LbxFileName, "FIGURES1.LBX") == 0) { }</text:p>
          </table:table-cell>
          <table:table-cell table:formula="of:=IF(ROW([.B40])=2;&quot;if&quot;;IF(ROW([.B40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40]&amp;&quot; &quot;&amp;&quot;(strcmp(&quot;&amp;[.$L$2]&amp;&quot;, &quot;&amp;&quot;&quot;&quot;&quot;&amp;[.B40]&amp;&quot;&quot;&quot;&quot;&amp;&quot;) == 0) { palette_number = &quot;&amp;[.A40]&amp;&quot;; }&quot;" office:value-type="string" office:string-value="else if (strcmp(LbxFileName, &quot;FIGURES1.LBX&quot;) == 0) { palette_number = 0; }" calcext:value-type="string">
            <text:p>else if (strcmp(LbxFileName, "FIGURES1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GURES2.LBX</text:p>
          </table:table-cell>
          <table:table-cell table:formula="of:=LEFT([.B41];SEARCH(&quot;.&quot;;[.B41];1)-1)" office:value-type="string" office:string-value="FIGURES2" calcext:value-type="string">
            <text:p>FIGURES2</text:p>
          </table:table-cell>
          <table:table-cell table:formula="of:=RIGHT([.B41];LEN([.B41])-SEARCH(&quot;.&quot;;[.B41];1))" office:value-type="string" office:string-value="LBX" calcext:value-type="string">
            <text:p>LBX</text:p>
          </table:table-cell>
          <table:table-cell office:value-type="float" office:value="40" calcext:value-type="float">
            <text:p>40</text:p>
          </table:table-cell>
          <table:table-cell table:formula="of:=RIGHT(&quot;000&quot;&amp;[.E41];3)" office:value-type="string" office:string-value="040" calcext:value-type="string">
            <text:p>040</text:p>
          </table:table-cell>
          <table:table-cell table:formula="of:=&quot;&quot;&quot;&quot;&amp;[.B41]&amp;&quot;&quot;&quot;&quot;" office:value-type="string" office:string-value="&quot;FIGURES2.LBX&quot;" calcext:value-type="string">
            <text:p>"FIGURES2.LBX"</text:p>
          </table:table-cell>
          <table:table-cell table:formula="of:=&quot;&quot;&quot;&quot;&amp;[.B41]&amp;&quot;&quot;&quot;&quot;&amp;&quot;,&quot;" office:value-type="string" office:string-value="&quot;FIGURES2.LBX&quot;," calcext:value-type="string">
            <text:p>"FIGURES2.LBX",</text:p>
          </table:table-cell>
          <table:table-cell table:formula="of:=[.C41]&amp;&quot;_&quot;&amp;[.D41]&amp;&quot;,&quot;" office:value-type="string" office:string-value="FIGURES2_LBX," calcext:value-type="string">
            <text:p>FIGURES2_LBX,</text:p>
          </table:table-cell>
          <table:table-cell table:formula="of:=[.K41]&amp;&quot; &quot;&amp;&quot;(strcmp(&quot;&amp;[.$L$2]&amp;&quot;, &quot;&amp;&quot;&quot;&quot;&quot;&amp;[.B41]&amp;&quot;&quot;&quot;&quot;&amp;&quot;) == 0) { }&quot;" office:value-type="string" office:string-value="else if (strcmp(LbxFileName, &quot;FIGURES2.LBX&quot;) == 0) { }" calcext:value-type="string">
            <text:p>else if (strcmp(LbxFileName, "FIGURES2.LBX") == 0) { }</text:p>
          </table:table-cell>
          <table:table-cell table:formula="of:=IF(ROW([.B41])=2;&quot;if&quot;;IF(ROW([.B41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41]&amp;&quot; &quot;&amp;&quot;(strcmp(&quot;&amp;[.$L$2]&amp;&quot;, &quot;&amp;&quot;&quot;&quot;&quot;&amp;[.B41]&amp;&quot;&quot;&quot;&quot;&amp;&quot;) == 0) { palette_number = &quot;&amp;[.A41]&amp;&quot;; }&quot;" office:value-type="string" office:string-value="else if (strcmp(LbxFileName, &quot;FIGURES2.LBX&quot;) == 0) { palette_number = 0; }" calcext:value-type="string">
            <text:p>else if (strcmp(LbxFileName, "FIGURES2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GURES3.LBX</text:p>
          </table:table-cell>
          <table:table-cell table:formula="of:=LEFT([.B42];SEARCH(&quot;.&quot;;[.B42];1)-1)" office:value-type="string" office:string-value="FIGURES3" calcext:value-type="string">
            <text:p>FIGURES3</text:p>
          </table:table-cell>
          <table:table-cell table:formula="of:=RIGHT([.B42];LEN([.B42])-SEARCH(&quot;.&quot;;[.B42];1))" office:value-type="string" office:string-value="LBX" calcext:value-type="string">
            <text:p>LBX</text:p>
          </table:table-cell>
          <table:table-cell office:value-type="float" office:value="41" calcext:value-type="float">
            <text:p>41</text:p>
          </table:table-cell>
          <table:table-cell table:formula="of:=RIGHT(&quot;000&quot;&amp;[.E42];3)" office:value-type="string" office:string-value="041" calcext:value-type="string">
            <text:p>041</text:p>
          </table:table-cell>
          <table:table-cell table:formula="of:=&quot;&quot;&quot;&quot;&amp;[.B42]&amp;&quot;&quot;&quot;&quot;" office:value-type="string" office:string-value="&quot;FIGURES3.LBX&quot;" calcext:value-type="string">
            <text:p>"FIGURES3.LBX"</text:p>
          </table:table-cell>
          <table:table-cell table:formula="of:=&quot;&quot;&quot;&quot;&amp;[.B42]&amp;&quot;&quot;&quot;&quot;&amp;&quot;,&quot;" office:value-type="string" office:string-value="&quot;FIGURES3.LBX&quot;," calcext:value-type="string">
            <text:p>"FIGURES3.LBX",</text:p>
          </table:table-cell>
          <table:table-cell table:formula="of:=[.C42]&amp;&quot;_&quot;&amp;[.D42]&amp;&quot;,&quot;" office:value-type="string" office:string-value="FIGURES3_LBX," calcext:value-type="string">
            <text:p>FIGURES3_LBX,</text:p>
          </table:table-cell>
          <table:table-cell table:formula="of:=[.K42]&amp;&quot; &quot;&amp;&quot;(strcmp(&quot;&amp;[.$L$2]&amp;&quot;, &quot;&amp;&quot;&quot;&quot;&quot;&amp;[.B42]&amp;&quot;&quot;&quot;&quot;&amp;&quot;) == 0) { }&quot;" office:value-type="string" office:string-value="else if (strcmp(LbxFileName, &quot;FIGURES3.LBX&quot;) == 0) { }" calcext:value-type="string">
            <text:p>else if (strcmp(LbxFileName, "FIGURES3.LBX") == 0) { }</text:p>
          </table:table-cell>
          <table:table-cell table:formula="of:=IF(ROW([.B42])=2;&quot;if&quot;;IF(ROW([.B42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42]&amp;&quot; &quot;&amp;&quot;(strcmp(&quot;&amp;[.$L$2]&amp;&quot;, &quot;&amp;&quot;&quot;&quot;&quot;&amp;[.B42]&amp;&quot;&quot;&quot;&quot;&amp;&quot;) == 0) { palette_number = &quot;&amp;[.A42]&amp;&quot;; }&quot;" office:value-type="string" office:string-value="else if (strcmp(LbxFileName, &quot;FIGURES3.LBX&quot;) == 0) { palette_number = 0; }" calcext:value-type="string">
            <text:p>else if (strcmp(LbxFileName, "FIGURES3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GURES4.LBX</text:p>
          </table:table-cell>
          <table:table-cell table:formula="of:=LEFT([.B43];SEARCH(&quot;.&quot;;[.B43];1)-1)" office:value-type="string" office:string-value="FIGURES4" calcext:value-type="string">
            <text:p>FIGURES4</text:p>
          </table:table-cell>
          <table:table-cell table:formula="of:=RIGHT([.B43];LEN([.B43])-SEARCH(&quot;.&quot;;[.B43];1))" office:value-type="string" office:string-value="LBX" calcext:value-type="string">
            <text:p>LBX</text:p>
          </table:table-cell>
          <table:table-cell office:value-type="float" office:value="42" calcext:value-type="float">
            <text:p>42</text:p>
          </table:table-cell>
          <table:table-cell table:formula="of:=RIGHT(&quot;000&quot;&amp;[.E43];3)" office:value-type="string" office:string-value="042" calcext:value-type="string">
            <text:p>042</text:p>
          </table:table-cell>
          <table:table-cell table:formula="of:=&quot;&quot;&quot;&quot;&amp;[.B43]&amp;&quot;&quot;&quot;&quot;" office:value-type="string" office:string-value="&quot;FIGURES4.LBX&quot;" calcext:value-type="string">
            <text:p>"FIGURES4.LBX"</text:p>
          </table:table-cell>
          <table:table-cell table:formula="of:=&quot;&quot;&quot;&quot;&amp;[.B43]&amp;&quot;&quot;&quot;&quot;&amp;&quot;,&quot;" office:value-type="string" office:string-value="&quot;FIGURES4.LBX&quot;," calcext:value-type="string">
            <text:p>"FIGURES4.LBX",</text:p>
          </table:table-cell>
          <table:table-cell table:formula="of:=[.C43]&amp;&quot;_&quot;&amp;[.D43]&amp;&quot;,&quot;" office:value-type="string" office:string-value="FIGURES4_LBX," calcext:value-type="string">
            <text:p>FIGURES4_LBX,</text:p>
          </table:table-cell>
          <table:table-cell table:formula="of:=[.K43]&amp;&quot; &quot;&amp;&quot;(strcmp(&quot;&amp;[.$L$2]&amp;&quot;, &quot;&amp;&quot;&quot;&quot;&quot;&amp;[.B43]&amp;&quot;&quot;&quot;&quot;&amp;&quot;) == 0) { }&quot;" office:value-type="string" office:string-value="else if (strcmp(LbxFileName, &quot;FIGURES4.LBX&quot;) == 0) { }" calcext:value-type="string">
            <text:p>else if (strcmp(LbxFileName, "FIGURES4.LBX") == 0) { }</text:p>
          </table:table-cell>
          <table:table-cell table:formula="of:=IF(ROW([.B43])=2;&quot;if&quot;;IF(ROW([.B43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43]&amp;&quot; &quot;&amp;&quot;(strcmp(&quot;&amp;[.$L$2]&amp;&quot;, &quot;&amp;&quot;&quot;&quot;&quot;&amp;[.B43]&amp;&quot;&quot;&quot;&quot;&amp;&quot;) == 0) { palette_number = &quot;&amp;[.A43]&amp;&quot;; }&quot;" office:value-type="string" office:string-value="else if (strcmp(LbxFileName, &quot;FIGURES4.LBX&quot;) == 0) { palette_number = 0; }" calcext:value-type="string">
            <text:p>else if (strcmp(LbxFileName, "FIGURES4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GURES5.LBX</text:p>
          </table:table-cell>
          <table:table-cell table:formula="of:=LEFT([.B44];SEARCH(&quot;.&quot;;[.B44];1)-1)" office:value-type="string" office:string-value="FIGURES5" calcext:value-type="string">
            <text:p>FIGURES5</text:p>
          </table:table-cell>
          <table:table-cell table:formula="of:=RIGHT([.B44];LEN([.B44])-SEARCH(&quot;.&quot;;[.B44];1))" office:value-type="string" office:string-value="LBX" calcext:value-type="string">
            <text:p>LBX</text:p>
          </table:table-cell>
          <table:table-cell office:value-type="float" office:value="43" calcext:value-type="float">
            <text:p>43</text:p>
          </table:table-cell>
          <table:table-cell table:formula="of:=RIGHT(&quot;000&quot;&amp;[.E44];3)" office:value-type="string" office:string-value="043" calcext:value-type="string">
            <text:p>043</text:p>
          </table:table-cell>
          <table:table-cell table:formula="of:=&quot;&quot;&quot;&quot;&amp;[.B44]&amp;&quot;&quot;&quot;&quot;" office:value-type="string" office:string-value="&quot;FIGURES5.LBX&quot;" calcext:value-type="string">
            <text:p>"FIGURES5.LBX"</text:p>
          </table:table-cell>
          <table:table-cell table:formula="of:=&quot;&quot;&quot;&quot;&amp;[.B44]&amp;&quot;&quot;&quot;&quot;&amp;&quot;,&quot;" office:value-type="string" office:string-value="&quot;FIGURES5.LBX&quot;," calcext:value-type="string">
            <text:p>"FIGURES5.LBX",</text:p>
          </table:table-cell>
          <table:table-cell table:formula="of:=[.C44]&amp;&quot;_&quot;&amp;[.D44]&amp;&quot;,&quot;" office:value-type="string" office:string-value="FIGURES5_LBX," calcext:value-type="string">
            <text:p>FIGURES5_LBX,</text:p>
          </table:table-cell>
          <table:table-cell table:formula="of:=[.K44]&amp;&quot; &quot;&amp;&quot;(strcmp(&quot;&amp;[.$L$2]&amp;&quot;, &quot;&amp;&quot;&quot;&quot;&quot;&amp;[.B44]&amp;&quot;&quot;&quot;&quot;&amp;&quot;) == 0) { }&quot;" office:value-type="string" office:string-value="else if (strcmp(LbxFileName, &quot;FIGURES5.LBX&quot;) == 0) { }" calcext:value-type="string">
            <text:p>else if (strcmp(LbxFileName, "FIGURES5.LBX") == 0) { }</text:p>
          </table:table-cell>
          <table:table-cell table:formula="of:=IF(ROW([.B44])=2;&quot;if&quot;;IF(ROW([.B44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44]&amp;&quot; &quot;&amp;&quot;(strcmp(&quot;&amp;[.$L$2]&amp;&quot;, &quot;&amp;&quot;&quot;&quot;&quot;&amp;[.B44]&amp;&quot;&quot;&quot;&quot;&amp;&quot;) == 0) { palette_number = &quot;&amp;[.A44]&amp;&quot;; }&quot;" office:value-type="string" office:string-value="else if (strcmp(LbxFileName, &quot;FIGURES5.LBX&quot;) == 0) { palette_number = 0; }" calcext:value-type="string">
            <text:p>else if (strcmp(LbxFileName, "FIGURES5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GURES6.LBX</text:p>
          </table:table-cell>
          <table:table-cell table:formula="of:=LEFT([.B45];SEARCH(&quot;.&quot;;[.B45];1)-1)" office:value-type="string" office:string-value="FIGURES6" calcext:value-type="string">
            <text:p>FIGURES6</text:p>
          </table:table-cell>
          <table:table-cell table:formula="of:=RIGHT([.B45];LEN([.B45])-SEARCH(&quot;.&quot;;[.B45];1))" office:value-type="string" office:string-value="LBX" calcext:value-type="string">
            <text:p>LBX</text:p>
          </table:table-cell>
          <table:table-cell office:value-type="float" office:value="44" calcext:value-type="float">
            <text:p>44</text:p>
          </table:table-cell>
          <table:table-cell table:formula="of:=RIGHT(&quot;000&quot;&amp;[.E45];3)" office:value-type="string" office:string-value="044" calcext:value-type="string">
            <text:p>044</text:p>
          </table:table-cell>
          <table:table-cell table:formula="of:=&quot;&quot;&quot;&quot;&amp;[.B45]&amp;&quot;&quot;&quot;&quot;" office:value-type="string" office:string-value="&quot;FIGURES6.LBX&quot;" calcext:value-type="string">
            <text:p>"FIGURES6.LBX"</text:p>
          </table:table-cell>
          <table:table-cell table:formula="of:=&quot;&quot;&quot;&quot;&amp;[.B45]&amp;&quot;&quot;&quot;&quot;&amp;&quot;,&quot;" office:value-type="string" office:string-value="&quot;FIGURES6.LBX&quot;," calcext:value-type="string">
            <text:p>"FIGURES6.LBX",</text:p>
          </table:table-cell>
          <table:table-cell table:formula="of:=[.C45]&amp;&quot;_&quot;&amp;[.D45]&amp;&quot;,&quot;" office:value-type="string" office:string-value="FIGURES6_LBX," calcext:value-type="string">
            <text:p>FIGURES6_LBX,</text:p>
          </table:table-cell>
          <table:table-cell table:formula="of:=[.K45]&amp;&quot; &quot;&amp;&quot;(strcmp(&quot;&amp;[.$L$2]&amp;&quot;, &quot;&amp;&quot;&quot;&quot;&quot;&amp;[.B45]&amp;&quot;&quot;&quot;&quot;&amp;&quot;) == 0) { }&quot;" office:value-type="string" office:string-value="else if (strcmp(LbxFileName, &quot;FIGURES6.LBX&quot;) == 0) { }" calcext:value-type="string">
            <text:p>else if (strcmp(LbxFileName, "FIGURES6.LBX") == 0) { }</text:p>
          </table:table-cell>
          <table:table-cell table:formula="of:=IF(ROW([.B45])=2;&quot;if&quot;;IF(ROW([.B45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45]&amp;&quot; &quot;&amp;&quot;(strcmp(&quot;&amp;[.$L$2]&amp;&quot;, &quot;&amp;&quot;&quot;&quot;&quot;&amp;[.B45]&amp;&quot;&quot;&quot;&quot;&amp;&quot;) == 0) { palette_number = &quot;&amp;[.A45]&amp;&quot;; }&quot;" office:value-type="string" office:string-value="else if (strcmp(LbxFileName, &quot;FIGURES6.LBX&quot;) == 0) { palette_number = 0; }" calcext:value-type="string">
            <text:p>else if (strcmp(LbxFileName, "FIGURES6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GURES7.LBX</text:p>
          </table:table-cell>
          <table:table-cell table:formula="of:=LEFT([.B46];SEARCH(&quot;.&quot;;[.B46];1)-1)" office:value-type="string" office:string-value="FIGURES7" calcext:value-type="string">
            <text:p>FIGURES7</text:p>
          </table:table-cell>
          <table:table-cell table:formula="of:=RIGHT([.B46];LEN([.B46])-SEARCH(&quot;.&quot;;[.B46];1))" office:value-type="string" office:string-value="LBX" calcext:value-type="string">
            <text:p>LBX</text:p>
          </table:table-cell>
          <table:table-cell office:value-type="float" office:value="45" calcext:value-type="float">
            <text:p>45</text:p>
          </table:table-cell>
          <table:table-cell table:formula="of:=RIGHT(&quot;000&quot;&amp;[.E46];3)" office:value-type="string" office:string-value="045" calcext:value-type="string">
            <text:p>045</text:p>
          </table:table-cell>
          <table:table-cell table:formula="of:=&quot;&quot;&quot;&quot;&amp;[.B46]&amp;&quot;&quot;&quot;&quot;" office:value-type="string" office:string-value="&quot;FIGURES7.LBX&quot;" calcext:value-type="string">
            <text:p>"FIGURES7.LBX"</text:p>
          </table:table-cell>
          <table:table-cell table:formula="of:=&quot;&quot;&quot;&quot;&amp;[.B46]&amp;&quot;&quot;&quot;&quot;&amp;&quot;,&quot;" office:value-type="string" office:string-value="&quot;FIGURES7.LBX&quot;," calcext:value-type="string">
            <text:p>"FIGURES7.LBX",</text:p>
          </table:table-cell>
          <table:table-cell table:formula="of:=[.C46]&amp;&quot;_&quot;&amp;[.D46]&amp;&quot;,&quot;" office:value-type="string" office:string-value="FIGURES7_LBX," calcext:value-type="string">
            <text:p>FIGURES7_LBX,</text:p>
          </table:table-cell>
          <table:table-cell table:formula="of:=[.K46]&amp;&quot; &quot;&amp;&quot;(strcmp(&quot;&amp;[.$L$2]&amp;&quot;, &quot;&amp;&quot;&quot;&quot;&quot;&amp;[.B46]&amp;&quot;&quot;&quot;&quot;&amp;&quot;) == 0) { }&quot;" office:value-type="string" office:string-value="else if (strcmp(LbxFileName, &quot;FIGURES7.LBX&quot;) == 0) { }" calcext:value-type="string">
            <text:p>else if (strcmp(LbxFileName, "FIGURES7.LBX") == 0) { }</text:p>
          </table:table-cell>
          <table:table-cell table:formula="of:=IF(ROW([.B46])=2;&quot;if&quot;;IF(ROW([.B46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46]&amp;&quot; &quot;&amp;&quot;(strcmp(&quot;&amp;[.$L$2]&amp;&quot;, &quot;&amp;&quot;&quot;&quot;&quot;&amp;[.B46]&amp;&quot;&quot;&quot;&quot;&amp;&quot;) == 0) { palette_number = &quot;&amp;[.A46]&amp;&quot;; }&quot;" office:value-type="string" office:string-value="else if (strcmp(LbxFileName, &quot;FIGURES7.LBX&quot;) == 0) { palette_number = 0; }" calcext:value-type="string">
            <text:p>else if (strcmp(LbxFileName, "FIGURES7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GURES8.LBX</text:p>
          </table:table-cell>
          <table:table-cell table:formula="of:=LEFT([.B47];SEARCH(&quot;.&quot;;[.B47];1)-1)" office:value-type="string" office:string-value="FIGURES8" calcext:value-type="string">
            <text:p>FIGURES8</text:p>
          </table:table-cell>
          <table:table-cell table:formula="of:=RIGHT([.B47];LEN([.B47])-SEARCH(&quot;.&quot;;[.B47];1))" office:value-type="string" office:string-value="LBX" calcext:value-type="string">
            <text:p>LBX</text:p>
          </table:table-cell>
          <table:table-cell office:value-type="float" office:value="46" calcext:value-type="float">
            <text:p>46</text:p>
          </table:table-cell>
          <table:table-cell table:formula="of:=RIGHT(&quot;000&quot;&amp;[.E47];3)" office:value-type="string" office:string-value="046" calcext:value-type="string">
            <text:p>046</text:p>
          </table:table-cell>
          <table:table-cell table:formula="of:=&quot;&quot;&quot;&quot;&amp;[.B47]&amp;&quot;&quot;&quot;&quot;" office:value-type="string" office:string-value="&quot;FIGURES8.LBX&quot;" calcext:value-type="string">
            <text:p>"FIGURES8.LBX"</text:p>
          </table:table-cell>
          <table:table-cell table:formula="of:=&quot;&quot;&quot;&quot;&amp;[.B47]&amp;&quot;&quot;&quot;&quot;&amp;&quot;,&quot;" office:value-type="string" office:string-value="&quot;FIGURES8.LBX&quot;," calcext:value-type="string">
            <text:p>"FIGURES8.LBX",</text:p>
          </table:table-cell>
          <table:table-cell table:formula="of:=[.C47]&amp;&quot;_&quot;&amp;[.D47]&amp;&quot;,&quot;" office:value-type="string" office:string-value="FIGURES8_LBX," calcext:value-type="string">
            <text:p>FIGURES8_LBX,</text:p>
          </table:table-cell>
          <table:table-cell table:formula="of:=[.K47]&amp;&quot; &quot;&amp;&quot;(strcmp(&quot;&amp;[.$L$2]&amp;&quot;, &quot;&amp;&quot;&quot;&quot;&quot;&amp;[.B47]&amp;&quot;&quot;&quot;&quot;&amp;&quot;) == 0) { }&quot;" office:value-type="string" office:string-value="else if (strcmp(LbxFileName, &quot;FIGURES8.LBX&quot;) == 0) { }" calcext:value-type="string">
            <text:p>else if (strcmp(LbxFileName, "FIGURES8.LBX") == 0) { }</text:p>
          </table:table-cell>
          <table:table-cell table:formula="of:=IF(ROW([.B47])=2;&quot;if&quot;;IF(ROW([.B47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47]&amp;&quot; &quot;&amp;&quot;(strcmp(&quot;&amp;[.$L$2]&amp;&quot;, &quot;&amp;&quot;&quot;&quot;&quot;&amp;[.B47]&amp;&quot;&quot;&quot;&quot;&amp;&quot;) == 0) { palette_number = &quot;&amp;[.A47]&amp;&quot;; }&quot;" office:value-type="string" office:string-value="else if (strcmp(LbxFileName, &quot;FIGURES8.LBX&quot;) == 0) { palette_number = 0; }" calcext:value-type="string">
            <text:p>else if (strcmp(LbxFileName, "FIGURES8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GURES9.LBX</text:p>
          </table:table-cell>
          <table:table-cell table:formula="of:=LEFT([.B48];SEARCH(&quot;.&quot;;[.B48];1)-1)" office:value-type="string" office:string-value="FIGURES9" calcext:value-type="string">
            <text:p>FIGURES9</text:p>
          </table:table-cell>
          <table:table-cell table:formula="of:=RIGHT([.B48];LEN([.B48])-SEARCH(&quot;.&quot;;[.B48];1))" office:value-type="string" office:string-value="LBX" calcext:value-type="string">
            <text:p>LBX</text:p>
          </table:table-cell>
          <table:table-cell office:value-type="float" office:value="47" calcext:value-type="float">
            <text:p>47</text:p>
          </table:table-cell>
          <table:table-cell table:formula="of:=RIGHT(&quot;000&quot;&amp;[.E48];3)" office:value-type="string" office:string-value="047" calcext:value-type="string">
            <text:p>047</text:p>
          </table:table-cell>
          <table:table-cell table:formula="of:=&quot;&quot;&quot;&quot;&amp;[.B48]&amp;&quot;&quot;&quot;&quot;" office:value-type="string" office:string-value="&quot;FIGURES9.LBX&quot;" calcext:value-type="string">
            <text:p>"FIGURES9.LBX"</text:p>
          </table:table-cell>
          <table:table-cell table:formula="of:=&quot;&quot;&quot;&quot;&amp;[.B48]&amp;&quot;&quot;&quot;&quot;&amp;&quot;,&quot;" office:value-type="string" office:string-value="&quot;FIGURES9.LBX&quot;," calcext:value-type="string">
            <text:p>"FIGURES9.LBX",</text:p>
          </table:table-cell>
          <table:table-cell table:formula="of:=[.C48]&amp;&quot;_&quot;&amp;[.D48]&amp;&quot;,&quot;" office:value-type="string" office:string-value="FIGURES9_LBX," calcext:value-type="string">
            <text:p>FIGURES9_LBX,</text:p>
          </table:table-cell>
          <table:table-cell table:formula="of:=[.K48]&amp;&quot; &quot;&amp;&quot;(strcmp(&quot;&amp;[.$L$2]&amp;&quot;, &quot;&amp;&quot;&quot;&quot;&quot;&amp;[.B48]&amp;&quot;&quot;&quot;&quot;&amp;&quot;) == 0) { }&quot;" office:value-type="string" office:string-value="else if (strcmp(LbxFileName, &quot;FIGURES9.LBX&quot;) == 0) { }" calcext:value-type="string">
            <text:p>else if (strcmp(LbxFileName, "FIGURES9.LBX") == 0) { }</text:p>
          </table:table-cell>
          <table:table-cell table:formula="of:=IF(ROW([.B48])=2;&quot;if&quot;;IF(ROW([.B48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48]&amp;&quot; &quot;&amp;&quot;(strcmp(&quot;&amp;[.$L$2]&amp;&quot;, &quot;&amp;&quot;&quot;&quot;&quot;&amp;[.B48]&amp;&quot;&quot;&quot;&quot;&amp;&quot;) == 0) { palette_number = &quot;&amp;[.A48]&amp;&quot;; }&quot;" office:value-type="string" office:string-value="else if (strcmp(LbxFileName, &quot;FIGURES9.LBX&quot;) == 0) { palette_number = 0; }" calcext:value-type="string">
            <text:p>else if (strcmp(LbxFileName, "FIGURES9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ONTS.LBX</text:p>
          </table:table-cell>
          <table:table-cell table:formula="of:=LEFT([.B49];SEARCH(&quot;.&quot;;[.B49];1)-1)" office:value-type="string" office:string-value="FONTS" calcext:value-type="string">
            <text:p>FONTS</text:p>
          </table:table-cell>
          <table:table-cell table:formula="of:=RIGHT([.B49];LEN([.B49])-SEARCH(&quot;.&quot;;[.B49];1))" office:value-type="string" office:string-value="LBX" calcext:value-type="string">
            <text:p>LBX</text:p>
          </table:table-cell>
          <table:table-cell office:value-type="float" office:value="48" calcext:value-type="float">
            <text:p>48</text:p>
          </table:table-cell>
          <table:table-cell table:formula="of:=RIGHT(&quot;000&quot;&amp;[.E49];3)" office:value-type="string" office:string-value="048" calcext:value-type="string">
            <text:p>048</text:p>
          </table:table-cell>
          <table:table-cell table:formula="of:=&quot;&quot;&quot;&quot;&amp;[.B49]&amp;&quot;&quot;&quot;&quot;" office:value-type="string" office:string-value="&quot;FONTS.LBX&quot;" calcext:value-type="string">
            <text:p>"FONTS.LBX"</text:p>
          </table:table-cell>
          <table:table-cell table:formula="of:=&quot;&quot;&quot;&quot;&amp;[.B49]&amp;&quot;&quot;&quot;&quot;&amp;&quot;,&quot;" office:value-type="string" office:string-value="&quot;FONTS.LBX&quot;," calcext:value-type="string">
            <text:p>"FONTS.LBX",</text:p>
          </table:table-cell>
          <table:table-cell table:formula="of:=[.C49]&amp;&quot;_&quot;&amp;[.D49]&amp;&quot;,&quot;" office:value-type="string" office:string-value="FONTS_LBX," calcext:value-type="string">
            <text:p>FONTS_LBX,</text:p>
          </table:table-cell>
          <table:table-cell table:formula="of:=[.K49]&amp;&quot; &quot;&amp;&quot;(strcmp(&quot;&amp;[.$L$2]&amp;&quot;, &quot;&amp;&quot;&quot;&quot;&quot;&amp;[.B49]&amp;&quot;&quot;&quot;&quot;&amp;&quot;) == 0) { }&quot;" office:value-type="string" office:string-value="else if (strcmp(LbxFileName, &quot;FONTS.LBX&quot;) == 0) { }" calcext:value-type="string">
            <text:p>else if (strcmp(LbxFileName, "FONTS.LBX") == 0) { }</text:p>
          </table:table-cell>
          <table:table-cell table:formula="of:=IF(ROW([.B49])=2;&quot;if&quot;;IF(ROW([.B49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49]&amp;&quot; &quot;&amp;&quot;(strcmp(&quot;&amp;[.$L$2]&amp;&quot;, &quot;&amp;&quot;&quot;&quot;&quot;&amp;[.B49]&amp;&quot;&quot;&quot;&quot;&amp;&quot;) == 0) { palette_number = &quot;&amp;[.A49]&amp;&quot;; }&quot;" office:value-type="string" office:string-value="else if (strcmp(LbxFileName, &quot;FONTS.LBX&quot;) == 0) { palette_number = 0; }" calcext:value-type="string">
            <text:p>else if (strcmp(LbxFileName, "FONTS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ALOFAM.LBX</text:p>
          </table:table-cell>
          <table:table-cell table:formula="of:=LEFT([.B50];SEARCH(&quot;.&quot;;[.B50];1)-1)" office:value-type="string" office:string-value="HALOFAM" calcext:value-type="string">
            <text:p>HALOFAM</text:p>
          </table:table-cell>
          <table:table-cell table:formula="of:=RIGHT([.B50];LEN([.B50])-SEARCH(&quot;.&quot;;[.B50];1))" office:value-type="string" office:string-value="LBX" calcext:value-type="string">
            <text:p>LBX</text:p>
          </table:table-cell>
          <table:table-cell office:value-type="float" office:value="49" calcext:value-type="float">
            <text:p>49</text:p>
          </table:table-cell>
          <table:table-cell table:formula="of:=RIGHT(&quot;000&quot;&amp;[.E50];3)" office:value-type="string" office:string-value="049" calcext:value-type="string">
            <text:p>049</text:p>
          </table:table-cell>
          <table:table-cell table:formula="of:=&quot;&quot;&quot;&quot;&amp;[.B50]&amp;&quot;&quot;&quot;&quot;" office:value-type="string" office:string-value="&quot;HALOFAM.LBX&quot;" calcext:value-type="string">
            <text:p>"HALOFAM.LBX"</text:p>
          </table:table-cell>
          <table:table-cell table:formula="of:=&quot;&quot;&quot;&quot;&amp;[.B50]&amp;&quot;&quot;&quot;&quot;&amp;&quot;,&quot;" office:value-type="string" office:string-value="&quot;HALOFAM.LBX&quot;," calcext:value-type="string">
            <text:p>"HALOFAM.LBX",</text:p>
          </table:table-cell>
          <table:table-cell table:formula="of:=[.C50]&amp;&quot;_&quot;&amp;[.D50]&amp;&quot;,&quot;" office:value-type="string" office:string-value="HALOFAM_LBX," calcext:value-type="string">
            <text:p>HALOFAM_LBX,</text:p>
          </table:table-cell>
          <table:table-cell table:formula="of:=[.K50]&amp;&quot; &quot;&amp;&quot;(strcmp(&quot;&amp;[.$L$2]&amp;&quot;, &quot;&amp;&quot;&quot;&quot;&quot;&amp;[.B50]&amp;&quot;&quot;&quot;&quot;&amp;&quot;) == 0) { }&quot;" office:value-type="string" office:string-value="else if (strcmp(LbxFileName, &quot;HALOFAM.LBX&quot;) == 0) { }" calcext:value-type="string">
            <text:p>else if (strcmp(LbxFileName, "HALOFAM.LBX") == 0) { }</text:p>
          </table:table-cell>
          <table:table-cell table:formula="of:=IF(ROW([.B50])=2;&quot;if&quot;;IF(ROW([.B50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50]&amp;&quot; &quot;&amp;&quot;(strcmp(&quot;&amp;[.$L$2]&amp;&quot;, &quot;&amp;&quot;&quot;&quot;&quot;&amp;[.B50]&amp;&quot;&quot;&quot;&quot;&amp;&quot;) == 0) { palette_number = &quot;&amp;[.A50]&amp;&quot;; }&quot;" office:value-type="string" office:string-value="else if (strcmp(LbxFileName, &quot;HALOFAM.LBX&quot;) == 0) { palette_number = 0; }" calcext:value-type="string">
            <text:p>else if (strcmp(LbxFileName, "HALOFAM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LP.LBX</text:p>
          </table:table-cell>
          <table:table-cell table:formula="of:=LEFT([.B51];SEARCH(&quot;.&quot;;[.B51];1)-1)" office:value-type="string" office:string-value="HELP" calcext:value-type="string">
            <text:p>HELP</text:p>
          </table:table-cell>
          <table:table-cell table:formula="of:=RIGHT([.B51];LEN([.B51])-SEARCH(&quot;.&quot;;[.B51];1))" office:value-type="string" office:string-value="LBX" calcext:value-type="string">
            <text:p>LBX</text:p>
          </table:table-cell>
          <table:table-cell office:value-type="float" office:value="50" calcext:value-type="float">
            <text:p>50</text:p>
          </table:table-cell>
          <table:table-cell table:formula="of:=RIGHT(&quot;000&quot;&amp;[.E51];3)" office:value-type="string" office:string-value="050" calcext:value-type="string">
            <text:p>050</text:p>
          </table:table-cell>
          <table:table-cell table:formula="of:=&quot;&quot;&quot;&quot;&amp;[.B51]&amp;&quot;&quot;&quot;&quot;" office:value-type="string" office:string-value="&quot;HELP.LBX&quot;" calcext:value-type="string">
            <text:p>"HELP.LBX"</text:p>
          </table:table-cell>
          <table:table-cell table:formula="of:=&quot;&quot;&quot;&quot;&amp;[.B51]&amp;&quot;&quot;&quot;&quot;&amp;&quot;,&quot;" office:value-type="string" office:string-value="&quot;HELP.LBX&quot;," calcext:value-type="string">
            <text:p>"HELP.LBX",</text:p>
          </table:table-cell>
          <table:table-cell table:formula="of:=[.C51]&amp;&quot;_&quot;&amp;[.D51]&amp;&quot;,&quot;" office:value-type="string" office:string-value="HELP_LBX," calcext:value-type="string">
            <text:p>HELP_LBX,</text:p>
          </table:table-cell>
          <table:table-cell table:formula="of:=[.K51]&amp;&quot; &quot;&amp;&quot;(strcmp(&quot;&amp;[.$L$2]&amp;&quot;, &quot;&amp;&quot;&quot;&quot;&quot;&amp;[.B51]&amp;&quot;&quot;&quot;&quot;&amp;&quot;) == 0) { }&quot;" office:value-type="string" office:string-value="else if (strcmp(LbxFileName, &quot;HELP.LBX&quot;) == 0) { }" calcext:value-type="string">
            <text:p>else if (strcmp(LbxFileName, "HELP.LBX") == 0) { }</text:p>
          </table:table-cell>
          <table:table-cell table:formula="of:=IF(ROW([.B51])=2;&quot;if&quot;;IF(ROW([.B51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51]&amp;&quot; &quot;&amp;&quot;(strcmp(&quot;&amp;[.$L$2]&amp;&quot;, &quot;&amp;&quot;&quot;&quot;&quot;&amp;[.B51]&amp;&quot;&quot;&quot;&quot;&amp;&quot;) == 0) { palette_number = &quot;&amp;[.A51]&amp;&quot;; }&quot;" office:value-type="string" office:string-value="else if (strcmp(LbxFileName, &quot;HELP.LBX&quot;) == 0) { palette_number = 0; }" calcext:value-type="string">
            <text:p>else if (strcmp(LbxFileName, "HELP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RODATA.LBX</text:p>
          </table:table-cell>
          <table:table-cell table:formula="of:=LEFT([.B52];SEARCH(&quot;.&quot;;[.B52];1)-1)" office:value-type="string" office:string-value="HERODATA" calcext:value-type="string">
            <text:p>HERODATA</text:p>
          </table:table-cell>
          <table:table-cell table:formula="of:=RIGHT([.B52];LEN([.B52])-SEARCH(&quot;.&quot;;[.B52];1))" office:value-type="string" office:string-value="LBX" calcext:value-type="string">
            <text:p>LBX</text:p>
          </table:table-cell>
          <table:table-cell office:value-type="float" office:value="51" calcext:value-type="float">
            <text:p>51</text:p>
          </table:table-cell>
          <table:table-cell table:formula="of:=RIGHT(&quot;000&quot;&amp;[.E52];3)" office:value-type="string" office:string-value="051" calcext:value-type="string">
            <text:p>051</text:p>
          </table:table-cell>
          <table:table-cell table:formula="of:=&quot;&quot;&quot;&quot;&amp;[.B52]&amp;&quot;&quot;&quot;&quot;" office:value-type="string" office:string-value="&quot;HERODATA.LBX&quot;" calcext:value-type="string">
            <text:p>"HERODATA.LBX"</text:p>
          </table:table-cell>
          <table:table-cell table:formula="of:=&quot;&quot;&quot;&quot;&amp;[.B52]&amp;&quot;&quot;&quot;&quot;&amp;&quot;,&quot;" office:value-type="string" office:string-value="&quot;HERODATA.LBX&quot;," calcext:value-type="string">
            <text:p>"HERODATA.LBX",</text:p>
          </table:table-cell>
          <table:table-cell table:formula="of:=[.C52]&amp;&quot;_&quot;&amp;[.D52]&amp;&quot;,&quot;" office:value-type="string" office:string-value="HERODATA_LBX," calcext:value-type="string">
            <text:p>HERODATA_LBX,</text:p>
          </table:table-cell>
          <table:table-cell table:formula="of:=[.K52]&amp;&quot; &quot;&amp;&quot;(strcmp(&quot;&amp;[.$L$2]&amp;&quot;, &quot;&amp;&quot;&quot;&quot;&quot;&amp;[.B52]&amp;&quot;&quot;&quot;&quot;&amp;&quot;) == 0) { }&quot;" office:value-type="string" office:string-value="else if (strcmp(LbxFileName, &quot;HERODATA.LBX&quot;) == 0) { }" calcext:value-type="string">
            <text:p>else if (strcmp(LbxFileName, "HERODATA.LBX") == 0) { }</text:p>
          </table:table-cell>
          <table:table-cell table:formula="of:=IF(ROW([.B52])=2;&quot;if&quot;;IF(ROW([.B52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52]&amp;&quot; &quot;&amp;&quot;(strcmp(&quot;&amp;[.$L$2]&amp;&quot;, &quot;&amp;&quot;&quot;&quot;&quot;&amp;[.B52]&amp;&quot;&quot;&quot;&quot;&amp;&quot;) == 0) { palette_number = &quot;&amp;[.A52]&amp;&quot;; }&quot;" office:value-type="string" office:string-value="else if (strcmp(LbxFileName, &quot;HERODATA.LBX&quot;) == 0) { palette_number = 0; }" calcext:value-type="string">
            <text:p>else if (strcmp(LbxFileName, "HERODATA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IRE.LBX</text:p>
          </table:table-cell>
          <table:table-cell table:formula="of:=LEFT([.B53];SEARCH(&quot;.&quot;;[.B53];1)-1)" office:value-type="string" office:string-value="HIRE" calcext:value-type="string">
            <text:p>HIRE</text:p>
          </table:table-cell>
          <table:table-cell table:formula="of:=RIGHT([.B53];LEN([.B53])-SEARCH(&quot;.&quot;;[.B53];1))" office:value-type="string" office:string-value="LBX" calcext:value-type="string">
            <text:p>LBX</text:p>
          </table:table-cell>
          <table:table-cell office:value-type="float" office:value="52" calcext:value-type="float">
            <text:p>52</text:p>
          </table:table-cell>
          <table:table-cell table:formula="of:=RIGHT(&quot;000&quot;&amp;[.E53];3)" office:value-type="string" office:string-value="052" calcext:value-type="string">
            <text:p>052</text:p>
          </table:table-cell>
          <table:table-cell table:formula="of:=&quot;&quot;&quot;&quot;&amp;[.B53]&amp;&quot;&quot;&quot;&quot;" office:value-type="string" office:string-value="&quot;HIRE.LBX&quot;" calcext:value-type="string">
            <text:p>"HIRE.LBX"</text:p>
          </table:table-cell>
          <table:table-cell table:formula="of:=&quot;&quot;&quot;&quot;&amp;[.B53]&amp;&quot;&quot;&quot;&quot;&amp;&quot;,&quot;" office:value-type="string" office:string-value="&quot;HIRE.LBX&quot;," calcext:value-type="string">
            <text:p>"HIRE.LBX",</text:p>
          </table:table-cell>
          <table:table-cell table:formula="of:=[.C53]&amp;&quot;_&quot;&amp;[.D53]&amp;&quot;,&quot;" office:value-type="string" office:string-value="HIRE_LBX," calcext:value-type="string">
            <text:p>HIRE_LBX,</text:p>
          </table:table-cell>
          <table:table-cell table:formula="of:=[.K53]&amp;&quot; &quot;&amp;&quot;(strcmp(&quot;&amp;[.$L$2]&amp;&quot;, &quot;&amp;&quot;&quot;&quot;&quot;&amp;[.B53]&amp;&quot;&quot;&quot;&quot;&amp;&quot;) == 0) { }&quot;" office:value-type="string" office:string-value="else if (strcmp(LbxFileName, &quot;HIRE.LBX&quot;) == 0) { }" calcext:value-type="string">
            <text:p>else if (strcmp(LbxFileName, "HIRE.LBX") == 0) { }</text:p>
          </table:table-cell>
          <table:table-cell table:formula="of:=IF(ROW([.B53])=2;&quot;if&quot;;IF(ROW([.B53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53]&amp;&quot; &quot;&amp;&quot;(strcmp(&quot;&amp;[.$L$2]&amp;&quot;, &quot;&amp;&quot;&quot;&quot;&quot;&amp;[.B53]&amp;&quot;&quot;&quot;&quot;&amp;&quot;) == 0) { palette_number = &quot;&amp;[.A53]&amp;&quot;; }&quot;" office:value-type="string" office:string-value="else if (strcmp(LbxFileName, &quot;HIRE.LBX&quot;) == 0) { palette_number = 0; }" calcext:value-type="string">
            <text:p>else if (strcmp(LbxFileName, "HIRE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LPENTRY.LBX</text:p>
          </table:table-cell>
          <table:table-cell table:formula="of:=LEFT([.B54];SEARCH(&quot;.&quot;;[.B54];1)-1)" office:value-type="string" office:string-value="HLPENTRY" calcext:value-type="string">
            <text:p>HLPENTRY</text:p>
          </table:table-cell>
          <table:table-cell table:formula="of:=RIGHT([.B54];LEN([.B54])-SEARCH(&quot;.&quot;;[.B54];1))" office:value-type="string" office:string-value="LBX" calcext:value-type="string">
            <text:p>LBX</text:p>
          </table:table-cell>
          <table:table-cell office:value-type="float" office:value="53" calcext:value-type="float">
            <text:p>53</text:p>
          </table:table-cell>
          <table:table-cell table:formula="of:=RIGHT(&quot;000&quot;&amp;[.E54];3)" office:value-type="string" office:string-value="053" calcext:value-type="string">
            <text:p>053</text:p>
          </table:table-cell>
          <table:table-cell table:formula="of:=&quot;&quot;&quot;&quot;&amp;[.B54]&amp;&quot;&quot;&quot;&quot;" office:value-type="string" office:string-value="&quot;HLPENTRY.LBX&quot;" calcext:value-type="string">
            <text:p>"HLPENTRY.LBX"</text:p>
          </table:table-cell>
          <table:table-cell table:formula="of:=&quot;&quot;&quot;&quot;&amp;[.B54]&amp;&quot;&quot;&quot;&quot;&amp;&quot;,&quot;" office:value-type="string" office:string-value="&quot;HLPENTRY.LBX&quot;," calcext:value-type="string">
            <text:p>"HLPENTRY.LBX",</text:p>
          </table:table-cell>
          <table:table-cell table:formula="of:=[.C54]&amp;&quot;_&quot;&amp;[.D54]&amp;&quot;,&quot;" office:value-type="string" office:string-value="HLPENTRY_LBX," calcext:value-type="string">
            <text:p>HLPENTRY_LBX,</text:p>
          </table:table-cell>
          <table:table-cell table:formula="of:=[.K54]&amp;&quot; &quot;&amp;&quot;(strcmp(&quot;&amp;[.$L$2]&amp;&quot;, &quot;&amp;&quot;&quot;&quot;&quot;&amp;[.B54]&amp;&quot;&quot;&quot;&quot;&amp;&quot;) == 0) { }&quot;" office:value-type="string" office:string-value="else if (strcmp(LbxFileName, &quot;HLPENTRY.LBX&quot;) == 0) { }" calcext:value-type="string">
            <text:p>else if (strcmp(LbxFileName, "HLPENTRY.LBX") == 0) { }</text:p>
          </table:table-cell>
          <table:table-cell table:formula="of:=IF(ROW([.B54])=2;&quot;if&quot;;IF(ROW([.B54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54]&amp;&quot; &quot;&amp;&quot;(strcmp(&quot;&amp;[.$L$2]&amp;&quot;, &quot;&amp;&quot;&quot;&quot;&quot;&amp;[.B54]&amp;&quot;&quot;&quot;&quot;&amp;&quot;) == 0) { palette_number = &quot;&amp;[.A54]&amp;&quot;; }&quot;" office:value-type="string" office:string-value="else if (strcmp(LbxFileName, &quot;HLPENTRY.LBX&quot;) == 0) { palette_number = 0; }" calcext:value-type="string">
            <text:p>else if (strcmp(LbxFileName, "HLPENTRY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TRO.LBX</text:p>
          </table:table-cell>
          <table:table-cell table:formula="of:=LEFT([.B55];SEARCH(&quot;.&quot;;[.B55];1)-1)" office:value-type="string" office:string-value="INTRO" calcext:value-type="string">
            <text:p>INTRO</text:p>
          </table:table-cell>
          <table:table-cell table:formula="of:=RIGHT([.B55];LEN([.B55])-SEARCH(&quot;.&quot;;[.B55];1))" office:value-type="string" office:string-value="LBX" calcext:value-type="string">
            <text:p>LBX</text:p>
          </table:table-cell>
          <table:table-cell office:value-type="float" office:value="54" calcext:value-type="float">
            <text:p>54</text:p>
          </table:table-cell>
          <table:table-cell table:formula="of:=RIGHT(&quot;000&quot;&amp;[.E55];3)" office:value-type="string" office:string-value="054" calcext:value-type="string">
            <text:p>054</text:p>
          </table:table-cell>
          <table:table-cell table:formula="of:=&quot;&quot;&quot;&quot;&amp;[.B55]&amp;&quot;&quot;&quot;&quot;" office:value-type="string" office:string-value="&quot;INTRO.LBX&quot;" calcext:value-type="string">
            <text:p>"INTRO.LBX"</text:p>
          </table:table-cell>
          <table:table-cell table:formula="of:=&quot;&quot;&quot;&quot;&amp;[.B55]&amp;&quot;&quot;&quot;&quot;&amp;&quot;,&quot;" office:value-type="string" office:string-value="&quot;INTRO.LBX&quot;," calcext:value-type="string">
            <text:p>"INTRO.LBX",</text:p>
          </table:table-cell>
          <table:table-cell table:formula="of:=[.C55]&amp;&quot;_&quot;&amp;[.D55]&amp;&quot;,&quot;" office:value-type="string" office:string-value="INTRO_LBX," calcext:value-type="string">
            <text:p>INTRO_LBX,</text:p>
          </table:table-cell>
          <table:table-cell table:formula="of:=[.K55]&amp;&quot; &quot;&amp;&quot;(strcmp(&quot;&amp;[.$L$2]&amp;&quot;, &quot;&amp;&quot;&quot;&quot;&quot;&amp;[.B55]&amp;&quot;&quot;&quot;&quot;&amp;&quot;) == 0) { }&quot;" office:value-type="string" office:string-value="else if (strcmp(LbxFileName, &quot;INTRO.LBX&quot;) == 0) { }" calcext:value-type="string">
            <text:p>else if (strcmp(LbxFileName, "INTRO.LBX") == 0) { }</text:p>
          </table:table-cell>
          <table:table-cell table:formula="of:=IF(ROW([.B55])=2;&quot;if&quot;;IF(ROW([.B55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55]&amp;&quot; &quot;&amp;&quot;(strcmp(&quot;&amp;[.$L$2]&amp;&quot;, &quot;&amp;&quot;&quot;&quot;&quot;&amp;[.B55]&amp;&quot;&quot;&quot;&quot;&amp;&quot;) == 0) { palette_number = &quot;&amp;[.A55]&amp;&quot;; }&quot;" office:value-type="string" office:string-value="else if (strcmp(LbxFileName, &quot;INTRO.LBX&quot;) == 0) { palette_number = 0; }" calcext:value-type="string">
            <text:p>else if (strcmp(LbxFileName, "INTRO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TROSFX.LBX</text:p>
          </table:table-cell>
          <table:table-cell table:formula="of:=LEFT([.B56];SEARCH(&quot;.&quot;;[.B56];1)-1)" office:value-type="string" office:string-value="INTROSFX" calcext:value-type="string">
            <text:p>INTROSFX</text:p>
          </table:table-cell>
          <table:table-cell table:formula="of:=RIGHT([.B56];LEN([.B56])-SEARCH(&quot;.&quot;;[.B56];1))" office:value-type="string" office:string-value="LBX" calcext:value-type="string">
            <text:p>LBX</text:p>
          </table:table-cell>
          <table:table-cell office:value-type="float" office:value="55" calcext:value-type="float">
            <text:p>55</text:p>
          </table:table-cell>
          <table:table-cell table:formula="of:=RIGHT(&quot;000&quot;&amp;[.E56];3)" office:value-type="string" office:string-value="055" calcext:value-type="string">
            <text:p>055</text:p>
          </table:table-cell>
          <table:table-cell table:formula="of:=&quot;&quot;&quot;&quot;&amp;[.B56]&amp;&quot;&quot;&quot;&quot;" office:value-type="string" office:string-value="&quot;INTROSFX.LBX&quot;" calcext:value-type="string">
            <text:p>"INTROSFX.LBX"</text:p>
          </table:table-cell>
          <table:table-cell table:formula="of:=&quot;&quot;&quot;&quot;&amp;[.B56]&amp;&quot;&quot;&quot;&quot;&amp;&quot;,&quot;" office:value-type="string" office:string-value="&quot;INTROSFX.LBX&quot;," calcext:value-type="string">
            <text:p>"INTROSFX.LBX",</text:p>
          </table:table-cell>
          <table:table-cell table:formula="of:=[.C56]&amp;&quot;_&quot;&amp;[.D56]&amp;&quot;,&quot;" office:value-type="string" office:string-value="INTROSFX_LBX," calcext:value-type="string">
            <text:p>INTROSFX_LBX,</text:p>
          </table:table-cell>
          <table:table-cell table:formula="of:=[.K56]&amp;&quot; &quot;&amp;&quot;(strcmp(&quot;&amp;[.$L$2]&amp;&quot;, &quot;&amp;&quot;&quot;&quot;&quot;&amp;[.B56]&amp;&quot;&quot;&quot;&quot;&amp;&quot;) == 0) { }&quot;" office:value-type="string" office:string-value="else if (strcmp(LbxFileName, &quot;INTROSFX.LBX&quot;) == 0) { }" calcext:value-type="string">
            <text:p>else if (strcmp(LbxFileName, "INTROSFX.LBX") == 0) { }</text:p>
          </table:table-cell>
          <table:table-cell table:formula="of:=IF(ROW([.B56])=2;&quot;if&quot;;IF(ROW([.B56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56]&amp;&quot; &quot;&amp;&quot;(strcmp(&quot;&amp;[.$L$2]&amp;&quot;, &quot;&amp;&quot;&quot;&quot;&quot;&amp;[.B56]&amp;&quot;&quot;&quot;&quot;&amp;&quot;) == 0) { palette_number = &quot;&amp;[.A56]&amp;&quot;; }&quot;" office:value-type="string" office:string-value="else if (strcmp(LbxFileName, &quot;INTROSFX.LBX&quot;) == 0) { palette_number = 0; }" calcext:value-type="string">
            <text:p>else if (strcmp(LbxFileName, "INTROSFX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TROSND.LBX</text:p>
          </table:table-cell>
          <table:table-cell table:formula="of:=LEFT([.B57];SEARCH(&quot;.&quot;;[.B57];1)-1)" office:value-type="string" office:string-value="INTROSND" calcext:value-type="string">
            <text:p>INTROSND</text:p>
          </table:table-cell>
          <table:table-cell table:formula="of:=RIGHT([.B57];LEN([.B57])-SEARCH(&quot;.&quot;;[.B57];1))" office:value-type="string" office:string-value="LBX" calcext:value-type="string">
            <text:p>LBX</text:p>
          </table:table-cell>
          <table:table-cell office:value-type="float" office:value="56" calcext:value-type="float">
            <text:p>56</text:p>
          </table:table-cell>
          <table:table-cell table:formula="of:=RIGHT(&quot;000&quot;&amp;[.E57];3)" office:value-type="string" office:string-value="056" calcext:value-type="string">
            <text:p>056</text:p>
          </table:table-cell>
          <table:table-cell table:formula="of:=&quot;&quot;&quot;&quot;&amp;[.B57]&amp;&quot;&quot;&quot;&quot;" office:value-type="string" office:string-value="&quot;INTROSND.LBX&quot;" calcext:value-type="string">
            <text:p>"INTROSND.LBX"</text:p>
          </table:table-cell>
          <table:table-cell table:formula="of:=&quot;&quot;&quot;&quot;&amp;[.B57]&amp;&quot;&quot;&quot;&quot;&amp;&quot;,&quot;" office:value-type="string" office:string-value="&quot;INTROSND.LBX&quot;," calcext:value-type="string">
            <text:p>"INTROSND.LBX",</text:p>
          </table:table-cell>
          <table:table-cell table:formula="of:=[.C57]&amp;&quot;_&quot;&amp;[.D57]&amp;&quot;,&quot;" office:value-type="string" office:string-value="INTROSND_LBX," calcext:value-type="string">
            <text:p>INTROSND_LBX,</text:p>
          </table:table-cell>
          <table:table-cell table:formula="of:=[.K57]&amp;&quot; &quot;&amp;&quot;(strcmp(&quot;&amp;[.$L$2]&amp;&quot;, &quot;&amp;&quot;&quot;&quot;&quot;&amp;[.B57]&amp;&quot;&quot;&quot;&quot;&amp;&quot;) == 0) { }&quot;" office:value-type="string" office:string-value="else if (strcmp(LbxFileName, &quot;INTROSND.LBX&quot;) == 0) { }" calcext:value-type="string">
            <text:p>else if (strcmp(LbxFileName, "INTROSND.LBX") == 0) { }</text:p>
          </table:table-cell>
          <table:table-cell table:formula="of:=IF(ROW([.B57])=2;&quot;if&quot;;IF(ROW([.B57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57]&amp;&quot; &quot;&amp;&quot;(strcmp(&quot;&amp;[.$L$2]&amp;&quot;, &quot;&amp;&quot;&quot;&quot;&quot;&amp;[.B57]&amp;&quot;&quot;&quot;&quot;&amp;&quot;) == 0) { palette_number = &quot;&amp;[.A57]&amp;&quot;; }&quot;" office:value-type="string" office:string-value="else if (strcmp(LbxFileName, &quot;INTROSND.LBX&quot;) == 0) { palette_number = 0; }" calcext:value-type="string">
            <text:p>else if (strcmp(LbxFileName, "INTROSND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TEMDATA.LBX</text:p>
          </table:table-cell>
          <table:table-cell table:formula="of:=LEFT([.B58];SEARCH(&quot;.&quot;;[.B58];1)-1)" office:value-type="string" office:string-value="ITEMDATA" calcext:value-type="string">
            <text:p>ITEMDATA</text:p>
          </table:table-cell>
          <table:table-cell table:formula="of:=RIGHT([.B58];LEN([.B58])-SEARCH(&quot;.&quot;;[.B58];1))" office:value-type="string" office:string-value="LBX" calcext:value-type="string">
            <text:p>LBX</text:p>
          </table:table-cell>
          <table:table-cell office:value-type="float" office:value="57" calcext:value-type="float">
            <text:p>57</text:p>
          </table:table-cell>
          <table:table-cell table:formula="of:=RIGHT(&quot;000&quot;&amp;[.E58];3)" office:value-type="string" office:string-value="057" calcext:value-type="string">
            <text:p>057</text:p>
          </table:table-cell>
          <table:table-cell table:formula="of:=&quot;&quot;&quot;&quot;&amp;[.B58]&amp;&quot;&quot;&quot;&quot;" office:value-type="string" office:string-value="&quot;ITEMDATA.LBX&quot;" calcext:value-type="string">
            <text:p>"ITEMDATA.LBX"</text:p>
          </table:table-cell>
          <table:table-cell table:formula="of:=&quot;&quot;&quot;&quot;&amp;[.B58]&amp;&quot;&quot;&quot;&quot;&amp;&quot;,&quot;" office:value-type="string" office:string-value="&quot;ITEMDATA.LBX&quot;," calcext:value-type="string">
            <text:p>"ITEMDATA.LBX",</text:p>
          </table:table-cell>
          <table:table-cell table:formula="of:=[.C58]&amp;&quot;_&quot;&amp;[.D58]&amp;&quot;,&quot;" office:value-type="string" office:string-value="ITEMDATA_LBX," calcext:value-type="string">
            <text:p>ITEMDATA_LBX,</text:p>
          </table:table-cell>
          <table:table-cell table:formula="of:=[.K58]&amp;&quot; &quot;&amp;&quot;(strcmp(&quot;&amp;[.$L$2]&amp;&quot;, &quot;&amp;&quot;&quot;&quot;&quot;&amp;[.B58]&amp;&quot;&quot;&quot;&quot;&amp;&quot;) == 0) { }&quot;" office:value-type="string" office:string-value="else if (strcmp(LbxFileName, &quot;ITEMDATA.LBX&quot;) == 0) { }" calcext:value-type="string">
            <text:p>else if (strcmp(LbxFileName, "ITEMDATA.LBX") == 0) { }</text:p>
          </table:table-cell>
          <table:table-cell table:formula="of:=IF(ROW([.B58])=2;&quot;if&quot;;IF(ROW([.B58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58]&amp;&quot; &quot;&amp;&quot;(strcmp(&quot;&amp;[.$L$2]&amp;&quot;, &quot;&amp;&quot;&quot;&quot;&quot;&amp;[.B58]&amp;&quot;&quot;&quot;&quot;&amp;&quot;) == 0) { palette_number = &quot;&amp;[.A58]&amp;&quot;; }&quot;" office:value-type="string" office:string-value="else if (strcmp(LbxFileName, &quot;ITEMDATA.LBX&quot;) == 0) { palette_number = 0; }" calcext:value-type="string">
            <text:p>else if (strcmp(LbxFileName, "ITEMDATA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TEMISC.LBX</text:p>
          </table:table-cell>
          <table:table-cell table:formula="of:=LEFT([.B59];SEARCH(&quot;.&quot;;[.B59];1)-1)" office:value-type="string" office:string-value="ITEMISC" calcext:value-type="string">
            <text:p>ITEMISC</text:p>
          </table:table-cell>
          <table:table-cell table:formula="of:=RIGHT([.B59];LEN([.B59])-SEARCH(&quot;.&quot;;[.B59];1))" office:value-type="string" office:string-value="LBX" calcext:value-type="string">
            <text:p>LBX</text:p>
          </table:table-cell>
          <table:table-cell office:value-type="float" office:value="58" calcext:value-type="float">
            <text:p>58</text:p>
          </table:table-cell>
          <table:table-cell table:formula="of:=RIGHT(&quot;000&quot;&amp;[.E59];3)" office:value-type="string" office:string-value="058" calcext:value-type="string">
            <text:p>058</text:p>
          </table:table-cell>
          <table:table-cell table:formula="of:=&quot;&quot;&quot;&quot;&amp;[.B59]&amp;&quot;&quot;&quot;&quot;" office:value-type="string" office:string-value="&quot;ITEMISC.LBX&quot;" calcext:value-type="string">
            <text:p>"ITEMISC.LBX"</text:p>
          </table:table-cell>
          <table:table-cell table:formula="of:=&quot;&quot;&quot;&quot;&amp;[.B59]&amp;&quot;&quot;&quot;&quot;&amp;&quot;,&quot;" office:value-type="string" office:string-value="&quot;ITEMISC.LBX&quot;," calcext:value-type="string">
            <text:p>"ITEMISC.LBX",</text:p>
          </table:table-cell>
          <table:table-cell table:formula="of:=[.C59]&amp;&quot;_&quot;&amp;[.D59]&amp;&quot;,&quot;" office:value-type="string" office:string-value="ITEMISC_LBX," calcext:value-type="string">
            <text:p>ITEMISC_LBX,</text:p>
          </table:table-cell>
          <table:table-cell table:formula="of:=[.K59]&amp;&quot; &quot;&amp;&quot;(strcmp(&quot;&amp;[.$L$2]&amp;&quot;, &quot;&amp;&quot;&quot;&quot;&quot;&amp;[.B59]&amp;&quot;&quot;&quot;&quot;&amp;&quot;) == 0) { }&quot;" office:value-type="string" office:string-value="else if (strcmp(LbxFileName, &quot;ITEMISC.LBX&quot;) == 0) { }" calcext:value-type="string">
            <text:p>else if (strcmp(LbxFileName, "ITEMISC.LBX") == 0) { }</text:p>
          </table:table-cell>
          <table:table-cell table:formula="of:=IF(ROW([.B59])=2;&quot;if&quot;;IF(ROW([.B59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59]&amp;&quot; &quot;&amp;&quot;(strcmp(&quot;&amp;[.$L$2]&amp;&quot;, &quot;&amp;&quot;&quot;&quot;&quot;&amp;[.B59]&amp;&quot;&quot;&quot;&quot;&amp;&quot;) == 0) { palette_number = &quot;&amp;[.A59]&amp;&quot;; }&quot;" office:value-type="string" office:string-value="else if (strcmp(LbxFileName, &quot;ITEMISC.LBX&quot;) == 0) { palette_number = 0; }" calcext:value-type="string">
            <text:p>else if (strcmp(LbxFileName, "ITEMISC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TEMPOW.LBX</text:p>
          </table:table-cell>
          <table:table-cell table:formula="of:=LEFT([.B60];SEARCH(&quot;.&quot;;[.B60];1)-1)" office:value-type="string" office:string-value="ITEMPOW" calcext:value-type="string">
            <text:p>ITEMPOW</text:p>
          </table:table-cell>
          <table:table-cell table:formula="of:=RIGHT([.B60];LEN([.B60])-SEARCH(&quot;.&quot;;[.B60];1))" office:value-type="string" office:string-value="LBX" calcext:value-type="string">
            <text:p>LBX</text:p>
          </table:table-cell>
          <table:table-cell office:value-type="float" office:value="59" calcext:value-type="float">
            <text:p>59</text:p>
          </table:table-cell>
          <table:table-cell table:formula="of:=RIGHT(&quot;000&quot;&amp;[.E60];3)" office:value-type="string" office:string-value="059" calcext:value-type="string">
            <text:p>059</text:p>
          </table:table-cell>
          <table:table-cell table:formula="of:=&quot;&quot;&quot;&quot;&amp;[.B60]&amp;&quot;&quot;&quot;&quot;" office:value-type="string" office:string-value="&quot;ITEMPOW.LBX&quot;" calcext:value-type="string">
            <text:p>"ITEMPOW.LBX"</text:p>
          </table:table-cell>
          <table:table-cell table:formula="of:=&quot;&quot;&quot;&quot;&amp;[.B60]&amp;&quot;&quot;&quot;&quot;&amp;&quot;,&quot;" office:value-type="string" office:string-value="&quot;ITEMPOW.LBX&quot;," calcext:value-type="string">
            <text:p>"ITEMPOW.LBX",</text:p>
          </table:table-cell>
          <table:table-cell table:formula="of:=[.C60]&amp;&quot;_&quot;&amp;[.D60]&amp;&quot;,&quot;" office:value-type="string" office:string-value="ITEMPOW_LBX," calcext:value-type="string">
            <text:p>ITEMPOW_LBX,</text:p>
          </table:table-cell>
          <table:table-cell table:formula="of:=[.K60]&amp;&quot; &quot;&amp;&quot;(strcmp(&quot;&amp;[.$L$2]&amp;&quot;, &quot;&amp;&quot;&quot;&quot;&quot;&amp;[.B60]&amp;&quot;&quot;&quot;&quot;&amp;&quot;) == 0) { }&quot;" office:value-type="string" office:string-value="else if (strcmp(LbxFileName, &quot;ITEMPOW.LBX&quot;) == 0) { }" calcext:value-type="string">
            <text:p>else if (strcmp(LbxFileName, "ITEMPOW.LBX") == 0) { }</text:p>
          </table:table-cell>
          <table:table-cell table:formula="of:=IF(ROW([.B60])=2;&quot;if&quot;;IF(ROW([.B60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60]&amp;&quot; &quot;&amp;&quot;(strcmp(&quot;&amp;[.$L$2]&amp;&quot;, &quot;&amp;&quot;&quot;&quot;&quot;&amp;[.B60]&amp;&quot;&quot;&quot;&quot;&amp;&quot;) == 0) { palette_number = &quot;&amp;[.A60]&amp;&quot;; }&quot;" office:value-type="string" office:string-value="else if (strcmp(LbxFileName, &quot;ITEMPOW.LBX&quot;) == 0) { palette_number = 0; }" calcext:value-type="string">
            <text:p>else if (strcmp(LbxFileName, "ITEMPOW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TEMS.LBX</text:p>
          </table:table-cell>
          <table:table-cell table:formula="of:=LEFT([.B61];SEARCH(&quot;.&quot;;[.B61];1)-1)" office:value-type="string" office:string-value="ITEMS" calcext:value-type="string">
            <text:p>ITEMS</text:p>
          </table:table-cell>
          <table:table-cell table:formula="of:=RIGHT([.B61];LEN([.B61])-SEARCH(&quot;.&quot;;[.B61];1))" office:value-type="string" office:string-value="LBX" calcext:value-type="string">
            <text:p>LBX</text:p>
          </table:table-cell>
          <table:table-cell office:value-type="float" office:value="60" calcext:value-type="float">
            <text:p>60</text:p>
          </table:table-cell>
          <table:table-cell table:formula="of:=RIGHT(&quot;000&quot;&amp;[.E61];3)" office:value-type="string" office:string-value="060" calcext:value-type="string">
            <text:p>060</text:p>
          </table:table-cell>
          <table:table-cell table:formula="of:=&quot;&quot;&quot;&quot;&amp;[.B61]&amp;&quot;&quot;&quot;&quot;" office:value-type="string" office:string-value="&quot;ITEMS.LBX&quot;" calcext:value-type="string">
            <text:p>"ITEMS.LBX"</text:p>
          </table:table-cell>
          <table:table-cell table:formula="of:=&quot;&quot;&quot;&quot;&amp;[.B61]&amp;&quot;&quot;&quot;&quot;&amp;&quot;,&quot;" office:value-type="string" office:string-value="&quot;ITEMS.LBX&quot;," calcext:value-type="string">
            <text:p>"ITEMS.LBX",</text:p>
          </table:table-cell>
          <table:table-cell table:formula="of:=[.C61]&amp;&quot;_&quot;&amp;[.D61]&amp;&quot;,&quot;" office:value-type="string" office:string-value="ITEMS_LBX," calcext:value-type="string">
            <text:p>ITEMS_LBX,</text:p>
          </table:table-cell>
          <table:table-cell table:formula="of:=[.K61]&amp;&quot; &quot;&amp;&quot;(strcmp(&quot;&amp;[.$L$2]&amp;&quot;, &quot;&amp;&quot;&quot;&quot;&quot;&amp;[.B61]&amp;&quot;&quot;&quot;&quot;&amp;&quot;) == 0) { }&quot;" office:value-type="string" office:string-value="else if (strcmp(LbxFileName, &quot;ITEMS.LBX&quot;) == 0) { }" calcext:value-type="string">
            <text:p>else if (strcmp(LbxFileName, "ITEMS.LBX") == 0) { }</text:p>
          </table:table-cell>
          <table:table-cell table:formula="of:=IF(ROW([.B61])=2;&quot;if&quot;;IF(ROW([.B61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61]&amp;&quot; &quot;&amp;&quot;(strcmp(&quot;&amp;[.$L$2]&amp;&quot;, &quot;&amp;&quot;&quot;&quot;&quot;&amp;[.B61]&amp;&quot;&quot;&quot;&quot;&amp;&quot;) == 0) { palette_number = &quot;&amp;[.A61]&amp;&quot;; }&quot;" office:value-type="string" office:string-value="else if (strcmp(LbxFileName, &quot;ITEMS.LBX&quot;) == 0) { palette_number = 0; }" calcext:value-type="string">
            <text:p>else if (strcmp(LbxFileName, "ITEMS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LWIZ.LBX</text:p>
          </table:table-cell>
          <table:table-cell table:formula="of:=LEFT([.B62];SEARCH(&quot;.&quot;;[.B62];1)-1)" office:value-type="string" office:string-value="LILWIZ" calcext:value-type="string">
            <text:p>LILWIZ</text:p>
          </table:table-cell>
          <table:table-cell table:formula="of:=RIGHT([.B62];LEN([.B62])-SEARCH(&quot;.&quot;;[.B62];1))" office:value-type="string" office:string-value="LBX" calcext:value-type="string">
            <text:p>LBX</text:p>
          </table:table-cell>
          <table:table-cell office:value-type="float" office:value="61" calcext:value-type="float">
            <text:p>61</text:p>
          </table:table-cell>
          <table:table-cell table:formula="of:=RIGHT(&quot;000&quot;&amp;[.E62];3)" office:value-type="string" office:string-value="061" calcext:value-type="string">
            <text:p>061</text:p>
          </table:table-cell>
          <table:table-cell table:formula="of:=&quot;&quot;&quot;&quot;&amp;[.B62]&amp;&quot;&quot;&quot;&quot;" office:value-type="string" office:string-value="&quot;LILWIZ.LBX&quot;" calcext:value-type="string">
            <text:p>"LILWIZ.LBX"</text:p>
          </table:table-cell>
          <table:table-cell table:formula="of:=&quot;&quot;&quot;&quot;&amp;[.B62]&amp;&quot;&quot;&quot;&quot;&amp;&quot;,&quot;" office:value-type="string" office:string-value="&quot;LILWIZ.LBX&quot;," calcext:value-type="string">
            <text:p>"LILWIZ.LBX",</text:p>
          </table:table-cell>
          <table:table-cell table:formula="of:=[.C62]&amp;&quot;_&quot;&amp;[.D62]&amp;&quot;,&quot;" office:value-type="string" office:string-value="LILWIZ_LBX," calcext:value-type="string">
            <text:p>LILWIZ_LBX,</text:p>
          </table:table-cell>
          <table:table-cell table:formula="of:=[.K62]&amp;&quot; &quot;&amp;&quot;(strcmp(&quot;&amp;[.$L$2]&amp;&quot;, &quot;&amp;&quot;&quot;&quot;&quot;&amp;[.B62]&amp;&quot;&quot;&quot;&quot;&amp;&quot;) == 0) { }&quot;" office:value-type="string" office:string-value="else if (strcmp(LbxFileName, &quot;LILWIZ.LBX&quot;) == 0) { }" calcext:value-type="string">
            <text:p>else if (strcmp(LbxFileName, "LILWIZ.LBX") == 0) { }</text:p>
          </table:table-cell>
          <table:table-cell table:formula="of:=IF(ROW([.B62])=2;&quot;if&quot;;IF(ROW([.B62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62]&amp;&quot; &quot;&amp;&quot;(strcmp(&quot;&amp;[.$L$2]&amp;&quot;, &quot;&amp;&quot;&quot;&quot;&quot;&amp;[.B62]&amp;&quot;&quot;&quot;&quot;&amp;&quot;) == 0) { palette_number = &quot;&amp;[.A62]&amp;&quot;; }&quot;" office:value-type="string" office:string-value="else if (strcmp(LbxFileName, &quot;LILWIZ.LBX&quot;) == 0) { palette_number = 0; }" calcext:value-type="string">
            <text:p>else if (strcmp(LbxFileName, "LILWIZ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STDAT.LBX</text:p>
          </table:table-cell>
          <table:table-cell table:formula="of:=LEFT([.B63];SEARCH(&quot;.&quot;;[.B63];1)-1)" office:value-type="string" office:string-value="LISTDAT" calcext:value-type="string">
            <text:p>LISTDAT</text:p>
          </table:table-cell>
          <table:table-cell table:formula="of:=RIGHT([.B63];LEN([.B63])-SEARCH(&quot;.&quot;;[.B63];1))" office:value-type="string" office:string-value="LBX" calcext:value-type="string">
            <text:p>LBX</text:p>
          </table:table-cell>
          <table:table-cell office:value-type="float" office:value="62" calcext:value-type="float">
            <text:p>62</text:p>
          </table:table-cell>
          <table:table-cell table:formula="of:=RIGHT(&quot;000&quot;&amp;[.E63];3)" office:value-type="string" office:string-value="062" calcext:value-type="string">
            <text:p>062</text:p>
          </table:table-cell>
          <table:table-cell table:formula="of:=&quot;&quot;&quot;&quot;&amp;[.B63]&amp;&quot;&quot;&quot;&quot;" office:value-type="string" office:string-value="&quot;LISTDAT.LBX&quot;" calcext:value-type="string">
            <text:p>"LISTDAT.LBX"</text:p>
          </table:table-cell>
          <table:table-cell table:formula="of:=&quot;&quot;&quot;&quot;&amp;[.B63]&amp;&quot;&quot;&quot;&quot;&amp;&quot;,&quot;" office:value-type="string" office:string-value="&quot;LISTDAT.LBX&quot;," calcext:value-type="string">
            <text:p>"LISTDAT.LBX",</text:p>
          </table:table-cell>
          <table:table-cell table:formula="of:=[.C63]&amp;&quot;_&quot;&amp;[.D63]&amp;&quot;,&quot;" office:value-type="string" office:string-value="LISTDAT_LBX," calcext:value-type="string">
            <text:p>LISTDAT_LBX,</text:p>
          </table:table-cell>
          <table:table-cell table:formula="of:=[.K63]&amp;&quot; &quot;&amp;&quot;(strcmp(&quot;&amp;[.$L$2]&amp;&quot;, &quot;&amp;&quot;&quot;&quot;&quot;&amp;[.B63]&amp;&quot;&quot;&quot;&quot;&amp;&quot;) == 0) { }&quot;" office:value-type="string" office:string-value="else if (strcmp(LbxFileName, &quot;LISTDAT.LBX&quot;) == 0) { }" calcext:value-type="string">
            <text:p>else if (strcmp(LbxFileName, "LISTDAT.LBX") == 0) { }</text:p>
          </table:table-cell>
          <table:table-cell table:formula="of:=IF(ROW([.B63])=2;&quot;if&quot;;IF(ROW([.B63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63]&amp;&quot; &quot;&amp;&quot;(strcmp(&quot;&amp;[.$L$2]&amp;&quot;, &quot;&amp;&quot;&quot;&quot;&quot;&amp;[.B63]&amp;&quot;&quot;&quot;&quot;&amp;&quot;) == 0) { palette_number = &quot;&amp;[.A63]&amp;&quot;; }&quot;" office:value-type="string" office:string-value="else if (strcmp(LbxFileName, &quot;LISTDAT.LBX&quot;) == 0) { palette_number = 0; }" calcext:value-type="string">
            <text:p>else if (strcmp(LbxFileName, "LISTDAT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AD.LBX</text:p>
          </table:table-cell>
          <table:table-cell table:formula="of:=LEFT([.B64];SEARCH(&quot;.&quot;;[.B64];1)-1)" office:value-type="string" office:string-value="LOAD" calcext:value-type="string">
            <text:p>LOAD</text:p>
          </table:table-cell>
          <table:table-cell table:formula="of:=RIGHT([.B64];LEN([.B64])-SEARCH(&quot;.&quot;;[.B64];1))" office:value-type="string" office:string-value="LBX" calcext:value-type="string">
            <text:p>LBX</text:p>
          </table:table-cell>
          <table:table-cell office:value-type="float" office:value="63" calcext:value-type="float">
            <text:p>63</text:p>
          </table:table-cell>
          <table:table-cell table:formula="of:=RIGHT(&quot;000&quot;&amp;[.E64];3)" office:value-type="string" office:string-value="063" calcext:value-type="string">
            <text:p>063</text:p>
          </table:table-cell>
          <table:table-cell table:formula="of:=&quot;&quot;&quot;&quot;&amp;[.B64]&amp;&quot;&quot;&quot;&quot;" office:value-type="string" office:string-value="&quot;LOAD.LBX&quot;" calcext:value-type="string">
            <text:p>"LOAD.LBX"</text:p>
          </table:table-cell>
          <table:table-cell table:formula="of:=&quot;&quot;&quot;&quot;&amp;[.B64]&amp;&quot;&quot;&quot;&quot;&amp;&quot;,&quot;" office:value-type="string" office:string-value="&quot;LOAD.LBX&quot;," calcext:value-type="string">
            <text:p>"LOAD.LBX",</text:p>
          </table:table-cell>
          <table:table-cell table:formula="of:=[.C64]&amp;&quot;_&quot;&amp;[.D64]&amp;&quot;,&quot;" office:value-type="string" office:string-value="LOAD_LBX," calcext:value-type="string">
            <text:p>LOAD_LBX,</text:p>
          </table:table-cell>
          <table:table-cell table:formula="of:=[.K64]&amp;&quot; &quot;&amp;&quot;(strcmp(&quot;&amp;[.$L$2]&amp;&quot;, &quot;&amp;&quot;&quot;&quot;&quot;&amp;[.B64]&amp;&quot;&quot;&quot;&quot;&amp;&quot;) == 0) { }&quot;" office:value-type="string" office:string-value="else if (strcmp(LbxFileName, &quot;LOAD.LBX&quot;) == 0) { }" calcext:value-type="string">
            <text:p>else if (strcmp(LbxFileName, "LOAD.LBX") == 0) { }</text:p>
          </table:table-cell>
          <table:table-cell table:formula="of:=IF(ROW([.B64])=2;&quot;if&quot;;IF(ROW([.B64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64]&amp;&quot; &quot;&amp;&quot;(strcmp(&quot;&amp;[.$L$2]&amp;&quot;, &quot;&amp;&quot;&quot;&quot;&quot;&amp;[.B64]&amp;&quot;&quot;&quot;&quot;&amp;&quot;) == 0) { palette_number = &quot;&amp;[.A64]&amp;&quot;; }&quot;" office:value-type="string" office:string-value="else if (strcmp(LbxFileName, &quot;LOAD.LBX&quot;) == 0) { palette_number = 1; }" calcext:value-type="string">
            <text:p>else if (strcmp(LbxFileName, "LOAD.LBX") == 0) { palette_number = 1; }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SE.LBX</text:p>
          </table:table-cell>
          <table:table-cell table:formula="of:=LEFT([.B65];SEARCH(&quot;.&quot;;[.B65];1)-1)" office:value-type="string" office:string-value="LOSE" calcext:value-type="string">
            <text:p>LOSE</text:p>
          </table:table-cell>
          <table:table-cell table:formula="of:=RIGHT([.B65];LEN([.B65])-SEARCH(&quot;.&quot;;[.B65];1))" office:value-type="string" office:string-value="LBX" calcext:value-type="string">
            <text:p>LBX</text:p>
          </table:table-cell>
          <table:table-cell office:value-type="float" office:value="64" calcext:value-type="float">
            <text:p>64</text:p>
          </table:table-cell>
          <table:table-cell table:formula="of:=RIGHT(&quot;000&quot;&amp;[.E65];3)" office:value-type="string" office:string-value="064" calcext:value-type="string">
            <text:p>064</text:p>
          </table:table-cell>
          <table:table-cell table:formula="of:=&quot;&quot;&quot;&quot;&amp;[.B65]&amp;&quot;&quot;&quot;&quot;" office:value-type="string" office:string-value="&quot;LOSE.LBX&quot;" calcext:value-type="string">
            <text:p>"LOSE.LBX"</text:p>
          </table:table-cell>
          <table:table-cell table:formula="of:=&quot;&quot;&quot;&quot;&amp;[.B65]&amp;&quot;&quot;&quot;&quot;&amp;&quot;,&quot;" office:value-type="string" office:string-value="&quot;LOSE.LBX&quot;," calcext:value-type="string">
            <text:p>"LOSE.LBX",</text:p>
          </table:table-cell>
          <table:table-cell table:formula="of:=[.C65]&amp;&quot;_&quot;&amp;[.D65]&amp;&quot;,&quot;" office:value-type="string" office:string-value="LOSE_LBX," calcext:value-type="string">
            <text:p>LOSE_LBX,</text:p>
          </table:table-cell>
          <table:table-cell table:formula="of:=[.K65]&amp;&quot; &quot;&amp;&quot;(strcmp(&quot;&amp;[.$L$2]&amp;&quot;, &quot;&amp;&quot;&quot;&quot;&quot;&amp;[.B65]&amp;&quot;&quot;&quot;&quot;&amp;&quot;) == 0) { }&quot;" office:value-type="string" office:string-value="else if (strcmp(LbxFileName, &quot;LOSE.LBX&quot;) == 0) { }" calcext:value-type="string">
            <text:p>else if (strcmp(LbxFileName, "LOSE.LBX") == 0) { }</text:p>
          </table:table-cell>
          <table:table-cell table:formula="of:=IF(ROW([.B65])=2;&quot;if&quot;;IF(ROW([.B65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65]&amp;&quot; &quot;&amp;&quot;(strcmp(&quot;&amp;[.$L$2]&amp;&quot;, &quot;&amp;&quot;&quot;&quot;&quot;&amp;[.B65]&amp;&quot;&quot;&quot;&quot;&amp;&quot;) == 0) { palette_number = &quot;&amp;[.A65]&amp;&quot;; }&quot;" office:value-type="string" office:string-value="else if (strcmp(LbxFileName, &quot;LOSE.LBX&quot;) == 0) { palette_number = 6; }" calcext:value-type="string">
            <text:p>else if (strcmp(LbxFileName, "LOSE.LBX") == 0) { palette_number = 6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GIC.LBX</text:p>
          </table:table-cell>
          <table:table-cell table:formula="of:=LEFT([.B66];SEARCH(&quot;.&quot;;[.B66];1)-1)" office:value-type="string" office:string-value="MAGIC" calcext:value-type="string">
            <text:p>MAGIC</text:p>
          </table:table-cell>
          <table:table-cell table:formula="of:=RIGHT([.B66];LEN([.B66])-SEARCH(&quot;.&quot;;[.B66];1))" office:value-type="string" office:string-value="LBX" calcext:value-type="string">
            <text:p>LBX</text:p>
          </table:table-cell>
          <table:table-cell office:value-type="float" office:value="65" calcext:value-type="float">
            <text:p>65</text:p>
          </table:table-cell>
          <table:table-cell table:formula="of:=RIGHT(&quot;000&quot;&amp;[.E66];3)" office:value-type="string" office:string-value="065" calcext:value-type="string">
            <text:p>065</text:p>
          </table:table-cell>
          <table:table-cell table:formula="of:=&quot;&quot;&quot;&quot;&amp;[.B66]&amp;&quot;&quot;&quot;&quot;" office:value-type="string" office:string-value="&quot;MAGIC.LBX&quot;" calcext:value-type="string">
            <text:p>"MAGIC.LBX"</text:p>
          </table:table-cell>
          <table:table-cell table:formula="of:=&quot;&quot;&quot;&quot;&amp;[.B66]&amp;&quot;&quot;&quot;&quot;&amp;&quot;,&quot;" office:value-type="string" office:string-value="&quot;MAGIC.LBX&quot;," calcext:value-type="string">
            <text:p>"MAGIC.LBX",</text:p>
          </table:table-cell>
          <table:table-cell table:formula="of:=[.C66]&amp;&quot;_&quot;&amp;[.D66]&amp;&quot;,&quot;" office:value-type="string" office:string-value="MAGIC_LBX," calcext:value-type="string">
            <text:p>MAGIC_LBX,</text:p>
          </table:table-cell>
          <table:table-cell table:formula="of:=[.K66]&amp;&quot; &quot;&amp;&quot;(strcmp(&quot;&amp;[.$L$2]&amp;&quot;, &quot;&amp;&quot;&quot;&quot;&quot;&amp;[.B66]&amp;&quot;&quot;&quot;&quot;&amp;&quot;) == 0) { }&quot;" office:value-type="string" office:string-value="else if (strcmp(LbxFileName, &quot;MAGIC.LBX&quot;) == 0) { }" calcext:value-type="string">
            <text:p>else if (strcmp(LbxFileName, "MAGIC.LBX") == 0) { }</text:p>
          </table:table-cell>
          <table:table-cell table:formula="of:=IF(ROW([.B66])=2;&quot;if&quot;;IF(ROW([.B66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66]&amp;&quot; &quot;&amp;&quot;(strcmp(&quot;&amp;[.$L$2]&amp;&quot;, &quot;&amp;&quot;&quot;&quot;&quot;&amp;[.B66]&amp;&quot;&quot;&quot;&quot;&amp;&quot;) == 0) { palette_number = &quot;&amp;[.A66]&amp;&quot;; }&quot;" office:value-type="string" office:string-value="else if (strcmp(LbxFileName, &quot;MAGIC.LBX&quot;) == 0) { palette_number = 0; }" calcext:value-type="string">
            <text:p>else if (strcmp(LbxFileName, "MAGIC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IN.LBX</text:p>
          </table:table-cell>
          <table:table-cell table:formula="of:=LEFT([.B67];SEARCH(&quot;.&quot;;[.B67];1)-1)" office:value-type="string" office:string-value="MAIN" calcext:value-type="string">
            <text:p>MAIN</text:p>
          </table:table-cell>
          <table:table-cell table:formula="of:=RIGHT([.B67];LEN([.B67])-SEARCH(&quot;.&quot;;[.B67];1))" office:value-type="string" office:string-value="LBX" calcext:value-type="string">
            <text:p>LBX</text:p>
          </table:table-cell>
          <table:table-cell office:value-type="float" office:value="66" calcext:value-type="float">
            <text:p>66</text:p>
          </table:table-cell>
          <table:table-cell table:formula="of:=RIGHT(&quot;000&quot;&amp;[.E67];3)" office:value-type="string" office:string-value="066" calcext:value-type="string">
            <text:p>066</text:p>
          </table:table-cell>
          <table:table-cell table:formula="of:=&quot;&quot;&quot;&quot;&amp;[.B67]&amp;&quot;&quot;&quot;&quot;" office:value-type="string" office:string-value="&quot;MAIN.LBX&quot;" calcext:value-type="string">
            <text:p>"MAIN.LBX"</text:p>
          </table:table-cell>
          <table:table-cell table:formula="of:=&quot;&quot;&quot;&quot;&amp;[.B67]&amp;&quot;&quot;&quot;&quot;&amp;&quot;,&quot;" office:value-type="string" office:string-value="&quot;MAIN.LBX&quot;," calcext:value-type="string">
            <text:p>"MAIN.LBX",</text:p>
          </table:table-cell>
          <table:table-cell table:formula="of:=[.C67]&amp;&quot;_&quot;&amp;[.D67]&amp;&quot;,&quot;" office:value-type="string" office:string-value="MAIN_LBX," calcext:value-type="string">
            <text:p>MAIN_LBX,</text:p>
          </table:table-cell>
          <table:table-cell table:formula="of:=[.K67]&amp;&quot; &quot;&amp;&quot;(strcmp(&quot;&amp;[.$L$2]&amp;&quot;, &quot;&amp;&quot;&quot;&quot;&quot;&amp;[.B67]&amp;&quot;&quot;&quot;&quot;&amp;&quot;) == 0) { }&quot;" office:value-type="string" office:string-value="else if (strcmp(LbxFileName, &quot;MAIN.LBX&quot;) == 0) { }" calcext:value-type="string">
            <text:p>else if (strcmp(LbxFileName, "MAIN.LBX") == 0) { }</text:p>
          </table:table-cell>
          <table:table-cell table:formula="of:=IF(ROW([.B67])=2;&quot;if&quot;;IF(ROW([.B67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67]&amp;&quot; &quot;&amp;&quot;(strcmp(&quot;&amp;[.$L$2]&amp;&quot;, &quot;&amp;&quot;&quot;&quot;&quot;&amp;[.B67]&amp;&quot;&quot;&quot;&quot;&amp;&quot;) == 0) { palette_number = &quot;&amp;[.A67]&amp;&quot;; }&quot;" office:value-type="string" office:string-value="else if (strcmp(LbxFileName, &quot;MAIN.LBX&quot;) == 0) { palette_number = 0; }" calcext:value-type="string">
            <text:p>else if (strcmp(LbxFileName, "MAIN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INSCRN.LBX</text:p>
          </table:table-cell>
          <table:table-cell table:formula="of:=LEFT([.B68];SEARCH(&quot;.&quot;;[.B68];1)-1)" office:value-type="string" office:string-value="MAINSCRN" calcext:value-type="string">
            <text:p>MAINSCRN</text:p>
          </table:table-cell>
          <table:table-cell table:formula="of:=RIGHT([.B68];LEN([.B68])-SEARCH(&quot;.&quot;;[.B68];1))" office:value-type="string" office:string-value="LBX" calcext:value-type="string">
            <text:p>LBX</text:p>
          </table:table-cell>
          <table:table-cell office:value-type="float" office:value="67" calcext:value-type="float">
            <text:p>67</text:p>
          </table:table-cell>
          <table:table-cell table:formula="of:=RIGHT(&quot;000&quot;&amp;[.E68];3)" office:value-type="string" office:string-value="067" calcext:value-type="string">
            <text:p>067</text:p>
          </table:table-cell>
          <table:table-cell table:formula="of:=&quot;&quot;&quot;&quot;&amp;[.B68]&amp;&quot;&quot;&quot;&quot;" office:value-type="string" office:string-value="&quot;MAINSCRN.LBX&quot;" calcext:value-type="string">
            <text:p>"MAINSCRN.LBX"</text:p>
          </table:table-cell>
          <table:table-cell table:formula="of:=&quot;&quot;&quot;&quot;&amp;[.B68]&amp;&quot;&quot;&quot;&quot;&amp;&quot;,&quot;" office:value-type="string" office:string-value="&quot;MAINSCRN.LBX&quot;," calcext:value-type="string">
            <text:p>"MAINSCRN.LBX",</text:p>
          </table:table-cell>
          <table:table-cell table:formula="of:=[.C68]&amp;&quot;_&quot;&amp;[.D68]&amp;&quot;,&quot;" office:value-type="string" office:string-value="MAINSCRN_LBX," calcext:value-type="string">
            <text:p>MAINSCRN_LBX,</text:p>
          </table:table-cell>
          <table:table-cell table:formula="of:=[.K68]&amp;&quot; &quot;&amp;&quot;(strcmp(&quot;&amp;[.$L$2]&amp;&quot;, &quot;&amp;&quot;&quot;&quot;&quot;&amp;[.B68]&amp;&quot;&quot;&quot;&quot;&amp;&quot;) == 0) { }&quot;" office:value-type="string" office:string-value="else if (strcmp(LbxFileName, &quot;MAINSCRN.LBX&quot;) == 0) { }" calcext:value-type="string">
            <text:p>else if (strcmp(LbxFileName, "MAINSCRN.LBX") == 0) { }</text:p>
          </table:table-cell>
          <table:table-cell table:formula="of:=IF(ROW([.B68])=2;&quot;if&quot;;IF(ROW([.B68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68]&amp;&quot; &quot;&amp;&quot;(strcmp(&quot;&amp;[.$L$2]&amp;&quot;, &quot;&amp;&quot;&quot;&quot;&quot;&amp;[.B68]&amp;&quot;&quot;&quot;&quot;&amp;&quot;) == 0) { palette_number = &quot;&amp;[.A68]&amp;&quot;; }&quot;" office:value-type="string" office:string-value="else if (strcmp(LbxFileName, &quot;MAINSCRN.LBX&quot;) == 0) { palette_number = 2; }" calcext:value-type="string">
            <text:p>else if (strcmp(LbxFileName, "MAINSCRN.LBX") == 0) { palette_number = 2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PBACK.LBX</text:p>
          </table:table-cell>
          <table:table-cell table:formula="of:=LEFT([.B69];SEARCH(&quot;.&quot;;[.B69];1)-1)" office:value-type="string" office:string-value="MAPBACK" calcext:value-type="string">
            <text:p>MAPBACK</text:p>
          </table:table-cell>
          <table:table-cell table:formula="of:=RIGHT([.B69];LEN([.B69])-SEARCH(&quot;.&quot;;[.B69];1))" office:value-type="string" office:string-value="LBX" calcext:value-type="string">
            <text:p>LBX</text:p>
          </table:table-cell>
          <table:table-cell office:value-type="float" office:value="68" calcext:value-type="float">
            <text:p>68</text:p>
          </table:table-cell>
          <table:table-cell table:formula="of:=RIGHT(&quot;000&quot;&amp;[.E69];3)" office:value-type="string" office:string-value="068" calcext:value-type="string">
            <text:p>068</text:p>
          </table:table-cell>
          <table:table-cell table:formula="of:=&quot;&quot;&quot;&quot;&amp;[.B69]&amp;&quot;&quot;&quot;&quot;" office:value-type="string" office:string-value="&quot;MAPBACK.LBX&quot;" calcext:value-type="string">
            <text:p>"MAPBACK.LBX"</text:p>
          </table:table-cell>
          <table:table-cell table:formula="of:=&quot;&quot;&quot;&quot;&amp;[.B69]&amp;&quot;&quot;&quot;&quot;&amp;&quot;,&quot;" office:value-type="string" office:string-value="&quot;MAPBACK.LBX&quot;," calcext:value-type="string">
            <text:p>"MAPBACK.LBX",</text:p>
          </table:table-cell>
          <table:table-cell table:formula="of:=[.C69]&amp;&quot;_&quot;&amp;[.D69]&amp;&quot;,&quot;" office:value-type="string" office:string-value="MAPBACK_LBX," calcext:value-type="string">
            <text:p>MAPBACK_LBX,</text:p>
          </table:table-cell>
          <table:table-cell table:formula="of:=[.K69]&amp;&quot; &quot;&amp;&quot;(strcmp(&quot;&amp;[.$L$2]&amp;&quot;, &quot;&amp;&quot;&quot;&quot;&quot;&amp;[.B69]&amp;&quot;&quot;&quot;&quot;&amp;&quot;) == 0) { }&quot;" office:value-type="string" office:string-value="else if (strcmp(LbxFileName, &quot;MAPBACK.LBX&quot;) == 0) { }" calcext:value-type="string">
            <text:p>else if (strcmp(LbxFileName, "MAPBACK.LBX") == 0) { }</text:p>
          </table:table-cell>
          <table:table-cell table:formula="of:=IF(ROW([.B69])=2;&quot;if&quot;;IF(ROW([.B69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69]&amp;&quot; &quot;&amp;&quot;(strcmp(&quot;&amp;[.$L$2]&amp;&quot;, &quot;&amp;&quot;&quot;&quot;&quot;&amp;[.B69]&amp;&quot;&quot;&quot;&quot;&amp;&quot;) == 0) { palette_number = &quot;&amp;[.A69]&amp;&quot;; }&quot;" office:value-type="string" office:string-value="else if (strcmp(LbxFileName, &quot;MAPBACK.LBX&quot;) == 0) { palette_number = 0; }" calcext:value-type="string">
            <text:p>else if (strcmp(LbxFileName, "MAPBACK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SSAGE.LBX</text:p>
          </table:table-cell>
          <table:table-cell table:formula="of:=LEFT([.B70];SEARCH(&quot;.&quot;;[.B70];1)-1)" office:value-type="string" office:string-value="MESSAGE" calcext:value-type="string">
            <text:p>MESSAGE</text:p>
          </table:table-cell>
          <table:table-cell table:formula="of:=RIGHT([.B70];LEN([.B70])-SEARCH(&quot;.&quot;;[.B70];1))" office:value-type="string" office:string-value="LBX" calcext:value-type="string">
            <text:p>LBX</text:p>
          </table:table-cell>
          <table:table-cell office:value-type="float" office:value="69" calcext:value-type="float">
            <text:p>69</text:p>
          </table:table-cell>
          <table:table-cell table:formula="of:=RIGHT(&quot;000&quot;&amp;[.E70];3)" office:value-type="string" office:string-value="069" calcext:value-type="string">
            <text:p>069</text:p>
          </table:table-cell>
          <table:table-cell table:formula="of:=&quot;&quot;&quot;&quot;&amp;[.B70]&amp;&quot;&quot;&quot;&quot;" office:value-type="string" office:string-value="&quot;MESSAGE.LBX&quot;" calcext:value-type="string">
            <text:p>"MESSAGE.LBX"</text:p>
          </table:table-cell>
          <table:table-cell table:formula="of:=&quot;&quot;&quot;&quot;&amp;[.B70]&amp;&quot;&quot;&quot;&quot;&amp;&quot;,&quot;" office:value-type="string" office:string-value="&quot;MESSAGE.LBX&quot;," calcext:value-type="string">
            <text:p>"MESSAGE.LBX",</text:p>
          </table:table-cell>
          <table:table-cell table:formula="of:=[.C70]&amp;&quot;_&quot;&amp;[.D70]&amp;&quot;,&quot;" office:value-type="string" office:string-value="MESSAGE_LBX," calcext:value-type="string">
            <text:p>MESSAGE_LBX,</text:p>
          </table:table-cell>
          <table:table-cell table:formula="of:=[.K70]&amp;&quot; &quot;&amp;&quot;(strcmp(&quot;&amp;[.$L$2]&amp;&quot;, &quot;&amp;&quot;&quot;&quot;&quot;&amp;[.B70]&amp;&quot;&quot;&quot;&quot;&amp;&quot;) == 0) { }&quot;" office:value-type="string" office:string-value="else if (strcmp(LbxFileName, &quot;MESSAGE.LBX&quot;) == 0) { }" calcext:value-type="string">
            <text:p>else if (strcmp(LbxFileName, "MESSAGE.LBX") == 0) { }</text:p>
          </table:table-cell>
          <table:table-cell table:formula="of:=IF(ROW([.B70])=2;&quot;if&quot;;IF(ROW([.B70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70]&amp;&quot; &quot;&amp;&quot;(strcmp(&quot;&amp;[.$L$2]&amp;&quot;, &quot;&amp;&quot;&quot;&quot;&quot;&amp;[.B70]&amp;&quot;&quot;&quot;&quot;&amp;&quot;) == 0) { palette_number = &quot;&amp;[.A70]&amp;&quot;; }&quot;" office:value-type="string" office:string-value="else if (strcmp(LbxFileName, &quot;MESSAGE.LBX&quot;) == 0) { palette_number = 0; }" calcext:value-type="string">
            <text:p>else if (strcmp(LbxFileName, "MESSAGE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NSTER.LBX</text:p>
          </table:table-cell>
          <table:table-cell table:formula="of:=LEFT([.B71];SEARCH(&quot;.&quot;;[.B71];1)-1)" office:value-type="string" office:string-value="MONSTER" calcext:value-type="string">
            <text:p>MONSTER</text:p>
          </table:table-cell>
          <table:table-cell table:formula="of:=RIGHT([.B71];LEN([.B71])-SEARCH(&quot;.&quot;;[.B71];1))" office:value-type="string" office:string-value="LBX" calcext:value-type="string">
            <text:p>LBX</text:p>
          </table:table-cell>
          <table:table-cell office:value-type="float" office:value="70" calcext:value-type="float">
            <text:p>70</text:p>
          </table:table-cell>
          <table:table-cell table:formula="of:=RIGHT(&quot;000&quot;&amp;[.E71];3)" office:value-type="string" office:string-value="070" calcext:value-type="string">
            <text:p>070</text:p>
          </table:table-cell>
          <table:table-cell table:formula="of:=&quot;&quot;&quot;&quot;&amp;[.B71]&amp;&quot;&quot;&quot;&quot;" office:value-type="string" office:string-value="&quot;MONSTER.LBX&quot;" calcext:value-type="string">
            <text:p>"MONSTER.LBX"</text:p>
          </table:table-cell>
          <table:table-cell table:formula="of:=&quot;&quot;&quot;&quot;&amp;[.B71]&amp;&quot;&quot;&quot;&quot;&amp;&quot;,&quot;" office:value-type="string" office:string-value="&quot;MONSTER.LBX&quot;," calcext:value-type="string">
            <text:p>"MONSTER.LBX",</text:p>
          </table:table-cell>
          <table:table-cell table:formula="of:=[.C71]&amp;&quot;_&quot;&amp;[.D71]&amp;&quot;,&quot;" office:value-type="string" office:string-value="MONSTER_LBX," calcext:value-type="string">
            <text:p>MONSTER_LBX,</text:p>
          </table:table-cell>
          <table:table-cell table:formula="of:=[.K71]&amp;&quot; &quot;&amp;&quot;(strcmp(&quot;&amp;[.$L$2]&amp;&quot;, &quot;&amp;&quot;&quot;&quot;&quot;&amp;[.B71]&amp;&quot;&quot;&quot;&quot;&amp;&quot;) == 0) { }&quot;" office:value-type="string" office:string-value="else if (strcmp(LbxFileName, &quot;MONSTER.LBX&quot;) == 0) { }" calcext:value-type="string">
            <text:p>else if (strcmp(LbxFileName, "MONSTER.LBX") == 0) { }</text:p>
          </table:table-cell>
          <table:table-cell table:formula="of:=IF(ROW([.B71])=2;&quot;if&quot;;IF(ROW([.B71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71]&amp;&quot; &quot;&amp;&quot;(strcmp(&quot;&amp;[.$L$2]&amp;&quot;, &quot;&amp;&quot;&quot;&quot;&quot;&amp;[.B71]&amp;&quot;&quot;&quot;&quot;&amp;&quot;) == 0) { palette_number = &quot;&amp;[.A71]&amp;&quot;; }&quot;" office:value-type="string" office:string-value="else if (strcmp(LbxFileName, &quot;MONSTER.LBX&quot;) == 0) { palette_number = 0; }" calcext:value-type="string">
            <text:p>else if (strcmp(LbxFileName, "MONSTER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ODWIZ.LBX</text:p>
          </table:table-cell>
          <table:table-cell table:formula="of:=LEFT([.B72];SEARCH(&quot;.&quot;;[.B72];1)-1)" office:value-type="string" office:string-value="MOODWIZ" calcext:value-type="string">
            <text:p>MOODWIZ</text:p>
          </table:table-cell>
          <table:table-cell table:formula="of:=RIGHT([.B72];LEN([.B72])-SEARCH(&quot;.&quot;;[.B72];1))" office:value-type="string" office:string-value="LBX" calcext:value-type="string">
            <text:p>LBX</text:p>
          </table:table-cell>
          <table:table-cell office:value-type="float" office:value="71" calcext:value-type="float">
            <text:p>71</text:p>
          </table:table-cell>
          <table:table-cell table:formula="of:=RIGHT(&quot;000&quot;&amp;[.E72];3)" office:value-type="string" office:string-value="071" calcext:value-type="string">
            <text:p>071</text:p>
          </table:table-cell>
          <table:table-cell table:formula="of:=&quot;&quot;&quot;&quot;&amp;[.B72]&amp;&quot;&quot;&quot;&quot;" office:value-type="string" office:string-value="&quot;MOODWIZ.LBX&quot;" calcext:value-type="string">
            <text:p>"MOODWIZ.LBX"</text:p>
          </table:table-cell>
          <table:table-cell table:formula="of:=&quot;&quot;&quot;&quot;&amp;[.B72]&amp;&quot;&quot;&quot;&quot;&amp;&quot;,&quot;" office:value-type="string" office:string-value="&quot;MOODWIZ.LBX&quot;," calcext:value-type="string">
            <text:p>"MOODWIZ.LBX",</text:p>
          </table:table-cell>
          <table:table-cell table:formula="of:=[.C72]&amp;&quot;_&quot;&amp;[.D72]&amp;&quot;,&quot;" office:value-type="string" office:string-value="MOODWIZ_LBX," calcext:value-type="string">
            <text:p>MOODWIZ_LBX,</text:p>
          </table:table-cell>
          <table:table-cell table:formula="of:=[.K72]&amp;&quot; &quot;&amp;&quot;(strcmp(&quot;&amp;[.$L$2]&amp;&quot;, &quot;&amp;&quot;&quot;&quot;&quot;&amp;[.B72]&amp;&quot;&quot;&quot;&quot;&amp;&quot;) == 0) { }&quot;" office:value-type="string" office:string-value="else if (strcmp(LbxFileName, &quot;MOODWIZ.LBX&quot;) == 0) { }" calcext:value-type="string">
            <text:p>else if (strcmp(LbxFileName, "MOODWIZ.LBX") == 0) { }</text:p>
          </table:table-cell>
          <table:table-cell table:formula="of:=IF(ROW([.B72])=2;&quot;if&quot;;IF(ROW([.B72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72]&amp;&quot; &quot;&amp;&quot;(strcmp(&quot;&amp;[.$L$2]&amp;&quot;, &quot;&amp;&quot;&quot;&quot;&quot;&amp;[.B72]&amp;&quot;&quot;&quot;&quot;&amp;&quot;) == 0) { palette_number = &quot;&amp;[.A72]&amp;&quot;; }&quot;" office:value-type="string" office:string-value="else if (strcmp(LbxFileName, &quot;MOODWIZ.LBX&quot;) == 0) { palette_number = 0; }" calcext:value-type="string">
            <text:p>else if (strcmp(LbxFileName, "MOODWIZ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SIC.LBX</text:p>
          </table:table-cell>
          <table:table-cell table:formula="of:=LEFT([.B73];SEARCH(&quot;.&quot;;[.B73];1)-1)" office:value-type="string" office:string-value="MUSIC" calcext:value-type="string">
            <text:p>MUSIC</text:p>
          </table:table-cell>
          <table:table-cell table:formula="of:=RIGHT([.B73];LEN([.B73])-SEARCH(&quot;.&quot;;[.B73];1))" office:value-type="string" office:string-value="LBX" calcext:value-type="string">
            <text:p>LBX</text:p>
          </table:table-cell>
          <table:table-cell office:value-type="float" office:value="72" calcext:value-type="float">
            <text:p>72</text:p>
          </table:table-cell>
          <table:table-cell table:formula="of:=RIGHT(&quot;000&quot;&amp;[.E73];3)" office:value-type="string" office:string-value="072" calcext:value-type="string">
            <text:p>072</text:p>
          </table:table-cell>
          <table:table-cell table:formula="of:=&quot;&quot;&quot;&quot;&amp;[.B73]&amp;&quot;&quot;&quot;&quot;" office:value-type="string" office:string-value="&quot;MUSIC.LBX&quot;" calcext:value-type="string">
            <text:p>"MUSIC.LBX"</text:p>
          </table:table-cell>
          <table:table-cell table:formula="of:=&quot;&quot;&quot;&quot;&amp;[.B73]&amp;&quot;&quot;&quot;&quot;&amp;&quot;,&quot;" office:value-type="string" office:string-value="&quot;MUSIC.LBX&quot;," calcext:value-type="string">
            <text:p>"MUSIC.LBX",</text:p>
          </table:table-cell>
          <table:table-cell table:formula="of:=[.C73]&amp;&quot;_&quot;&amp;[.D73]&amp;&quot;,&quot;" office:value-type="string" office:string-value="MUSIC_LBX," calcext:value-type="string">
            <text:p>MUSIC_LBX,</text:p>
          </table:table-cell>
          <table:table-cell table:formula="of:=[.K73]&amp;&quot; &quot;&amp;&quot;(strcmp(&quot;&amp;[.$L$2]&amp;&quot;, &quot;&amp;&quot;&quot;&quot;&quot;&amp;[.B73]&amp;&quot;&quot;&quot;&quot;&amp;&quot;) == 0) { }&quot;" office:value-type="string" office:string-value="else if (strcmp(LbxFileName, &quot;MUSIC.LBX&quot;) == 0) { }" calcext:value-type="string">
            <text:p>else if (strcmp(LbxFileName, "MUSIC.LBX") == 0) { }</text:p>
          </table:table-cell>
          <table:table-cell table:formula="of:=IF(ROW([.B73])=2;&quot;if&quot;;IF(ROW([.B73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73]&amp;&quot; &quot;&amp;&quot;(strcmp(&quot;&amp;[.$L$2]&amp;&quot;, &quot;&amp;&quot;&quot;&quot;&quot;&amp;[.B73]&amp;&quot;&quot;&quot;&quot;&amp;&quot;) == 0) { palette_number = &quot;&amp;[.A73]&amp;&quot;; }&quot;" office:value-type="string" office:string-value="else if (strcmp(LbxFileName, &quot;MUSIC.LBX&quot;) == 0) { palette_number = 0; }" calcext:value-type="string">
            <text:p>else if (strcmp(LbxFileName, "MUSIC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MES.LBX</text:p>
          </table:table-cell>
          <table:table-cell table:formula="of:=LEFT([.B74];SEARCH(&quot;.&quot;;[.B74];1)-1)" office:value-type="string" office:string-value="NAMES" calcext:value-type="string">
            <text:p>NAMES</text:p>
          </table:table-cell>
          <table:table-cell table:formula="of:=RIGHT([.B74];LEN([.B74])-SEARCH(&quot;.&quot;;[.B74];1))" office:value-type="string" office:string-value="LBX" calcext:value-type="string">
            <text:p>LBX</text:p>
          </table:table-cell>
          <table:table-cell office:value-type="float" office:value="73" calcext:value-type="float">
            <text:p>73</text:p>
          </table:table-cell>
          <table:table-cell table:formula="of:=RIGHT(&quot;000&quot;&amp;[.E74];3)" office:value-type="string" office:string-value="073" calcext:value-type="string">
            <text:p>073</text:p>
          </table:table-cell>
          <table:table-cell table:formula="of:=&quot;&quot;&quot;&quot;&amp;[.B74]&amp;&quot;&quot;&quot;&quot;" office:value-type="string" office:string-value="&quot;NAMES.LBX&quot;" calcext:value-type="string">
            <text:p>"NAMES.LBX"</text:p>
          </table:table-cell>
          <table:table-cell table:formula="of:=&quot;&quot;&quot;&quot;&amp;[.B74]&amp;&quot;&quot;&quot;&quot;&amp;&quot;,&quot;" office:value-type="string" office:string-value="&quot;NAMES.LBX&quot;," calcext:value-type="string">
            <text:p>"NAMES.LBX",</text:p>
          </table:table-cell>
          <table:table-cell table:formula="of:=[.C74]&amp;&quot;_&quot;&amp;[.D74]&amp;&quot;,&quot;" office:value-type="string" office:string-value="NAMES_LBX," calcext:value-type="string">
            <text:p>NAMES_LBX,</text:p>
          </table:table-cell>
          <table:table-cell table:formula="of:=[.K74]&amp;&quot; &quot;&amp;&quot;(strcmp(&quot;&amp;[.$L$2]&amp;&quot;, &quot;&amp;&quot;&quot;&quot;&quot;&amp;[.B74]&amp;&quot;&quot;&quot;&quot;&amp;&quot;) == 0) { }&quot;" office:value-type="string" office:string-value="else if (strcmp(LbxFileName, &quot;NAMES.LBX&quot;) == 0) { }" calcext:value-type="string">
            <text:p>else if (strcmp(LbxFileName, "NAMES.LBX") == 0) { }</text:p>
          </table:table-cell>
          <table:table-cell table:formula="of:=IF(ROW([.B74])=2;&quot;if&quot;;IF(ROW([.B74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74]&amp;&quot; &quot;&amp;&quot;(strcmp(&quot;&amp;[.$L$2]&amp;&quot;, &quot;&amp;&quot;&quot;&quot;&quot;&amp;[.B74]&amp;&quot;&quot;&quot;&quot;&amp;&quot;) == 0) { palette_number = &quot;&amp;[.A74]&amp;&quot;; }&quot;" office:value-type="string" office:string-value="else if (strcmp(LbxFileName, &quot;NAMES.LBX&quot;) == 0) { palette_number = 0; }" calcext:value-type="string">
            <text:p>else if (strcmp(LbxFileName, "NAMES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EWGAME.LBX</text:p>
          </table:table-cell>
          <table:table-cell table:formula="of:=LEFT([.B75];SEARCH(&quot;.&quot;;[.B75];1)-1)" office:value-type="string" office:string-value="NEWGAME" calcext:value-type="string">
            <text:p>NEWGAME</text:p>
          </table:table-cell>
          <table:table-cell table:formula="of:=RIGHT([.B75];LEN([.B75])-SEARCH(&quot;.&quot;;[.B75];1))" office:value-type="string" office:string-value="LBX" calcext:value-type="string">
            <text:p>LBX</text:p>
          </table:table-cell>
          <table:table-cell office:value-type="float" office:value="74" calcext:value-type="float">
            <text:p>74</text:p>
          </table:table-cell>
          <table:table-cell table:formula="of:=RIGHT(&quot;000&quot;&amp;[.E75];3)" office:value-type="string" office:string-value="074" calcext:value-type="string">
            <text:p>074</text:p>
          </table:table-cell>
          <table:table-cell table:formula="of:=&quot;&quot;&quot;&quot;&amp;[.B75]&amp;&quot;&quot;&quot;&quot;" office:value-type="string" office:string-value="&quot;NEWGAME.LBX&quot;" calcext:value-type="string">
            <text:p>"NEWGAME.LBX"</text:p>
          </table:table-cell>
          <table:table-cell table:formula="of:=&quot;&quot;&quot;&quot;&amp;[.B75]&amp;&quot;&quot;&quot;&quot;&amp;&quot;,&quot;" office:value-type="string" office:string-value="&quot;NEWGAME.LBX&quot;," calcext:value-type="string">
            <text:p>"NEWGAME.LBX",</text:p>
          </table:table-cell>
          <table:table-cell table:formula="of:=[.C75]&amp;&quot;_&quot;&amp;[.D75]&amp;&quot;,&quot;" office:value-type="string" office:string-value="NEWGAME_LBX," calcext:value-type="string">
            <text:p>NEWGAME_LBX,</text:p>
          </table:table-cell>
          <table:table-cell table:formula="of:=[.K75]&amp;&quot; &quot;&amp;&quot;(strcmp(&quot;&amp;[.$L$2]&amp;&quot;, &quot;&amp;&quot;&quot;&quot;&quot;&amp;[.B75]&amp;&quot;&quot;&quot;&quot;&amp;&quot;) == 0) { }&quot;" office:value-type="string" office:string-value="else if (strcmp(LbxFileName, &quot;NEWGAME.LBX&quot;) == 0) { }" calcext:value-type="string">
            <text:p>else if (strcmp(LbxFileName, "NEWGAME.LBX") == 0) { }</text:p>
          </table:table-cell>
          <table:table-cell table:formula="of:=IF(ROW([.B75])=2;&quot;if&quot;;IF(ROW([.B75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75]&amp;&quot; &quot;&amp;&quot;(strcmp(&quot;&amp;[.$L$2]&amp;&quot;, &quot;&amp;&quot;&quot;&quot;&quot;&amp;[.B75]&amp;&quot;&quot;&quot;&quot;&amp;&quot;) == 0) { palette_number = &quot;&amp;[.A75]&amp;&quot;; }&quot;" office:value-type="string" office:string-value="else if (strcmp(LbxFileName, &quot;NEWGAME.LBX&quot;) == 0) { palette_number = 0; }" calcext:value-type="string">
            <text:p>else if (strcmp(LbxFileName, "NEWGAME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EWSOUND.LBX</text:p>
          </table:table-cell>
          <table:table-cell table:formula="of:=LEFT([.B76];SEARCH(&quot;.&quot;;[.B76];1)-1)" office:value-type="string" office:string-value="NEWSOUND" calcext:value-type="string">
            <text:p>NEWSOUND</text:p>
          </table:table-cell>
          <table:table-cell table:formula="of:=RIGHT([.B76];LEN([.B76])-SEARCH(&quot;.&quot;;[.B76];1))" office:value-type="string" office:string-value="LBX" calcext:value-type="string">
            <text:p>LBX</text:p>
          </table:table-cell>
          <table:table-cell office:value-type="float" office:value="75" calcext:value-type="float">
            <text:p>75</text:p>
          </table:table-cell>
          <table:table-cell table:formula="of:=RIGHT(&quot;000&quot;&amp;[.E76];3)" office:value-type="string" office:string-value="075" calcext:value-type="string">
            <text:p>075</text:p>
          </table:table-cell>
          <table:table-cell table:formula="of:=&quot;&quot;&quot;&quot;&amp;[.B76]&amp;&quot;&quot;&quot;&quot;" office:value-type="string" office:string-value="&quot;NEWSOUND.LBX&quot;" calcext:value-type="string">
            <text:p>"NEWSOUND.LBX"</text:p>
          </table:table-cell>
          <table:table-cell table:formula="of:=&quot;&quot;&quot;&quot;&amp;[.B76]&amp;&quot;&quot;&quot;&quot;&amp;&quot;,&quot;" office:value-type="string" office:string-value="&quot;NEWSOUND.LBX&quot;," calcext:value-type="string">
            <text:p>"NEWSOUND.LBX",</text:p>
          </table:table-cell>
          <table:table-cell table:formula="of:=[.C76]&amp;&quot;_&quot;&amp;[.D76]&amp;&quot;,&quot;" office:value-type="string" office:string-value="NEWSOUND_LBX," calcext:value-type="string">
            <text:p>NEWSOUND_LBX,</text:p>
          </table:table-cell>
          <table:table-cell table:formula="of:=[.K76]&amp;&quot; &quot;&amp;&quot;(strcmp(&quot;&amp;[.$L$2]&amp;&quot;, &quot;&amp;&quot;&quot;&quot;&quot;&amp;[.B76]&amp;&quot;&quot;&quot;&quot;&amp;&quot;) == 0) { }&quot;" office:value-type="string" office:string-value="else if (strcmp(LbxFileName, &quot;NEWSOUND.LBX&quot;) == 0) { }" calcext:value-type="string">
            <text:p>else if (strcmp(LbxFileName, "NEWSOUND.LBX") == 0) { }</text:p>
          </table:table-cell>
          <table:table-cell table:formula="of:=IF(ROW([.B76])=2;&quot;if&quot;;IF(ROW([.B76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76]&amp;&quot; &quot;&amp;&quot;(strcmp(&quot;&amp;[.$L$2]&amp;&quot;, &quot;&amp;&quot;&quot;&quot;&quot;&amp;[.B76]&amp;&quot;&quot;&quot;&quot;&amp;&quot;) == 0) { palette_number = &quot;&amp;[.A76]&amp;&quot;; }&quot;" office:value-type="string" office:string-value="else if (strcmp(LbxFileName, &quot;NEWSOUND.LBX&quot;) == 0) { palette_number = 0; }" calcext:value-type="string">
            <text:p>else if (strcmp(LbxFileName, "NEWSOUND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TRAIT.LBX</text:p>
          </table:table-cell>
          <table:table-cell table:formula="of:=LEFT([.B77];SEARCH(&quot;.&quot;;[.B77];1)-1)" office:value-type="string" office:string-value="PORTRAIT" calcext:value-type="string">
            <text:p>PORTRAIT</text:p>
          </table:table-cell>
          <table:table-cell table:formula="of:=RIGHT([.B77];LEN([.B77])-SEARCH(&quot;.&quot;;[.B77];1))" office:value-type="string" office:string-value="LBX" calcext:value-type="string">
            <text:p>LBX</text:p>
          </table:table-cell>
          <table:table-cell office:value-type="float" office:value="76" calcext:value-type="float">
            <text:p>76</text:p>
          </table:table-cell>
          <table:table-cell table:formula="of:=RIGHT(&quot;000&quot;&amp;[.E77];3)" office:value-type="string" office:string-value="076" calcext:value-type="string">
            <text:p>076</text:p>
          </table:table-cell>
          <table:table-cell table:formula="of:=&quot;&quot;&quot;&quot;&amp;[.B77]&amp;&quot;&quot;&quot;&quot;" office:value-type="string" office:string-value="&quot;PORTRAIT.LBX&quot;" calcext:value-type="string">
            <text:p>"PORTRAIT.LBX"</text:p>
          </table:table-cell>
          <table:table-cell table:formula="of:=&quot;&quot;&quot;&quot;&amp;[.B77]&amp;&quot;&quot;&quot;&quot;&amp;&quot;,&quot;" office:value-type="string" office:string-value="&quot;PORTRAIT.LBX&quot;," calcext:value-type="string">
            <text:p>"PORTRAIT.LBX",</text:p>
          </table:table-cell>
          <table:table-cell table:formula="of:=[.C77]&amp;&quot;_&quot;&amp;[.D77]&amp;&quot;,&quot;" office:value-type="string" office:string-value="PORTRAIT_LBX," calcext:value-type="string">
            <text:p>PORTRAIT_LBX,</text:p>
          </table:table-cell>
          <table:table-cell table:formula="of:=[.K77]&amp;&quot; &quot;&amp;&quot;(strcmp(&quot;&amp;[.$L$2]&amp;&quot;, &quot;&amp;&quot;&quot;&quot;&quot;&amp;[.B77]&amp;&quot;&quot;&quot;&quot;&amp;&quot;) == 0) { }&quot;" office:value-type="string" office:string-value="else if (strcmp(LbxFileName, &quot;PORTRAIT.LBX&quot;) == 0) { }" calcext:value-type="string">
            <text:p>else if (strcmp(LbxFileName, "PORTRAIT.LBX") == 0) { }</text:p>
          </table:table-cell>
          <table:table-cell table:formula="of:=IF(ROW([.B77])=2;&quot;if&quot;;IF(ROW([.B77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77]&amp;&quot; &quot;&amp;&quot;(strcmp(&quot;&amp;[.$L$2]&amp;&quot;, &quot;&amp;&quot;&quot;&quot;&quot;&amp;[.B77]&amp;&quot;&quot;&quot;&quot;&amp;&quot;) == 0) { palette_number = &quot;&amp;[.A77]&amp;&quot;; }&quot;" office:value-type="string" office:string-value="else if (strcmp(LbxFileName, &quot;PORTRAIT.LBX&quot;) == 0) { palette_number = 0; }" calcext:value-type="string">
            <text:p>else if (strcmp(LbxFileName, "PORTRAIT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LOAD.LBX</text:p>
          </table:table-cell>
          <table:table-cell table:formula="of:=LEFT([.B78];SEARCH(&quot;.&quot;;[.B78];1)-1)" office:value-type="string" office:string-value="RELOAD" calcext:value-type="string">
            <text:p>RELOAD</text:p>
          </table:table-cell>
          <table:table-cell table:formula="of:=RIGHT([.B78];LEN([.B78])-SEARCH(&quot;.&quot;;[.B78];1))" office:value-type="string" office:string-value="LBX" calcext:value-type="string">
            <text:p>LBX</text:p>
          </table:table-cell>
          <table:table-cell office:value-type="float" office:value="77" calcext:value-type="float">
            <text:p>77</text:p>
          </table:table-cell>
          <table:table-cell table:formula="of:=RIGHT(&quot;000&quot;&amp;[.E78];3)" office:value-type="string" office:string-value="077" calcext:value-type="string">
            <text:p>077</text:p>
          </table:table-cell>
          <table:table-cell table:formula="of:=&quot;&quot;&quot;&quot;&amp;[.B78]&amp;&quot;&quot;&quot;&quot;" office:value-type="string" office:string-value="&quot;RELOAD.LBX&quot;" calcext:value-type="string">
            <text:p>"RELOAD.LBX"</text:p>
          </table:table-cell>
          <table:table-cell table:formula="of:=&quot;&quot;&quot;&quot;&amp;[.B78]&amp;&quot;&quot;&quot;&quot;&amp;&quot;,&quot;" office:value-type="string" office:string-value="&quot;RELOAD.LBX&quot;," calcext:value-type="string">
            <text:p>"RELOAD.LBX",</text:p>
          </table:table-cell>
          <table:table-cell table:formula="of:=[.C78]&amp;&quot;_&quot;&amp;[.D78]&amp;&quot;,&quot;" office:value-type="string" office:string-value="RELOAD_LBX," calcext:value-type="string">
            <text:p>RELOAD_LBX,</text:p>
          </table:table-cell>
          <table:table-cell table:formula="of:=[.K78]&amp;&quot; &quot;&amp;&quot;(strcmp(&quot;&amp;[.$L$2]&amp;&quot;, &quot;&amp;&quot;&quot;&quot;&quot;&amp;[.B78]&amp;&quot;&quot;&quot;&quot;&amp;&quot;) == 0) { }&quot;" office:value-type="string" office:string-value="else if (strcmp(LbxFileName, &quot;RELOAD.LBX&quot;) == 0) { }" calcext:value-type="string">
            <text:p>else if (strcmp(LbxFileName, "RELOAD.LBX") == 0) { }</text:p>
          </table:table-cell>
          <table:table-cell table:formula="of:=IF(ROW([.B78])=2;&quot;if&quot;;IF(ROW([.B78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78]&amp;&quot; &quot;&amp;&quot;(strcmp(&quot;&amp;[.$L$2]&amp;&quot;, &quot;&amp;&quot;&quot;&quot;&quot;&amp;[.B78]&amp;&quot;&quot;&quot;&quot;&amp;&quot;) == 0) { palette_number = &quot;&amp;[.A78]&amp;&quot;; }&quot;" office:value-type="string" office:string-value="else if (strcmp(LbxFileName, &quot;RELOAD.LBX&quot;) == 0) { palette_number = 0; }" calcext:value-type="string">
            <text:p>else if (strcmp(LbxFileName, "RELOAD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SOURCE.LBX</text:p>
          </table:table-cell>
          <table:table-cell table:formula="of:=LEFT([.B79];SEARCH(&quot;.&quot;;[.B79];1)-1)" office:value-type="string" office:string-value="RESOURCE" calcext:value-type="string">
            <text:p>RESOURCE</text:p>
          </table:table-cell>
          <table:table-cell table:formula="of:=RIGHT([.B79];LEN([.B79])-SEARCH(&quot;.&quot;;[.B79];1))" office:value-type="string" office:string-value="LBX" calcext:value-type="string">
            <text:p>LBX</text:p>
          </table:table-cell>
          <table:table-cell office:value-type="float" office:value="78" calcext:value-type="float">
            <text:p>78</text:p>
          </table:table-cell>
          <table:table-cell table:formula="of:=RIGHT(&quot;000&quot;&amp;[.E79];3)" office:value-type="string" office:string-value="078" calcext:value-type="string">
            <text:p>078</text:p>
          </table:table-cell>
          <table:table-cell table:formula="of:=&quot;&quot;&quot;&quot;&amp;[.B79]&amp;&quot;&quot;&quot;&quot;" office:value-type="string" office:string-value="&quot;RESOURCE.LBX&quot;" calcext:value-type="string">
            <text:p>"RESOURCE.LBX"</text:p>
          </table:table-cell>
          <table:table-cell table:formula="of:=&quot;&quot;&quot;&quot;&amp;[.B79]&amp;&quot;&quot;&quot;&quot;&amp;&quot;,&quot;" office:value-type="string" office:string-value="&quot;RESOURCE.LBX&quot;," calcext:value-type="string">
            <text:p>"RESOURCE.LBX",</text:p>
          </table:table-cell>
          <table:table-cell table:formula="of:=[.C79]&amp;&quot;_&quot;&amp;[.D79]&amp;&quot;,&quot;" office:value-type="string" office:string-value="RESOURCE_LBX," calcext:value-type="string">
            <text:p>RESOURCE_LBX,</text:p>
          </table:table-cell>
          <table:table-cell table:formula="of:=[.K79]&amp;&quot; &quot;&amp;&quot;(strcmp(&quot;&amp;[.$L$2]&amp;&quot;, &quot;&amp;&quot;&quot;&quot;&quot;&amp;[.B79]&amp;&quot;&quot;&quot;&quot;&amp;&quot;) == 0) { }&quot;" office:value-type="string" office:string-value="else if (strcmp(LbxFileName, &quot;RESOURCE.LBX&quot;) == 0) { }" calcext:value-type="string">
            <text:p>else if (strcmp(LbxFileName, "RESOURCE.LBX") == 0) { }</text:p>
          </table:table-cell>
          <table:table-cell table:formula="of:=IF(ROW([.B79])=2;&quot;if&quot;;IF(ROW([.B79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79]&amp;&quot; &quot;&amp;&quot;(strcmp(&quot;&amp;[.$L$2]&amp;&quot;, &quot;&amp;&quot;&quot;&quot;&quot;&amp;[.B79]&amp;&quot;&quot;&quot;&quot;&amp;&quot;) == 0) { palette_number = &quot;&amp;[.A79]&amp;&quot;; }&quot;" office:value-type="string" office:string-value="else if (strcmp(LbxFileName, &quot;RESOURCE.LBX&quot;) == 0) { palette_number = 0; }" calcext:value-type="string">
            <text:p>else if (strcmp(LbxFileName, "RESOURCE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CROLL.LBX</text:p>
          </table:table-cell>
          <table:table-cell table:formula="of:=LEFT([.B80];SEARCH(&quot;.&quot;;[.B80];1)-1)" office:value-type="string" office:string-value="SCROLL" calcext:value-type="string">
            <text:p>SCROLL</text:p>
          </table:table-cell>
          <table:table-cell table:formula="of:=RIGHT([.B80];LEN([.B80])-SEARCH(&quot;.&quot;;[.B80];1))" office:value-type="string" office:string-value="LBX" calcext:value-type="string">
            <text:p>LBX</text:p>
          </table:table-cell>
          <table:table-cell office:value-type="float" office:value="79" calcext:value-type="float">
            <text:p>79</text:p>
          </table:table-cell>
          <table:table-cell table:formula="of:=RIGHT(&quot;000&quot;&amp;[.E80];3)" office:value-type="string" office:string-value="079" calcext:value-type="string">
            <text:p>079</text:p>
          </table:table-cell>
          <table:table-cell table:formula="of:=&quot;&quot;&quot;&quot;&amp;[.B80]&amp;&quot;&quot;&quot;&quot;" office:value-type="string" office:string-value="&quot;SCROLL.LBX&quot;" calcext:value-type="string">
            <text:p>"SCROLL.LBX"</text:p>
          </table:table-cell>
          <table:table-cell table:formula="of:=&quot;&quot;&quot;&quot;&amp;[.B80]&amp;&quot;&quot;&quot;&quot;&amp;&quot;,&quot;" office:value-type="string" office:string-value="&quot;SCROLL.LBX&quot;," calcext:value-type="string">
            <text:p>"SCROLL.LBX",</text:p>
          </table:table-cell>
          <table:table-cell table:formula="of:=[.C80]&amp;&quot;_&quot;&amp;[.D80]&amp;&quot;,&quot;" office:value-type="string" office:string-value="SCROLL_LBX," calcext:value-type="string">
            <text:p>SCROLL_LBX,</text:p>
          </table:table-cell>
          <table:table-cell table:formula="of:=[.K80]&amp;&quot; &quot;&amp;&quot;(strcmp(&quot;&amp;[.$L$2]&amp;&quot;, &quot;&amp;&quot;&quot;&quot;&quot;&amp;[.B80]&amp;&quot;&quot;&quot;&quot;&amp;&quot;) == 0) { }&quot;" office:value-type="string" office:string-value="else if (strcmp(LbxFileName, &quot;SCROLL.LBX&quot;) == 0) { }" calcext:value-type="string">
            <text:p>else if (strcmp(LbxFileName, "SCROLL.LBX") == 0) { }</text:p>
          </table:table-cell>
          <table:table-cell table:formula="of:=IF(ROW([.B80])=2;&quot;if&quot;;IF(ROW([.B80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80]&amp;&quot; &quot;&amp;&quot;(strcmp(&quot;&amp;[.$L$2]&amp;&quot;, &quot;&amp;&quot;&quot;&quot;&quot;&amp;[.B80]&amp;&quot;&quot;&quot;&quot;&amp;&quot;) == 0) { palette_number = &quot;&amp;[.A80]&amp;&quot;; }&quot;" office:value-type="string" office:string-value="else if (strcmp(LbxFileName, &quot;SCROLL.LBX&quot;) == 0) { palette_number = 0; }" calcext:value-type="string">
            <text:p>else if (strcmp(LbxFileName, "SCROLL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NDDRV.LBX</text:p>
          </table:table-cell>
          <table:table-cell table:formula="of:=LEFT([.B81];SEARCH(&quot;.&quot;;[.B81];1)-1)" office:value-type="string" office:string-value="SNDDRV" calcext:value-type="string">
            <text:p>SNDDRV</text:p>
          </table:table-cell>
          <table:table-cell table:formula="of:=RIGHT([.B81];LEN([.B81])-SEARCH(&quot;.&quot;;[.B81];1))" office:value-type="string" office:string-value="LBX" calcext:value-type="string">
            <text:p>LBX</text:p>
          </table:table-cell>
          <table:table-cell office:value-type="float" office:value="80" calcext:value-type="float">
            <text:p>80</text:p>
          </table:table-cell>
          <table:table-cell table:formula="of:=RIGHT(&quot;000&quot;&amp;[.E81];3)" office:value-type="string" office:string-value="080" calcext:value-type="string">
            <text:p>080</text:p>
          </table:table-cell>
          <table:table-cell table:formula="of:=&quot;&quot;&quot;&quot;&amp;[.B81]&amp;&quot;&quot;&quot;&quot;" office:value-type="string" office:string-value="&quot;SNDDRV.LBX&quot;" calcext:value-type="string">
            <text:p>"SNDDRV.LBX"</text:p>
          </table:table-cell>
          <table:table-cell table:formula="of:=&quot;&quot;&quot;&quot;&amp;[.B81]&amp;&quot;&quot;&quot;&quot;&amp;&quot;,&quot;" office:value-type="string" office:string-value="&quot;SNDDRV.LBX&quot;," calcext:value-type="string">
            <text:p>"SNDDRV.LBX",</text:p>
          </table:table-cell>
          <table:table-cell table:formula="of:=[.C81]&amp;&quot;_&quot;&amp;[.D81]&amp;&quot;,&quot;" office:value-type="string" office:string-value="SNDDRV_LBX," calcext:value-type="string">
            <text:p>SNDDRV_LBX,</text:p>
          </table:table-cell>
          <table:table-cell table:formula="of:=[.K81]&amp;&quot; &quot;&amp;&quot;(strcmp(&quot;&amp;[.$L$2]&amp;&quot;, &quot;&amp;&quot;&quot;&quot;&quot;&amp;[.B81]&amp;&quot;&quot;&quot;&quot;&amp;&quot;) == 0) { }&quot;" office:value-type="string" office:string-value="else if (strcmp(LbxFileName, &quot;SNDDRV.LBX&quot;) == 0) { }" calcext:value-type="string">
            <text:p>else if (strcmp(LbxFileName, "SNDDRV.LBX") == 0) { }</text:p>
          </table:table-cell>
          <table:table-cell table:formula="of:=IF(ROW([.B81])=2;&quot;if&quot;;IF(ROW([.B81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81]&amp;&quot; &quot;&amp;&quot;(strcmp(&quot;&amp;[.$L$2]&amp;&quot;, &quot;&amp;&quot;&quot;&quot;&quot;&amp;[.B81]&amp;&quot;&quot;&quot;&quot;&amp;&quot;) == 0) { palette_number = &quot;&amp;[.A81]&amp;&quot;; }&quot;" office:value-type="string" office:string-value="else if (strcmp(LbxFileName, &quot;SNDDRV.LBX&quot;) == 0) { palette_number = 0; }" calcext:value-type="string">
            <text:p>else if (strcmp(LbxFileName, "SNDDRV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OUNDFX.LBX</text:p>
          </table:table-cell>
          <table:table-cell table:formula="of:=LEFT([.B82];SEARCH(&quot;.&quot;;[.B82];1)-1)" office:value-type="string" office:string-value="SOUNDFX" calcext:value-type="string">
            <text:p>SOUNDFX</text:p>
          </table:table-cell>
          <table:table-cell table:formula="of:=RIGHT([.B82];LEN([.B82])-SEARCH(&quot;.&quot;;[.B82];1))" office:value-type="string" office:string-value="LBX" calcext:value-type="string">
            <text:p>LBX</text:p>
          </table:table-cell>
          <table:table-cell office:value-type="float" office:value="81" calcext:value-type="float">
            <text:p>81</text:p>
          </table:table-cell>
          <table:table-cell table:formula="of:=RIGHT(&quot;000&quot;&amp;[.E82];3)" office:value-type="string" office:string-value="081" calcext:value-type="string">
            <text:p>081</text:p>
          </table:table-cell>
          <table:table-cell table:formula="of:=&quot;&quot;&quot;&quot;&amp;[.B82]&amp;&quot;&quot;&quot;&quot;" office:value-type="string" office:string-value="&quot;SOUNDFX.LBX&quot;" calcext:value-type="string">
            <text:p>"SOUNDFX.LBX"</text:p>
          </table:table-cell>
          <table:table-cell table:formula="of:=&quot;&quot;&quot;&quot;&amp;[.B82]&amp;&quot;&quot;&quot;&quot;&amp;&quot;,&quot;" office:value-type="string" office:string-value="&quot;SOUNDFX.LBX&quot;," calcext:value-type="string">
            <text:p>"SOUNDFX.LBX",</text:p>
          </table:table-cell>
          <table:table-cell table:formula="of:=[.C82]&amp;&quot;_&quot;&amp;[.D82]&amp;&quot;,&quot;" office:value-type="string" office:string-value="SOUNDFX_LBX," calcext:value-type="string">
            <text:p>SOUNDFX_LBX,</text:p>
          </table:table-cell>
          <table:table-cell table:formula="of:=[.K82]&amp;&quot; &quot;&amp;&quot;(strcmp(&quot;&amp;[.$L$2]&amp;&quot;, &quot;&amp;&quot;&quot;&quot;&quot;&amp;[.B82]&amp;&quot;&quot;&quot;&quot;&amp;&quot;) == 0) { }&quot;" office:value-type="string" office:string-value="else if (strcmp(LbxFileName, &quot;SOUNDFX.LBX&quot;) == 0) { }" calcext:value-type="string">
            <text:p>else if (strcmp(LbxFileName, "SOUNDFX.LBX") == 0) { }</text:p>
          </table:table-cell>
          <table:table-cell table:formula="of:=IF(ROW([.B82])=2;&quot;if&quot;;IF(ROW([.B82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82]&amp;&quot; &quot;&amp;&quot;(strcmp(&quot;&amp;[.$L$2]&amp;&quot;, &quot;&amp;&quot;&quot;&quot;&quot;&amp;[.B82]&amp;&quot;&quot;&quot;&quot;&amp;&quot;) == 0) { palette_number = &quot;&amp;[.A82]&amp;&quot;; }&quot;" office:value-type="string" office:string-value="else if (strcmp(LbxFileName, &quot;SOUNDFX.LBX&quot;) == 0) { palette_number = 0; }" calcext:value-type="string">
            <text:p>else if (strcmp(LbxFileName, "SOUNDFX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ECFX.LBX</text:p>
          </table:table-cell>
          <table:table-cell table:formula="of:=LEFT([.B83];SEARCH(&quot;.&quot;;[.B83];1)-1)" office:value-type="string" office:string-value="SPECFX" calcext:value-type="string">
            <text:p>SPECFX</text:p>
          </table:table-cell>
          <table:table-cell table:formula="of:=RIGHT([.B83];LEN([.B83])-SEARCH(&quot;.&quot;;[.B83];1))" office:value-type="string" office:string-value="LBX" calcext:value-type="string">
            <text:p>LBX</text:p>
          </table:table-cell>
          <table:table-cell office:value-type="float" office:value="82" calcext:value-type="float">
            <text:p>82</text:p>
          </table:table-cell>
          <table:table-cell table:formula="of:=RIGHT(&quot;000&quot;&amp;[.E83];3)" office:value-type="string" office:string-value="082" calcext:value-type="string">
            <text:p>082</text:p>
          </table:table-cell>
          <table:table-cell table:formula="of:=&quot;&quot;&quot;&quot;&amp;[.B83]&amp;&quot;&quot;&quot;&quot;" office:value-type="string" office:string-value="&quot;SPECFX.LBX&quot;" calcext:value-type="string">
            <text:p>"SPECFX.LBX"</text:p>
          </table:table-cell>
          <table:table-cell table:formula="of:=&quot;&quot;&quot;&quot;&amp;[.B83]&amp;&quot;&quot;&quot;&quot;&amp;&quot;,&quot;" office:value-type="string" office:string-value="&quot;SPECFX.LBX&quot;," calcext:value-type="string">
            <text:p>"SPECFX.LBX",</text:p>
          </table:table-cell>
          <table:table-cell table:formula="of:=[.C83]&amp;&quot;_&quot;&amp;[.D83]&amp;&quot;,&quot;" office:value-type="string" office:string-value="SPECFX_LBX," calcext:value-type="string">
            <text:p>SPECFX_LBX,</text:p>
          </table:table-cell>
          <table:table-cell table:formula="of:=[.K83]&amp;&quot; &quot;&amp;&quot;(strcmp(&quot;&amp;[.$L$2]&amp;&quot;, &quot;&amp;&quot;&quot;&quot;&quot;&amp;[.B83]&amp;&quot;&quot;&quot;&quot;&amp;&quot;) == 0) { }&quot;" office:value-type="string" office:string-value="else if (strcmp(LbxFileName, &quot;SPECFX.LBX&quot;) == 0) { }" calcext:value-type="string">
            <text:p>else if (strcmp(LbxFileName, "SPECFX.LBX") == 0) { }</text:p>
          </table:table-cell>
          <table:table-cell table:formula="of:=IF(ROW([.B83])=2;&quot;if&quot;;IF(ROW([.B83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83]&amp;&quot; &quot;&amp;&quot;(strcmp(&quot;&amp;[.$L$2]&amp;&quot;, &quot;&amp;&quot;&quot;&quot;&quot;&amp;[.B83]&amp;&quot;&quot;&quot;&quot;&amp;&quot;) == 0) { palette_number = &quot;&amp;[.A83]&amp;&quot;; }&quot;" office:value-type="string" office:string-value="else if (strcmp(LbxFileName, &quot;SPECFX.LBX&quot;) == 0) { palette_number = 0; }" calcext:value-type="string">
            <text:p>else if (strcmp(LbxFileName, "SPECFX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ECIAL.LBX</text:p>
          </table:table-cell>
          <table:table-cell table:formula="of:=LEFT([.B84];SEARCH(&quot;.&quot;;[.B84];1)-1)" office:value-type="string" office:string-value="SPECIAL" calcext:value-type="string">
            <text:p>SPECIAL</text:p>
          </table:table-cell>
          <table:table-cell table:formula="of:=RIGHT([.B84];LEN([.B84])-SEARCH(&quot;.&quot;;[.B84];1))" office:value-type="string" office:string-value="LBX" calcext:value-type="string">
            <text:p>LBX</text:p>
          </table:table-cell>
          <table:table-cell office:value-type="float" office:value="83" calcext:value-type="float">
            <text:p>83</text:p>
          </table:table-cell>
          <table:table-cell table:formula="of:=RIGHT(&quot;000&quot;&amp;[.E84];3)" office:value-type="string" office:string-value="083" calcext:value-type="string">
            <text:p>083</text:p>
          </table:table-cell>
          <table:table-cell table:formula="of:=&quot;&quot;&quot;&quot;&amp;[.B84]&amp;&quot;&quot;&quot;&quot;" office:value-type="string" office:string-value="&quot;SPECIAL.LBX&quot;" calcext:value-type="string">
            <text:p>"SPECIAL.LBX"</text:p>
          </table:table-cell>
          <table:table-cell table:formula="of:=&quot;&quot;&quot;&quot;&amp;[.B84]&amp;&quot;&quot;&quot;&quot;&amp;&quot;,&quot;" office:value-type="string" office:string-value="&quot;SPECIAL.LBX&quot;," calcext:value-type="string">
            <text:p>"SPECIAL.LBX",</text:p>
          </table:table-cell>
          <table:table-cell table:formula="of:=[.C84]&amp;&quot;_&quot;&amp;[.D84]&amp;&quot;,&quot;" office:value-type="string" office:string-value="SPECIAL_LBX," calcext:value-type="string">
            <text:p>SPECIAL_LBX,</text:p>
          </table:table-cell>
          <table:table-cell table:formula="of:=[.K84]&amp;&quot; &quot;&amp;&quot;(strcmp(&quot;&amp;[.$L$2]&amp;&quot;, &quot;&amp;&quot;&quot;&quot;&quot;&amp;[.B84]&amp;&quot;&quot;&quot;&quot;&amp;&quot;) == 0) { }&quot;" office:value-type="string" office:string-value="else if (strcmp(LbxFileName, &quot;SPECIAL.LBX&quot;) == 0) { }" calcext:value-type="string">
            <text:p>else if (strcmp(LbxFileName, "SPECIAL.LBX") == 0) { }</text:p>
          </table:table-cell>
          <table:table-cell table:formula="of:=IF(ROW([.B84])=2;&quot;if&quot;;IF(ROW([.B84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84]&amp;&quot; &quot;&amp;&quot;(strcmp(&quot;&amp;[.$L$2]&amp;&quot;, &quot;&amp;&quot;&quot;&quot;&quot;&amp;[.B84]&amp;&quot;&quot;&quot;&quot;&amp;&quot;) == 0) { palette_number = &quot;&amp;[.A84]&amp;&quot;; }&quot;" office:value-type="string" office:string-value="else if (strcmp(LbxFileName, &quot;SPECIAL.LBX&quot;) == 0) { palette_number = 0; }" calcext:value-type="string">
            <text:p>else if (strcmp(LbxFileName, "SPECIAL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ECIAL2.LBX</text:p>
          </table:table-cell>
          <table:table-cell table:formula="of:=LEFT([.B85];SEARCH(&quot;.&quot;;[.B85];1)-1)" office:value-type="string" office:string-value="SPECIAL2" calcext:value-type="string">
            <text:p>SPECIAL2</text:p>
          </table:table-cell>
          <table:table-cell table:formula="of:=RIGHT([.B85];LEN([.B85])-SEARCH(&quot;.&quot;;[.B85];1))" office:value-type="string" office:string-value="LBX" calcext:value-type="string">
            <text:p>LBX</text:p>
          </table:table-cell>
          <table:table-cell office:value-type="float" office:value="84" calcext:value-type="float">
            <text:p>84</text:p>
          </table:table-cell>
          <table:table-cell table:formula="of:=RIGHT(&quot;000&quot;&amp;[.E85];3)" office:value-type="string" office:string-value="084" calcext:value-type="string">
            <text:p>084</text:p>
          </table:table-cell>
          <table:table-cell table:formula="of:=&quot;&quot;&quot;&quot;&amp;[.B85]&amp;&quot;&quot;&quot;&quot;" office:value-type="string" office:string-value="&quot;SPECIAL2.LBX&quot;" calcext:value-type="string">
            <text:p>"SPECIAL2.LBX"</text:p>
          </table:table-cell>
          <table:table-cell table:formula="of:=&quot;&quot;&quot;&quot;&amp;[.B85]&amp;&quot;&quot;&quot;&quot;&amp;&quot;,&quot;" office:value-type="string" office:string-value="&quot;SPECIAL2.LBX&quot;," calcext:value-type="string">
            <text:p>"SPECIAL2.LBX",</text:p>
          </table:table-cell>
          <table:table-cell table:formula="of:=[.C85]&amp;&quot;_&quot;&amp;[.D85]&amp;&quot;,&quot;" office:value-type="string" office:string-value="SPECIAL2_LBX," calcext:value-type="string">
            <text:p>SPECIAL2_LBX,</text:p>
          </table:table-cell>
          <table:table-cell table:formula="of:=[.K85]&amp;&quot; &quot;&amp;&quot;(strcmp(&quot;&amp;[.$L$2]&amp;&quot;, &quot;&amp;&quot;&quot;&quot;&quot;&amp;[.B85]&amp;&quot;&quot;&quot;&quot;&amp;&quot;) == 0) { }&quot;" office:value-type="string" office:string-value="else if (strcmp(LbxFileName, &quot;SPECIAL2.LBX&quot;) == 0) { }" calcext:value-type="string">
            <text:p>else if (strcmp(LbxFileName, "SPECIAL2.LBX") == 0) { }</text:p>
          </table:table-cell>
          <table:table-cell table:formula="of:=IF(ROW([.B85])=2;&quot;if&quot;;IF(ROW([.B85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85]&amp;&quot; &quot;&amp;&quot;(strcmp(&quot;&amp;[.$L$2]&amp;&quot;, &quot;&amp;&quot;&quot;&quot;&quot;&amp;[.B85]&amp;&quot;&quot;&quot;&quot;&amp;&quot;) == 0) { palette_number = &quot;&amp;[.A85]&amp;&quot;; }&quot;" office:value-type="string" office:string-value="else if (strcmp(LbxFileName, &quot;SPECIAL2.LBX&quot;) == 0) { palette_number = 0; }" calcext:value-type="string">
            <text:p>else if (strcmp(LbxFileName, "SPECIAL2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ELLDAT.LBX</text:p>
          </table:table-cell>
          <table:table-cell table:formula="of:=LEFT([.B86];SEARCH(&quot;.&quot;;[.B86];1)-1)" office:value-type="string" office:string-value="SPELLDAT" calcext:value-type="string">
            <text:p>SPELLDAT</text:p>
          </table:table-cell>
          <table:table-cell table:formula="of:=RIGHT([.B86];LEN([.B86])-SEARCH(&quot;.&quot;;[.B86];1))" office:value-type="string" office:string-value="LBX" calcext:value-type="string">
            <text:p>LBX</text:p>
          </table:table-cell>
          <table:table-cell office:value-type="float" office:value="85" calcext:value-type="float">
            <text:p>85</text:p>
          </table:table-cell>
          <table:table-cell table:formula="of:=RIGHT(&quot;000&quot;&amp;[.E86];3)" office:value-type="string" office:string-value="085" calcext:value-type="string">
            <text:p>085</text:p>
          </table:table-cell>
          <table:table-cell table:formula="of:=&quot;&quot;&quot;&quot;&amp;[.B86]&amp;&quot;&quot;&quot;&quot;" office:value-type="string" office:string-value="&quot;SPELLDAT.LBX&quot;" calcext:value-type="string">
            <text:p>"SPELLDAT.LBX"</text:p>
          </table:table-cell>
          <table:table-cell table:formula="of:=&quot;&quot;&quot;&quot;&amp;[.B86]&amp;&quot;&quot;&quot;&quot;&amp;&quot;,&quot;" office:value-type="string" office:string-value="&quot;SPELLDAT.LBX&quot;," calcext:value-type="string">
            <text:p>"SPELLDAT.LBX",</text:p>
          </table:table-cell>
          <table:table-cell table:formula="of:=[.C86]&amp;&quot;_&quot;&amp;[.D86]&amp;&quot;,&quot;" office:value-type="string" office:string-value="SPELLDAT_LBX," calcext:value-type="string">
            <text:p>SPELLDAT_LBX,</text:p>
          </table:table-cell>
          <table:table-cell table:formula="of:=[.K86]&amp;&quot; &quot;&amp;&quot;(strcmp(&quot;&amp;[.$L$2]&amp;&quot;, &quot;&amp;&quot;&quot;&quot;&quot;&amp;[.B86]&amp;&quot;&quot;&quot;&quot;&amp;&quot;) == 0) { }&quot;" office:value-type="string" office:string-value="else if (strcmp(LbxFileName, &quot;SPELLDAT.LBX&quot;) == 0) { }" calcext:value-type="string">
            <text:p>else if (strcmp(LbxFileName, "SPELLDAT.LBX") == 0) { }</text:p>
          </table:table-cell>
          <table:table-cell table:formula="of:=IF(ROW([.B86])=2;&quot;if&quot;;IF(ROW([.B86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86]&amp;&quot; &quot;&amp;&quot;(strcmp(&quot;&amp;[.$L$2]&amp;&quot;, &quot;&amp;&quot;&quot;&quot;&quot;&amp;[.B86]&amp;&quot;&quot;&quot;&quot;&amp;&quot;) == 0) { palette_number = &quot;&amp;[.A86]&amp;&quot;; }&quot;" office:value-type="string" office:string-value="else if (strcmp(LbxFileName, &quot;SPELLDAT.LBX&quot;) == 0) { palette_number = 0; }" calcext:value-type="string">
            <text:p>else if (strcmp(LbxFileName, "SPELLDAT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ELLOSE.LBX</text:p>
          </table:table-cell>
          <table:table-cell table:formula="of:=LEFT([.B87];SEARCH(&quot;.&quot;;[.B87];1)-1)" office:value-type="string" office:string-value="SPELLOSE" calcext:value-type="string">
            <text:p>SPELLOSE</text:p>
          </table:table-cell>
          <table:table-cell table:formula="of:=RIGHT([.B87];LEN([.B87])-SEARCH(&quot;.&quot;;[.B87];1))" office:value-type="string" office:string-value="LBX" calcext:value-type="string">
            <text:p>LBX</text:p>
          </table:table-cell>
          <table:table-cell office:value-type="float" office:value="86" calcext:value-type="float">
            <text:p>86</text:p>
          </table:table-cell>
          <table:table-cell table:formula="of:=RIGHT(&quot;000&quot;&amp;[.E87];3)" office:value-type="string" office:string-value="086" calcext:value-type="string">
            <text:p>086</text:p>
          </table:table-cell>
          <table:table-cell table:formula="of:=&quot;&quot;&quot;&quot;&amp;[.B87]&amp;&quot;&quot;&quot;&quot;" office:value-type="string" office:string-value="&quot;SPELLOSE.LBX&quot;" calcext:value-type="string">
            <text:p>"SPELLOSE.LBX"</text:p>
          </table:table-cell>
          <table:table-cell table:formula="of:=&quot;&quot;&quot;&quot;&amp;[.B87]&amp;&quot;&quot;&quot;&quot;&amp;&quot;,&quot;" office:value-type="string" office:string-value="&quot;SPELLOSE.LBX&quot;," calcext:value-type="string">
            <text:p>"SPELLOSE.LBX",</text:p>
          </table:table-cell>
          <table:table-cell table:formula="of:=[.C87]&amp;&quot;_&quot;&amp;[.D87]&amp;&quot;,&quot;" office:value-type="string" office:string-value="SPELLOSE_LBX," calcext:value-type="string">
            <text:p>SPELLOSE_LBX,</text:p>
          </table:table-cell>
          <table:table-cell table:formula="of:=[.K87]&amp;&quot; &quot;&amp;&quot;(strcmp(&quot;&amp;[.$L$2]&amp;&quot;, &quot;&amp;&quot;&quot;&quot;&quot;&amp;[.B87]&amp;&quot;&quot;&quot;&quot;&amp;&quot;) == 0) { }&quot;" office:value-type="string" office:string-value="else if (strcmp(LbxFileName, &quot;SPELLOSE.LBX&quot;) == 0) { }" calcext:value-type="string">
            <text:p>else if (strcmp(LbxFileName, "SPELLOSE.LBX") == 0) { }</text:p>
          </table:table-cell>
          <table:table-cell table:formula="of:=IF(ROW([.B87])=2;&quot;if&quot;;IF(ROW([.B87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87]&amp;&quot; &quot;&amp;&quot;(strcmp(&quot;&amp;[.$L$2]&amp;&quot;, &quot;&amp;&quot;&quot;&quot;&quot;&amp;[.B87]&amp;&quot;&quot;&quot;&quot;&amp;&quot;) == 0) { palette_number = &quot;&amp;[.A87]&amp;&quot;; }&quot;" office:value-type="string" office:string-value="else if (strcmp(LbxFileName, &quot;SPELLOSE.LBX&quot;) == 0) { palette_number = 6; }" calcext:value-type="string">
            <text:p>else if (strcmp(LbxFileName, "SPELLOSE.LBX") == 0) { palette_number = 6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ELLS.LBX</text:p>
          </table:table-cell>
          <table:table-cell table:formula="of:=LEFT([.B88];SEARCH(&quot;.&quot;;[.B88];1)-1)" office:value-type="string" office:string-value="SPELLS" calcext:value-type="string">
            <text:p>SPELLS</text:p>
          </table:table-cell>
          <table:table-cell table:formula="of:=RIGHT([.B88];LEN([.B88])-SEARCH(&quot;.&quot;;[.B88];1))" office:value-type="string" office:string-value="LBX" calcext:value-type="string">
            <text:p>LBX</text:p>
          </table:table-cell>
          <table:table-cell office:value-type="float" office:value="87" calcext:value-type="float">
            <text:p>87</text:p>
          </table:table-cell>
          <table:table-cell table:formula="of:=RIGHT(&quot;000&quot;&amp;[.E88];3)" office:value-type="string" office:string-value="087" calcext:value-type="string">
            <text:p>087</text:p>
          </table:table-cell>
          <table:table-cell table:formula="of:=&quot;&quot;&quot;&quot;&amp;[.B88]&amp;&quot;&quot;&quot;&quot;" office:value-type="string" office:string-value="&quot;SPELLS.LBX&quot;" calcext:value-type="string">
            <text:p>"SPELLS.LBX"</text:p>
          </table:table-cell>
          <table:table-cell table:formula="of:=&quot;&quot;&quot;&quot;&amp;[.B88]&amp;&quot;&quot;&quot;&quot;&amp;&quot;,&quot;" office:value-type="string" office:string-value="&quot;SPELLS.LBX&quot;," calcext:value-type="string">
            <text:p>"SPELLS.LBX",</text:p>
          </table:table-cell>
          <table:table-cell table:formula="of:=[.C88]&amp;&quot;_&quot;&amp;[.D88]&amp;&quot;,&quot;" office:value-type="string" office:string-value="SPELLS_LBX," calcext:value-type="string">
            <text:p>SPELLS_LBX,</text:p>
          </table:table-cell>
          <table:table-cell table:formula="of:=[.K88]&amp;&quot; &quot;&amp;&quot;(strcmp(&quot;&amp;[.$L$2]&amp;&quot;, &quot;&amp;&quot;&quot;&quot;&quot;&amp;[.B88]&amp;&quot;&quot;&quot;&quot;&amp;&quot;) == 0) { }&quot;" office:value-type="string" office:string-value="else if (strcmp(LbxFileName, &quot;SPELLS.LBX&quot;) == 0) { }" calcext:value-type="string">
            <text:p>else if (strcmp(LbxFileName, "SPELLS.LBX") == 0) { }</text:p>
          </table:table-cell>
          <table:table-cell table:formula="of:=IF(ROW([.B88])=2;&quot;if&quot;;IF(ROW([.B88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88]&amp;&quot; &quot;&amp;&quot;(strcmp(&quot;&amp;[.$L$2]&amp;&quot;, &quot;&amp;&quot;&quot;&quot;&quot;&amp;[.B88]&amp;&quot;&quot;&quot;&quot;&amp;&quot;) == 0) { palette_number = &quot;&amp;[.A88]&amp;&quot;; }&quot;" office:value-type="string" office:string-value="else if (strcmp(LbxFileName, &quot;SPELLS.LBX&quot;) == 0) { palette_number = 0; }" calcext:value-type="string">
            <text:p>else if (strcmp(LbxFileName, "SPELLS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ELLSCR.LBX</text:p>
          </table:table-cell>
          <table:table-cell table:formula="of:=LEFT([.B89];SEARCH(&quot;.&quot;;[.B89];1)-1)" office:value-type="string" office:string-value="SPELLSCR" calcext:value-type="string">
            <text:p>SPELLSCR</text:p>
          </table:table-cell>
          <table:table-cell table:formula="of:=RIGHT([.B89];LEN([.B89])-SEARCH(&quot;.&quot;;[.B89];1))" office:value-type="string" office:string-value="LBX" calcext:value-type="string">
            <text:p>LBX</text:p>
          </table:table-cell>
          <table:table-cell office:value-type="float" office:value="88" calcext:value-type="float">
            <text:p>88</text:p>
          </table:table-cell>
          <table:table-cell table:formula="of:=RIGHT(&quot;000&quot;&amp;[.E89];3)" office:value-type="string" office:string-value="088" calcext:value-type="string">
            <text:p>088</text:p>
          </table:table-cell>
          <table:table-cell table:formula="of:=&quot;&quot;&quot;&quot;&amp;[.B89]&amp;&quot;&quot;&quot;&quot;" office:value-type="string" office:string-value="&quot;SPELLSCR.LBX&quot;" calcext:value-type="string">
            <text:p>"SPELLSCR.LBX"</text:p>
          </table:table-cell>
          <table:table-cell table:formula="of:=&quot;&quot;&quot;&quot;&amp;[.B89]&amp;&quot;&quot;&quot;&quot;&amp;&quot;,&quot;" office:value-type="string" office:string-value="&quot;SPELLSCR.LBX&quot;," calcext:value-type="string">
            <text:p>"SPELLSCR.LBX",</text:p>
          </table:table-cell>
          <table:table-cell table:formula="of:=[.C89]&amp;&quot;_&quot;&amp;[.D89]&amp;&quot;,&quot;" office:value-type="string" office:string-value="SPELLSCR_LBX," calcext:value-type="string">
            <text:p>SPELLSCR_LBX,</text:p>
          </table:table-cell>
          <table:table-cell table:formula="of:=[.K89]&amp;&quot; &quot;&amp;&quot;(strcmp(&quot;&amp;[.$L$2]&amp;&quot;, &quot;&amp;&quot;&quot;&quot;&quot;&amp;[.B89]&amp;&quot;&quot;&quot;&quot;&amp;&quot;) == 0) { }&quot;" office:value-type="string" office:string-value="else if (strcmp(LbxFileName, &quot;SPELLSCR.LBX&quot;) == 0) { }" calcext:value-type="string">
            <text:p>else if (strcmp(LbxFileName, "SPELLSCR.LBX") == 0) { }</text:p>
          </table:table-cell>
          <table:table-cell table:formula="of:=IF(ROW([.B89])=2;&quot;if&quot;;IF(ROW([.B89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89]&amp;&quot; &quot;&amp;&quot;(strcmp(&quot;&amp;[.$L$2]&amp;&quot;, &quot;&amp;&quot;&quot;&quot;&quot;&amp;[.B89]&amp;&quot;&quot;&quot;&quot;&amp;&quot;) == 0) { palette_number = &quot;&amp;[.A89]&amp;&quot;; }&quot;" office:value-type="string" office:string-value="else if (strcmp(LbxFileName, &quot;SPELLSCR.LBX&quot;) == 0) { palette_number = 0; }" calcext:value-type="string">
            <text:p>else if (strcmp(LbxFileName, "SPELLSCR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LMASTR.LBX</text:p>
          </table:table-cell>
          <table:table-cell table:formula="of:=LEFT([.B90];SEARCH(&quot;.&quot;;[.B90];1)-1)" office:value-type="string" office:string-value="SPLMASTR" calcext:value-type="string">
            <text:p>SPLMASTR</text:p>
          </table:table-cell>
          <table:table-cell table:formula="of:=RIGHT([.B90];LEN([.B90])-SEARCH(&quot;.&quot;;[.B90];1))" office:value-type="string" office:string-value="LBX" calcext:value-type="string">
            <text:p>LBX</text:p>
          </table:table-cell>
          <table:table-cell office:value-type="float" office:value="89" calcext:value-type="float">
            <text:p>89</text:p>
          </table:table-cell>
          <table:table-cell table:formula="of:=RIGHT(&quot;000&quot;&amp;[.E90];3)" office:value-type="string" office:string-value="089" calcext:value-type="string">
            <text:p>089</text:p>
          </table:table-cell>
          <table:table-cell table:formula="of:=&quot;&quot;&quot;&quot;&amp;[.B90]&amp;&quot;&quot;&quot;&quot;" office:value-type="string" office:string-value="&quot;SPLMASTR.LBX&quot;" calcext:value-type="string">
            <text:p>"SPLMASTR.LBX"</text:p>
          </table:table-cell>
          <table:table-cell table:formula="of:=&quot;&quot;&quot;&quot;&amp;[.B90]&amp;&quot;&quot;&quot;&quot;&amp;&quot;,&quot;" office:value-type="string" office:string-value="&quot;SPLMASTR.LBX&quot;," calcext:value-type="string">
            <text:p>"SPLMASTR.LBX",</text:p>
          </table:table-cell>
          <table:table-cell table:formula="of:=[.C90]&amp;&quot;_&quot;&amp;[.D90]&amp;&quot;,&quot;" office:value-type="string" office:string-value="SPLMASTR_LBX," calcext:value-type="string">
            <text:p>SPLMASTR_LBX,</text:p>
          </table:table-cell>
          <table:table-cell table:formula="of:=[.K90]&amp;&quot; &quot;&amp;&quot;(strcmp(&quot;&amp;[.$L$2]&amp;&quot;, &quot;&amp;&quot;&quot;&quot;&quot;&amp;[.B90]&amp;&quot;&quot;&quot;&quot;&amp;&quot;) == 0) { }&quot;" office:value-type="string" office:string-value="else if (strcmp(LbxFileName, &quot;SPLMASTR.LBX&quot;) == 0) { }" calcext:value-type="string">
            <text:p>else if (strcmp(LbxFileName, "SPLMASTR.LBX") == 0) { }</text:p>
          </table:table-cell>
          <table:table-cell table:formula="of:=IF(ROW([.B90])=2;&quot;if&quot;;IF(ROW([.B90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90]&amp;&quot; &quot;&amp;&quot;(strcmp(&quot;&amp;[.$L$2]&amp;&quot;, &quot;&amp;&quot;&quot;&quot;&quot;&amp;[.B90]&amp;&quot;&quot;&quot;&quot;&amp;&quot;) == 0) { palette_number = &quot;&amp;[.A90]&amp;&quot;; }&quot;" office:value-type="string" office:string-value="else if (strcmp(LbxFileName, &quot;SPLMASTR.LBX&quot;) == 0) { palette_number = 4; }" calcext:value-type="string">
            <text:p>else if (strcmp(LbxFileName, "SPLMASTR.LBX") == 0) { palette_number = 4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RRAIN.LBX</text:p>
          </table:table-cell>
          <table:table-cell table:formula="of:=LEFT([.B91];SEARCH(&quot;.&quot;;[.B91];1)-1)" office:value-type="string" office:string-value="TERRAIN" calcext:value-type="string">
            <text:p>TERRAIN</text:p>
          </table:table-cell>
          <table:table-cell table:formula="of:=RIGHT([.B91];LEN([.B91])-SEARCH(&quot;.&quot;;[.B91];1))" office:value-type="string" office:string-value="LBX" calcext:value-type="string">
            <text:p>LBX</text:p>
          </table:table-cell>
          <table:table-cell office:value-type="float" office:value="90" calcext:value-type="float">
            <text:p>90</text:p>
          </table:table-cell>
          <table:table-cell table:formula="of:=RIGHT(&quot;000&quot;&amp;[.E91];3)" office:value-type="string" office:string-value="090" calcext:value-type="string">
            <text:p>090</text:p>
          </table:table-cell>
          <table:table-cell table:formula="of:=&quot;&quot;&quot;&quot;&amp;[.B91]&amp;&quot;&quot;&quot;&quot;" office:value-type="string" office:string-value="&quot;TERRAIN.LBX&quot;" calcext:value-type="string">
            <text:p>"TERRAIN.LBX"</text:p>
          </table:table-cell>
          <table:table-cell table:formula="of:=&quot;&quot;&quot;&quot;&amp;[.B91]&amp;&quot;&quot;&quot;&quot;&amp;&quot;,&quot;" office:value-type="string" office:string-value="&quot;TERRAIN.LBX&quot;," calcext:value-type="string">
            <text:p>"TERRAIN.LBX",</text:p>
          </table:table-cell>
          <table:table-cell table:formula="of:=[.C91]&amp;&quot;_&quot;&amp;[.D91]&amp;&quot;,&quot;" office:value-type="string" office:string-value="TERRAIN_LBX," calcext:value-type="string">
            <text:p>TERRAIN_LBX,</text:p>
          </table:table-cell>
          <table:table-cell table:formula="of:=[.K91]&amp;&quot; &quot;&amp;&quot;(strcmp(&quot;&amp;[.$L$2]&amp;&quot;, &quot;&amp;&quot;&quot;&quot;&quot;&amp;[.B91]&amp;&quot;&quot;&quot;&quot;&amp;&quot;) == 0) { }&quot;" office:value-type="string" office:string-value="else if (strcmp(LbxFileName, &quot;TERRAIN.LBX&quot;) == 0) { }" calcext:value-type="string">
            <text:p>else if (strcmp(LbxFileName, "TERRAIN.LBX") == 0) { }</text:p>
          </table:table-cell>
          <table:table-cell table:formula="of:=IF(ROW([.B91])=2;&quot;if&quot;;IF(ROW([.B91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91]&amp;&quot; &quot;&amp;&quot;(strcmp(&quot;&amp;[.$L$2]&amp;&quot;, &quot;&amp;&quot;&quot;&quot;&quot;&amp;[.B91]&amp;&quot;&quot;&quot;&quot;&amp;&quot;) == 0) { palette_number = &quot;&amp;[.A91]&amp;&quot;; }&quot;" office:value-type="string" office:string-value="else if (strcmp(LbxFileName, &quot;TERRAIN.LBX&quot;) == 0) { palette_number = 0; }" calcext:value-type="string">
            <text:p>else if (strcmp(LbxFileName, "TERRAIN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RRSTAT.LBX</text:p>
          </table:table-cell>
          <table:table-cell table:formula="of:=LEFT([.B92];SEARCH(&quot;.&quot;;[.B92];1)-1)" office:value-type="string" office:string-value="TERRSTAT" calcext:value-type="string">
            <text:p>TERRSTAT</text:p>
          </table:table-cell>
          <table:table-cell table:formula="of:=RIGHT([.B92];LEN([.B92])-SEARCH(&quot;.&quot;;[.B92];1))" office:value-type="string" office:string-value="LBX" calcext:value-type="string">
            <text:p>LBX</text:p>
          </table:table-cell>
          <table:table-cell office:value-type="float" office:value="91" calcext:value-type="float">
            <text:p>91</text:p>
          </table:table-cell>
          <table:table-cell table:formula="of:=RIGHT(&quot;000&quot;&amp;[.E92];3)" office:value-type="string" office:string-value="091" calcext:value-type="string">
            <text:p>091</text:p>
          </table:table-cell>
          <table:table-cell table:formula="of:=&quot;&quot;&quot;&quot;&amp;[.B92]&amp;&quot;&quot;&quot;&quot;" office:value-type="string" office:string-value="&quot;TERRSTAT.LBX&quot;" calcext:value-type="string">
            <text:p>"TERRSTAT.LBX"</text:p>
          </table:table-cell>
          <table:table-cell table:formula="of:=&quot;&quot;&quot;&quot;&amp;[.B92]&amp;&quot;&quot;&quot;&quot;&amp;&quot;,&quot;" office:value-type="string" office:string-value="&quot;TERRSTAT.LBX&quot;," calcext:value-type="string">
            <text:p>"TERRSTAT.LBX",</text:p>
          </table:table-cell>
          <table:table-cell table:formula="of:=[.C92]&amp;&quot;_&quot;&amp;[.D92]&amp;&quot;,&quot;" office:value-type="string" office:string-value="TERRSTAT_LBX," calcext:value-type="string">
            <text:p>TERRSTAT_LBX,</text:p>
          </table:table-cell>
          <table:table-cell table:formula="of:=[.K92]&amp;&quot; &quot;&amp;&quot;(strcmp(&quot;&amp;[.$L$2]&amp;&quot;, &quot;&amp;&quot;&quot;&quot;&quot;&amp;[.B92]&amp;&quot;&quot;&quot;&quot;&amp;&quot;) == 0) { }&quot;" office:value-type="string" office:string-value="else if (strcmp(LbxFileName, &quot;TERRSTAT.LBX&quot;) == 0) { }" calcext:value-type="string">
            <text:p>else if (strcmp(LbxFileName, "TERRSTAT.LBX") == 0) { }</text:p>
          </table:table-cell>
          <table:table-cell table:formula="of:=IF(ROW([.B92])=2;&quot;if&quot;;IF(ROW([.B92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92]&amp;&quot; &quot;&amp;&quot;(strcmp(&quot;&amp;[.$L$2]&amp;&quot;, &quot;&amp;&quot;&quot;&quot;&quot;&amp;[.B92]&amp;&quot;&quot;&quot;&quot;&amp;&quot;) == 0) { palette_number = &quot;&amp;[.A92]&amp;&quot;; }&quot;" office:value-type="string" office:string-value="else if (strcmp(LbxFileName, &quot;TERRSTAT.LBX&quot;) == 0) { palette_number = 0; }" calcext:value-type="string">
            <text:p>else if (strcmp(LbxFileName, "TERRSTAT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RRTYPE.LBX</text:p>
          </table:table-cell>
          <table:table-cell table:formula="of:=LEFT([.B93];SEARCH(&quot;.&quot;;[.B93];1)-1)" office:value-type="string" office:string-value="TERRTYPE" calcext:value-type="string">
            <text:p>TERRTYPE</text:p>
          </table:table-cell>
          <table:table-cell table:formula="of:=RIGHT([.B93];LEN([.B93])-SEARCH(&quot;.&quot;;[.B93];1))" office:value-type="string" office:string-value="LBX" calcext:value-type="string">
            <text:p>LBX</text:p>
          </table:table-cell>
          <table:table-cell office:value-type="float" office:value="92" calcext:value-type="float">
            <text:p>92</text:p>
          </table:table-cell>
          <table:table-cell table:formula="of:=RIGHT(&quot;000&quot;&amp;[.E93];3)" office:value-type="string" office:string-value="092" calcext:value-type="string">
            <text:p>092</text:p>
          </table:table-cell>
          <table:table-cell table:formula="of:=&quot;&quot;&quot;&quot;&amp;[.B93]&amp;&quot;&quot;&quot;&quot;" office:value-type="string" office:string-value="&quot;TERRTYPE.LBX&quot;" calcext:value-type="string">
            <text:p>"TERRTYPE.LBX"</text:p>
          </table:table-cell>
          <table:table-cell table:formula="of:=&quot;&quot;&quot;&quot;&amp;[.B93]&amp;&quot;&quot;&quot;&quot;&amp;&quot;,&quot;" office:value-type="string" office:string-value="&quot;TERRTYPE.LBX&quot;," calcext:value-type="string">
            <text:p>"TERRTYPE.LBX",</text:p>
          </table:table-cell>
          <table:table-cell table:formula="of:=[.C93]&amp;&quot;_&quot;&amp;[.D93]&amp;&quot;,&quot;" office:value-type="string" office:string-value="TERRTYPE_LBX," calcext:value-type="string">
            <text:p>TERRTYPE_LBX,</text:p>
          </table:table-cell>
          <table:table-cell table:formula="of:=[.K93]&amp;&quot; &quot;&amp;&quot;(strcmp(&quot;&amp;[.$L$2]&amp;&quot;, &quot;&amp;&quot;&quot;&quot;&quot;&amp;[.B93]&amp;&quot;&quot;&quot;&quot;&amp;&quot;) == 0) { }&quot;" office:value-type="string" office:string-value="else if (strcmp(LbxFileName, &quot;TERRTYPE.LBX&quot;) == 0) { }" calcext:value-type="string">
            <text:p>else if (strcmp(LbxFileName, "TERRTYPE.LBX") == 0) { }</text:p>
          </table:table-cell>
          <table:table-cell table:formula="of:=IF(ROW([.B93])=2;&quot;if&quot;;IF(ROW([.B93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93]&amp;&quot; &quot;&amp;&quot;(strcmp(&quot;&amp;[.$L$2]&amp;&quot;, &quot;&amp;&quot;&quot;&quot;&quot;&amp;[.B93]&amp;&quot;&quot;&quot;&quot;&amp;&quot;) == 0) { palette_number = &quot;&amp;[.A93]&amp;&quot;; }&quot;" office:value-type="string" office:string-value="else if (strcmp(LbxFileName, &quot;TERRTYPE.LBX&quot;) == 0) { palette_number = 0; }" calcext:value-type="string">
            <text:p>else if (strcmp(LbxFileName, "TERRTYPE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UNDRA.LBX</text:p>
          </table:table-cell>
          <table:table-cell table:formula="of:=LEFT([.B94];SEARCH(&quot;.&quot;;[.B94];1)-1)" office:value-type="string" office:string-value="TUNDRA" calcext:value-type="string">
            <text:p>TUNDRA</text:p>
          </table:table-cell>
          <table:table-cell table:formula="of:=RIGHT([.B94];LEN([.B94])-SEARCH(&quot;.&quot;;[.B94];1))" office:value-type="string" office:string-value="LBX" calcext:value-type="string">
            <text:p>LBX</text:p>
          </table:table-cell>
          <table:table-cell office:value-type="float" office:value="93" calcext:value-type="float">
            <text:p>93</text:p>
          </table:table-cell>
          <table:table-cell table:formula="of:=RIGHT(&quot;000&quot;&amp;[.E94];3)" office:value-type="string" office:string-value="093" calcext:value-type="string">
            <text:p>093</text:p>
          </table:table-cell>
          <table:table-cell table:formula="of:=&quot;&quot;&quot;&quot;&amp;[.B94]&amp;&quot;&quot;&quot;&quot;" office:value-type="string" office:string-value="&quot;TUNDRA.LBX&quot;" calcext:value-type="string">
            <text:p>"TUNDRA.LBX"</text:p>
          </table:table-cell>
          <table:table-cell table:formula="of:=&quot;&quot;&quot;&quot;&amp;[.B94]&amp;&quot;&quot;&quot;&quot;&amp;&quot;,&quot;" office:value-type="string" office:string-value="&quot;TUNDRA.LBX&quot;," calcext:value-type="string">
            <text:p>"TUNDRA.LBX",</text:p>
          </table:table-cell>
          <table:table-cell table:formula="of:=[.C94]&amp;&quot;_&quot;&amp;[.D94]&amp;&quot;,&quot;" office:value-type="string" office:string-value="TUNDRA_LBX," calcext:value-type="string">
            <text:p>TUNDRA_LBX,</text:p>
          </table:table-cell>
          <table:table-cell table:formula="of:=[.K94]&amp;&quot; &quot;&amp;&quot;(strcmp(&quot;&amp;[.$L$2]&amp;&quot;, &quot;&amp;&quot;&quot;&quot;&quot;&amp;[.B94]&amp;&quot;&quot;&quot;&quot;&amp;&quot;) == 0) { }&quot;" office:value-type="string" office:string-value="else if (strcmp(LbxFileName, &quot;TUNDRA.LBX&quot;) == 0) { }" calcext:value-type="string">
            <text:p>else if (strcmp(LbxFileName, "TUNDRA.LBX") == 0) { }</text:p>
          </table:table-cell>
          <table:table-cell table:formula="of:=IF(ROW([.B94])=2;&quot;if&quot;;IF(ROW([.B94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94]&amp;&quot; &quot;&amp;&quot;(strcmp(&quot;&amp;[.$L$2]&amp;&quot;, &quot;&amp;&quot;&quot;&quot;&quot;&amp;[.B94]&amp;&quot;&quot;&quot;&quot;&amp;&quot;) == 0) { palette_number = &quot;&amp;[.A94]&amp;&quot;; }&quot;" office:value-type="string" office:string-value="else if (strcmp(LbxFileName, &quot;TUNDRA.LBX&quot;) == 0) { palette_number = 0; }" calcext:value-type="string">
            <text:p>else if (strcmp(LbxFileName, "TUNDRA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NITS1.LBX</text:p>
          </table:table-cell>
          <table:table-cell table:formula="of:=LEFT([.B95];SEARCH(&quot;.&quot;;[.B95];1)-1)" office:value-type="string" office:string-value="UNITS1" calcext:value-type="string">
            <text:p>UNITS1</text:p>
          </table:table-cell>
          <table:table-cell table:formula="of:=RIGHT([.B95];LEN([.B95])-SEARCH(&quot;.&quot;;[.B95];1))" office:value-type="string" office:string-value="LBX" calcext:value-type="string">
            <text:p>LBX</text:p>
          </table:table-cell>
          <table:table-cell office:value-type="float" office:value="94" calcext:value-type="float">
            <text:p>94</text:p>
          </table:table-cell>
          <table:table-cell table:formula="of:=RIGHT(&quot;000&quot;&amp;[.E95];3)" office:value-type="string" office:string-value="094" calcext:value-type="string">
            <text:p>094</text:p>
          </table:table-cell>
          <table:table-cell table:formula="of:=&quot;&quot;&quot;&quot;&amp;[.B95]&amp;&quot;&quot;&quot;&quot;" office:value-type="string" office:string-value="&quot;UNITS1.LBX&quot;" calcext:value-type="string">
            <text:p>"UNITS1.LBX"</text:p>
          </table:table-cell>
          <table:table-cell table:formula="of:=&quot;&quot;&quot;&quot;&amp;[.B95]&amp;&quot;&quot;&quot;&quot;&amp;&quot;,&quot;" office:value-type="string" office:string-value="&quot;UNITS1.LBX&quot;," calcext:value-type="string">
            <text:p>"UNITS1.LBX",</text:p>
          </table:table-cell>
          <table:table-cell table:formula="of:=[.C95]&amp;&quot;_&quot;&amp;[.D95]&amp;&quot;,&quot;" office:value-type="string" office:string-value="UNITS1_LBX," calcext:value-type="string">
            <text:p>UNITS1_LBX,</text:p>
          </table:table-cell>
          <table:table-cell table:formula="of:=[.K95]&amp;&quot; &quot;&amp;&quot;(strcmp(&quot;&amp;[.$L$2]&amp;&quot;, &quot;&amp;&quot;&quot;&quot;&quot;&amp;[.B95]&amp;&quot;&quot;&quot;&quot;&amp;&quot;) == 0) { }&quot;" office:value-type="string" office:string-value="else if (strcmp(LbxFileName, &quot;UNITS1.LBX&quot;) == 0) { }" calcext:value-type="string">
            <text:p>else if (strcmp(LbxFileName, "UNITS1.LBX") == 0) { }</text:p>
          </table:table-cell>
          <table:table-cell table:formula="of:=IF(ROW([.B95])=2;&quot;if&quot;;IF(ROW([.B95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95]&amp;&quot; &quot;&amp;&quot;(strcmp(&quot;&amp;[.$L$2]&amp;&quot;, &quot;&amp;&quot;&quot;&quot;&quot;&amp;[.B95]&amp;&quot;&quot;&quot;&quot;&amp;&quot;) == 0) { palette_number = &quot;&amp;[.A95]&amp;&quot;; }&quot;" office:value-type="string" office:string-value="else if (strcmp(LbxFileName, &quot;UNITS1.LBX&quot;) == 0) { palette_number = 0; }" calcext:value-type="string">
            <text:p>else if (strcmp(LbxFileName, "UNITS1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NITS2.LBX</text:p>
          </table:table-cell>
          <table:table-cell table:formula="of:=LEFT([.B96];SEARCH(&quot;.&quot;;[.B96];1)-1)" office:value-type="string" office:string-value="UNITS2" calcext:value-type="string">
            <text:p>UNITS2</text:p>
          </table:table-cell>
          <table:table-cell table:formula="of:=RIGHT([.B96];LEN([.B96])-SEARCH(&quot;.&quot;;[.B96];1))" office:value-type="string" office:string-value="LBX" calcext:value-type="string">
            <text:p>LBX</text:p>
          </table:table-cell>
          <table:table-cell office:value-type="float" office:value="95" calcext:value-type="float">
            <text:p>95</text:p>
          </table:table-cell>
          <table:table-cell table:formula="of:=RIGHT(&quot;000&quot;&amp;[.E96];3)" office:value-type="string" office:string-value="095" calcext:value-type="string">
            <text:p>095</text:p>
          </table:table-cell>
          <table:table-cell table:formula="of:=&quot;&quot;&quot;&quot;&amp;[.B96]&amp;&quot;&quot;&quot;&quot;" office:value-type="string" office:string-value="&quot;UNITS2.LBX&quot;" calcext:value-type="string">
            <text:p>"UNITS2.LBX"</text:p>
          </table:table-cell>
          <table:table-cell table:formula="of:=&quot;&quot;&quot;&quot;&amp;[.B96]&amp;&quot;&quot;&quot;&quot;&amp;&quot;,&quot;" office:value-type="string" office:string-value="&quot;UNITS2.LBX&quot;," calcext:value-type="string">
            <text:p>"UNITS2.LBX",</text:p>
          </table:table-cell>
          <table:table-cell table:formula="of:=[.C96]&amp;&quot;_&quot;&amp;[.D96]&amp;&quot;,&quot;" office:value-type="string" office:string-value="UNITS2_LBX," calcext:value-type="string">
            <text:p>UNITS2_LBX,</text:p>
          </table:table-cell>
          <table:table-cell table:formula="of:=[.K96]&amp;&quot; &quot;&amp;&quot;(strcmp(&quot;&amp;[.$L$2]&amp;&quot;, &quot;&amp;&quot;&quot;&quot;&quot;&amp;[.B96]&amp;&quot;&quot;&quot;&quot;&amp;&quot;) == 0) { }&quot;" office:value-type="string" office:string-value="else if (strcmp(LbxFileName, &quot;UNITS2.LBX&quot;) == 0) { }" calcext:value-type="string">
            <text:p>else if (strcmp(LbxFileName, "UNITS2.LBX") == 0) { }</text:p>
          </table:table-cell>
          <table:table-cell table:formula="of:=IF(ROW([.B96])=2;&quot;if&quot;;IF(ROW([.B96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96]&amp;&quot; &quot;&amp;&quot;(strcmp(&quot;&amp;[.$L$2]&amp;&quot;, &quot;&amp;&quot;&quot;&quot;&quot;&amp;[.B96]&amp;&quot;&quot;&quot;&quot;&amp;&quot;) == 0) { palette_number = &quot;&amp;[.A96]&amp;&quot;; }&quot;" office:value-type="string" office:string-value="else if (strcmp(LbxFileName, &quot;UNITS2.LBX&quot;) == 0) { palette_number = 0; }" calcext:value-type="string">
            <text:p>else if (strcmp(LbxFileName, "UNITS2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NITVIEW.LBX</text:p>
          </table:table-cell>
          <table:table-cell table:formula="of:=LEFT([.B97];SEARCH(&quot;.&quot;;[.B97];1)-1)" office:value-type="string" office:string-value="UNITVIEW" calcext:value-type="string">
            <text:p>UNITVIEW</text:p>
          </table:table-cell>
          <table:table-cell table:formula="of:=RIGHT([.B97];LEN([.B97])-SEARCH(&quot;.&quot;;[.B97];1))" office:value-type="string" office:string-value="LBX" calcext:value-type="string">
            <text:p>LBX</text:p>
          </table:table-cell>
          <table:table-cell office:value-type="float" office:value="96" calcext:value-type="float">
            <text:p>96</text:p>
          </table:table-cell>
          <table:table-cell table:formula="of:=RIGHT(&quot;000&quot;&amp;[.E97];3)" office:value-type="string" office:string-value="096" calcext:value-type="string">
            <text:p>096</text:p>
          </table:table-cell>
          <table:table-cell table:formula="of:=&quot;&quot;&quot;&quot;&amp;[.B97]&amp;&quot;&quot;&quot;&quot;" office:value-type="string" office:string-value="&quot;UNITVIEW.LBX&quot;" calcext:value-type="string">
            <text:p>"UNITVIEW.LBX"</text:p>
          </table:table-cell>
          <table:table-cell table:formula="of:=&quot;&quot;&quot;&quot;&amp;[.B97]&amp;&quot;&quot;&quot;&quot;&amp;&quot;,&quot;" office:value-type="string" office:string-value="&quot;UNITVIEW.LBX&quot;," calcext:value-type="string">
            <text:p>"UNITVIEW.LBX",</text:p>
          </table:table-cell>
          <table:table-cell table:formula="of:=[.C97]&amp;&quot;_&quot;&amp;[.D97]&amp;&quot;,&quot;" office:value-type="string" office:string-value="UNITVIEW_LBX," calcext:value-type="string">
            <text:p>UNITVIEW_LBX,</text:p>
          </table:table-cell>
          <table:table-cell table:formula="of:=[.K97]&amp;&quot; &quot;&amp;&quot;(strcmp(&quot;&amp;[.$L$2]&amp;&quot;, &quot;&amp;&quot;&quot;&quot;&quot;&amp;[.B97]&amp;&quot;&quot;&quot;&quot;&amp;&quot;) == 0) { }&quot;" office:value-type="string" office:string-value="else if (strcmp(LbxFileName, &quot;UNITVIEW.LBX&quot;) == 0) { }" calcext:value-type="string">
            <text:p>else if (strcmp(LbxFileName, "UNITVIEW.LBX") == 0) { }</text:p>
          </table:table-cell>
          <table:table-cell table:formula="of:=IF(ROW([.B97])=2;&quot;if&quot;;IF(ROW([.B97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97]&amp;&quot; &quot;&amp;&quot;(strcmp(&quot;&amp;[.$L$2]&amp;&quot;, &quot;&amp;&quot;&quot;&quot;&quot;&amp;[.B97]&amp;&quot;&quot;&quot;&quot;&amp;&quot;) == 0) { palette_number = &quot;&amp;[.A97]&amp;&quot;; }&quot;" office:value-type="string" office:string-value="else if (strcmp(LbxFileName, &quot;UNITVIEW.LBX&quot;) == 0) { palette_number = 0; }" calcext:value-type="string">
            <text:p>else if (strcmp(LbxFileName, "UNITVIEW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ORTEX.LBX</text:p>
          </table:table-cell>
          <table:table-cell table:formula="of:=LEFT([.B98];SEARCH(&quot;.&quot;;[.B98];1)-1)" office:value-type="string" office:string-value="VORTEX" calcext:value-type="string">
            <text:p>VORTEX</text:p>
          </table:table-cell>
          <table:table-cell table:formula="of:=RIGHT([.B98];LEN([.B98])-SEARCH(&quot;.&quot;;[.B98];1))" office:value-type="string" office:string-value="LBX" calcext:value-type="string">
            <text:p>LBX</text:p>
          </table:table-cell>
          <table:table-cell office:value-type="float" office:value="97" calcext:value-type="float">
            <text:p>97</text:p>
          </table:table-cell>
          <table:table-cell table:formula="of:=RIGHT(&quot;000&quot;&amp;[.E98];3)" office:value-type="string" office:string-value="097" calcext:value-type="string">
            <text:p>097</text:p>
          </table:table-cell>
          <table:table-cell table:formula="of:=&quot;&quot;&quot;&quot;&amp;[.B98]&amp;&quot;&quot;&quot;&quot;" office:value-type="string" office:string-value="&quot;VORTEX.LBX&quot;" calcext:value-type="string">
            <text:p>"VORTEX.LBX"</text:p>
          </table:table-cell>
          <table:table-cell table:formula="of:=&quot;&quot;&quot;&quot;&amp;[.B98]&amp;&quot;&quot;&quot;&quot;&amp;&quot;,&quot;" office:value-type="string" office:string-value="&quot;VORTEX.LBX&quot;," calcext:value-type="string">
            <text:p>"VORTEX.LBX",</text:p>
          </table:table-cell>
          <table:table-cell table:formula="of:=[.C98]&amp;&quot;_&quot;&amp;[.D98]&amp;&quot;,&quot;" office:value-type="string" office:string-value="VORTEX_LBX," calcext:value-type="string">
            <text:p>VORTEX_LBX,</text:p>
          </table:table-cell>
          <table:table-cell table:formula="of:=[.K98]&amp;&quot; &quot;&amp;&quot;(strcmp(&quot;&amp;[.$L$2]&amp;&quot;, &quot;&amp;&quot;&quot;&quot;&quot;&amp;[.B98]&amp;&quot;&quot;&quot;&quot;&amp;&quot;) == 0) { }&quot;" office:value-type="string" office:string-value="else if (strcmp(LbxFileName, &quot;VORTEX.LBX&quot;) == 0) { }" calcext:value-type="string">
            <text:p>else if (strcmp(LbxFileName, "VORTEX.LBX") == 0) { }</text:p>
          </table:table-cell>
          <table:table-cell table:formula="of:=IF(ROW([.B98])=2;&quot;if&quot;;IF(ROW([.B98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98]&amp;&quot; &quot;&amp;&quot;(strcmp(&quot;&amp;[.$L$2]&amp;&quot;, &quot;&amp;&quot;&quot;&quot;&quot;&amp;[.B98]&amp;&quot;&quot;&quot;&quot;&amp;&quot;) == 0) { palette_number = &quot;&amp;[.A98]&amp;&quot;; }&quot;" office:value-type="string" office:string-value="else if (strcmp(LbxFileName, &quot;VORTEX.LBX&quot;) == 0) { palette_number = 0; }" calcext:value-type="string">
            <text:p>else if (strcmp(LbxFileName, "VORTEX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LLRISE.LBX</text:p>
          </table:table-cell>
          <table:table-cell table:formula="of:=LEFT([.B99];SEARCH(&quot;.&quot;;[.B99];1)-1)" office:value-type="string" office:string-value="WALLRISE" calcext:value-type="string">
            <text:p>WALLRISE</text:p>
          </table:table-cell>
          <table:table-cell table:formula="of:=RIGHT([.B99];LEN([.B99])-SEARCH(&quot;.&quot;;[.B99];1))" office:value-type="string" office:string-value="LBX" calcext:value-type="string">
            <text:p>LBX</text:p>
          </table:table-cell>
          <table:table-cell office:value-type="float" office:value="98" calcext:value-type="float">
            <text:p>98</text:p>
          </table:table-cell>
          <table:table-cell table:formula="of:=RIGHT(&quot;000&quot;&amp;[.E99];3)" office:value-type="string" office:string-value="098" calcext:value-type="string">
            <text:p>098</text:p>
          </table:table-cell>
          <table:table-cell table:formula="of:=&quot;&quot;&quot;&quot;&amp;[.B99]&amp;&quot;&quot;&quot;&quot;" office:value-type="string" office:string-value="&quot;WALLRISE.LBX&quot;" calcext:value-type="string">
            <text:p>"WALLRISE.LBX"</text:p>
          </table:table-cell>
          <table:table-cell table:formula="of:=&quot;&quot;&quot;&quot;&amp;[.B99]&amp;&quot;&quot;&quot;&quot;&amp;&quot;,&quot;" office:value-type="string" office:string-value="&quot;WALLRISE.LBX&quot;," calcext:value-type="string">
            <text:p>"WALLRISE.LBX",</text:p>
          </table:table-cell>
          <table:table-cell table:formula="of:=[.C99]&amp;&quot;_&quot;&amp;[.D99]&amp;&quot;,&quot;" office:value-type="string" office:string-value="WALLRISE_LBX," calcext:value-type="string">
            <text:p>WALLRISE_LBX,</text:p>
          </table:table-cell>
          <table:table-cell table:formula="of:=[.K99]&amp;&quot; &quot;&amp;&quot;(strcmp(&quot;&amp;[.$L$2]&amp;&quot;, &quot;&amp;&quot;&quot;&quot;&quot;&amp;[.B99]&amp;&quot;&quot;&quot;&quot;&amp;&quot;) == 0) { }&quot;" office:value-type="string" office:string-value="else if (strcmp(LbxFileName, &quot;WALLRISE.LBX&quot;) == 0) { }" calcext:value-type="string">
            <text:p>else if (strcmp(LbxFileName, "WALLRISE.LBX") == 0) { }</text:p>
          </table:table-cell>
          <table:table-cell table:formula="of:=IF(ROW([.B99])=2;&quot;if&quot;;IF(ROW([.B99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99]&amp;&quot; &quot;&amp;&quot;(strcmp(&quot;&amp;[.$L$2]&amp;&quot;, &quot;&amp;&quot;&quot;&quot;&quot;&amp;[.B99]&amp;&quot;&quot;&quot;&quot;&amp;&quot;) == 0) { palette_number = &quot;&amp;[.A99]&amp;&quot;; }&quot;" office:value-type="string" office:string-value="else if (strcmp(LbxFileName, &quot;WALLRISE.LBX&quot;) == 0) { palette_number = 0; }" calcext:value-type="string">
            <text:p>else if (strcmp(LbxFileName, "WALLRISE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.LBX</text:p>
          </table:table-cell>
          <table:table-cell table:formula="of:=LEFT([.B100];SEARCH(&quot;.&quot;;[.B100];1)-1)" office:value-type="string" office:string-value="WIN" calcext:value-type="string">
            <text:p>WIN</text:p>
          </table:table-cell>
          <table:table-cell table:formula="of:=RIGHT([.B100];LEN([.B100])-SEARCH(&quot;.&quot;;[.B100];1))" office:value-type="string" office:string-value="LBX" calcext:value-type="string">
            <text:p>LBX</text:p>
          </table:table-cell>
          <table:table-cell office:value-type="float" office:value="99" calcext:value-type="float">
            <text:p>99</text:p>
          </table:table-cell>
          <table:table-cell table:formula="of:=RIGHT(&quot;000&quot;&amp;[.E100];3)" office:value-type="string" office:string-value="099" calcext:value-type="string">
            <text:p>099</text:p>
          </table:table-cell>
          <table:table-cell table:formula="of:=&quot;&quot;&quot;&quot;&amp;[.B100]&amp;&quot;&quot;&quot;&quot;" office:value-type="string" office:string-value="&quot;WIN.LBX&quot;" calcext:value-type="string">
            <text:p>"WIN.LBX"</text:p>
          </table:table-cell>
          <table:table-cell table:formula="of:=&quot;&quot;&quot;&quot;&amp;[.B100]&amp;&quot;&quot;&quot;&quot;&amp;&quot;,&quot;" office:value-type="string" office:string-value="&quot;WIN.LBX&quot;," calcext:value-type="string">
            <text:p>"WIN.LBX",</text:p>
          </table:table-cell>
          <table:table-cell table:formula="of:=[.C100]&amp;&quot;_&quot;&amp;[.D100]&amp;&quot;,&quot;" office:value-type="string" office:string-value="WIN_LBX," calcext:value-type="string">
            <text:p>WIN_LBX,</text:p>
          </table:table-cell>
          <table:table-cell table:formula="of:=[.K100]&amp;&quot; &quot;&amp;&quot;(strcmp(&quot;&amp;[.$L$2]&amp;&quot;, &quot;&amp;&quot;&quot;&quot;&quot;&amp;[.B100]&amp;&quot;&quot;&quot;&quot;&amp;&quot;) == 0) { }&quot;" office:value-type="string" office:string-value="else if (strcmp(LbxFileName, &quot;WIN.LBX&quot;) == 0) { }" calcext:value-type="string">
            <text:p>else if (strcmp(LbxFileName, "WIN.LBX") == 0) { }</text:p>
          </table:table-cell>
          <table:table-cell table:formula="of:=IF(ROW([.B100])=2;&quot;if&quot;;IF(ROW([.B100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100]&amp;&quot; &quot;&amp;&quot;(strcmp(&quot;&amp;[.$L$2]&amp;&quot;, &quot;&amp;&quot;&quot;&quot;&quot;&amp;[.B100]&amp;&quot;&quot;&quot;&quot;&amp;&quot;) == 0) { palette_number = &quot;&amp;[.A100]&amp;&quot;; }&quot;" office:value-type="string" office:string-value="else if (strcmp(LbxFileName, &quot;WIN.LBX&quot;) == 0) { palette_number = 5; }" calcext:value-type="string">
            <text:p>else if (strcmp(LbxFileName, "WIN.LBX") == 0) { palette_number = 5; 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ZARDS.LBX</text:p>
          </table:table-cell>
          <table:table-cell table:formula="of:=LEFT([.B101];SEARCH(&quot;.&quot;;[.B101];1)-1)" office:value-type="string" office:string-value="WIZARDS" calcext:value-type="string">
            <text:p>WIZARDS</text:p>
          </table:table-cell>
          <table:table-cell table:formula="of:=RIGHT([.B101];LEN([.B101])-SEARCH(&quot;.&quot;;[.B101];1))" office:value-type="string" office:string-value="LBX" calcext:value-type="string">
            <text:p>LBX</text:p>
          </table:table-cell>
          <table:table-cell office:value-type="float" office:value="100" calcext:value-type="float">
            <text:p>100</text:p>
          </table:table-cell>
          <table:table-cell table:formula="of:=RIGHT(&quot;000&quot;&amp;[.E101];3)" office:value-type="string" office:string-value="100" calcext:value-type="string">
            <text:p>100</text:p>
          </table:table-cell>
          <table:table-cell table:formula="of:=&quot;&quot;&quot;&quot;&amp;[.B101]&amp;&quot;&quot;&quot;&quot;" office:value-type="string" office:string-value="&quot;WIZARDS.LBX&quot;" calcext:value-type="string">
            <text:p>"WIZARDS.LBX"</text:p>
          </table:table-cell>
          <table:table-cell table:formula="of:=&quot;&quot;&quot;&quot;&amp;[.B101]&amp;&quot;&quot;&quot;&quot;&amp;&quot;,&quot;" office:value-type="string" office:string-value="&quot;WIZARDS.LBX&quot;," calcext:value-type="string">
            <text:p>"WIZARDS.LBX",</text:p>
          </table:table-cell>
          <table:table-cell table:formula="of:=[.C101]&amp;&quot;_&quot;&amp;[.D101]&amp;&quot;,&quot;" office:value-type="string" office:string-value="WIZARDS_LBX," calcext:value-type="string">
            <text:p>WIZARDS_LBX,</text:p>
          </table:table-cell>
          <table:table-cell table:formula="of:=[.K101]&amp;&quot; &quot;&amp;&quot;(strcmp(&quot;&amp;[.$L$2]&amp;&quot;, &quot;&amp;&quot;&quot;&quot;&quot;&amp;[.B101]&amp;&quot;&quot;&quot;&quot;&amp;&quot;) == 0) { }&quot;" office:value-type="string" office:string-value="else if (strcmp(LbxFileName, &quot;WIZARDS.LBX&quot;) == 0) { }" calcext:value-type="string">
            <text:p>else if (strcmp(LbxFileName, "WIZARDS.LBX") == 0) { }</text:p>
          </table:table-cell>
          <table:table-cell table:formula="of:=IF(ROW([.B101])=2;&quot;if&quot;;IF(ROW([.B101])=[.$N$2];&quot;else&quot;;&quot;else if&quot;))" office:value-type="string" office:string-value="else if" calcext:value-type="string">
            <text:p>else if</text:p>
          </table:table-cell>
          <table:table-cell table:number-columns-repeated="4"/>
          <table:table-cell table:formula="of:=[.K101]&amp;&quot; &quot;&amp;&quot;(strcmp(&quot;&amp;[.$L$2]&amp;&quot;, &quot;&amp;&quot;&quot;&quot;&quot;&amp;[.B101]&amp;&quot;&quot;&quot;&quot;&amp;&quot;) == 0) { palette_number = &quot;&amp;[.A101]&amp;&quot;; }&quot;" office:value-type="string" office:string-value="else if (strcmp(LbxFileName, &quot;WIZARDS.LBX&quot;) == 0) { palette_number = 0; }" calcext:value-type="string">
            <text:p>else if (strcmp(LbxFileName, "WIZARDS.LBX") == 0) { palette_number = 0; }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ZLAB.LBX</text:p>
          </table:table-cell>
          <table:table-cell table:formula="of:=LEFT([.B102];SEARCH(&quot;.&quot;;[.B102];1)-1)" office:value-type="string" office:string-value="WIZLAB" calcext:value-type="string">
            <text:p>WIZLAB</text:p>
          </table:table-cell>
          <table:table-cell table:formula="of:=RIGHT([.B102];LEN([.B102])-SEARCH(&quot;.&quot;;[.B102];1))" office:value-type="string" office:string-value="LBX" calcext:value-type="string">
            <text:p>LBX</text:p>
          </table:table-cell>
          <table:table-cell office:value-type="float" office:value="101" calcext:value-type="float">
            <text:p>101</text:p>
          </table:table-cell>
          <table:table-cell table:formula="of:=RIGHT(&quot;000&quot;&amp;[.E102];3)" office:value-type="string" office:string-value="101" calcext:value-type="string">
            <text:p>101</text:p>
          </table:table-cell>
          <table:table-cell table:formula="of:=&quot;&quot;&quot;&quot;&amp;[.B102]&amp;&quot;&quot;&quot;&quot;" office:value-type="string" office:string-value="&quot;WIZLAB.LBX&quot;" calcext:value-type="string">
            <text:p>"WIZLAB.LBX"</text:p>
          </table:table-cell>
          <table:table-cell table:formula="of:=&quot;&quot;&quot;&quot;&amp;[.B102]&amp;&quot;&quot;&quot;&quot;&amp;&quot;,&quot;" office:value-type="string" office:string-value="&quot;WIZLAB.LBX&quot;," calcext:value-type="string">
            <text:p>"WIZLAB.LBX",</text:p>
          </table:table-cell>
          <table:table-cell table:formula="of:=[.C102]&amp;&quot;_&quot;&amp;[.D102]&amp;&quot;,&quot;" office:value-type="string" office:string-value="WIZLAB_LBX," calcext:value-type="string">
            <text:p>WIZLAB_LBX,</text:p>
          </table:table-cell>
          <table:table-cell table:formula="of:=[.K102]&amp;&quot; &quot;&amp;&quot;(strcmp(&quot;&amp;[.$L$2]&amp;&quot;, &quot;&amp;&quot;&quot;&quot;&quot;&amp;[.B102]&amp;&quot;&quot;&quot;&quot;&amp;&quot;) == 0) { }&quot;" office:value-type="string" office:string-value="else (strcmp(LbxFileName, &quot;WIZLAB.LBX&quot;) == 0) { }" calcext:value-type="string">
            <text:p>else (strcmp(LbxFileName, "WIZLAB.LBX") == 0) { }</text:p>
          </table:table-cell>
          <table:table-cell table:formula="of:=IF(ROW([.B102])=2;&quot;if&quot;;IF(ROW([.B102])=[.$N$2];&quot;else&quot;;&quot;else if&quot;))" office:value-type="string" office:string-value="else" calcext:value-type="string">
            <text:p>else</text:p>
          </table:table-cell>
          <table:table-cell table:number-columns-repeated="3"/>
          <table:table-cell table:style-name="ce12"/>
          <table:table-cell table:formula="of:=[.K102]&amp;&quot; &quot;&amp;&quot;(strcmp(&quot;&amp;[.$L$2]&amp;&quot;, &quot;&amp;&quot;&quot;&quot;&quot;&amp;[.B102]&amp;&quot;&quot;&quot;&quot;&amp;&quot;) == 0) { palette_number = &quot;&amp;[.A102]&amp;&quot;; }&quot;" office:value-type="string" office:string-value="else (strcmp(LbxFileName, &quot;WIZLAB.LBX&quot;) == 0) { palette_number = 3; }" calcext:value-type="string">
            <text:p>else (strcmp(LbxFileName, "WIZLAB.LBX") == 0) { palette_number = 3; }</text:p>
          </table:table-cell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ce13"/>
        <table:table-column table:style-name="co17" table:default-cell-style-name="ce13"/>
        <table:table-row table:style-name="ro1">
          <table:table-cell table:number-columns-repeated="5"/>
          <table:table-cell table:style-name="Default" office:value-type="string" calcext:value-type="string">
            <text:p>MoM131_LBX_FileNames.h</text:p>
          </table:table-cell>
          <table:table-cell table:style-name="ce15" office:value-type="string" calcext:value-type="string">
            <text:p>/* Global Variables for ALL LBX Files */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pan text:style-name="T9">char </text:span><text:span text:style-name="T10">* MoM131_LBX_FileNames[] = {</text:span></text:p>
          </table:table-cell>
          <table:table-cell table:style-name="ce14" office:value-type="string" calcext:value-type="string">
            <text:p><text:span text:style-name="T13">char </text:span><text:span text:style-name="T14">* g_LbxFileName</text:span><text:span text:style-name="T12">;</text:span></text:p>
          </table:table-cell>
        </table:table-row>
        <table:table-row table:style-name="ro1">
          <table:table-cell table:number-columns-repeated="5"/>
          <table:table-cell table:style-name="ce14" office:value-type="string" calcext:value-type="string">
            <text:p><text:span text:style-name="T11">}</text:span><text:span text:style-name="T12">;</text:span></text:p>
          </table:table-cell>
          <table:table-cell table:style-name="Default"/>
        </table:table-row>
        <table:table-row table:style-name="ro1">
          <table:table-cell office:value-type="string" calcext:value-type="string">
            <text:p>LbxFileName</text:p>
          </table:table-cell>
          <table:table-cell office:value-type="string" calcext:value-type="string">
            <text:p>LbxFileName_Quote</text:p>
          </table:table-cell>
          <table:table-cell office:value-type="string" calcext:value-type="string">
            <text:p>LbxFileName_Quote_Comma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RMYLIST.LBX</text:p>
          </table:table-cell>
          <table:table-cell table:formula="of:=&quot;&quot;&quot;&quot;&amp;[.A4]&amp;&quot;&quot;&quot;&quot;" office:value-type="string" office:string-value="&quot;LbxFileName&quot;" calcext:value-type="string">
            <text:p>"LbxFileName"</text:p>
          </table:table-cell>
          <table:table-cell table:formula="of:=&quot;&quot;&quot;&quot;&amp;[.A4]&amp;&quot;&quot;&quot;&quot;&amp;&quot;,&quot;" office:value-type="string" office:string-value="&quot;LbxFileName&quot;," calcext:value-type="string">
            <text:p>"LbxFileName",</text:p>
          </table:table-cell>
          <table:table-cell table:formula="of:=SUBSTITUTE([.A5];&quot;.&quot;;&quot;_&quot;)" office:value-type="string" office:string-value="ARMYLIST_LBX" calcext:value-type="string">
            <text:p>ARMYLIST_LBX</text:p>
          </table:table-cell>
          <table:table-cell table:formula="of:=SUBSTITUTE([.A5];&quot;.LBX&quot;;&quot;&quot;)" office:value-type="string" office:string-value="ARMYLIST" calcext:value-type="string">
            <text:p>ARMYLIST</text:p>
          </table:table-cell>
          <table:table-cell table:formula="of:=&quot;char * g_&quot;&amp;[.E5]&amp;&quot;;&quot;" office:value-type="string" office:string-value="char * g_ARMYLIST;" calcext:value-type="string">
            <text:p>char * g_ARMYLIST;</text:p>
          </table:table-cell>
          <table:table-cell table:formula="of:=&quot;lbx_uint32 g_&quot;&amp;[.E5]&amp;&quot;_len&quot;&amp;&quot;;&quot;" office:value-type="string" office:string-value="lbx_uint32 g_ARMYLIST_len;" calcext:value-type="string">
            <text:p>lbx_uint32 g_ARMYLIST_len;</text:p>
          </table:table-cell>
        </table:table-row>
        <table:table-row table:style-name="ro1">
          <table:table-cell office:value-type="string" calcext:value-type="string">
            <text:p>BACKGRND.LBX</text:p>
          </table:table-cell>
          <table:table-cell table:formula="of:=&quot;&quot;&quot;&quot;&amp;[.A5]&amp;&quot;&quot;&quot;&quot;" office:value-type="string" office:string-value="&quot;ARMYLIST.LBX&quot;" calcext:value-type="string">
            <text:p>"ARMYLIST.LBX"</text:p>
          </table:table-cell>
          <table:table-cell table:formula="of:=&quot;&quot;&quot;&quot;&amp;[.A5]&amp;&quot;&quot;&quot;&quot;&amp;&quot;,&quot;" office:value-type="string" office:string-value="&quot;ARMYLIST.LBX&quot;," calcext:value-type="string">
            <text:p>"ARMYLIST.LBX",</text:p>
          </table:table-cell>
          <table:table-cell table:formula="of:=SUBSTITUTE([.A6];&quot;.&quot;;&quot;_&quot;)" office:value-type="string" office:string-value="BACKGRND_LBX" calcext:value-type="string">
            <text:p>BACKGRND_LBX</text:p>
          </table:table-cell>
          <table:table-cell table:formula="of:=SUBSTITUTE([.A6];&quot;.LBX&quot;;&quot;&quot;)" office:value-type="string" office:string-value="BACKGRND" calcext:value-type="string">
            <text:p>BACKGRND</text:p>
          </table:table-cell>
          <table:table-cell table:formula="of:=&quot;char * g_&quot;&amp;[.E6]&amp;&quot;;&quot;" office:value-type="string" office:string-value="char * g_BACKGRND;" calcext:value-type="string">
            <text:p>char * g_BACKGRND;</text:p>
          </table:table-cell>
          <table:table-cell table:formula="of:=&quot;lbx_uint32 g_&quot;&amp;[.E6]&amp;&quot;_len&quot;&amp;&quot;;&quot;" office:value-type="string" office:string-value="lbx_uint32 g_BACKGRND_len;" calcext:value-type="string">
            <text:p>lbx_uint32 g_BACKGRND_len;</text:p>
          </table:table-cell>
        </table:table-row>
        <table:table-row table:style-name="ro1">
          <table:table-cell office:value-type="string" calcext:value-type="string">
            <text:p>BOOK.LBX</text:p>
          </table:table-cell>
          <table:table-cell table:formula="of:=&quot;&quot;&quot;&quot;&amp;[.A6]&amp;&quot;&quot;&quot;&quot;" office:value-type="string" office:string-value="&quot;BACKGRND.LBX&quot;" calcext:value-type="string">
            <text:p>"BACKGRND.LBX"</text:p>
          </table:table-cell>
          <table:table-cell table:formula="of:=&quot;&quot;&quot;&quot;&amp;[.A6]&amp;&quot;&quot;&quot;&quot;&amp;&quot;,&quot;" office:value-type="string" office:string-value="&quot;BACKGRND.LBX&quot;," calcext:value-type="string">
            <text:p>"BACKGRND.LBX",</text:p>
          </table:table-cell>
          <table:table-cell table:formula="of:=SUBSTITUTE([.A7];&quot;.&quot;;&quot;_&quot;)" office:value-type="string" office:string-value="BOOK_LBX" calcext:value-type="string">
            <text:p>BOOK_LBX</text:p>
          </table:table-cell>
          <table:table-cell table:formula="of:=SUBSTITUTE([.A7];&quot;.LBX&quot;;&quot;&quot;)" office:value-type="string" office:string-value="BOOK" calcext:value-type="string">
            <text:p>BOOK</text:p>
          </table:table-cell>
          <table:table-cell table:formula="of:=&quot;char * g_&quot;&amp;[.E7]&amp;&quot;;&quot;" office:value-type="string" office:string-value="char * g_BOOK;" calcext:value-type="string">
            <text:p>char * g_BOOK;</text:p>
          </table:table-cell>
          <table:table-cell table:formula="of:=&quot;lbx_uint32 g_&quot;&amp;[.E7]&amp;&quot;_len&quot;&amp;&quot;;&quot;" office:value-type="string" office:string-value="lbx_uint32 g_BOOK_len;" calcext:value-type="string">
            <text:p>lbx_uint32 g_BOOK_len;</text:p>
          </table:table-cell>
        </table:table-row>
        <table:table-row table:style-name="ro1">
          <table:table-cell office:value-type="string" calcext:value-type="string">
            <text:p>BUILDDAT.LBX</text:p>
          </table:table-cell>
          <table:table-cell table:formula="of:=&quot;&quot;&quot;&quot;&amp;[.A7]&amp;&quot;&quot;&quot;&quot;" office:value-type="string" office:string-value="&quot;BOOK.LBX&quot;" calcext:value-type="string">
            <text:p>"BOOK.LBX"</text:p>
          </table:table-cell>
          <table:table-cell table:formula="of:=&quot;&quot;&quot;&quot;&amp;[.A7]&amp;&quot;&quot;&quot;&quot;&amp;&quot;,&quot;" office:value-type="string" office:string-value="&quot;BOOK.LBX&quot;," calcext:value-type="string">
            <text:p>"BOOK.LBX",</text:p>
          </table:table-cell>
          <table:table-cell table:formula="of:=SUBSTITUTE([.A8];&quot;.&quot;;&quot;_&quot;)" office:value-type="string" office:string-value="BUILDDAT_LBX" calcext:value-type="string">
            <text:p>BUILDDAT_LBX</text:p>
          </table:table-cell>
          <table:table-cell table:formula="of:=SUBSTITUTE([.A8];&quot;.LBX&quot;;&quot;&quot;)" office:value-type="string" office:string-value="BUILDDAT" calcext:value-type="string">
            <text:p>BUILDDAT</text:p>
          </table:table-cell>
          <table:table-cell table:formula="of:=&quot;char * g_&quot;&amp;[.E8]&amp;&quot;;&quot;" office:value-type="string" office:string-value="char * g_BUILDDAT;" calcext:value-type="string">
            <text:p>char * g_BUILDDAT;</text:p>
          </table:table-cell>
          <table:table-cell table:formula="of:=&quot;lbx_uint32 g_&quot;&amp;[.E8]&amp;&quot;_len&quot;&amp;&quot;;&quot;" office:value-type="string" office:string-value="lbx_uint32 g_BUILDDAT_len;" calcext:value-type="string">
            <text:p>lbx_uint32 g_BUILDDAT_len;</text:p>
          </table:table-cell>
        </table:table-row>
        <table:table-row table:style-name="ro1">
          <table:table-cell office:value-type="string" calcext:value-type="string">
            <text:p>BUILDESC.LBX</text:p>
          </table:table-cell>
          <table:table-cell table:formula="of:=&quot;&quot;&quot;&quot;&amp;[.A8]&amp;&quot;&quot;&quot;&quot;" office:value-type="string" office:string-value="&quot;BUILDDAT.LBX&quot;" calcext:value-type="string">
            <text:p>"BUILDDAT.LBX"</text:p>
          </table:table-cell>
          <table:table-cell table:formula="of:=&quot;&quot;&quot;&quot;&amp;[.A8]&amp;&quot;&quot;&quot;&quot;&amp;&quot;,&quot;" office:value-type="string" office:string-value="&quot;BUILDDAT.LBX&quot;," calcext:value-type="string">
            <text:p>"BUILDDAT.LBX",</text:p>
          </table:table-cell>
          <table:table-cell table:formula="of:=SUBSTITUTE([.A9];&quot;.&quot;;&quot;_&quot;)" office:value-type="string" office:string-value="BUILDESC_LBX" calcext:value-type="string">
            <text:p>BUILDESC_LBX</text:p>
          </table:table-cell>
          <table:table-cell table:formula="of:=SUBSTITUTE([.A9];&quot;.LBX&quot;;&quot;&quot;)" office:value-type="string" office:string-value="BUILDESC" calcext:value-type="string">
            <text:p>BUILDESC</text:p>
          </table:table-cell>
          <table:table-cell table:formula="of:=&quot;char * g_&quot;&amp;[.E9]&amp;&quot;;&quot;" office:value-type="string" office:string-value="char * g_BUILDESC;" calcext:value-type="string">
            <text:p>char * g_BUILDESC;</text:p>
          </table:table-cell>
          <table:table-cell table:formula="of:=&quot;lbx_uint32 g_&quot;&amp;[.E9]&amp;&quot;_len&quot;&amp;&quot;;&quot;" office:value-type="string" office:string-value="lbx_uint32 g_BUILDESC_len;" calcext:value-type="string">
            <text:p>lbx_uint32 g_BUILDESC_len;</text:p>
          </table:table-cell>
        </table:table-row>
        <table:table-row table:style-name="ro1">
          <table:table-cell office:value-type="string" calcext:value-type="string">
            <text:p>CHRIVER.LBX</text:p>
          </table:table-cell>
          <table:table-cell table:formula="of:=&quot;&quot;&quot;&quot;&amp;[.A9]&amp;&quot;&quot;&quot;&quot;" office:value-type="string" office:string-value="&quot;BUILDESC.LBX&quot;" calcext:value-type="string">
            <text:p>"BUILDESC.LBX"</text:p>
          </table:table-cell>
          <table:table-cell table:formula="of:=&quot;&quot;&quot;&quot;&amp;[.A9]&amp;&quot;&quot;&quot;&quot;&amp;&quot;,&quot;" office:value-type="string" office:string-value="&quot;BUILDESC.LBX&quot;," calcext:value-type="string">
            <text:p>"BUILDESC.LBX",</text:p>
          </table:table-cell>
          <table:table-cell table:formula="of:=SUBSTITUTE([.A10];&quot;.&quot;;&quot;_&quot;)" office:value-type="string" office:string-value="CHRIVER_LBX" calcext:value-type="string">
            <text:p>CHRIVER_LBX</text:p>
          </table:table-cell>
          <table:table-cell table:formula="of:=SUBSTITUTE([.A10];&quot;.LBX&quot;;&quot;&quot;)" office:value-type="string" office:string-value="CHRIVER" calcext:value-type="string">
            <text:p>CHRIVER</text:p>
          </table:table-cell>
          <table:table-cell table:formula="of:=&quot;char * g_&quot;&amp;[.E10]&amp;&quot;;&quot;" office:value-type="string" office:string-value="char * g_CHRIVER;" calcext:value-type="string">
            <text:p>char * g_CHRIVER;</text:p>
          </table:table-cell>
          <table:table-cell table:formula="of:=&quot;lbx_uint32 g_&quot;&amp;[.E10]&amp;&quot;_len&quot;&amp;&quot;;&quot;" office:value-type="string" office:string-value="lbx_uint32 g_CHRIVER_len;" calcext:value-type="string">
            <text:p>lbx_uint32 g_CHRIVER_len;</text:p>
          </table:table-cell>
        </table:table-row>
        <table:table-row table:style-name="ro1">
          <table:table-cell office:value-type="string" calcext:value-type="string">
            <text:p>CITYNAME.LBX</text:p>
          </table:table-cell>
          <table:table-cell table:formula="of:=&quot;&quot;&quot;&quot;&amp;[.A10]&amp;&quot;&quot;&quot;&quot;" office:value-type="string" office:string-value="&quot;CHRIVER.LBX&quot;" calcext:value-type="string">
            <text:p>"CHRIVER.LBX"</text:p>
          </table:table-cell>
          <table:table-cell table:formula="of:=&quot;&quot;&quot;&quot;&amp;[.A10]&amp;&quot;&quot;&quot;&quot;&amp;&quot;,&quot;" office:value-type="string" office:string-value="&quot;CHRIVER.LBX&quot;," calcext:value-type="string">
            <text:p>"CHRIVER.LBX",</text:p>
          </table:table-cell>
          <table:table-cell table:formula="of:=SUBSTITUTE([.A11];&quot;.&quot;;&quot;_&quot;)" office:value-type="string" office:string-value="CITYNAME_LBX" calcext:value-type="string">
            <text:p>CITYNAME_LBX</text:p>
          </table:table-cell>
          <table:table-cell table:formula="of:=SUBSTITUTE([.A11];&quot;.LBX&quot;;&quot;&quot;)" office:value-type="string" office:string-value="CITYNAME" calcext:value-type="string">
            <text:p>CITYNAME</text:p>
          </table:table-cell>
          <table:table-cell table:formula="of:=&quot;char * g_&quot;&amp;[.E11]&amp;&quot;;&quot;" office:value-type="string" office:string-value="char * g_CITYNAME;" calcext:value-type="string">
            <text:p>char * g_CITYNAME;</text:p>
          </table:table-cell>
          <table:table-cell table:formula="of:=&quot;lbx_uint32 g_&quot;&amp;[.E11]&amp;&quot;_len&quot;&amp;&quot;;&quot;" office:value-type="string" office:string-value="lbx_uint32 g_CITYNAME_len;" calcext:value-type="string">
            <text:p>lbx_uint32 g_CITYNAME_len;</text:p>
          </table:table-cell>
        </table:table-row>
        <table:table-row table:style-name="ro1">
          <table:table-cell office:value-type="string" calcext:value-type="string">
            <text:p>CITYSCAP.LBX</text:p>
          </table:table-cell>
          <table:table-cell table:formula="of:=&quot;&quot;&quot;&quot;&amp;[.A11]&amp;&quot;&quot;&quot;&quot;" office:value-type="string" office:string-value="&quot;CITYNAME.LBX&quot;" calcext:value-type="string">
            <text:p>"CITYNAME.LBX"</text:p>
          </table:table-cell>
          <table:table-cell table:formula="of:=&quot;&quot;&quot;&quot;&amp;[.A11]&amp;&quot;&quot;&quot;&quot;&amp;&quot;,&quot;" office:value-type="string" office:string-value="&quot;CITYNAME.LBX&quot;," calcext:value-type="string">
            <text:p>"CITYNAME.LBX",</text:p>
          </table:table-cell>
          <table:table-cell table:formula="of:=SUBSTITUTE([.A12];&quot;.&quot;;&quot;_&quot;)" office:value-type="string" office:string-value="CITYSCAP_LBX" calcext:value-type="string">
            <text:p>CITYSCAP_LBX</text:p>
          </table:table-cell>
          <table:table-cell table:formula="of:=SUBSTITUTE([.A12];&quot;.LBX&quot;;&quot;&quot;)" office:value-type="string" office:string-value="CITYSCAP" calcext:value-type="string">
            <text:p>CITYSCAP</text:p>
          </table:table-cell>
          <table:table-cell table:formula="of:=&quot;char * g_&quot;&amp;[.E12]&amp;&quot;;&quot;" office:value-type="string" office:string-value="char * g_CITYSCAP;" calcext:value-type="string">
            <text:p>char * g_CITYSCAP;</text:p>
          </table:table-cell>
          <table:table-cell table:formula="of:=&quot;lbx_uint32 g_&quot;&amp;[.E12]&amp;&quot;_len&quot;&amp;&quot;;&quot;" office:value-type="string" office:string-value="lbx_uint32 g_CITYSCAP_len;" calcext:value-type="string">
            <text:p>lbx_uint32 g_CITYSCAP_len;</text:p>
          </table:table-cell>
        </table:table-row>
        <table:table-row table:style-name="ro1">
          <table:table-cell office:value-type="string" calcext:value-type="string">
            <text:p>CITYWALL.LBX</text:p>
          </table:table-cell>
          <table:table-cell table:formula="of:=&quot;&quot;&quot;&quot;&amp;[.A12]&amp;&quot;&quot;&quot;&quot;" office:value-type="string" office:string-value="&quot;CITYSCAP.LBX&quot;" calcext:value-type="string">
            <text:p>"CITYSCAP.LBX"</text:p>
          </table:table-cell>
          <table:table-cell table:formula="of:=&quot;&quot;&quot;&quot;&amp;[.A12]&amp;&quot;&quot;&quot;&quot;&amp;&quot;,&quot;" office:value-type="string" office:string-value="&quot;CITYSCAP.LBX&quot;," calcext:value-type="string">
            <text:p>"CITYSCAP.LBX",</text:p>
          </table:table-cell>
          <table:table-cell table:formula="of:=SUBSTITUTE([.A13];&quot;.&quot;;&quot;_&quot;)" office:value-type="string" office:string-value="CITYWALL_LBX" calcext:value-type="string">
            <text:p>CITYWALL_LBX</text:p>
          </table:table-cell>
          <table:table-cell table:formula="of:=SUBSTITUTE([.A13];&quot;.LBX&quot;;&quot;&quot;)" office:value-type="string" office:string-value="CITYWALL" calcext:value-type="string">
            <text:p>CITYWALL</text:p>
          </table:table-cell>
          <table:table-cell table:formula="of:=&quot;char * g_&quot;&amp;[.E13]&amp;&quot;;&quot;" office:value-type="string" office:string-value="char * g_CITYWALL;" calcext:value-type="string">
            <text:p>char * g_CITYWALL;</text:p>
          </table:table-cell>
          <table:table-cell table:formula="of:=&quot;lbx_uint32 g_&quot;&amp;[.E13]&amp;&quot;_len&quot;&amp;&quot;;&quot;" office:value-type="string" office:string-value="lbx_uint32 g_CITYWALL_len;" calcext:value-type="string">
            <text:p>lbx_uint32 g_CITYWALL_len;</text:p>
          </table:table-cell>
        </table:table-row>
        <table:table-row table:style-name="ro1">
          <table:table-cell office:value-type="string" calcext:value-type="string">
            <text:p>CMBDESRC.LBX</text:p>
          </table:table-cell>
          <table:table-cell table:formula="of:=&quot;&quot;&quot;&quot;&amp;[.A13]&amp;&quot;&quot;&quot;&quot;" office:value-type="string" office:string-value="&quot;CITYWALL.LBX&quot;" calcext:value-type="string">
            <text:p>"CITYWALL.LBX"</text:p>
          </table:table-cell>
          <table:table-cell table:formula="of:=&quot;&quot;&quot;&quot;&amp;[.A13]&amp;&quot;&quot;&quot;&quot;&amp;&quot;,&quot;" office:value-type="string" office:string-value="&quot;CITYWALL.LBX&quot;," calcext:value-type="string">
            <text:p>"CITYWALL.LBX",</text:p>
          </table:table-cell>
          <table:table-cell table:formula="of:=SUBSTITUTE([.A14];&quot;.&quot;;&quot;_&quot;)" office:value-type="string" office:string-value="CMBDESRC_LBX" calcext:value-type="string">
            <text:p>CMBDESRC_LBX</text:p>
          </table:table-cell>
          <table:table-cell table:formula="of:=SUBSTITUTE([.A14];&quot;.LBX&quot;;&quot;&quot;)" office:value-type="string" office:string-value="CMBDESRC" calcext:value-type="string">
            <text:p>CMBDESRC</text:p>
          </table:table-cell>
          <table:table-cell table:formula="of:=&quot;char * g_&quot;&amp;[.E14]&amp;&quot;;&quot;" office:value-type="string" office:string-value="char * g_CMBDESRC;" calcext:value-type="string">
            <text:p>char * g_CMBDESRC;</text:p>
          </table:table-cell>
          <table:table-cell table:formula="of:=&quot;lbx_uint32 g_&quot;&amp;[.E14]&amp;&quot;_len&quot;&amp;&quot;;&quot;" office:value-type="string" office:string-value="lbx_uint32 g_CMBDESRC_len;" calcext:value-type="string">
            <text:p>lbx_uint32 g_CMBDESRC_len;</text:p>
          </table:table-cell>
        </table:table-row>
        <table:table-row table:style-name="ro1">
          <table:table-cell office:value-type="string" calcext:value-type="string">
            <text:p>CMBDESRT.LBX</text:p>
          </table:table-cell>
          <table:table-cell table:formula="of:=&quot;&quot;&quot;&quot;&amp;[.A14]&amp;&quot;&quot;&quot;&quot;" office:value-type="string" office:string-value="&quot;CMBDESRC.LBX&quot;" calcext:value-type="string">
            <text:p>"CMBDESRC.LBX"</text:p>
          </table:table-cell>
          <table:table-cell table:formula="of:=&quot;&quot;&quot;&quot;&amp;[.A14]&amp;&quot;&quot;&quot;&quot;&amp;&quot;,&quot;" office:value-type="string" office:string-value="&quot;CMBDESRC.LBX&quot;," calcext:value-type="string">
            <text:p>"CMBDESRC.LBX",</text:p>
          </table:table-cell>
          <table:table-cell table:formula="of:=SUBSTITUTE([.A15];&quot;.&quot;;&quot;_&quot;)" office:value-type="string" office:string-value="CMBDESRT_LBX" calcext:value-type="string">
            <text:p>CMBDESRT_LBX</text:p>
          </table:table-cell>
          <table:table-cell table:formula="of:=SUBSTITUTE([.A15];&quot;.LBX&quot;;&quot;&quot;)" office:value-type="string" office:string-value="CMBDESRT" calcext:value-type="string">
            <text:p>CMBDESRT</text:p>
          </table:table-cell>
          <table:table-cell table:formula="of:=&quot;char * g_&quot;&amp;[.E15]&amp;&quot;;&quot;" office:value-type="string" office:string-value="char * g_CMBDESRT;" calcext:value-type="string">
            <text:p>char * g_CMBDESRT;</text:p>
          </table:table-cell>
          <table:table-cell table:formula="of:=&quot;lbx_uint32 g_&quot;&amp;[.E15]&amp;&quot;_len&quot;&amp;&quot;;&quot;" office:value-type="string" office:string-value="lbx_uint32 g_CMBDESRT_len;" calcext:value-type="string">
            <text:p>lbx_uint32 g_CMBDESRT_len;</text:p>
          </table:table-cell>
        </table:table-row>
        <table:table-row table:style-name="ro1">
          <table:table-cell office:value-type="string" calcext:value-type="string">
            <text:p>CMBGRASC.LBX</text:p>
          </table:table-cell>
          <table:table-cell table:formula="of:=&quot;&quot;&quot;&quot;&amp;[.A15]&amp;&quot;&quot;&quot;&quot;" office:value-type="string" office:string-value="&quot;CMBDESRT.LBX&quot;" calcext:value-type="string">
            <text:p>"CMBDESRT.LBX"</text:p>
          </table:table-cell>
          <table:table-cell table:formula="of:=&quot;&quot;&quot;&quot;&amp;[.A15]&amp;&quot;&quot;&quot;&quot;&amp;&quot;,&quot;" office:value-type="string" office:string-value="&quot;CMBDESRT.LBX&quot;," calcext:value-type="string">
            <text:p>"CMBDESRT.LBX",</text:p>
          </table:table-cell>
          <table:table-cell table:formula="of:=SUBSTITUTE([.A16];&quot;.&quot;;&quot;_&quot;)" office:value-type="string" office:string-value="CMBGRASC_LBX" calcext:value-type="string">
            <text:p>CMBGRASC_LBX</text:p>
          </table:table-cell>
          <table:table-cell table:formula="of:=SUBSTITUTE([.A16];&quot;.LBX&quot;;&quot;&quot;)" office:value-type="string" office:string-value="CMBGRASC" calcext:value-type="string">
            <text:p>CMBGRASC</text:p>
          </table:table-cell>
          <table:table-cell table:formula="of:=&quot;char * g_&quot;&amp;[.E16]&amp;&quot;;&quot;" office:value-type="string" office:string-value="char * g_CMBGRASC;" calcext:value-type="string">
            <text:p>char * g_CMBGRASC;</text:p>
          </table:table-cell>
          <table:table-cell table:formula="of:=&quot;lbx_uint32 g_&quot;&amp;[.E16]&amp;&quot;_len&quot;&amp;&quot;;&quot;" office:value-type="string" office:string-value="lbx_uint32 g_CMBGRASC_len;" calcext:value-type="string">
            <text:p>lbx_uint32 g_CMBGRASC_len;</text:p>
          </table:table-cell>
        </table:table-row>
        <table:table-row table:style-name="ro1">
          <table:table-cell office:value-type="string" calcext:value-type="string">
            <text:p>CMBGRASS.LBX</text:p>
          </table:table-cell>
          <table:table-cell table:formula="of:=&quot;&quot;&quot;&quot;&amp;[.A16]&amp;&quot;&quot;&quot;&quot;" office:value-type="string" office:string-value="&quot;CMBGRASC.LBX&quot;" calcext:value-type="string">
            <text:p>"CMBGRASC.LBX"</text:p>
          </table:table-cell>
          <table:table-cell table:formula="of:=&quot;&quot;&quot;&quot;&amp;[.A16]&amp;&quot;&quot;&quot;&quot;&amp;&quot;,&quot;" office:value-type="string" office:string-value="&quot;CMBGRASC.LBX&quot;," calcext:value-type="string">
            <text:p>"CMBGRASC.LBX",</text:p>
          </table:table-cell>
          <table:table-cell table:formula="of:=SUBSTITUTE([.A17];&quot;.&quot;;&quot;_&quot;)" office:value-type="string" office:string-value="CMBGRASS_LBX" calcext:value-type="string">
            <text:p>CMBGRASS_LBX</text:p>
          </table:table-cell>
          <table:table-cell table:formula="of:=SUBSTITUTE([.A17];&quot;.LBX&quot;;&quot;&quot;)" office:value-type="string" office:string-value="CMBGRASS" calcext:value-type="string">
            <text:p>CMBGRASS</text:p>
          </table:table-cell>
          <table:table-cell table:formula="of:=&quot;char * g_&quot;&amp;[.E17]&amp;&quot;;&quot;" office:value-type="string" office:string-value="char * g_CMBGRASS;" calcext:value-type="string">
            <text:p>char * g_CMBGRASS;</text:p>
          </table:table-cell>
          <table:table-cell table:formula="of:=&quot;lbx_uint32 g_&quot;&amp;[.E17]&amp;&quot;_len&quot;&amp;&quot;;&quot;" office:value-type="string" office:string-value="lbx_uint32 g_CMBGRASS_len;" calcext:value-type="string">
            <text:p>lbx_uint32 g_CMBGRASS_len;</text:p>
          </table:table-cell>
        </table:table-row>
        <table:table-row table:style-name="ro1">
          <table:table-cell office:value-type="string" calcext:value-type="string">
            <text:p>CMBMAGIC.LBX</text:p>
          </table:table-cell>
          <table:table-cell table:formula="of:=&quot;&quot;&quot;&quot;&amp;[.A17]&amp;&quot;&quot;&quot;&quot;" office:value-type="string" office:string-value="&quot;CMBGRASS.LBX&quot;" calcext:value-type="string">
            <text:p>"CMBGRASS.LBX"</text:p>
          </table:table-cell>
          <table:table-cell table:formula="of:=&quot;&quot;&quot;&quot;&amp;[.A17]&amp;&quot;&quot;&quot;&quot;&amp;&quot;,&quot;" office:value-type="string" office:string-value="&quot;CMBGRASS.LBX&quot;," calcext:value-type="string">
            <text:p>"CMBGRASS.LBX",</text:p>
          </table:table-cell>
          <table:table-cell table:formula="of:=SUBSTITUTE([.A18];&quot;.&quot;;&quot;_&quot;)" office:value-type="string" office:string-value="CMBMAGIC_LBX" calcext:value-type="string">
            <text:p>CMBMAGIC_LBX</text:p>
          </table:table-cell>
          <table:table-cell table:formula="of:=SUBSTITUTE([.A18];&quot;.LBX&quot;;&quot;&quot;)" office:value-type="string" office:string-value="CMBMAGIC" calcext:value-type="string">
            <text:p>CMBMAGIC</text:p>
          </table:table-cell>
          <table:table-cell table:formula="of:=&quot;char * g_&quot;&amp;[.E18]&amp;&quot;;&quot;" office:value-type="string" office:string-value="char * g_CMBMAGIC;" calcext:value-type="string">
            <text:p>char * g_CMBMAGIC;</text:p>
          </table:table-cell>
          <table:table-cell table:formula="of:=&quot;lbx_uint32 g_&quot;&amp;[.E18]&amp;&quot;_len&quot;&amp;&quot;;&quot;" office:value-type="string" office:string-value="lbx_uint32 g_CMBMAGIC_len;" calcext:value-type="string">
            <text:p>lbx_uint32 g_CMBMAGIC_len;</text:p>
          </table:table-cell>
        </table:table-row>
        <table:table-row table:style-name="ro1">
          <table:table-cell office:value-type="string" calcext:value-type="string">
            <text:p>CMBMOUNC.LBX</text:p>
          </table:table-cell>
          <table:table-cell table:formula="of:=&quot;&quot;&quot;&quot;&amp;[.A18]&amp;&quot;&quot;&quot;&quot;" office:value-type="string" office:string-value="&quot;CMBMAGIC.LBX&quot;" calcext:value-type="string">
            <text:p>"CMBMAGIC.LBX"</text:p>
          </table:table-cell>
          <table:table-cell table:formula="of:=&quot;&quot;&quot;&quot;&amp;[.A18]&amp;&quot;&quot;&quot;&quot;&amp;&quot;,&quot;" office:value-type="string" office:string-value="&quot;CMBMAGIC.LBX&quot;," calcext:value-type="string">
            <text:p>"CMBMAGIC.LBX",</text:p>
          </table:table-cell>
          <table:table-cell table:formula="of:=SUBSTITUTE([.A19];&quot;.&quot;;&quot;_&quot;)" office:value-type="string" office:string-value="CMBMOUNC_LBX" calcext:value-type="string">
            <text:p>CMBMOUNC_LBX</text:p>
          </table:table-cell>
          <table:table-cell table:formula="of:=SUBSTITUTE([.A19];&quot;.LBX&quot;;&quot;&quot;)" office:value-type="string" office:string-value="CMBMOUNC" calcext:value-type="string">
            <text:p>CMBMOUNC</text:p>
          </table:table-cell>
          <table:table-cell table:formula="of:=&quot;char * g_&quot;&amp;[.E19]&amp;&quot;;&quot;" office:value-type="string" office:string-value="char * g_CMBMOUNC;" calcext:value-type="string">
            <text:p>char * g_CMBMOUNC;</text:p>
          </table:table-cell>
          <table:table-cell table:formula="of:=&quot;lbx_uint32 g_&quot;&amp;[.E19]&amp;&quot;_len&quot;&amp;&quot;;&quot;" office:value-type="string" office:string-value="lbx_uint32 g_CMBMOUNC_len;" calcext:value-type="string">
            <text:p>lbx_uint32 g_CMBMOUNC_len;</text:p>
          </table:table-cell>
        </table:table-row>
        <table:table-row table:style-name="ro1">
          <table:table-cell office:value-type="string" calcext:value-type="string">
            <text:p>CMBMOUNT.LBX</text:p>
          </table:table-cell>
          <table:table-cell table:formula="of:=&quot;&quot;&quot;&quot;&amp;[.A19]&amp;&quot;&quot;&quot;&quot;" office:value-type="string" office:string-value="&quot;CMBMOUNC.LBX&quot;" calcext:value-type="string">
            <text:p>"CMBMOUNC.LBX"</text:p>
          </table:table-cell>
          <table:table-cell table:formula="of:=&quot;&quot;&quot;&quot;&amp;[.A19]&amp;&quot;&quot;&quot;&quot;&amp;&quot;,&quot;" office:value-type="string" office:string-value="&quot;CMBMOUNC.LBX&quot;," calcext:value-type="string">
            <text:p>"CMBMOUNC.LBX",</text:p>
          </table:table-cell>
          <table:table-cell table:formula="of:=SUBSTITUTE([.A20];&quot;.&quot;;&quot;_&quot;)" office:value-type="string" office:string-value="CMBMOUNT_LBX" calcext:value-type="string">
            <text:p>CMBMOUNT_LBX</text:p>
          </table:table-cell>
          <table:table-cell table:formula="of:=SUBSTITUTE([.A20];&quot;.LBX&quot;;&quot;&quot;)" office:value-type="string" office:string-value="CMBMOUNT" calcext:value-type="string">
            <text:p>CMBMOUNT</text:p>
          </table:table-cell>
          <table:table-cell table:formula="of:=&quot;char * g_&quot;&amp;[.E20]&amp;&quot;;&quot;" office:value-type="string" office:string-value="char * g_CMBMOUNT;" calcext:value-type="string">
            <text:p>char * g_CMBMOUNT;</text:p>
          </table:table-cell>
          <table:table-cell table:formula="of:=&quot;lbx_uint32 g_&quot;&amp;[.E20]&amp;&quot;_len&quot;&amp;&quot;;&quot;" office:value-type="string" office:string-value="lbx_uint32 g_CMBMOUNT_len;" calcext:value-type="string">
            <text:p>lbx_uint32 g_CMBMOUNT_len;</text:p>
          </table:table-cell>
        </table:table-row>
        <table:table-row table:style-name="ro1">
          <table:table-cell office:value-type="string" calcext:value-type="string">
            <text:p>CMBTCITY.LBX</text:p>
          </table:table-cell>
          <table:table-cell table:formula="of:=&quot;&quot;&quot;&quot;&amp;[.A20]&amp;&quot;&quot;&quot;&quot;" office:value-type="string" office:string-value="&quot;CMBMOUNT.LBX&quot;" calcext:value-type="string">
            <text:p>"CMBMOUNT.LBX"</text:p>
          </table:table-cell>
          <table:table-cell table:formula="of:=&quot;&quot;&quot;&quot;&amp;[.A20]&amp;&quot;&quot;&quot;&quot;&amp;&quot;,&quot;" office:value-type="string" office:string-value="&quot;CMBMOUNT.LBX&quot;," calcext:value-type="string">
            <text:p>"CMBMOUNT.LBX",</text:p>
          </table:table-cell>
          <table:table-cell table:formula="of:=SUBSTITUTE([.A21];&quot;.&quot;;&quot;_&quot;)" office:value-type="string" office:string-value="CMBTCITY_LBX" calcext:value-type="string">
            <text:p>CMBTCITY_LBX</text:p>
          </table:table-cell>
          <table:table-cell table:formula="of:=SUBSTITUTE([.A21];&quot;.LBX&quot;;&quot;&quot;)" office:value-type="string" office:string-value="CMBTCITY" calcext:value-type="string">
            <text:p>CMBTCITY</text:p>
          </table:table-cell>
          <table:table-cell table:formula="of:=&quot;char * g_&quot;&amp;[.E21]&amp;&quot;;&quot;" office:value-type="string" office:string-value="char * g_CMBTCITY;" calcext:value-type="string">
            <text:p>char * g_CMBTCITY;</text:p>
          </table:table-cell>
          <table:table-cell table:formula="of:=&quot;lbx_uint32 g_&quot;&amp;[.E21]&amp;&quot;_len&quot;&amp;&quot;;&quot;" office:value-type="string" office:string-value="lbx_uint32 g_CMBTCITY_len;" calcext:value-type="string">
            <text:p>lbx_uint32 g_CMBTCITY_len;</text:p>
          </table:table-cell>
        </table:table-row>
        <table:table-row table:style-name="ro1">
          <table:table-cell office:value-type="string" calcext:value-type="string">
            <text:p>CMBTFX.LBX</text:p>
          </table:table-cell>
          <table:table-cell table:formula="of:=&quot;&quot;&quot;&quot;&amp;[.A21]&amp;&quot;&quot;&quot;&quot;" office:value-type="string" office:string-value="&quot;CMBTCITY.LBX&quot;" calcext:value-type="string">
            <text:p>"CMBTCITY.LBX"</text:p>
          </table:table-cell>
          <table:table-cell table:formula="of:=&quot;&quot;&quot;&quot;&amp;[.A21]&amp;&quot;&quot;&quot;&quot;&amp;&quot;,&quot;" office:value-type="string" office:string-value="&quot;CMBTCITY.LBX&quot;," calcext:value-type="string">
            <text:p>"CMBTCITY.LBX",</text:p>
          </table:table-cell>
          <table:table-cell table:formula="of:=SUBSTITUTE([.A22];&quot;.&quot;;&quot;_&quot;)" office:value-type="string" office:string-value="CMBTFX_LBX" calcext:value-type="string">
            <text:p>CMBTFX_LBX</text:p>
          </table:table-cell>
          <table:table-cell table:formula="of:=SUBSTITUTE([.A22];&quot;.LBX&quot;;&quot;&quot;)" office:value-type="string" office:string-value="CMBTFX" calcext:value-type="string">
            <text:p>CMBTFX</text:p>
          </table:table-cell>
          <table:table-cell table:formula="of:=&quot;char * g_&quot;&amp;[.E22]&amp;&quot;;&quot;" office:value-type="string" office:string-value="char * g_CMBTFX;" calcext:value-type="string">
            <text:p>char * g_CMBTFX;</text:p>
          </table:table-cell>
          <table:table-cell table:formula="of:=&quot;lbx_uint32 g_&quot;&amp;[.E22]&amp;&quot;_len&quot;&amp;&quot;;&quot;" office:value-type="string" office:string-value="lbx_uint32 g_CMBTFX_len;" calcext:value-type="string">
            <text:p>lbx_uint32 g_CMBTFX_len;</text:p>
          </table:table-cell>
        </table:table-row>
        <table:table-row table:style-name="ro1">
          <table:table-cell office:value-type="string" calcext:value-type="string">
            <text:p>CMBTSND.LBX</text:p>
          </table:table-cell>
          <table:table-cell table:formula="of:=&quot;&quot;&quot;&quot;&amp;[.A22]&amp;&quot;&quot;&quot;&quot;" office:value-type="string" office:string-value="&quot;CMBTFX.LBX&quot;" calcext:value-type="string">
            <text:p>"CMBTFX.LBX"</text:p>
          </table:table-cell>
          <table:table-cell table:formula="of:=&quot;&quot;&quot;&quot;&amp;[.A22]&amp;&quot;&quot;&quot;&quot;&amp;&quot;,&quot;" office:value-type="string" office:string-value="&quot;CMBTFX.LBX&quot;," calcext:value-type="string">
            <text:p>"CMBTFX.LBX",</text:p>
          </table:table-cell>
          <table:table-cell table:formula="of:=SUBSTITUTE([.A23];&quot;.&quot;;&quot;_&quot;)" office:value-type="string" office:string-value="CMBTSND_LBX" calcext:value-type="string">
            <text:p>CMBTSND_LBX</text:p>
          </table:table-cell>
          <table:table-cell table:formula="of:=SUBSTITUTE([.A23];&quot;.LBX&quot;;&quot;&quot;)" office:value-type="string" office:string-value="CMBTSND" calcext:value-type="string">
            <text:p>CMBTSND</text:p>
          </table:table-cell>
          <table:table-cell table:formula="of:=&quot;char * g_&quot;&amp;[.E23]&amp;&quot;;&quot;" office:value-type="string" office:string-value="char * g_CMBTSND;" calcext:value-type="string">
            <text:p>char * g_CMBTSND;</text:p>
          </table:table-cell>
          <table:table-cell table:formula="of:=&quot;lbx_uint32 g_&quot;&amp;[.E23]&amp;&quot;_len&quot;&amp;&quot;;&quot;" office:value-type="string" office:string-value="lbx_uint32 g_CMBTSND_len;" calcext:value-type="string">
            <text:p>lbx_uint32 g_CMBTSND_len;</text:p>
          </table:table-cell>
        </table:table-row>
        <table:table-row table:style-name="ro1">
          <table:table-cell office:value-type="string" calcext:value-type="string">
            <text:p>CMBTUNDC.LBX</text:p>
          </table:table-cell>
          <table:table-cell table:formula="of:=&quot;&quot;&quot;&quot;&amp;[.A23]&amp;&quot;&quot;&quot;&quot;" office:value-type="string" office:string-value="&quot;CMBTSND.LBX&quot;" calcext:value-type="string">
            <text:p>"CMBTSND.LBX"</text:p>
          </table:table-cell>
          <table:table-cell table:formula="of:=&quot;&quot;&quot;&quot;&amp;[.A23]&amp;&quot;&quot;&quot;&quot;&amp;&quot;,&quot;" office:value-type="string" office:string-value="&quot;CMBTSND.LBX&quot;," calcext:value-type="string">
            <text:p>"CMBTSND.LBX",</text:p>
          </table:table-cell>
          <table:table-cell table:formula="of:=SUBSTITUTE([.A24];&quot;.&quot;;&quot;_&quot;)" office:value-type="string" office:string-value="CMBTUNDC_LBX" calcext:value-type="string">
            <text:p>CMBTUNDC_LBX</text:p>
          </table:table-cell>
          <table:table-cell table:formula="of:=SUBSTITUTE([.A24];&quot;.LBX&quot;;&quot;&quot;)" office:value-type="string" office:string-value="CMBTUNDC" calcext:value-type="string">
            <text:p>CMBTUNDC</text:p>
          </table:table-cell>
          <table:table-cell table:formula="of:=&quot;char * g_&quot;&amp;[.E24]&amp;&quot;;&quot;" office:value-type="string" office:string-value="char * g_CMBTUNDC;" calcext:value-type="string">
            <text:p>char * g_CMBTUNDC;</text:p>
          </table:table-cell>
          <table:table-cell table:formula="of:=&quot;lbx_uint32 g_&quot;&amp;[.E24]&amp;&quot;_len&quot;&amp;&quot;;&quot;" office:value-type="string" office:string-value="lbx_uint32 g_CMBTUNDC_len;" calcext:value-type="string">
            <text:p>lbx_uint32 g_CMBTUNDC_len;</text:p>
          </table:table-cell>
        </table:table-row>
        <table:table-row table:style-name="ro1">
          <table:table-cell office:value-type="string" calcext:value-type="string">
            <text:p>CMBTUNDR.LBX</text:p>
          </table:table-cell>
          <table:table-cell table:formula="of:=&quot;&quot;&quot;&quot;&amp;[.A24]&amp;&quot;&quot;&quot;&quot;" office:value-type="string" office:string-value="&quot;CMBTUNDC.LBX&quot;" calcext:value-type="string">
            <text:p>"CMBTUNDC.LBX"</text:p>
          </table:table-cell>
          <table:table-cell table:formula="of:=&quot;&quot;&quot;&quot;&amp;[.A24]&amp;&quot;&quot;&quot;&quot;&amp;&quot;,&quot;" office:value-type="string" office:string-value="&quot;CMBTUNDC.LBX&quot;," calcext:value-type="string">
            <text:p>"CMBTUNDC.LBX",</text:p>
          </table:table-cell>
          <table:table-cell table:formula="of:=SUBSTITUTE([.A25];&quot;.&quot;;&quot;_&quot;)" office:value-type="string" office:string-value="CMBTUNDR_LBX" calcext:value-type="string">
            <text:p>CMBTUNDR_LBX</text:p>
          </table:table-cell>
          <table:table-cell table:formula="of:=SUBSTITUTE([.A25];&quot;.LBX&quot;;&quot;&quot;)" office:value-type="string" office:string-value="CMBTUNDR" calcext:value-type="string">
            <text:p>CMBTUNDR</text:p>
          </table:table-cell>
          <table:table-cell table:formula="of:=&quot;char * g_&quot;&amp;[.E25]&amp;&quot;;&quot;" office:value-type="string" office:string-value="char * g_CMBTUNDR;" calcext:value-type="string">
            <text:p>char * g_CMBTUNDR;</text:p>
          </table:table-cell>
          <table:table-cell table:formula="of:=&quot;lbx_uint32 g_&quot;&amp;[.E25]&amp;&quot;_len&quot;&amp;&quot;;&quot;" office:value-type="string" office:string-value="lbx_uint32 g_CMBTUNDR_len;" calcext:value-type="string">
            <text:p>lbx_uint32 g_CMBTUNDR_len;</text:p>
          </table:table-cell>
        </table:table-row>
        <table:table-row table:style-name="ro1">
          <table:table-cell office:value-type="string" calcext:value-type="string">
            <text:p>CMBTWALL.LBX</text:p>
          </table:table-cell>
          <table:table-cell table:formula="of:=&quot;&quot;&quot;&quot;&amp;[.A25]&amp;&quot;&quot;&quot;&quot;" office:value-type="string" office:string-value="&quot;CMBTUNDR.LBX&quot;" calcext:value-type="string">
            <text:p>"CMBTUNDR.LBX"</text:p>
          </table:table-cell>
          <table:table-cell table:formula="of:=&quot;&quot;&quot;&quot;&amp;[.A25]&amp;&quot;&quot;&quot;&quot;&amp;&quot;,&quot;" office:value-type="string" office:string-value="&quot;CMBTUNDR.LBX&quot;," calcext:value-type="string">
            <text:p>"CMBTUNDR.LBX",</text:p>
          </table:table-cell>
          <table:table-cell table:formula="of:=SUBSTITUTE([.A26];&quot;.&quot;;&quot;_&quot;)" office:value-type="string" office:string-value="CMBTWALL_LBX" calcext:value-type="string">
            <text:p>CMBTWALL_LBX</text:p>
          </table:table-cell>
          <table:table-cell table:formula="of:=SUBSTITUTE([.A26];&quot;.LBX&quot;;&quot;&quot;)" office:value-type="string" office:string-value="CMBTWALL" calcext:value-type="string">
            <text:p>CMBTWALL</text:p>
          </table:table-cell>
          <table:table-cell table:formula="of:=&quot;char * g_&quot;&amp;[.E26]&amp;&quot;;&quot;" office:value-type="string" office:string-value="char * g_CMBTWALL;" calcext:value-type="string">
            <text:p>char * g_CMBTWALL;</text:p>
          </table:table-cell>
          <table:table-cell table:formula="of:=&quot;lbx_uint32 g_&quot;&amp;[.E26]&amp;&quot;_len&quot;&amp;&quot;;&quot;" office:value-type="string" office:string-value="lbx_uint32 g_CMBTWALL_len;" calcext:value-type="string">
            <text:p>lbx_uint32 g_CMBTWALL_len;</text:p>
          </table:table-cell>
        </table:table-row>
        <table:table-row table:style-name="ro1">
          <table:table-cell office:value-type="string" calcext:value-type="string">
            <text:p>COMBAT.LBX</text:p>
          </table:table-cell>
          <table:table-cell table:formula="of:=&quot;&quot;&quot;&quot;&amp;[.A26]&amp;&quot;&quot;&quot;&quot;" office:value-type="string" office:string-value="&quot;CMBTWALL.LBX&quot;" calcext:value-type="string">
            <text:p>"CMBTWALL.LBX"</text:p>
          </table:table-cell>
          <table:table-cell table:formula="of:=&quot;&quot;&quot;&quot;&amp;[.A26]&amp;&quot;&quot;&quot;&quot;&amp;&quot;,&quot;" office:value-type="string" office:string-value="&quot;CMBTWALL.LBX&quot;," calcext:value-type="string">
            <text:p>"CMBTWALL.LBX",</text:p>
          </table:table-cell>
          <table:table-cell table:formula="of:=SUBSTITUTE([.A27];&quot;.&quot;;&quot;_&quot;)" office:value-type="string" office:string-value="COMBAT_LBX" calcext:value-type="string">
            <text:p>COMBAT_LBX</text:p>
          </table:table-cell>
          <table:table-cell table:formula="of:=SUBSTITUTE([.A27];&quot;.LBX&quot;;&quot;&quot;)" office:value-type="string" office:string-value="COMBAT" calcext:value-type="string">
            <text:p>COMBAT</text:p>
          </table:table-cell>
          <table:table-cell table:formula="of:=&quot;char * g_&quot;&amp;[.E27]&amp;&quot;;&quot;" office:value-type="string" office:string-value="char * g_COMBAT;" calcext:value-type="string">
            <text:p>char * g_COMBAT;</text:p>
          </table:table-cell>
          <table:table-cell table:formula="of:=&quot;lbx_uint32 g_&quot;&amp;[.E27]&amp;&quot;_len&quot;&amp;&quot;;&quot;" office:value-type="string" office:string-value="lbx_uint32 g_COMBAT_len;" calcext:value-type="string">
            <text:p>lbx_uint32 g_COMBAT_len;</text:p>
          </table:table-cell>
        </table:table-row>
        <table:table-row table:style-name="ro1">
          <table:table-cell office:value-type="string" calcext:value-type="string">
            <text:p>COMPIX.LBX</text:p>
          </table:table-cell>
          <table:table-cell table:formula="of:=&quot;&quot;&quot;&quot;&amp;[.A27]&amp;&quot;&quot;&quot;&quot;" office:value-type="string" office:string-value="&quot;COMBAT.LBX&quot;" calcext:value-type="string">
            <text:p>"COMBAT.LBX"</text:p>
          </table:table-cell>
          <table:table-cell table:formula="of:=&quot;&quot;&quot;&quot;&amp;[.A27]&amp;&quot;&quot;&quot;&quot;&amp;&quot;,&quot;" office:value-type="string" office:string-value="&quot;COMBAT.LBX&quot;," calcext:value-type="string">
            <text:p>"COMBAT.LBX",</text:p>
          </table:table-cell>
          <table:table-cell table:formula="of:=SUBSTITUTE([.A28];&quot;.&quot;;&quot;_&quot;)" office:value-type="string" office:string-value="COMPIX_LBX" calcext:value-type="string">
            <text:p>COMPIX_LBX</text:p>
          </table:table-cell>
          <table:table-cell table:formula="of:=SUBSTITUTE([.A28];&quot;.LBX&quot;;&quot;&quot;)" office:value-type="string" office:string-value="COMPIX" calcext:value-type="string">
            <text:p>COMPIX</text:p>
          </table:table-cell>
          <table:table-cell table:formula="of:=&quot;char * g_&quot;&amp;[.E28]&amp;&quot;;&quot;" office:value-type="string" office:string-value="char * g_COMPIX;" calcext:value-type="string">
            <text:p>char * g_COMPIX;</text:p>
          </table:table-cell>
          <table:table-cell table:formula="of:=&quot;lbx_uint32 g_&quot;&amp;[.E28]&amp;&quot;_len&quot;&amp;&quot;;&quot;" office:value-type="string" office:string-value="lbx_uint32 g_COMPIX_len;" calcext:value-type="string">
            <text:p>lbx_uint32 g_COMPIX_len;</text:p>
          </table:table-cell>
        </table:table-row>
        <table:table-row table:style-name="ro1">
          <table:table-cell office:value-type="string" calcext:value-type="string">
            <text:p>CONQUEST.LBX</text:p>
          </table:table-cell>
          <table:table-cell table:formula="of:=&quot;&quot;&quot;&quot;&amp;[.A28]&amp;&quot;&quot;&quot;&quot;" office:value-type="string" office:string-value="&quot;COMPIX.LBX&quot;" calcext:value-type="string">
            <text:p>"COMPIX.LBX"</text:p>
          </table:table-cell>
          <table:table-cell table:formula="of:=&quot;&quot;&quot;&quot;&amp;[.A28]&amp;&quot;&quot;&quot;&quot;&amp;&quot;,&quot;" office:value-type="string" office:string-value="&quot;COMPIX.LBX&quot;," calcext:value-type="string">
            <text:p>"COMPIX.LBX",</text:p>
          </table:table-cell>
          <table:table-cell table:formula="of:=SUBSTITUTE([.A29];&quot;.&quot;;&quot;_&quot;)" office:value-type="string" office:string-value="CONQUEST_LBX" calcext:value-type="string">
            <text:p>CONQUEST_LBX</text:p>
          </table:table-cell>
          <table:table-cell table:formula="of:=SUBSTITUTE([.A29];&quot;.LBX&quot;;&quot;&quot;)" office:value-type="string" office:string-value="CONQUEST" calcext:value-type="string">
            <text:p>CONQUEST</text:p>
          </table:table-cell>
          <table:table-cell table:formula="of:=&quot;char * g_&quot;&amp;[.E29]&amp;&quot;;&quot;" office:value-type="string" office:string-value="char * g_CONQUEST;" calcext:value-type="string">
            <text:p>char * g_CONQUEST;</text:p>
          </table:table-cell>
          <table:table-cell table:formula="of:=&quot;lbx_uint32 g_&quot;&amp;[.E29]&amp;&quot;_len&quot;&amp;&quot;;&quot;" office:value-type="string" office:string-value="lbx_uint32 g_CONQUEST_len;" calcext:value-type="string">
            <text:p>lbx_uint32 g_CONQUEST_len;</text:p>
          </table:table-cell>
        </table:table-row>
        <table:table-row table:style-name="ro1">
          <table:table-cell office:value-type="string" calcext:value-type="string">
            <text:p>DESC.LBX</text:p>
          </table:table-cell>
          <table:table-cell table:formula="of:=&quot;&quot;&quot;&quot;&amp;[.A29]&amp;&quot;&quot;&quot;&quot;" office:value-type="string" office:string-value="&quot;CONQUEST.LBX&quot;" calcext:value-type="string">
            <text:p>"CONQUEST.LBX"</text:p>
          </table:table-cell>
          <table:table-cell table:formula="of:=&quot;&quot;&quot;&quot;&amp;[.A29]&amp;&quot;&quot;&quot;&quot;&amp;&quot;,&quot;" office:value-type="string" office:string-value="&quot;CONQUEST.LBX&quot;," calcext:value-type="string">
            <text:p>"CONQUEST.LBX",</text:p>
          </table:table-cell>
          <table:table-cell table:formula="of:=SUBSTITUTE([.A30];&quot;.&quot;;&quot;_&quot;)" office:value-type="string" office:string-value="DESC_LBX" calcext:value-type="string">
            <text:p>DESC_LBX</text:p>
          </table:table-cell>
          <table:table-cell table:formula="of:=SUBSTITUTE([.A30];&quot;.LBX&quot;;&quot;&quot;)" office:value-type="string" office:string-value="DESC" calcext:value-type="string">
            <text:p>DESC</text:p>
          </table:table-cell>
          <table:table-cell table:formula="of:=&quot;char * g_&quot;&amp;[.E30]&amp;&quot;;&quot;" office:value-type="string" office:string-value="char * g_DESC;" calcext:value-type="string">
            <text:p>char * g_DESC;</text:p>
          </table:table-cell>
          <table:table-cell table:formula="of:=&quot;lbx_uint32 g_&quot;&amp;[.E30]&amp;&quot;_len&quot;&amp;&quot;;&quot;" office:value-type="string" office:string-value="lbx_uint32 g_DESC_len;" calcext:value-type="string">
            <text:p>lbx_uint32 g_DESC_len;</text:p>
          </table:table-cell>
        </table:table-row>
        <table:table-row table:style-name="ro1">
          <table:table-cell office:value-type="string" calcext:value-type="string">
            <text:p>DESERT.LBX</text:p>
          </table:table-cell>
          <table:table-cell table:formula="of:=&quot;&quot;&quot;&quot;&amp;[.A30]&amp;&quot;&quot;&quot;&quot;" office:value-type="string" office:string-value="&quot;DESC.LBX&quot;" calcext:value-type="string">
            <text:p>"DESC.LBX"</text:p>
          </table:table-cell>
          <table:table-cell table:formula="of:=&quot;&quot;&quot;&quot;&amp;[.A30]&amp;&quot;&quot;&quot;&quot;&amp;&quot;,&quot;" office:value-type="string" office:string-value="&quot;DESC.LBX&quot;," calcext:value-type="string">
            <text:p>"DESC.LBX",</text:p>
          </table:table-cell>
          <table:table-cell table:formula="of:=SUBSTITUTE([.A31];&quot;.&quot;;&quot;_&quot;)" office:value-type="string" office:string-value="DESERT_LBX" calcext:value-type="string">
            <text:p>DESERT_LBX</text:p>
          </table:table-cell>
          <table:table-cell table:formula="of:=SUBSTITUTE([.A31];&quot;.LBX&quot;;&quot;&quot;)" office:value-type="string" office:string-value="DESERT" calcext:value-type="string">
            <text:p>DESERT</text:p>
          </table:table-cell>
          <table:table-cell table:formula="of:=&quot;char * g_&quot;&amp;[.E31]&amp;&quot;;&quot;" office:value-type="string" office:string-value="char * g_DESERT;" calcext:value-type="string">
            <text:p>char * g_DESERT;</text:p>
          </table:table-cell>
          <table:table-cell table:formula="of:=&quot;lbx_uint32 g_&quot;&amp;[.E31]&amp;&quot;_len&quot;&amp;&quot;;&quot;" office:value-type="string" office:string-value="lbx_uint32 g_DESERT_len;" calcext:value-type="string">
            <text:p>lbx_uint32 g_DESERT_len;</text:p>
          </table:table-cell>
        </table:table-row>
        <table:table-row table:style-name="ro1">
          <table:table-cell office:value-type="string" calcext:value-type="string">
            <text:p>DIPLOMAC.LBX</text:p>
          </table:table-cell>
          <table:table-cell table:formula="of:=&quot;&quot;&quot;&quot;&amp;[.A31]&amp;&quot;&quot;&quot;&quot;" office:value-type="string" office:string-value="&quot;DESERT.LBX&quot;" calcext:value-type="string">
            <text:p>"DESERT.LBX"</text:p>
          </table:table-cell>
          <table:table-cell table:formula="of:=&quot;&quot;&quot;&quot;&amp;[.A31]&amp;&quot;&quot;&quot;&quot;&amp;&quot;,&quot;" office:value-type="string" office:string-value="&quot;DESERT.LBX&quot;," calcext:value-type="string">
            <text:p>"DESERT.LBX",</text:p>
          </table:table-cell>
          <table:table-cell table:formula="of:=SUBSTITUTE([.A32];&quot;.&quot;;&quot;_&quot;)" office:value-type="string" office:string-value="DIPLOMAC_LBX" calcext:value-type="string">
            <text:p>DIPLOMAC_LBX</text:p>
          </table:table-cell>
          <table:table-cell table:formula="of:=SUBSTITUTE([.A32];&quot;.LBX&quot;;&quot;&quot;)" office:value-type="string" office:string-value="DIPLOMAC" calcext:value-type="string">
            <text:p>DIPLOMAC</text:p>
          </table:table-cell>
          <table:table-cell table:formula="of:=&quot;char * g_&quot;&amp;[.E32]&amp;&quot;;&quot;" office:value-type="string" office:string-value="char * g_DIPLOMAC;" calcext:value-type="string">
            <text:p>char * g_DIPLOMAC;</text:p>
          </table:table-cell>
          <table:table-cell table:formula="of:=&quot;lbx_uint32 g_&quot;&amp;[.E32]&amp;&quot;_len&quot;&amp;&quot;;&quot;" office:value-type="string" office:string-value="lbx_uint32 g_DIPLOMAC_len;" calcext:value-type="string">
            <text:p>lbx_uint32 g_DIPLOMAC_len;</text:p>
          </table:table-cell>
        </table:table-row>
        <table:table-row table:style-name="ro1">
          <table:table-cell office:value-type="string" calcext:value-type="string">
            <text:p>DIPLOMSG.LBX</text:p>
          </table:table-cell>
          <table:table-cell table:formula="of:=&quot;&quot;&quot;&quot;&amp;[.A32]&amp;&quot;&quot;&quot;&quot;" office:value-type="string" office:string-value="&quot;DIPLOMAC.LBX&quot;" calcext:value-type="string">
            <text:p>"DIPLOMAC.LBX"</text:p>
          </table:table-cell>
          <table:table-cell table:formula="of:=&quot;&quot;&quot;&quot;&amp;[.A32]&amp;&quot;&quot;&quot;&quot;&amp;&quot;,&quot;" office:value-type="string" office:string-value="&quot;DIPLOMAC.LBX&quot;," calcext:value-type="string">
            <text:p>"DIPLOMAC.LBX",</text:p>
          </table:table-cell>
          <table:table-cell table:formula="of:=SUBSTITUTE([.A33];&quot;.&quot;;&quot;_&quot;)" office:value-type="string" office:string-value="DIPLOMSG_LBX" calcext:value-type="string">
            <text:p>DIPLOMSG_LBX</text:p>
          </table:table-cell>
          <table:table-cell table:formula="of:=SUBSTITUTE([.A33];&quot;.LBX&quot;;&quot;&quot;)" office:value-type="string" office:string-value="DIPLOMSG" calcext:value-type="string">
            <text:p>DIPLOMSG</text:p>
          </table:table-cell>
          <table:table-cell table:formula="of:=&quot;char * g_&quot;&amp;[.E33]&amp;&quot;;&quot;" office:value-type="string" office:string-value="char * g_DIPLOMSG;" calcext:value-type="string">
            <text:p>char * g_DIPLOMSG;</text:p>
          </table:table-cell>
          <table:table-cell table:formula="of:=&quot;lbx_uint32 g_&quot;&amp;[.E33]&amp;&quot;_len&quot;&amp;&quot;;&quot;" office:value-type="string" office:string-value="lbx_uint32 g_DIPLOMSG_len;" calcext:value-type="string">
            <text:p>lbx_uint32 g_DIPLOMSG_len;</text:p>
          </table:table-cell>
        </table:table-row>
        <table:table-row table:style-name="ro1">
          <table:table-cell office:value-type="string" calcext:value-type="string">
            <text:p>EVENTMSG.LBX</text:p>
          </table:table-cell>
          <table:table-cell table:formula="of:=&quot;&quot;&quot;&quot;&amp;[.A33]&amp;&quot;&quot;&quot;&quot;" office:value-type="string" office:string-value="&quot;DIPLOMSG.LBX&quot;" calcext:value-type="string">
            <text:p>"DIPLOMSG.LBX"</text:p>
          </table:table-cell>
          <table:table-cell table:formula="of:=&quot;&quot;&quot;&quot;&amp;[.A33]&amp;&quot;&quot;&quot;&quot;&amp;&quot;,&quot;" office:value-type="string" office:string-value="&quot;DIPLOMSG.LBX&quot;," calcext:value-type="string">
            <text:p>"DIPLOMSG.LBX",</text:p>
          </table:table-cell>
          <table:table-cell table:formula="of:=SUBSTITUTE([.A34];&quot;.&quot;;&quot;_&quot;)" office:value-type="string" office:string-value="EVENTMSG_LBX" calcext:value-type="string">
            <text:p>EVENTMSG_LBX</text:p>
          </table:table-cell>
          <table:table-cell table:formula="of:=SUBSTITUTE([.A34];&quot;.LBX&quot;;&quot;&quot;)" office:value-type="string" office:string-value="EVENTMSG" calcext:value-type="string">
            <text:p>EVENTMSG</text:p>
          </table:table-cell>
          <table:table-cell table:formula="of:=&quot;char * g_&quot;&amp;[.E34]&amp;&quot;;&quot;" office:value-type="string" office:string-value="char * g_EVENTMSG;" calcext:value-type="string">
            <text:p>char * g_EVENTMSG;</text:p>
          </table:table-cell>
          <table:table-cell table:formula="of:=&quot;lbx_uint32 g_&quot;&amp;[.E34]&amp;&quot;_len&quot;&amp;&quot;;&quot;" office:value-type="string" office:string-value="lbx_uint32 g_EVENTMSG_len;" calcext:value-type="string">
            <text:p>lbx_uint32 g_EVENTMSG_len;</text:p>
          </table:table-cell>
        </table:table-row>
        <table:table-row table:style-name="ro1">
          <table:table-cell office:value-type="string" calcext:value-type="string">
            <text:p>EVENTS.LBX</text:p>
          </table:table-cell>
          <table:table-cell table:formula="of:=&quot;&quot;&quot;&quot;&amp;[.A34]&amp;&quot;&quot;&quot;&quot;" office:value-type="string" office:string-value="&quot;EVENTMSG.LBX&quot;" calcext:value-type="string">
            <text:p>"EVENTMSG.LBX"</text:p>
          </table:table-cell>
          <table:table-cell table:formula="of:=&quot;&quot;&quot;&quot;&amp;[.A34]&amp;&quot;&quot;&quot;&quot;&amp;&quot;,&quot;" office:value-type="string" office:string-value="&quot;EVENTMSG.LBX&quot;," calcext:value-type="string">
            <text:p>"EVENTMSG.LBX",</text:p>
          </table:table-cell>
          <table:table-cell table:formula="of:=SUBSTITUTE([.A35];&quot;.&quot;;&quot;_&quot;)" office:value-type="string" office:string-value="EVENTS_LBX" calcext:value-type="string">
            <text:p>EVENTS_LBX</text:p>
          </table:table-cell>
          <table:table-cell table:formula="of:=SUBSTITUTE([.A35];&quot;.LBX&quot;;&quot;&quot;)" office:value-type="string" office:string-value="EVENTS" calcext:value-type="string">
            <text:p>EVENTS</text:p>
          </table:table-cell>
          <table:table-cell table:formula="of:=&quot;char * g_&quot;&amp;[.E35]&amp;&quot;;&quot;" office:value-type="string" office:string-value="char * g_EVENTS;" calcext:value-type="string">
            <text:p>char * g_EVENTS;</text:p>
          </table:table-cell>
          <table:table-cell table:formula="of:=&quot;lbx_uint32 g_&quot;&amp;[.E35]&amp;&quot;_len&quot;&amp;&quot;;&quot;" office:value-type="string" office:string-value="lbx_uint32 g_EVENTS_len;" calcext:value-type="string">
            <text:p>lbx_uint32 g_EVENTS_len;</text:p>
          </table:table-cell>
        </table:table-row>
        <table:table-row table:style-name="ro1">
          <table:table-cell office:value-type="string" calcext:value-type="string">
            <text:p>FIGURE10.LBX</text:p>
          </table:table-cell>
          <table:table-cell table:formula="of:=&quot;&quot;&quot;&quot;&amp;[.A35]&amp;&quot;&quot;&quot;&quot;" office:value-type="string" office:string-value="&quot;EVENTS.LBX&quot;" calcext:value-type="string">
            <text:p>"EVENTS.LBX"</text:p>
          </table:table-cell>
          <table:table-cell table:formula="of:=&quot;&quot;&quot;&quot;&amp;[.A35]&amp;&quot;&quot;&quot;&quot;&amp;&quot;,&quot;" office:value-type="string" office:string-value="&quot;EVENTS.LBX&quot;," calcext:value-type="string">
            <text:p>"EVENTS.LBX",</text:p>
          </table:table-cell>
          <table:table-cell table:formula="of:=SUBSTITUTE([.A36];&quot;.&quot;;&quot;_&quot;)" office:value-type="string" office:string-value="FIGURE10_LBX" calcext:value-type="string">
            <text:p>FIGURE10_LBX</text:p>
          </table:table-cell>
          <table:table-cell table:formula="of:=SUBSTITUTE([.A36];&quot;.LBX&quot;;&quot;&quot;)" office:value-type="string" office:string-value="FIGURE10" calcext:value-type="string">
            <text:p>FIGURE10</text:p>
          </table:table-cell>
          <table:table-cell table:formula="of:=&quot;char * g_&quot;&amp;[.E36]&amp;&quot;;&quot;" office:value-type="string" office:string-value="char * g_FIGURE10;" calcext:value-type="string">
            <text:p>char * g_FIGURE10;</text:p>
          </table:table-cell>
          <table:table-cell table:formula="of:=&quot;lbx_uint32 g_&quot;&amp;[.E36]&amp;&quot;_len&quot;&amp;&quot;;&quot;" office:value-type="string" office:string-value="lbx_uint32 g_FIGURE10_len;" calcext:value-type="string">
            <text:p>lbx_uint32 g_FIGURE10_len;</text:p>
          </table:table-cell>
        </table:table-row>
        <table:table-row table:style-name="ro1">
          <table:table-cell office:value-type="string" calcext:value-type="string">
            <text:p>FIGURE11.LBX</text:p>
          </table:table-cell>
          <table:table-cell table:formula="of:=&quot;&quot;&quot;&quot;&amp;[.A36]&amp;&quot;&quot;&quot;&quot;" office:value-type="string" office:string-value="&quot;FIGURE10.LBX&quot;" calcext:value-type="string">
            <text:p>"FIGURE10.LBX"</text:p>
          </table:table-cell>
          <table:table-cell table:formula="of:=&quot;&quot;&quot;&quot;&amp;[.A36]&amp;&quot;&quot;&quot;&quot;&amp;&quot;,&quot;" office:value-type="string" office:string-value="&quot;FIGURE10.LBX&quot;," calcext:value-type="string">
            <text:p>"FIGURE10.LBX",</text:p>
          </table:table-cell>
          <table:table-cell table:formula="of:=SUBSTITUTE([.A37];&quot;.&quot;;&quot;_&quot;)" office:value-type="string" office:string-value="FIGURE11_LBX" calcext:value-type="string">
            <text:p>FIGURE11_LBX</text:p>
          </table:table-cell>
          <table:table-cell table:formula="of:=SUBSTITUTE([.A37];&quot;.LBX&quot;;&quot;&quot;)" office:value-type="string" office:string-value="FIGURE11" calcext:value-type="string">
            <text:p>FIGURE11</text:p>
          </table:table-cell>
          <table:table-cell table:formula="of:=&quot;char * g_&quot;&amp;[.E37]&amp;&quot;;&quot;" office:value-type="string" office:string-value="char * g_FIGURE11;" calcext:value-type="string">
            <text:p>char * g_FIGURE11;</text:p>
          </table:table-cell>
          <table:table-cell table:formula="of:=&quot;lbx_uint32 g_&quot;&amp;[.E37]&amp;&quot;_len&quot;&amp;&quot;;&quot;" office:value-type="string" office:string-value="lbx_uint32 g_FIGURE11_len;" calcext:value-type="string">
            <text:p>lbx_uint32 g_FIGURE11_len;</text:p>
          </table:table-cell>
        </table:table-row>
        <table:table-row table:style-name="ro1">
          <table:table-cell office:value-type="string" calcext:value-type="string">
            <text:p>FIGURE12.LBX</text:p>
          </table:table-cell>
          <table:table-cell table:formula="of:=&quot;&quot;&quot;&quot;&amp;[.A37]&amp;&quot;&quot;&quot;&quot;" office:value-type="string" office:string-value="&quot;FIGURE11.LBX&quot;" calcext:value-type="string">
            <text:p>"FIGURE11.LBX"</text:p>
          </table:table-cell>
          <table:table-cell table:formula="of:=&quot;&quot;&quot;&quot;&amp;[.A37]&amp;&quot;&quot;&quot;&quot;&amp;&quot;,&quot;" office:value-type="string" office:string-value="&quot;FIGURE11.LBX&quot;," calcext:value-type="string">
            <text:p>"FIGURE11.LBX",</text:p>
          </table:table-cell>
          <table:table-cell table:formula="of:=SUBSTITUTE([.A38];&quot;.&quot;;&quot;_&quot;)" office:value-type="string" office:string-value="FIGURE12_LBX" calcext:value-type="string">
            <text:p>FIGURE12_LBX</text:p>
          </table:table-cell>
          <table:table-cell table:formula="of:=SUBSTITUTE([.A38];&quot;.LBX&quot;;&quot;&quot;)" office:value-type="string" office:string-value="FIGURE12" calcext:value-type="string">
            <text:p>FIGURE12</text:p>
          </table:table-cell>
          <table:table-cell table:formula="of:=&quot;char * g_&quot;&amp;[.E38]&amp;&quot;;&quot;" office:value-type="string" office:string-value="char * g_FIGURE12;" calcext:value-type="string">
            <text:p>char * g_FIGURE12;</text:p>
          </table:table-cell>
          <table:table-cell table:formula="of:=&quot;lbx_uint32 g_&quot;&amp;[.E38]&amp;&quot;_len&quot;&amp;&quot;;&quot;" office:value-type="string" office:string-value="lbx_uint32 g_FIGURE12_len;" calcext:value-type="string">
            <text:p>lbx_uint32 g_FIGURE12_len;</text:p>
          </table:table-cell>
        </table:table-row>
        <table:table-row table:style-name="ro1">
          <table:table-cell office:value-type="string" calcext:value-type="string">
            <text:p>FIGURE13.LBX</text:p>
          </table:table-cell>
          <table:table-cell table:formula="of:=&quot;&quot;&quot;&quot;&amp;[.A38]&amp;&quot;&quot;&quot;&quot;" office:value-type="string" office:string-value="&quot;FIGURE12.LBX&quot;" calcext:value-type="string">
            <text:p>"FIGURE12.LBX"</text:p>
          </table:table-cell>
          <table:table-cell table:formula="of:=&quot;&quot;&quot;&quot;&amp;[.A38]&amp;&quot;&quot;&quot;&quot;&amp;&quot;,&quot;" office:value-type="string" office:string-value="&quot;FIGURE12.LBX&quot;," calcext:value-type="string">
            <text:p>"FIGURE12.LBX",</text:p>
          </table:table-cell>
          <table:table-cell table:formula="of:=SUBSTITUTE([.A39];&quot;.&quot;;&quot;_&quot;)" office:value-type="string" office:string-value="FIGURE13_LBX" calcext:value-type="string">
            <text:p>FIGURE13_LBX</text:p>
          </table:table-cell>
          <table:table-cell table:formula="of:=SUBSTITUTE([.A39];&quot;.LBX&quot;;&quot;&quot;)" office:value-type="string" office:string-value="FIGURE13" calcext:value-type="string">
            <text:p>FIGURE13</text:p>
          </table:table-cell>
          <table:table-cell table:formula="of:=&quot;char * g_&quot;&amp;[.E39]&amp;&quot;;&quot;" office:value-type="string" office:string-value="char * g_FIGURE13;" calcext:value-type="string">
            <text:p>char * g_FIGURE13;</text:p>
          </table:table-cell>
          <table:table-cell table:formula="of:=&quot;lbx_uint32 g_&quot;&amp;[.E39]&amp;&quot;_len&quot;&amp;&quot;;&quot;" office:value-type="string" office:string-value="lbx_uint32 g_FIGURE13_len;" calcext:value-type="string">
            <text:p>lbx_uint32 g_FIGURE13_len;</text:p>
          </table:table-cell>
        </table:table-row>
        <table:table-row table:style-name="ro1">
          <table:table-cell office:value-type="string" calcext:value-type="string">
            <text:p>FIGURE14.LBX</text:p>
          </table:table-cell>
          <table:table-cell table:formula="of:=&quot;&quot;&quot;&quot;&amp;[.A39]&amp;&quot;&quot;&quot;&quot;" office:value-type="string" office:string-value="&quot;FIGURE13.LBX&quot;" calcext:value-type="string">
            <text:p>"FIGURE13.LBX"</text:p>
          </table:table-cell>
          <table:table-cell table:formula="of:=&quot;&quot;&quot;&quot;&amp;[.A39]&amp;&quot;&quot;&quot;&quot;&amp;&quot;,&quot;" office:value-type="string" office:string-value="&quot;FIGURE13.LBX&quot;," calcext:value-type="string">
            <text:p>"FIGURE13.LBX",</text:p>
          </table:table-cell>
          <table:table-cell table:formula="of:=SUBSTITUTE([.A40];&quot;.&quot;;&quot;_&quot;)" office:value-type="string" office:string-value="FIGURE14_LBX" calcext:value-type="string">
            <text:p>FIGURE14_LBX</text:p>
          </table:table-cell>
          <table:table-cell table:formula="of:=SUBSTITUTE([.A40];&quot;.LBX&quot;;&quot;&quot;)" office:value-type="string" office:string-value="FIGURE14" calcext:value-type="string">
            <text:p>FIGURE14</text:p>
          </table:table-cell>
          <table:table-cell table:formula="of:=&quot;char * g_&quot;&amp;[.E40]&amp;&quot;;&quot;" office:value-type="string" office:string-value="char * g_FIGURE14;" calcext:value-type="string">
            <text:p>char * g_FIGURE14;</text:p>
          </table:table-cell>
          <table:table-cell table:formula="of:=&quot;lbx_uint32 g_&quot;&amp;[.E40]&amp;&quot;_len&quot;&amp;&quot;;&quot;" office:value-type="string" office:string-value="lbx_uint32 g_FIGURE14_len;" calcext:value-type="string">
            <text:p>lbx_uint32 g_FIGURE14_len;</text:p>
          </table:table-cell>
        </table:table-row>
        <table:table-row table:style-name="ro1">
          <table:table-cell office:value-type="string" calcext:value-type="string">
            <text:p>FIGURE15.LBX</text:p>
          </table:table-cell>
          <table:table-cell table:formula="of:=&quot;&quot;&quot;&quot;&amp;[.A40]&amp;&quot;&quot;&quot;&quot;" office:value-type="string" office:string-value="&quot;FIGURE14.LBX&quot;" calcext:value-type="string">
            <text:p>"FIGURE14.LBX"</text:p>
          </table:table-cell>
          <table:table-cell table:formula="of:=&quot;&quot;&quot;&quot;&amp;[.A40]&amp;&quot;&quot;&quot;&quot;&amp;&quot;,&quot;" office:value-type="string" office:string-value="&quot;FIGURE14.LBX&quot;," calcext:value-type="string">
            <text:p>"FIGURE14.LBX",</text:p>
          </table:table-cell>
          <table:table-cell table:formula="of:=SUBSTITUTE([.A41];&quot;.&quot;;&quot;_&quot;)" office:value-type="string" office:string-value="FIGURE15_LBX" calcext:value-type="string">
            <text:p>FIGURE15_LBX</text:p>
          </table:table-cell>
          <table:table-cell table:formula="of:=SUBSTITUTE([.A41];&quot;.LBX&quot;;&quot;&quot;)" office:value-type="string" office:string-value="FIGURE15" calcext:value-type="string">
            <text:p>FIGURE15</text:p>
          </table:table-cell>
          <table:table-cell table:formula="of:=&quot;char * g_&quot;&amp;[.E41]&amp;&quot;;&quot;" office:value-type="string" office:string-value="char * g_FIGURE15;" calcext:value-type="string">
            <text:p>char * g_FIGURE15;</text:p>
          </table:table-cell>
          <table:table-cell table:formula="of:=&quot;lbx_uint32 g_&quot;&amp;[.E41]&amp;&quot;_len&quot;&amp;&quot;;&quot;" office:value-type="string" office:string-value="lbx_uint32 g_FIGURE15_len;" calcext:value-type="string">
            <text:p>lbx_uint32 g_FIGURE15_len;</text:p>
          </table:table-cell>
        </table:table-row>
        <table:table-row table:style-name="ro1">
          <table:table-cell office:value-type="string" calcext:value-type="string">
            <text:p>FIGURE16.LBX</text:p>
          </table:table-cell>
          <table:table-cell table:formula="of:=&quot;&quot;&quot;&quot;&amp;[.A41]&amp;&quot;&quot;&quot;&quot;" office:value-type="string" office:string-value="&quot;FIGURE15.LBX&quot;" calcext:value-type="string">
            <text:p>"FIGURE15.LBX"</text:p>
          </table:table-cell>
          <table:table-cell table:formula="of:=&quot;&quot;&quot;&quot;&amp;[.A41]&amp;&quot;&quot;&quot;&quot;&amp;&quot;,&quot;" office:value-type="string" office:string-value="&quot;FIGURE15.LBX&quot;," calcext:value-type="string">
            <text:p>"FIGURE15.LBX",</text:p>
          </table:table-cell>
          <table:table-cell table:formula="of:=SUBSTITUTE([.A42];&quot;.&quot;;&quot;_&quot;)" office:value-type="string" office:string-value="FIGURE16_LBX" calcext:value-type="string">
            <text:p>FIGURE16_LBX</text:p>
          </table:table-cell>
          <table:table-cell table:formula="of:=SUBSTITUTE([.A42];&quot;.LBX&quot;;&quot;&quot;)" office:value-type="string" office:string-value="FIGURE16" calcext:value-type="string">
            <text:p>FIGURE16</text:p>
          </table:table-cell>
          <table:table-cell table:formula="of:=&quot;char * g_&quot;&amp;[.E42]&amp;&quot;;&quot;" office:value-type="string" office:string-value="char * g_FIGURE16;" calcext:value-type="string">
            <text:p>char * g_FIGURE16;</text:p>
          </table:table-cell>
          <table:table-cell table:formula="of:=&quot;lbx_uint32 g_&quot;&amp;[.E42]&amp;&quot;_len&quot;&amp;&quot;;&quot;" office:value-type="string" office:string-value="lbx_uint32 g_FIGURE16_len;" calcext:value-type="string">
            <text:p>lbx_uint32 g_FIGURE16_len;</text:p>
          </table:table-cell>
        </table:table-row>
        <table:table-row table:style-name="ro1">
          <table:table-cell office:value-type="string" calcext:value-type="string">
            <text:p>FIGURES1.LBX</text:p>
          </table:table-cell>
          <table:table-cell table:formula="of:=&quot;&quot;&quot;&quot;&amp;[.A42]&amp;&quot;&quot;&quot;&quot;" office:value-type="string" office:string-value="&quot;FIGURE16.LBX&quot;" calcext:value-type="string">
            <text:p>"FIGURE16.LBX"</text:p>
          </table:table-cell>
          <table:table-cell table:formula="of:=&quot;&quot;&quot;&quot;&amp;[.A42]&amp;&quot;&quot;&quot;&quot;&amp;&quot;,&quot;" office:value-type="string" office:string-value="&quot;FIGURE16.LBX&quot;," calcext:value-type="string">
            <text:p>"FIGURE16.LBX",</text:p>
          </table:table-cell>
          <table:table-cell table:formula="of:=SUBSTITUTE([.A43];&quot;.&quot;;&quot;_&quot;)" office:value-type="string" office:string-value="FIGURES1_LBX" calcext:value-type="string">
            <text:p>FIGURES1_LBX</text:p>
          </table:table-cell>
          <table:table-cell table:formula="of:=SUBSTITUTE([.A43];&quot;.LBX&quot;;&quot;&quot;)" office:value-type="string" office:string-value="FIGURES1" calcext:value-type="string">
            <text:p>FIGURES1</text:p>
          </table:table-cell>
          <table:table-cell table:formula="of:=&quot;char * g_&quot;&amp;[.E43]&amp;&quot;;&quot;" office:value-type="string" office:string-value="char * g_FIGURES1;" calcext:value-type="string">
            <text:p>char * g_FIGURES1;</text:p>
          </table:table-cell>
          <table:table-cell table:formula="of:=&quot;lbx_uint32 g_&quot;&amp;[.E43]&amp;&quot;_len&quot;&amp;&quot;;&quot;" office:value-type="string" office:string-value="lbx_uint32 g_FIGURES1_len;" calcext:value-type="string">
            <text:p>lbx_uint32 g_FIGURES1_len;</text:p>
          </table:table-cell>
        </table:table-row>
        <table:table-row table:style-name="ro1">
          <table:table-cell office:value-type="string" calcext:value-type="string">
            <text:p>FIGURES2.LBX</text:p>
          </table:table-cell>
          <table:table-cell table:formula="of:=&quot;&quot;&quot;&quot;&amp;[.A43]&amp;&quot;&quot;&quot;&quot;" office:value-type="string" office:string-value="&quot;FIGURES1.LBX&quot;" calcext:value-type="string">
            <text:p>"FIGURES1.LBX"</text:p>
          </table:table-cell>
          <table:table-cell table:formula="of:=&quot;&quot;&quot;&quot;&amp;[.A43]&amp;&quot;&quot;&quot;&quot;&amp;&quot;,&quot;" office:value-type="string" office:string-value="&quot;FIGURES1.LBX&quot;," calcext:value-type="string">
            <text:p>"FIGURES1.LBX",</text:p>
          </table:table-cell>
          <table:table-cell table:formula="of:=SUBSTITUTE([.A44];&quot;.&quot;;&quot;_&quot;)" office:value-type="string" office:string-value="FIGURES2_LBX" calcext:value-type="string">
            <text:p>FIGURES2_LBX</text:p>
          </table:table-cell>
          <table:table-cell table:formula="of:=SUBSTITUTE([.A44];&quot;.LBX&quot;;&quot;&quot;)" office:value-type="string" office:string-value="FIGURES2" calcext:value-type="string">
            <text:p>FIGURES2</text:p>
          </table:table-cell>
          <table:table-cell table:formula="of:=&quot;char * g_&quot;&amp;[.E44]&amp;&quot;;&quot;" office:value-type="string" office:string-value="char * g_FIGURES2;" calcext:value-type="string">
            <text:p>char * g_FIGURES2;</text:p>
          </table:table-cell>
          <table:table-cell table:formula="of:=&quot;lbx_uint32 g_&quot;&amp;[.E44]&amp;&quot;_len&quot;&amp;&quot;;&quot;" office:value-type="string" office:string-value="lbx_uint32 g_FIGURES2_len;" calcext:value-type="string">
            <text:p>lbx_uint32 g_FIGURES2_len;</text:p>
          </table:table-cell>
        </table:table-row>
        <table:table-row table:style-name="ro1">
          <table:table-cell office:value-type="string" calcext:value-type="string">
            <text:p>FIGURES3.LBX</text:p>
          </table:table-cell>
          <table:table-cell table:formula="of:=&quot;&quot;&quot;&quot;&amp;[.A44]&amp;&quot;&quot;&quot;&quot;" office:value-type="string" office:string-value="&quot;FIGURES2.LBX&quot;" calcext:value-type="string">
            <text:p>"FIGURES2.LBX"</text:p>
          </table:table-cell>
          <table:table-cell table:formula="of:=&quot;&quot;&quot;&quot;&amp;[.A44]&amp;&quot;&quot;&quot;&quot;&amp;&quot;,&quot;" office:value-type="string" office:string-value="&quot;FIGURES2.LBX&quot;," calcext:value-type="string">
            <text:p>"FIGURES2.LBX",</text:p>
          </table:table-cell>
          <table:table-cell table:formula="of:=SUBSTITUTE([.A45];&quot;.&quot;;&quot;_&quot;)" office:value-type="string" office:string-value="FIGURES3_LBX" calcext:value-type="string">
            <text:p>FIGURES3_LBX</text:p>
          </table:table-cell>
          <table:table-cell table:formula="of:=SUBSTITUTE([.A45];&quot;.LBX&quot;;&quot;&quot;)" office:value-type="string" office:string-value="FIGURES3" calcext:value-type="string">
            <text:p>FIGURES3</text:p>
          </table:table-cell>
          <table:table-cell table:formula="of:=&quot;char * g_&quot;&amp;[.E45]&amp;&quot;;&quot;" office:value-type="string" office:string-value="char * g_FIGURES3;" calcext:value-type="string">
            <text:p>char * g_FIGURES3;</text:p>
          </table:table-cell>
          <table:table-cell table:formula="of:=&quot;lbx_uint32 g_&quot;&amp;[.E45]&amp;&quot;_len&quot;&amp;&quot;;&quot;" office:value-type="string" office:string-value="lbx_uint32 g_FIGURES3_len;" calcext:value-type="string">
            <text:p>lbx_uint32 g_FIGURES3_len;</text:p>
          </table:table-cell>
        </table:table-row>
        <table:table-row table:style-name="ro1">
          <table:table-cell office:value-type="string" calcext:value-type="string">
            <text:p>FIGURES4.LBX</text:p>
          </table:table-cell>
          <table:table-cell table:formula="of:=&quot;&quot;&quot;&quot;&amp;[.A45]&amp;&quot;&quot;&quot;&quot;" office:value-type="string" office:string-value="&quot;FIGURES3.LBX&quot;" calcext:value-type="string">
            <text:p>"FIGURES3.LBX"</text:p>
          </table:table-cell>
          <table:table-cell table:formula="of:=&quot;&quot;&quot;&quot;&amp;[.A45]&amp;&quot;&quot;&quot;&quot;&amp;&quot;,&quot;" office:value-type="string" office:string-value="&quot;FIGURES3.LBX&quot;," calcext:value-type="string">
            <text:p>"FIGURES3.LBX",</text:p>
          </table:table-cell>
          <table:table-cell table:formula="of:=SUBSTITUTE([.A46];&quot;.&quot;;&quot;_&quot;)" office:value-type="string" office:string-value="FIGURES4_LBX" calcext:value-type="string">
            <text:p>FIGURES4_LBX</text:p>
          </table:table-cell>
          <table:table-cell table:formula="of:=SUBSTITUTE([.A46];&quot;.LBX&quot;;&quot;&quot;)" office:value-type="string" office:string-value="FIGURES4" calcext:value-type="string">
            <text:p>FIGURES4</text:p>
          </table:table-cell>
          <table:table-cell table:formula="of:=&quot;char * g_&quot;&amp;[.E46]&amp;&quot;;&quot;" office:value-type="string" office:string-value="char * g_FIGURES4;" calcext:value-type="string">
            <text:p>char * g_FIGURES4;</text:p>
          </table:table-cell>
          <table:table-cell table:formula="of:=&quot;lbx_uint32 g_&quot;&amp;[.E46]&amp;&quot;_len&quot;&amp;&quot;;&quot;" office:value-type="string" office:string-value="lbx_uint32 g_FIGURES4_len;" calcext:value-type="string">
            <text:p>lbx_uint32 g_FIGURES4_len;</text:p>
          </table:table-cell>
        </table:table-row>
        <table:table-row table:style-name="ro1">
          <table:table-cell office:value-type="string" calcext:value-type="string">
            <text:p>FIGURES5.LBX</text:p>
          </table:table-cell>
          <table:table-cell table:formula="of:=&quot;&quot;&quot;&quot;&amp;[.A46]&amp;&quot;&quot;&quot;&quot;" office:value-type="string" office:string-value="&quot;FIGURES4.LBX&quot;" calcext:value-type="string">
            <text:p>"FIGURES4.LBX"</text:p>
          </table:table-cell>
          <table:table-cell table:formula="of:=&quot;&quot;&quot;&quot;&amp;[.A46]&amp;&quot;&quot;&quot;&quot;&amp;&quot;,&quot;" office:value-type="string" office:string-value="&quot;FIGURES4.LBX&quot;," calcext:value-type="string">
            <text:p>"FIGURES4.LBX",</text:p>
          </table:table-cell>
          <table:table-cell table:formula="of:=SUBSTITUTE([.A47];&quot;.&quot;;&quot;_&quot;)" office:value-type="string" office:string-value="FIGURES5_LBX" calcext:value-type="string">
            <text:p>FIGURES5_LBX</text:p>
          </table:table-cell>
          <table:table-cell table:formula="of:=SUBSTITUTE([.A47];&quot;.LBX&quot;;&quot;&quot;)" office:value-type="string" office:string-value="FIGURES5" calcext:value-type="string">
            <text:p>FIGURES5</text:p>
          </table:table-cell>
          <table:table-cell table:formula="of:=&quot;char * g_&quot;&amp;[.E47]&amp;&quot;;&quot;" office:value-type="string" office:string-value="char * g_FIGURES5;" calcext:value-type="string">
            <text:p>char * g_FIGURES5;</text:p>
          </table:table-cell>
          <table:table-cell table:formula="of:=&quot;lbx_uint32 g_&quot;&amp;[.E47]&amp;&quot;_len&quot;&amp;&quot;;&quot;" office:value-type="string" office:string-value="lbx_uint32 g_FIGURES5_len;" calcext:value-type="string">
            <text:p>lbx_uint32 g_FIGURES5_len;</text:p>
          </table:table-cell>
        </table:table-row>
        <table:table-row table:style-name="ro1">
          <table:table-cell office:value-type="string" calcext:value-type="string">
            <text:p>FIGURES6.LBX</text:p>
          </table:table-cell>
          <table:table-cell table:formula="of:=&quot;&quot;&quot;&quot;&amp;[.A47]&amp;&quot;&quot;&quot;&quot;" office:value-type="string" office:string-value="&quot;FIGURES5.LBX&quot;" calcext:value-type="string">
            <text:p>"FIGURES5.LBX"</text:p>
          </table:table-cell>
          <table:table-cell table:formula="of:=&quot;&quot;&quot;&quot;&amp;[.A47]&amp;&quot;&quot;&quot;&quot;&amp;&quot;,&quot;" office:value-type="string" office:string-value="&quot;FIGURES5.LBX&quot;," calcext:value-type="string">
            <text:p>"FIGURES5.LBX",</text:p>
          </table:table-cell>
          <table:table-cell table:formula="of:=SUBSTITUTE([.A48];&quot;.&quot;;&quot;_&quot;)" office:value-type="string" office:string-value="FIGURES6_LBX" calcext:value-type="string">
            <text:p>FIGURES6_LBX</text:p>
          </table:table-cell>
          <table:table-cell table:formula="of:=SUBSTITUTE([.A48];&quot;.LBX&quot;;&quot;&quot;)" office:value-type="string" office:string-value="FIGURES6" calcext:value-type="string">
            <text:p>FIGURES6</text:p>
          </table:table-cell>
          <table:table-cell table:formula="of:=&quot;char * g_&quot;&amp;[.E48]&amp;&quot;;&quot;" office:value-type="string" office:string-value="char * g_FIGURES6;" calcext:value-type="string">
            <text:p>char * g_FIGURES6;</text:p>
          </table:table-cell>
          <table:table-cell table:formula="of:=&quot;lbx_uint32 g_&quot;&amp;[.E48]&amp;&quot;_len&quot;&amp;&quot;;&quot;" office:value-type="string" office:string-value="lbx_uint32 g_FIGURES6_len;" calcext:value-type="string">
            <text:p>lbx_uint32 g_FIGURES6_len;</text:p>
          </table:table-cell>
        </table:table-row>
        <table:table-row table:style-name="ro1">
          <table:table-cell office:value-type="string" calcext:value-type="string">
            <text:p>FIGURES7.LBX</text:p>
          </table:table-cell>
          <table:table-cell table:formula="of:=&quot;&quot;&quot;&quot;&amp;[.A48]&amp;&quot;&quot;&quot;&quot;" office:value-type="string" office:string-value="&quot;FIGURES6.LBX&quot;" calcext:value-type="string">
            <text:p>"FIGURES6.LBX"</text:p>
          </table:table-cell>
          <table:table-cell table:formula="of:=&quot;&quot;&quot;&quot;&amp;[.A48]&amp;&quot;&quot;&quot;&quot;&amp;&quot;,&quot;" office:value-type="string" office:string-value="&quot;FIGURES6.LBX&quot;," calcext:value-type="string">
            <text:p>"FIGURES6.LBX",</text:p>
          </table:table-cell>
          <table:table-cell table:formula="of:=SUBSTITUTE([.A49];&quot;.&quot;;&quot;_&quot;)" office:value-type="string" office:string-value="FIGURES7_LBX" calcext:value-type="string">
            <text:p>FIGURES7_LBX</text:p>
          </table:table-cell>
          <table:table-cell table:formula="of:=SUBSTITUTE([.A49];&quot;.LBX&quot;;&quot;&quot;)" office:value-type="string" office:string-value="FIGURES7" calcext:value-type="string">
            <text:p>FIGURES7</text:p>
          </table:table-cell>
          <table:table-cell table:formula="of:=&quot;char * g_&quot;&amp;[.E49]&amp;&quot;;&quot;" office:value-type="string" office:string-value="char * g_FIGURES7;" calcext:value-type="string">
            <text:p>char * g_FIGURES7;</text:p>
          </table:table-cell>
          <table:table-cell table:formula="of:=&quot;lbx_uint32 g_&quot;&amp;[.E49]&amp;&quot;_len&quot;&amp;&quot;;&quot;" office:value-type="string" office:string-value="lbx_uint32 g_FIGURES7_len;" calcext:value-type="string">
            <text:p>lbx_uint32 g_FIGURES7_len;</text:p>
          </table:table-cell>
        </table:table-row>
        <table:table-row table:style-name="ro1">
          <table:table-cell office:value-type="string" calcext:value-type="string">
            <text:p>FIGURES8.LBX</text:p>
          </table:table-cell>
          <table:table-cell table:formula="of:=&quot;&quot;&quot;&quot;&amp;[.A49]&amp;&quot;&quot;&quot;&quot;" office:value-type="string" office:string-value="&quot;FIGURES7.LBX&quot;" calcext:value-type="string">
            <text:p>"FIGURES7.LBX"</text:p>
          </table:table-cell>
          <table:table-cell table:formula="of:=&quot;&quot;&quot;&quot;&amp;[.A49]&amp;&quot;&quot;&quot;&quot;&amp;&quot;,&quot;" office:value-type="string" office:string-value="&quot;FIGURES7.LBX&quot;," calcext:value-type="string">
            <text:p>"FIGURES7.LBX",</text:p>
          </table:table-cell>
          <table:table-cell table:formula="of:=SUBSTITUTE([.A50];&quot;.&quot;;&quot;_&quot;)" office:value-type="string" office:string-value="FIGURES8_LBX" calcext:value-type="string">
            <text:p>FIGURES8_LBX</text:p>
          </table:table-cell>
          <table:table-cell table:formula="of:=SUBSTITUTE([.A50];&quot;.LBX&quot;;&quot;&quot;)" office:value-type="string" office:string-value="FIGURES8" calcext:value-type="string">
            <text:p>FIGURES8</text:p>
          </table:table-cell>
          <table:table-cell table:formula="of:=&quot;char * g_&quot;&amp;[.E50]&amp;&quot;;&quot;" office:value-type="string" office:string-value="char * g_FIGURES8;" calcext:value-type="string">
            <text:p>char * g_FIGURES8;</text:p>
          </table:table-cell>
          <table:table-cell table:formula="of:=&quot;lbx_uint32 g_&quot;&amp;[.E50]&amp;&quot;_len&quot;&amp;&quot;;&quot;" office:value-type="string" office:string-value="lbx_uint32 g_FIGURES8_len;" calcext:value-type="string">
            <text:p>lbx_uint32 g_FIGURES8_len;</text:p>
          </table:table-cell>
        </table:table-row>
        <table:table-row table:style-name="ro1">
          <table:table-cell office:value-type="string" calcext:value-type="string">
            <text:p>FIGURES9.LBX</text:p>
          </table:table-cell>
          <table:table-cell table:formula="of:=&quot;&quot;&quot;&quot;&amp;[.A50]&amp;&quot;&quot;&quot;&quot;" office:value-type="string" office:string-value="&quot;FIGURES8.LBX&quot;" calcext:value-type="string">
            <text:p>"FIGURES8.LBX"</text:p>
          </table:table-cell>
          <table:table-cell table:formula="of:=&quot;&quot;&quot;&quot;&amp;[.A50]&amp;&quot;&quot;&quot;&quot;&amp;&quot;,&quot;" office:value-type="string" office:string-value="&quot;FIGURES8.LBX&quot;," calcext:value-type="string">
            <text:p>"FIGURES8.LBX",</text:p>
          </table:table-cell>
          <table:table-cell table:formula="of:=SUBSTITUTE([.A51];&quot;.&quot;;&quot;_&quot;)" office:value-type="string" office:string-value="FIGURES9_LBX" calcext:value-type="string">
            <text:p>FIGURES9_LBX</text:p>
          </table:table-cell>
          <table:table-cell table:formula="of:=SUBSTITUTE([.A51];&quot;.LBX&quot;;&quot;&quot;)" office:value-type="string" office:string-value="FIGURES9" calcext:value-type="string">
            <text:p>FIGURES9</text:p>
          </table:table-cell>
          <table:table-cell table:formula="of:=&quot;char * g_&quot;&amp;[.E51]&amp;&quot;;&quot;" office:value-type="string" office:string-value="char * g_FIGURES9;" calcext:value-type="string">
            <text:p>char * g_FIGURES9;</text:p>
          </table:table-cell>
          <table:table-cell table:formula="of:=&quot;lbx_uint32 g_&quot;&amp;[.E51]&amp;&quot;_len&quot;&amp;&quot;;&quot;" office:value-type="string" office:string-value="lbx_uint32 g_FIGURES9_len;" calcext:value-type="string">
            <text:p>lbx_uint32 g_FIGURES9_len;</text:p>
          </table:table-cell>
        </table:table-row>
        <table:table-row table:style-name="ro1">
          <table:table-cell office:value-type="string" calcext:value-type="string">
            <text:p>FONTS.LBX</text:p>
          </table:table-cell>
          <table:table-cell table:formula="of:=&quot;&quot;&quot;&quot;&amp;[.A51]&amp;&quot;&quot;&quot;&quot;" office:value-type="string" office:string-value="&quot;FIGURES9.LBX&quot;" calcext:value-type="string">
            <text:p>"FIGURES9.LBX"</text:p>
          </table:table-cell>
          <table:table-cell table:formula="of:=&quot;&quot;&quot;&quot;&amp;[.A51]&amp;&quot;&quot;&quot;&quot;&amp;&quot;,&quot;" office:value-type="string" office:string-value="&quot;FIGURES9.LBX&quot;," calcext:value-type="string">
            <text:p>"FIGURES9.LBX",</text:p>
          </table:table-cell>
          <table:table-cell table:formula="of:=SUBSTITUTE([.A52];&quot;.&quot;;&quot;_&quot;)" office:value-type="string" office:string-value="FONTS_LBX" calcext:value-type="string">
            <text:p>FONTS_LBX</text:p>
          </table:table-cell>
          <table:table-cell table:formula="of:=SUBSTITUTE([.A52];&quot;.LBX&quot;;&quot;&quot;)" office:value-type="string" office:string-value="FONTS" calcext:value-type="string">
            <text:p>FONTS</text:p>
          </table:table-cell>
          <table:table-cell table:formula="of:=&quot;char * g_&quot;&amp;[.E52]&amp;&quot;;&quot;" office:value-type="string" office:string-value="char * g_FONTS;" calcext:value-type="string">
            <text:p>char * g_FONTS;</text:p>
          </table:table-cell>
          <table:table-cell table:formula="of:=&quot;lbx_uint32 g_&quot;&amp;[.E52]&amp;&quot;_len&quot;&amp;&quot;;&quot;" office:value-type="string" office:string-value="lbx_uint32 g_FONTS_len;" calcext:value-type="string">
            <text:p>lbx_uint32 g_FONTS_len;</text:p>
          </table:table-cell>
        </table:table-row>
        <table:table-row table:style-name="ro1">
          <table:table-cell office:value-type="string" calcext:value-type="string">
            <text:p>HALOFAM.LBX</text:p>
          </table:table-cell>
          <table:table-cell table:formula="of:=&quot;&quot;&quot;&quot;&amp;[.A52]&amp;&quot;&quot;&quot;&quot;" office:value-type="string" office:string-value="&quot;FONTS.LBX&quot;" calcext:value-type="string">
            <text:p>"FONTS.LBX"</text:p>
          </table:table-cell>
          <table:table-cell table:formula="of:=&quot;&quot;&quot;&quot;&amp;[.A52]&amp;&quot;&quot;&quot;&quot;&amp;&quot;,&quot;" office:value-type="string" office:string-value="&quot;FONTS.LBX&quot;," calcext:value-type="string">
            <text:p>"FONTS.LBX",</text:p>
          </table:table-cell>
          <table:table-cell table:formula="of:=SUBSTITUTE([.A53];&quot;.&quot;;&quot;_&quot;)" office:value-type="string" office:string-value="HALOFAM_LBX" calcext:value-type="string">
            <text:p>HALOFAM_LBX</text:p>
          </table:table-cell>
          <table:table-cell table:formula="of:=SUBSTITUTE([.A53];&quot;.LBX&quot;;&quot;&quot;)" office:value-type="string" office:string-value="HALOFAM" calcext:value-type="string">
            <text:p>HALOFAM</text:p>
          </table:table-cell>
          <table:table-cell table:formula="of:=&quot;char * g_&quot;&amp;[.E53]&amp;&quot;;&quot;" office:value-type="string" office:string-value="char * g_HALOFAM;" calcext:value-type="string">
            <text:p>char * g_HALOFAM;</text:p>
          </table:table-cell>
          <table:table-cell table:formula="of:=&quot;lbx_uint32 g_&quot;&amp;[.E53]&amp;&quot;_len&quot;&amp;&quot;;&quot;" office:value-type="string" office:string-value="lbx_uint32 g_HALOFAM_len;" calcext:value-type="string">
            <text:p>lbx_uint32 g_HALOFAM_len;</text:p>
          </table:table-cell>
        </table:table-row>
        <table:table-row table:style-name="ro1">
          <table:table-cell office:value-type="string" calcext:value-type="string">
            <text:p>HELP.LBX</text:p>
          </table:table-cell>
          <table:table-cell table:formula="of:=&quot;&quot;&quot;&quot;&amp;[.A53]&amp;&quot;&quot;&quot;&quot;" office:value-type="string" office:string-value="&quot;HALOFAM.LBX&quot;" calcext:value-type="string">
            <text:p>"HALOFAM.LBX"</text:p>
          </table:table-cell>
          <table:table-cell table:formula="of:=&quot;&quot;&quot;&quot;&amp;[.A53]&amp;&quot;&quot;&quot;&quot;&amp;&quot;,&quot;" office:value-type="string" office:string-value="&quot;HALOFAM.LBX&quot;," calcext:value-type="string">
            <text:p>"HALOFAM.LBX",</text:p>
          </table:table-cell>
          <table:table-cell table:formula="of:=SUBSTITUTE([.A54];&quot;.&quot;;&quot;_&quot;)" office:value-type="string" office:string-value="HELP_LBX" calcext:value-type="string">
            <text:p>HELP_LBX</text:p>
          </table:table-cell>
          <table:table-cell table:formula="of:=SUBSTITUTE([.A54];&quot;.LBX&quot;;&quot;&quot;)" office:value-type="string" office:string-value="HELP" calcext:value-type="string">
            <text:p>HELP</text:p>
          </table:table-cell>
          <table:table-cell table:formula="of:=&quot;char * g_&quot;&amp;[.E54]&amp;&quot;;&quot;" office:value-type="string" office:string-value="char * g_HELP;" calcext:value-type="string">
            <text:p>char * g_HELP;</text:p>
          </table:table-cell>
          <table:table-cell table:formula="of:=&quot;lbx_uint32 g_&quot;&amp;[.E54]&amp;&quot;_len&quot;&amp;&quot;;&quot;" office:value-type="string" office:string-value="lbx_uint32 g_HELP_len;" calcext:value-type="string">
            <text:p>lbx_uint32 g_HELP_len;</text:p>
          </table:table-cell>
        </table:table-row>
        <table:table-row table:style-name="ro1">
          <table:table-cell office:value-type="string" calcext:value-type="string">
            <text:p>HERODATA.LBX</text:p>
          </table:table-cell>
          <table:table-cell table:formula="of:=&quot;&quot;&quot;&quot;&amp;[.A54]&amp;&quot;&quot;&quot;&quot;" office:value-type="string" office:string-value="&quot;HELP.LBX&quot;" calcext:value-type="string">
            <text:p>"HELP.LBX"</text:p>
          </table:table-cell>
          <table:table-cell table:formula="of:=&quot;&quot;&quot;&quot;&amp;[.A54]&amp;&quot;&quot;&quot;&quot;&amp;&quot;,&quot;" office:value-type="string" office:string-value="&quot;HELP.LBX&quot;," calcext:value-type="string">
            <text:p>"HELP.LBX",</text:p>
          </table:table-cell>
          <table:table-cell table:formula="of:=SUBSTITUTE([.A55];&quot;.&quot;;&quot;_&quot;)" office:value-type="string" office:string-value="HERODATA_LBX" calcext:value-type="string">
            <text:p>HERODATA_LBX</text:p>
          </table:table-cell>
          <table:table-cell table:formula="of:=SUBSTITUTE([.A55];&quot;.LBX&quot;;&quot;&quot;)" office:value-type="string" office:string-value="HERODATA" calcext:value-type="string">
            <text:p>HERODATA</text:p>
          </table:table-cell>
          <table:table-cell table:formula="of:=&quot;char * g_&quot;&amp;[.E55]&amp;&quot;;&quot;" office:value-type="string" office:string-value="char * g_HERODATA;" calcext:value-type="string">
            <text:p>char * g_HERODATA;</text:p>
          </table:table-cell>
          <table:table-cell table:formula="of:=&quot;lbx_uint32 g_&quot;&amp;[.E55]&amp;&quot;_len&quot;&amp;&quot;;&quot;" office:value-type="string" office:string-value="lbx_uint32 g_HERODATA_len;" calcext:value-type="string">
            <text:p>lbx_uint32 g_HERODATA_len;</text:p>
          </table:table-cell>
        </table:table-row>
        <table:table-row table:style-name="ro1">
          <table:table-cell office:value-type="string" calcext:value-type="string">
            <text:p>HIRE.LBX</text:p>
          </table:table-cell>
          <table:table-cell table:formula="of:=&quot;&quot;&quot;&quot;&amp;[.A55]&amp;&quot;&quot;&quot;&quot;" office:value-type="string" office:string-value="&quot;HERODATA.LBX&quot;" calcext:value-type="string">
            <text:p>"HERODATA.LBX"</text:p>
          </table:table-cell>
          <table:table-cell table:formula="of:=&quot;&quot;&quot;&quot;&amp;[.A55]&amp;&quot;&quot;&quot;&quot;&amp;&quot;,&quot;" office:value-type="string" office:string-value="&quot;HERODATA.LBX&quot;," calcext:value-type="string">
            <text:p>"HERODATA.LBX",</text:p>
          </table:table-cell>
          <table:table-cell table:formula="of:=SUBSTITUTE([.A56];&quot;.&quot;;&quot;_&quot;)" office:value-type="string" office:string-value="HIRE_LBX" calcext:value-type="string">
            <text:p>HIRE_LBX</text:p>
          </table:table-cell>
          <table:table-cell table:formula="of:=SUBSTITUTE([.A56];&quot;.LBX&quot;;&quot;&quot;)" office:value-type="string" office:string-value="HIRE" calcext:value-type="string">
            <text:p>HIRE</text:p>
          </table:table-cell>
          <table:table-cell table:formula="of:=&quot;char * g_&quot;&amp;[.E56]&amp;&quot;;&quot;" office:value-type="string" office:string-value="char * g_HIRE;" calcext:value-type="string">
            <text:p>char * g_HIRE;</text:p>
          </table:table-cell>
          <table:table-cell table:formula="of:=&quot;lbx_uint32 g_&quot;&amp;[.E56]&amp;&quot;_len&quot;&amp;&quot;;&quot;" office:value-type="string" office:string-value="lbx_uint32 g_HIRE_len;" calcext:value-type="string">
            <text:p>lbx_uint32 g_HIRE_len;</text:p>
          </table:table-cell>
        </table:table-row>
        <table:table-row table:style-name="ro1">
          <table:table-cell office:value-type="string" calcext:value-type="string">
            <text:p>HLPENTRY.LBX</text:p>
          </table:table-cell>
          <table:table-cell table:formula="of:=&quot;&quot;&quot;&quot;&amp;[.A56]&amp;&quot;&quot;&quot;&quot;" office:value-type="string" office:string-value="&quot;HIRE.LBX&quot;" calcext:value-type="string">
            <text:p>"HIRE.LBX"</text:p>
          </table:table-cell>
          <table:table-cell table:formula="of:=&quot;&quot;&quot;&quot;&amp;[.A56]&amp;&quot;&quot;&quot;&quot;&amp;&quot;,&quot;" office:value-type="string" office:string-value="&quot;HIRE.LBX&quot;," calcext:value-type="string">
            <text:p>"HIRE.LBX",</text:p>
          </table:table-cell>
          <table:table-cell table:formula="of:=SUBSTITUTE([.A57];&quot;.&quot;;&quot;_&quot;)" office:value-type="string" office:string-value="HLPENTRY_LBX" calcext:value-type="string">
            <text:p>HLPENTRY_LBX</text:p>
          </table:table-cell>
          <table:table-cell table:formula="of:=SUBSTITUTE([.A57];&quot;.LBX&quot;;&quot;&quot;)" office:value-type="string" office:string-value="HLPENTRY" calcext:value-type="string">
            <text:p>HLPENTRY</text:p>
          </table:table-cell>
          <table:table-cell table:formula="of:=&quot;char * g_&quot;&amp;[.E57]&amp;&quot;;&quot;" office:value-type="string" office:string-value="char * g_HLPENTRY;" calcext:value-type="string">
            <text:p>char * g_HLPENTRY;</text:p>
          </table:table-cell>
          <table:table-cell table:formula="of:=&quot;lbx_uint32 g_&quot;&amp;[.E57]&amp;&quot;_len&quot;&amp;&quot;;&quot;" office:value-type="string" office:string-value="lbx_uint32 g_HLPENTRY_len;" calcext:value-type="string">
            <text:p>lbx_uint32 g_HLPENTRY_len;</text:p>
          </table:table-cell>
        </table:table-row>
        <table:table-row table:style-name="ro1">
          <table:table-cell office:value-type="string" calcext:value-type="string">
            <text:p>INTRO.LBX</text:p>
          </table:table-cell>
          <table:table-cell table:formula="of:=&quot;&quot;&quot;&quot;&amp;[.A57]&amp;&quot;&quot;&quot;&quot;" office:value-type="string" office:string-value="&quot;HLPENTRY.LBX&quot;" calcext:value-type="string">
            <text:p>"HLPENTRY.LBX"</text:p>
          </table:table-cell>
          <table:table-cell table:formula="of:=&quot;&quot;&quot;&quot;&amp;[.A57]&amp;&quot;&quot;&quot;&quot;&amp;&quot;,&quot;" office:value-type="string" office:string-value="&quot;HLPENTRY.LBX&quot;," calcext:value-type="string">
            <text:p>"HLPENTRY.LBX",</text:p>
          </table:table-cell>
          <table:table-cell table:formula="of:=SUBSTITUTE([.A58];&quot;.&quot;;&quot;_&quot;)" office:value-type="string" office:string-value="INTRO_LBX" calcext:value-type="string">
            <text:p>INTRO_LBX</text:p>
          </table:table-cell>
          <table:table-cell table:formula="of:=SUBSTITUTE([.A58];&quot;.LBX&quot;;&quot;&quot;)" office:value-type="string" office:string-value="INTRO" calcext:value-type="string">
            <text:p>INTRO</text:p>
          </table:table-cell>
          <table:table-cell table:formula="of:=&quot;char * g_&quot;&amp;[.E58]&amp;&quot;;&quot;" office:value-type="string" office:string-value="char * g_INTRO;" calcext:value-type="string">
            <text:p>char * g_INTRO;</text:p>
          </table:table-cell>
          <table:table-cell table:formula="of:=&quot;lbx_uint32 g_&quot;&amp;[.E58]&amp;&quot;_len&quot;&amp;&quot;;&quot;" office:value-type="string" office:string-value="lbx_uint32 g_INTRO_len;" calcext:value-type="string">
            <text:p>lbx_uint32 g_INTRO_len;</text:p>
          </table:table-cell>
        </table:table-row>
        <table:table-row table:style-name="ro1">
          <table:table-cell office:value-type="string" calcext:value-type="string">
            <text:p>INTROSFX.LBX</text:p>
          </table:table-cell>
          <table:table-cell table:formula="of:=&quot;&quot;&quot;&quot;&amp;[.A58]&amp;&quot;&quot;&quot;&quot;" office:value-type="string" office:string-value="&quot;INTRO.LBX&quot;" calcext:value-type="string">
            <text:p>"INTRO.LBX"</text:p>
          </table:table-cell>
          <table:table-cell table:formula="of:=&quot;&quot;&quot;&quot;&amp;[.A58]&amp;&quot;&quot;&quot;&quot;&amp;&quot;,&quot;" office:value-type="string" office:string-value="&quot;INTRO.LBX&quot;," calcext:value-type="string">
            <text:p>"INTRO.LBX",</text:p>
          </table:table-cell>
          <table:table-cell table:formula="of:=SUBSTITUTE([.A59];&quot;.&quot;;&quot;_&quot;)" office:value-type="string" office:string-value="INTROSFX_LBX" calcext:value-type="string">
            <text:p>INTROSFX_LBX</text:p>
          </table:table-cell>
          <table:table-cell table:formula="of:=SUBSTITUTE([.A59];&quot;.LBX&quot;;&quot;&quot;)" office:value-type="string" office:string-value="INTROSFX" calcext:value-type="string">
            <text:p>INTROSFX</text:p>
          </table:table-cell>
          <table:table-cell table:formula="of:=&quot;char * g_&quot;&amp;[.E59]&amp;&quot;;&quot;" office:value-type="string" office:string-value="char * g_INTROSFX;" calcext:value-type="string">
            <text:p>char * g_INTROSFX;</text:p>
          </table:table-cell>
          <table:table-cell table:formula="of:=&quot;lbx_uint32 g_&quot;&amp;[.E59]&amp;&quot;_len&quot;&amp;&quot;;&quot;" office:value-type="string" office:string-value="lbx_uint32 g_INTROSFX_len;" calcext:value-type="string">
            <text:p>lbx_uint32 g_INTROSFX_len;</text:p>
          </table:table-cell>
        </table:table-row>
        <table:table-row table:style-name="ro1">
          <table:table-cell office:value-type="string" calcext:value-type="string">
            <text:p>INTROSND.LBX</text:p>
          </table:table-cell>
          <table:table-cell table:formula="of:=&quot;&quot;&quot;&quot;&amp;[.A59]&amp;&quot;&quot;&quot;&quot;" office:value-type="string" office:string-value="&quot;INTROSFX.LBX&quot;" calcext:value-type="string">
            <text:p>"INTROSFX.LBX"</text:p>
          </table:table-cell>
          <table:table-cell table:formula="of:=&quot;&quot;&quot;&quot;&amp;[.A59]&amp;&quot;&quot;&quot;&quot;&amp;&quot;,&quot;" office:value-type="string" office:string-value="&quot;INTROSFX.LBX&quot;," calcext:value-type="string">
            <text:p>"INTROSFX.LBX",</text:p>
          </table:table-cell>
          <table:table-cell table:formula="of:=SUBSTITUTE([.A60];&quot;.&quot;;&quot;_&quot;)" office:value-type="string" office:string-value="INTROSND_LBX" calcext:value-type="string">
            <text:p>INTROSND_LBX</text:p>
          </table:table-cell>
          <table:table-cell table:formula="of:=SUBSTITUTE([.A60];&quot;.LBX&quot;;&quot;&quot;)" office:value-type="string" office:string-value="INTROSND" calcext:value-type="string">
            <text:p>INTROSND</text:p>
          </table:table-cell>
          <table:table-cell table:formula="of:=&quot;char * g_&quot;&amp;[.E60]&amp;&quot;;&quot;" office:value-type="string" office:string-value="char * g_INTROSND;" calcext:value-type="string">
            <text:p>char * g_INTROSND;</text:p>
          </table:table-cell>
          <table:table-cell table:formula="of:=&quot;lbx_uint32 g_&quot;&amp;[.E60]&amp;&quot;_len&quot;&amp;&quot;;&quot;" office:value-type="string" office:string-value="lbx_uint32 g_INTROSND_len;" calcext:value-type="string">
            <text:p>lbx_uint32 g_INTROSND_len;</text:p>
          </table:table-cell>
        </table:table-row>
        <table:table-row table:style-name="ro1">
          <table:table-cell office:value-type="string" calcext:value-type="string">
            <text:p>ITEMDATA.LBX</text:p>
          </table:table-cell>
          <table:table-cell table:formula="of:=&quot;&quot;&quot;&quot;&amp;[.A60]&amp;&quot;&quot;&quot;&quot;" office:value-type="string" office:string-value="&quot;INTROSND.LBX&quot;" calcext:value-type="string">
            <text:p>"INTROSND.LBX"</text:p>
          </table:table-cell>
          <table:table-cell table:formula="of:=&quot;&quot;&quot;&quot;&amp;[.A60]&amp;&quot;&quot;&quot;&quot;&amp;&quot;,&quot;" office:value-type="string" office:string-value="&quot;INTROSND.LBX&quot;," calcext:value-type="string">
            <text:p>"INTROSND.LBX",</text:p>
          </table:table-cell>
          <table:table-cell table:formula="of:=SUBSTITUTE([.A61];&quot;.&quot;;&quot;_&quot;)" office:value-type="string" office:string-value="ITEMDATA_LBX" calcext:value-type="string">
            <text:p>ITEMDATA_LBX</text:p>
          </table:table-cell>
          <table:table-cell table:formula="of:=SUBSTITUTE([.A61];&quot;.LBX&quot;;&quot;&quot;)" office:value-type="string" office:string-value="ITEMDATA" calcext:value-type="string">
            <text:p>ITEMDATA</text:p>
          </table:table-cell>
          <table:table-cell table:formula="of:=&quot;char * g_&quot;&amp;[.E61]&amp;&quot;;&quot;" office:value-type="string" office:string-value="char * g_ITEMDATA;" calcext:value-type="string">
            <text:p>char * g_ITEMDATA;</text:p>
          </table:table-cell>
          <table:table-cell table:formula="of:=&quot;lbx_uint32 g_&quot;&amp;[.E61]&amp;&quot;_len&quot;&amp;&quot;;&quot;" office:value-type="string" office:string-value="lbx_uint32 g_ITEMDATA_len;" calcext:value-type="string">
            <text:p>lbx_uint32 g_ITEMDATA_len;</text:p>
          </table:table-cell>
        </table:table-row>
        <table:table-row table:style-name="ro1">
          <table:table-cell office:value-type="string" calcext:value-type="string">
            <text:p>ITEMISC.LBX</text:p>
          </table:table-cell>
          <table:table-cell table:formula="of:=&quot;&quot;&quot;&quot;&amp;[.A61]&amp;&quot;&quot;&quot;&quot;" office:value-type="string" office:string-value="&quot;ITEMDATA.LBX&quot;" calcext:value-type="string">
            <text:p>"ITEMDATA.LBX"</text:p>
          </table:table-cell>
          <table:table-cell table:formula="of:=&quot;&quot;&quot;&quot;&amp;[.A61]&amp;&quot;&quot;&quot;&quot;&amp;&quot;,&quot;" office:value-type="string" office:string-value="&quot;ITEMDATA.LBX&quot;," calcext:value-type="string">
            <text:p>"ITEMDATA.LBX",</text:p>
          </table:table-cell>
          <table:table-cell table:formula="of:=SUBSTITUTE([.A62];&quot;.&quot;;&quot;_&quot;)" office:value-type="string" office:string-value="ITEMISC_LBX" calcext:value-type="string">
            <text:p>ITEMISC_LBX</text:p>
          </table:table-cell>
          <table:table-cell table:formula="of:=SUBSTITUTE([.A62];&quot;.LBX&quot;;&quot;&quot;)" office:value-type="string" office:string-value="ITEMISC" calcext:value-type="string">
            <text:p>ITEMISC</text:p>
          </table:table-cell>
          <table:table-cell table:formula="of:=&quot;char * g_&quot;&amp;[.E62]&amp;&quot;;&quot;" office:value-type="string" office:string-value="char * g_ITEMISC;" calcext:value-type="string">
            <text:p>char * g_ITEMISC;</text:p>
          </table:table-cell>
          <table:table-cell table:formula="of:=&quot;lbx_uint32 g_&quot;&amp;[.E62]&amp;&quot;_len&quot;&amp;&quot;;&quot;" office:value-type="string" office:string-value="lbx_uint32 g_ITEMISC_len;" calcext:value-type="string">
            <text:p>lbx_uint32 g_ITEMISC_len;</text:p>
          </table:table-cell>
        </table:table-row>
        <table:table-row table:style-name="ro1">
          <table:table-cell office:value-type="string" calcext:value-type="string">
            <text:p>ITEMPOW.LBX</text:p>
          </table:table-cell>
          <table:table-cell table:formula="of:=&quot;&quot;&quot;&quot;&amp;[.A62]&amp;&quot;&quot;&quot;&quot;" office:value-type="string" office:string-value="&quot;ITEMISC.LBX&quot;" calcext:value-type="string">
            <text:p>"ITEMISC.LBX"</text:p>
          </table:table-cell>
          <table:table-cell table:formula="of:=&quot;&quot;&quot;&quot;&amp;[.A62]&amp;&quot;&quot;&quot;&quot;&amp;&quot;,&quot;" office:value-type="string" office:string-value="&quot;ITEMISC.LBX&quot;," calcext:value-type="string">
            <text:p>"ITEMISC.LBX",</text:p>
          </table:table-cell>
          <table:table-cell table:formula="of:=SUBSTITUTE([.A63];&quot;.&quot;;&quot;_&quot;)" office:value-type="string" office:string-value="ITEMPOW_LBX" calcext:value-type="string">
            <text:p>ITEMPOW_LBX</text:p>
          </table:table-cell>
          <table:table-cell table:formula="of:=SUBSTITUTE([.A63];&quot;.LBX&quot;;&quot;&quot;)" office:value-type="string" office:string-value="ITEMPOW" calcext:value-type="string">
            <text:p>ITEMPOW</text:p>
          </table:table-cell>
          <table:table-cell table:formula="of:=&quot;char * g_&quot;&amp;[.E63]&amp;&quot;;&quot;" office:value-type="string" office:string-value="char * g_ITEMPOW;" calcext:value-type="string">
            <text:p>char * g_ITEMPOW;</text:p>
          </table:table-cell>
          <table:table-cell table:formula="of:=&quot;lbx_uint32 g_&quot;&amp;[.E63]&amp;&quot;_len&quot;&amp;&quot;;&quot;" office:value-type="string" office:string-value="lbx_uint32 g_ITEMPOW_len;" calcext:value-type="string">
            <text:p>lbx_uint32 g_ITEMPOW_len;</text:p>
          </table:table-cell>
        </table:table-row>
        <table:table-row table:style-name="ro1">
          <table:table-cell office:value-type="string" calcext:value-type="string">
            <text:p>ITEMS.LBX</text:p>
          </table:table-cell>
          <table:table-cell table:formula="of:=&quot;&quot;&quot;&quot;&amp;[.A63]&amp;&quot;&quot;&quot;&quot;" office:value-type="string" office:string-value="&quot;ITEMPOW.LBX&quot;" calcext:value-type="string">
            <text:p>"ITEMPOW.LBX"</text:p>
          </table:table-cell>
          <table:table-cell table:formula="of:=&quot;&quot;&quot;&quot;&amp;[.A63]&amp;&quot;&quot;&quot;&quot;&amp;&quot;,&quot;" office:value-type="string" office:string-value="&quot;ITEMPOW.LBX&quot;," calcext:value-type="string">
            <text:p>"ITEMPOW.LBX",</text:p>
          </table:table-cell>
          <table:table-cell table:formula="of:=SUBSTITUTE([.A64];&quot;.&quot;;&quot;_&quot;)" office:value-type="string" office:string-value="ITEMS_LBX" calcext:value-type="string">
            <text:p>ITEMS_LBX</text:p>
          </table:table-cell>
          <table:table-cell table:formula="of:=SUBSTITUTE([.A64];&quot;.LBX&quot;;&quot;&quot;)" office:value-type="string" office:string-value="ITEMS" calcext:value-type="string">
            <text:p>ITEMS</text:p>
          </table:table-cell>
          <table:table-cell table:formula="of:=&quot;char * g_&quot;&amp;[.E64]&amp;&quot;;&quot;" office:value-type="string" office:string-value="char * g_ITEMS;" calcext:value-type="string">
            <text:p>char * g_ITEMS;</text:p>
          </table:table-cell>
          <table:table-cell table:formula="of:=&quot;lbx_uint32 g_&quot;&amp;[.E64]&amp;&quot;_len&quot;&amp;&quot;;&quot;" office:value-type="string" office:string-value="lbx_uint32 g_ITEMS_len;" calcext:value-type="string">
            <text:p>lbx_uint32 g_ITEMS_len;</text:p>
          </table:table-cell>
        </table:table-row>
        <table:table-row table:style-name="ro1">
          <table:table-cell office:value-type="string" calcext:value-type="string">
            <text:p>LILWIZ.LBX</text:p>
          </table:table-cell>
          <table:table-cell table:formula="of:=&quot;&quot;&quot;&quot;&amp;[.A64]&amp;&quot;&quot;&quot;&quot;" office:value-type="string" office:string-value="&quot;ITEMS.LBX&quot;" calcext:value-type="string">
            <text:p>"ITEMS.LBX"</text:p>
          </table:table-cell>
          <table:table-cell table:formula="of:=&quot;&quot;&quot;&quot;&amp;[.A64]&amp;&quot;&quot;&quot;&quot;&amp;&quot;,&quot;" office:value-type="string" office:string-value="&quot;ITEMS.LBX&quot;," calcext:value-type="string">
            <text:p>"ITEMS.LBX",</text:p>
          </table:table-cell>
          <table:table-cell table:formula="of:=SUBSTITUTE([.A65];&quot;.&quot;;&quot;_&quot;)" office:value-type="string" office:string-value="LILWIZ_LBX" calcext:value-type="string">
            <text:p>LILWIZ_LBX</text:p>
          </table:table-cell>
          <table:table-cell table:formula="of:=SUBSTITUTE([.A65];&quot;.LBX&quot;;&quot;&quot;)" office:value-type="string" office:string-value="LILWIZ" calcext:value-type="string">
            <text:p>LILWIZ</text:p>
          </table:table-cell>
          <table:table-cell table:formula="of:=&quot;char * g_&quot;&amp;[.E65]&amp;&quot;;&quot;" office:value-type="string" office:string-value="char * g_LILWIZ;" calcext:value-type="string">
            <text:p>char * g_LILWIZ;</text:p>
          </table:table-cell>
          <table:table-cell table:formula="of:=&quot;lbx_uint32 g_&quot;&amp;[.E65]&amp;&quot;_len&quot;&amp;&quot;;&quot;" office:value-type="string" office:string-value="lbx_uint32 g_LILWIZ_len;" calcext:value-type="string">
            <text:p>lbx_uint32 g_LILWIZ_len;</text:p>
          </table:table-cell>
        </table:table-row>
        <table:table-row table:style-name="ro1">
          <table:table-cell office:value-type="string" calcext:value-type="string">
            <text:p>LISTDAT.LBX</text:p>
          </table:table-cell>
          <table:table-cell table:formula="of:=&quot;&quot;&quot;&quot;&amp;[.A65]&amp;&quot;&quot;&quot;&quot;" office:value-type="string" office:string-value="&quot;LILWIZ.LBX&quot;" calcext:value-type="string">
            <text:p>"LILWIZ.LBX"</text:p>
          </table:table-cell>
          <table:table-cell table:formula="of:=&quot;&quot;&quot;&quot;&amp;[.A65]&amp;&quot;&quot;&quot;&quot;&amp;&quot;,&quot;" office:value-type="string" office:string-value="&quot;LILWIZ.LBX&quot;," calcext:value-type="string">
            <text:p>"LILWIZ.LBX",</text:p>
          </table:table-cell>
          <table:table-cell table:formula="of:=SUBSTITUTE([.A66];&quot;.&quot;;&quot;_&quot;)" office:value-type="string" office:string-value="LISTDAT_LBX" calcext:value-type="string">
            <text:p>LISTDAT_LBX</text:p>
          </table:table-cell>
          <table:table-cell table:formula="of:=SUBSTITUTE([.A66];&quot;.LBX&quot;;&quot;&quot;)" office:value-type="string" office:string-value="LISTDAT" calcext:value-type="string">
            <text:p>LISTDAT</text:p>
          </table:table-cell>
          <table:table-cell table:formula="of:=&quot;char * g_&quot;&amp;[.E66]&amp;&quot;;&quot;" office:value-type="string" office:string-value="char * g_LISTDAT;" calcext:value-type="string">
            <text:p>char * g_LISTDAT;</text:p>
          </table:table-cell>
          <table:table-cell table:formula="of:=&quot;lbx_uint32 g_&quot;&amp;[.E66]&amp;&quot;_len&quot;&amp;&quot;;&quot;" office:value-type="string" office:string-value="lbx_uint32 g_LISTDAT_len;" calcext:value-type="string">
            <text:p>lbx_uint32 g_LISTDAT_len;</text:p>
          </table:table-cell>
        </table:table-row>
        <table:table-row table:style-name="ro1">
          <table:table-cell office:value-type="string" calcext:value-type="string">
            <text:p>LOAD.LBX</text:p>
          </table:table-cell>
          <table:table-cell table:formula="of:=&quot;&quot;&quot;&quot;&amp;[.A66]&amp;&quot;&quot;&quot;&quot;" office:value-type="string" office:string-value="&quot;LISTDAT.LBX&quot;" calcext:value-type="string">
            <text:p>"LISTDAT.LBX"</text:p>
          </table:table-cell>
          <table:table-cell table:formula="of:=&quot;&quot;&quot;&quot;&amp;[.A66]&amp;&quot;&quot;&quot;&quot;&amp;&quot;,&quot;" office:value-type="string" office:string-value="&quot;LISTDAT.LBX&quot;," calcext:value-type="string">
            <text:p>"LISTDAT.LBX",</text:p>
          </table:table-cell>
          <table:table-cell table:formula="of:=SUBSTITUTE([.A67];&quot;.&quot;;&quot;_&quot;)" office:value-type="string" office:string-value="LOAD_LBX" calcext:value-type="string">
            <text:p>LOAD_LBX</text:p>
          </table:table-cell>
          <table:table-cell table:formula="of:=SUBSTITUTE([.A67];&quot;.LBX&quot;;&quot;&quot;)" office:value-type="string" office:string-value="LOAD" calcext:value-type="string">
            <text:p>LOAD</text:p>
          </table:table-cell>
          <table:table-cell table:formula="of:=&quot;char * g_&quot;&amp;[.E67]&amp;&quot;;&quot;" office:value-type="string" office:string-value="char * g_LOAD;" calcext:value-type="string">
            <text:p>char * g_LOAD;</text:p>
          </table:table-cell>
          <table:table-cell table:formula="of:=&quot;lbx_uint32 g_&quot;&amp;[.E67]&amp;&quot;_len&quot;&amp;&quot;;&quot;" office:value-type="string" office:string-value="lbx_uint32 g_LOAD_len;" calcext:value-type="string">
            <text:p>lbx_uint32 g_LOAD_len;</text:p>
          </table:table-cell>
        </table:table-row>
        <table:table-row table:style-name="ro1">
          <table:table-cell office:value-type="string" calcext:value-type="string">
            <text:p>LOSE.LBX</text:p>
          </table:table-cell>
          <table:table-cell table:formula="of:=&quot;&quot;&quot;&quot;&amp;[.A67]&amp;&quot;&quot;&quot;&quot;" office:value-type="string" office:string-value="&quot;LOAD.LBX&quot;" calcext:value-type="string">
            <text:p>"LOAD.LBX"</text:p>
          </table:table-cell>
          <table:table-cell table:formula="of:=&quot;&quot;&quot;&quot;&amp;[.A67]&amp;&quot;&quot;&quot;&quot;&amp;&quot;,&quot;" office:value-type="string" office:string-value="&quot;LOAD.LBX&quot;," calcext:value-type="string">
            <text:p>"LOAD.LBX",</text:p>
          </table:table-cell>
          <table:table-cell table:formula="of:=SUBSTITUTE([.A68];&quot;.&quot;;&quot;_&quot;)" office:value-type="string" office:string-value="LOSE_LBX" calcext:value-type="string">
            <text:p>LOSE_LBX</text:p>
          </table:table-cell>
          <table:table-cell table:formula="of:=SUBSTITUTE([.A68];&quot;.LBX&quot;;&quot;&quot;)" office:value-type="string" office:string-value="LOSE" calcext:value-type="string">
            <text:p>LOSE</text:p>
          </table:table-cell>
          <table:table-cell table:formula="of:=&quot;char * g_&quot;&amp;[.E68]&amp;&quot;;&quot;" office:value-type="string" office:string-value="char * g_LOSE;" calcext:value-type="string">
            <text:p>char * g_LOSE;</text:p>
          </table:table-cell>
          <table:table-cell table:formula="of:=&quot;lbx_uint32 g_&quot;&amp;[.E68]&amp;&quot;_len&quot;&amp;&quot;;&quot;" office:value-type="string" office:string-value="lbx_uint32 g_LOSE_len;" calcext:value-type="string">
            <text:p>lbx_uint32 g_LOSE_len;</text:p>
          </table:table-cell>
        </table:table-row>
        <table:table-row table:style-name="ro1">
          <table:table-cell office:value-type="string" calcext:value-type="string">
            <text:p>MAGIC.LBX</text:p>
          </table:table-cell>
          <table:table-cell table:formula="of:=&quot;&quot;&quot;&quot;&amp;[.A68]&amp;&quot;&quot;&quot;&quot;" office:value-type="string" office:string-value="&quot;LOSE.LBX&quot;" calcext:value-type="string">
            <text:p>"LOSE.LBX"</text:p>
          </table:table-cell>
          <table:table-cell table:formula="of:=&quot;&quot;&quot;&quot;&amp;[.A68]&amp;&quot;&quot;&quot;&quot;&amp;&quot;,&quot;" office:value-type="string" office:string-value="&quot;LOSE.LBX&quot;," calcext:value-type="string">
            <text:p>"LOSE.LBX",</text:p>
          </table:table-cell>
          <table:table-cell table:formula="of:=SUBSTITUTE([.A69];&quot;.&quot;;&quot;_&quot;)" office:value-type="string" office:string-value="MAGIC_LBX" calcext:value-type="string">
            <text:p>MAGIC_LBX</text:p>
          </table:table-cell>
          <table:table-cell table:formula="of:=SUBSTITUTE([.A69];&quot;.LBX&quot;;&quot;&quot;)" office:value-type="string" office:string-value="MAGIC" calcext:value-type="string">
            <text:p>MAGIC</text:p>
          </table:table-cell>
          <table:table-cell table:formula="of:=&quot;char * g_&quot;&amp;[.E69]&amp;&quot;;&quot;" office:value-type="string" office:string-value="char * g_MAGIC;" calcext:value-type="string">
            <text:p>char * g_MAGIC;</text:p>
          </table:table-cell>
          <table:table-cell table:formula="of:=&quot;lbx_uint32 g_&quot;&amp;[.E69]&amp;&quot;_len&quot;&amp;&quot;;&quot;" office:value-type="string" office:string-value="lbx_uint32 g_MAGIC_len;" calcext:value-type="string">
            <text:p>lbx_uint32 g_MAGIC_len;</text:p>
          </table:table-cell>
        </table:table-row>
        <table:table-row table:style-name="ro1">
          <table:table-cell office:value-type="string" calcext:value-type="string">
            <text:p>MAIN.LBX</text:p>
          </table:table-cell>
          <table:table-cell table:formula="of:=&quot;&quot;&quot;&quot;&amp;[.A69]&amp;&quot;&quot;&quot;&quot;" office:value-type="string" office:string-value="&quot;MAGIC.LBX&quot;" calcext:value-type="string">
            <text:p>"MAGIC.LBX"</text:p>
          </table:table-cell>
          <table:table-cell table:formula="of:=&quot;&quot;&quot;&quot;&amp;[.A69]&amp;&quot;&quot;&quot;&quot;&amp;&quot;,&quot;" office:value-type="string" office:string-value="&quot;MAGIC.LBX&quot;," calcext:value-type="string">
            <text:p>"MAGIC.LBX",</text:p>
          </table:table-cell>
          <table:table-cell table:formula="of:=SUBSTITUTE([.A70];&quot;.&quot;;&quot;_&quot;)" office:value-type="string" office:string-value="MAIN_LBX" calcext:value-type="string">
            <text:p>MAIN_LBX</text:p>
          </table:table-cell>
          <table:table-cell table:formula="of:=SUBSTITUTE([.A70];&quot;.LBX&quot;;&quot;&quot;)" office:value-type="string" office:string-value="MAIN" calcext:value-type="string">
            <text:p>MAIN</text:p>
          </table:table-cell>
          <table:table-cell table:formula="of:=&quot;char * g_&quot;&amp;[.E70]&amp;&quot;;&quot;" office:value-type="string" office:string-value="char * g_MAIN;" calcext:value-type="string">
            <text:p>char * g_MAIN;</text:p>
          </table:table-cell>
          <table:table-cell table:formula="of:=&quot;lbx_uint32 g_&quot;&amp;[.E70]&amp;&quot;_len&quot;&amp;&quot;;&quot;" office:value-type="string" office:string-value="lbx_uint32 g_MAIN_len;" calcext:value-type="string">
            <text:p>lbx_uint32 g_MAIN_len;</text:p>
          </table:table-cell>
        </table:table-row>
        <table:table-row table:style-name="ro1">
          <table:table-cell office:value-type="string" calcext:value-type="string">
            <text:p>MAINSCRN.LBX</text:p>
          </table:table-cell>
          <table:table-cell table:formula="of:=&quot;&quot;&quot;&quot;&amp;[.A70]&amp;&quot;&quot;&quot;&quot;" office:value-type="string" office:string-value="&quot;MAIN.LBX&quot;" calcext:value-type="string">
            <text:p>"MAIN.LBX"</text:p>
          </table:table-cell>
          <table:table-cell table:formula="of:=&quot;&quot;&quot;&quot;&amp;[.A70]&amp;&quot;&quot;&quot;&quot;&amp;&quot;,&quot;" office:value-type="string" office:string-value="&quot;MAIN.LBX&quot;," calcext:value-type="string">
            <text:p>"MAIN.LBX",</text:p>
          </table:table-cell>
          <table:table-cell table:formula="of:=SUBSTITUTE([.A71];&quot;.&quot;;&quot;_&quot;)" office:value-type="string" office:string-value="MAINSCRN_LBX" calcext:value-type="string">
            <text:p>MAINSCRN_LBX</text:p>
          </table:table-cell>
          <table:table-cell table:formula="of:=SUBSTITUTE([.A71];&quot;.LBX&quot;;&quot;&quot;)" office:value-type="string" office:string-value="MAINSCRN" calcext:value-type="string">
            <text:p>MAINSCRN</text:p>
          </table:table-cell>
          <table:table-cell table:formula="of:=&quot;char * g_&quot;&amp;[.E71]&amp;&quot;;&quot;" office:value-type="string" office:string-value="char * g_MAINSCRN;" calcext:value-type="string">
            <text:p>char * g_MAINSCRN;</text:p>
          </table:table-cell>
          <table:table-cell table:formula="of:=&quot;lbx_uint32 g_&quot;&amp;[.E71]&amp;&quot;_len&quot;&amp;&quot;;&quot;" office:value-type="string" office:string-value="lbx_uint32 g_MAINSCRN_len;" calcext:value-type="string">
            <text:p>lbx_uint32 g_MAINSCRN_len;</text:p>
          </table:table-cell>
        </table:table-row>
        <table:table-row table:style-name="ro1">
          <table:table-cell office:value-type="string" calcext:value-type="string">
            <text:p>MAPBACK.LBX</text:p>
          </table:table-cell>
          <table:table-cell table:formula="of:=&quot;&quot;&quot;&quot;&amp;[.A71]&amp;&quot;&quot;&quot;&quot;" office:value-type="string" office:string-value="&quot;MAINSCRN.LBX&quot;" calcext:value-type="string">
            <text:p>"MAINSCRN.LBX"</text:p>
          </table:table-cell>
          <table:table-cell table:formula="of:=&quot;&quot;&quot;&quot;&amp;[.A71]&amp;&quot;&quot;&quot;&quot;&amp;&quot;,&quot;" office:value-type="string" office:string-value="&quot;MAINSCRN.LBX&quot;," calcext:value-type="string">
            <text:p>"MAINSCRN.LBX",</text:p>
          </table:table-cell>
          <table:table-cell table:formula="of:=SUBSTITUTE([.A72];&quot;.&quot;;&quot;_&quot;)" office:value-type="string" office:string-value="MAPBACK_LBX" calcext:value-type="string">
            <text:p>MAPBACK_LBX</text:p>
          </table:table-cell>
          <table:table-cell table:formula="of:=SUBSTITUTE([.A72];&quot;.LBX&quot;;&quot;&quot;)" office:value-type="string" office:string-value="MAPBACK" calcext:value-type="string">
            <text:p>MAPBACK</text:p>
          </table:table-cell>
          <table:table-cell table:formula="of:=&quot;char * g_&quot;&amp;[.E72]&amp;&quot;;&quot;" office:value-type="string" office:string-value="char * g_MAPBACK;" calcext:value-type="string">
            <text:p>char * g_MAPBACK;</text:p>
          </table:table-cell>
          <table:table-cell table:formula="of:=&quot;lbx_uint32 g_&quot;&amp;[.E72]&amp;&quot;_len&quot;&amp;&quot;;&quot;" office:value-type="string" office:string-value="lbx_uint32 g_MAPBACK_len;" calcext:value-type="string">
            <text:p>lbx_uint32 g_MAPBACK_len;</text:p>
          </table:table-cell>
        </table:table-row>
        <table:table-row table:style-name="ro1">
          <table:table-cell office:value-type="string" calcext:value-type="string">
            <text:p>MESSAGE.LBX</text:p>
          </table:table-cell>
          <table:table-cell table:formula="of:=&quot;&quot;&quot;&quot;&amp;[.A72]&amp;&quot;&quot;&quot;&quot;" office:value-type="string" office:string-value="&quot;MAPBACK.LBX&quot;" calcext:value-type="string">
            <text:p>"MAPBACK.LBX"</text:p>
          </table:table-cell>
          <table:table-cell table:formula="of:=&quot;&quot;&quot;&quot;&amp;[.A72]&amp;&quot;&quot;&quot;&quot;&amp;&quot;,&quot;" office:value-type="string" office:string-value="&quot;MAPBACK.LBX&quot;," calcext:value-type="string">
            <text:p>"MAPBACK.LBX",</text:p>
          </table:table-cell>
          <table:table-cell table:formula="of:=SUBSTITUTE([.A73];&quot;.&quot;;&quot;_&quot;)" office:value-type="string" office:string-value="MESSAGE_LBX" calcext:value-type="string">
            <text:p>MESSAGE_LBX</text:p>
          </table:table-cell>
          <table:table-cell table:formula="of:=SUBSTITUTE([.A73];&quot;.LBX&quot;;&quot;&quot;)" office:value-type="string" office:string-value="MESSAGE" calcext:value-type="string">
            <text:p>MESSAGE</text:p>
          </table:table-cell>
          <table:table-cell table:formula="of:=&quot;char * g_&quot;&amp;[.E73]&amp;&quot;;&quot;" office:value-type="string" office:string-value="char * g_MESSAGE;" calcext:value-type="string">
            <text:p>char * g_MESSAGE;</text:p>
          </table:table-cell>
          <table:table-cell table:formula="of:=&quot;lbx_uint32 g_&quot;&amp;[.E73]&amp;&quot;_len&quot;&amp;&quot;;&quot;" office:value-type="string" office:string-value="lbx_uint32 g_MESSAGE_len;" calcext:value-type="string">
            <text:p>lbx_uint32 g_MESSAGE_len;</text:p>
          </table:table-cell>
        </table:table-row>
        <table:table-row table:style-name="ro1">
          <table:table-cell office:value-type="string" calcext:value-type="string">
            <text:p>MONSTER.LBX</text:p>
          </table:table-cell>
          <table:table-cell table:formula="of:=&quot;&quot;&quot;&quot;&amp;[.A73]&amp;&quot;&quot;&quot;&quot;" office:value-type="string" office:string-value="&quot;MESSAGE.LBX&quot;" calcext:value-type="string">
            <text:p>"MESSAGE.LBX"</text:p>
          </table:table-cell>
          <table:table-cell table:formula="of:=&quot;&quot;&quot;&quot;&amp;[.A73]&amp;&quot;&quot;&quot;&quot;&amp;&quot;,&quot;" office:value-type="string" office:string-value="&quot;MESSAGE.LBX&quot;," calcext:value-type="string">
            <text:p>"MESSAGE.LBX",</text:p>
          </table:table-cell>
          <table:table-cell table:formula="of:=SUBSTITUTE([.A74];&quot;.&quot;;&quot;_&quot;)" office:value-type="string" office:string-value="MONSTER_LBX" calcext:value-type="string">
            <text:p>MONSTER_LBX</text:p>
          </table:table-cell>
          <table:table-cell table:formula="of:=SUBSTITUTE([.A74];&quot;.LBX&quot;;&quot;&quot;)" office:value-type="string" office:string-value="MONSTER" calcext:value-type="string">
            <text:p>MONSTER</text:p>
          </table:table-cell>
          <table:table-cell table:formula="of:=&quot;char * g_&quot;&amp;[.E74]&amp;&quot;;&quot;" office:value-type="string" office:string-value="char * g_MONSTER;" calcext:value-type="string">
            <text:p>char * g_MONSTER;</text:p>
          </table:table-cell>
          <table:table-cell table:formula="of:=&quot;lbx_uint32 g_&quot;&amp;[.E74]&amp;&quot;_len&quot;&amp;&quot;;&quot;" office:value-type="string" office:string-value="lbx_uint32 g_MONSTER_len;" calcext:value-type="string">
            <text:p>lbx_uint32 g_MONSTER_len;</text:p>
          </table:table-cell>
        </table:table-row>
        <table:table-row table:style-name="ro1">
          <table:table-cell office:value-type="string" calcext:value-type="string">
            <text:p>MOODWIZ.LBX</text:p>
          </table:table-cell>
          <table:table-cell table:formula="of:=&quot;&quot;&quot;&quot;&amp;[.A74]&amp;&quot;&quot;&quot;&quot;" office:value-type="string" office:string-value="&quot;MONSTER.LBX&quot;" calcext:value-type="string">
            <text:p>"MONSTER.LBX"</text:p>
          </table:table-cell>
          <table:table-cell table:formula="of:=&quot;&quot;&quot;&quot;&amp;[.A74]&amp;&quot;&quot;&quot;&quot;&amp;&quot;,&quot;" office:value-type="string" office:string-value="&quot;MONSTER.LBX&quot;," calcext:value-type="string">
            <text:p>"MONSTER.LBX",</text:p>
          </table:table-cell>
          <table:table-cell table:formula="of:=SUBSTITUTE([.A75];&quot;.&quot;;&quot;_&quot;)" office:value-type="string" office:string-value="MOODWIZ_LBX" calcext:value-type="string">
            <text:p>MOODWIZ_LBX</text:p>
          </table:table-cell>
          <table:table-cell table:formula="of:=SUBSTITUTE([.A75];&quot;.LBX&quot;;&quot;&quot;)" office:value-type="string" office:string-value="MOODWIZ" calcext:value-type="string">
            <text:p>MOODWIZ</text:p>
          </table:table-cell>
          <table:table-cell table:formula="of:=&quot;char * g_&quot;&amp;[.E75]&amp;&quot;;&quot;" office:value-type="string" office:string-value="char * g_MOODWIZ;" calcext:value-type="string">
            <text:p>char * g_MOODWIZ;</text:p>
          </table:table-cell>
          <table:table-cell table:formula="of:=&quot;lbx_uint32 g_&quot;&amp;[.E75]&amp;&quot;_len&quot;&amp;&quot;;&quot;" office:value-type="string" office:string-value="lbx_uint32 g_MOODWIZ_len;" calcext:value-type="string">
            <text:p>lbx_uint32 g_MOODWIZ_len;</text:p>
          </table:table-cell>
        </table:table-row>
        <table:table-row table:style-name="ro1">
          <table:table-cell office:value-type="string" calcext:value-type="string">
            <text:p>MUSIC.LBX</text:p>
          </table:table-cell>
          <table:table-cell table:formula="of:=&quot;&quot;&quot;&quot;&amp;[.A75]&amp;&quot;&quot;&quot;&quot;" office:value-type="string" office:string-value="&quot;MOODWIZ.LBX&quot;" calcext:value-type="string">
            <text:p>"MOODWIZ.LBX"</text:p>
          </table:table-cell>
          <table:table-cell table:formula="of:=&quot;&quot;&quot;&quot;&amp;[.A75]&amp;&quot;&quot;&quot;&quot;&amp;&quot;,&quot;" office:value-type="string" office:string-value="&quot;MOODWIZ.LBX&quot;," calcext:value-type="string">
            <text:p>"MOODWIZ.LBX",</text:p>
          </table:table-cell>
          <table:table-cell table:formula="of:=SUBSTITUTE([.A76];&quot;.&quot;;&quot;_&quot;)" office:value-type="string" office:string-value="MUSIC_LBX" calcext:value-type="string">
            <text:p>MUSIC_LBX</text:p>
          </table:table-cell>
          <table:table-cell table:formula="of:=SUBSTITUTE([.A76];&quot;.LBX&quot;;&quot;&quot;)" office:value-type="string" office:string-value="MUSIC" calcext:value-type="string">
            <text:p>MUSIC</text:p>
          </table:table-cell>
          <table:table-cell table:formula="of:=&quot;char * g_&quot;&amp;[.E76]&amp;&quot;;&quot;" office:value-type="string" office:string-value="char * g_MUSIC;" calcext:value-type="string">
            <text:p>char * g_MUSIC;</text:p>
          </table:table-cell>
          <table:table-cell table:formula="of:=&quot;lbx_uint32 g_&quot;&amp;[.E76]&amp;&quot;_len&quot;&amp;&quot;;&quot;" office:value-type="string" office:string-value="lbx_uint32 g_MUSIC_len;" calcext:value-type="string">
            <text:p>lbx_uint32 g_MUSIC_len;</text:p>
          </table:table-cell>
        </table:table-row>
        <table:table-row table:style-name="ro1">
          <table:table-cell office:value-type="string" calcext:value-type="string">
            <text:p>NAMES.LBX</text:p>
          </table:table-cell>
          <table:table-cell table:formula="of:=&quot;&quot;&quot;&quot;&amp;[.A76]&amp;&quot;&quot;&quot;&quot;" office:value-type="string" office:string-value="&quot;MUSIC.LBX&quot;" calcext:value-type="string">
            <text:p>"MUSIC.LBX"</text:p>
          </table:table-cell>
          <table:table-cell table:formula="of:=&quot;&quot;&quot;&quot;&amp;[.A76]&amp;&quot;&quot;&quot;&quot;&amp;&quot;,&quot;" office:value-type="string" office:string-value="&quot;MUSIC.LBX&quot;," calcext:value-type="string">
            <text:p>"MUSIC.LBX",</text:p>
          </table:table-cell>
          <table:table-cell table:formula="of:=SUBSTITUTE([.A77];&quot;.&quot;;&quot;_&quot;)" office:value-type="string" office:string-value="NAMES_LBX" calcext:value-type="string">
            <text:p>NAMES_LBX</text:p>
          </table:table-cell>
          <table:table-cell table:formula="of:=SUBSTITUTE([.A77];&quot;.LBX&quot;;&quot;&quot;)" office:value-type="string" office:string-value="NAMES" calcext:value-type="string">
            <text:p>NAMES</text:p>
          </table:table-cell>
          <table:table-cell table:formula="of:=&quot;char * g_&quot;&amp;[.E77]&amp;&quot;;&quot;" office:value-type="string" office:string-value="char * g_NAMES;" calcext:value-type="string">
            <text:p>char * g_NAMES;</text:p>
          </table:table-cell>
          <table:table-cell table:formula="of:=&quot;lbx_uint32 g_&quot;&amp;[.E77]&amp;&quot;_len&quot;&amp;&quot;;&quot;" office:value-type="string" office:string-value="lbx_uint32 g_NAMES_len;" calcext:value-type="string">
            <text:p>lbx_uint32 g_NAMES_len;</text:p>
          </table:table-cell>
        </table:table-row>
        <table:table-row table:style-name="ro1">
          <table:table-cell office:value-type="string" calcext:value-type="string">
            <text:p>NEWGAME.LBX</text:p>
          </table:table-cell>
          <table:table-cell table:formula="of:=&quot;&quot;&quot;&quot;&amp;[.A77]&amp;&quot;&quot;&quot;&quot;" office:value-type="string" office:string-value="&quot;NAMES.LBX&quot;" calcext:value-type="string">
            <text:p>"NAMES.LBX"</text:p>
          </table:table-cell>
          <table:table-cell table:formula="of:=&quot;&quot;&quot;&quot;&amp;[.A77]&amp;&quot;&quot;&quot;&quot;&amp;&quot;,&quot;" office:value-type="string" office:string-value="&quot;NAMES.LBX&quot;," calcext:value-type="string">
            <text:p>"NAMES.LBX",</text:p>
          </table:table-cell>
          <table:table-cell table:formula="of:=SUBSTITUTE([.A78];&quot;.&quot;;&quot;_&quot;)" office:value-type="string" office:string-value="NEWGAME_LBX" calcext:value-type="string">
            <text:p>NEWGAME_LBX</text:p>
          </table:table-cell>
          <table:table-cell table:formula="of:=SUBSTITUTE([.A78];&quot;.LBX&quot;;&quot;&quot;)" office:value-type="string" office:string-value="NEWGAME" calcext:value-type="string">
            <text:p>NEWGAME</text:p>
          </table:table-cell>
          <table:table-cell table:formula="of:=&quot;char * g_&quot;&amp;[.E78]&amp;&quot;;&quot;" office:value-type="string" office:string-value="char * g_NEWGAME;" calcext:value-type="string">
            <text:p>char * g_NEWGAME;</text:p>
          </table:table-cell>
          <table:table-cell table:formula="of:=&quot;lbx_uint32 g_&quot;&amp;[.E78]&amp;&quot;_len&quot;&amp;&quot;;&quot;" office:value-type="string" office:string-value="lbx_uint32 g_NEWGAME_len;" calcext:value-type="string">
            <text:p>lbx_uint32 g_NEWGAME_len;</text:p>
          </table:table-cell>
        </table:table-row>
        <table:table-row table:style-name="ro1">
          <table:table-cell office:value-type="string" calcext:value-type="string">
            <text:p>NEWSOUND.LBX</text:p>
          </table:table-cell>
          <table:table-cell table:formula="of:=&quot;&quot;&quot;&quot;&amp;[.A78]&amp;&quot;&quot;&quot;&quot;" office:value-type="string" office:string-value="&quot;NEWGAME.LBX&quot;" calcext:value-type="string">
            <text:p>"NEWGAME.LBX"</text:p>
          </table:table-cell>
          <table:table-cell table:formula="of:=&quot;&quot;&quot;&quot;&amp;[.A78]&amp;&quot;&quot;&quot;&quot;&amp;&quot;,&quot;" office:value-type="string" office:string-value="&quot;NEWGAME.LBX&quot;," calcext:value-type="string">
            <text:p>"NEWGAME.LBX",</text:p>
          </table:table-cell>
          <table:table-cell table:formula="of:=SUBSTITUTE([.A79];&quot;.&quot;;&quot;_&quot;)" office:value-type="string" office:string-value="NEWSOUND_LBX" calcext:value-type="string">
            <text:p>NEWSOUND_LBX</text:p>
          </table:table-cell>
          <table:table-cell table:formula="of:=SUBSTITUTE([.A79];&quot;.LBX&quot;;&quot;&quot;)" office:value-type="string" office:string-value="NEWSOUND" calcext:value-type="string">
            <text:p>NEWSOUND</text:p>
          </table:table-cell>
          <table:table-cell table:formula="of:=&quot;char * g_&quot;&amp;[.E79]&amp;&quot;;&quot;" office:value-type="string" office:string-value="char * g_NEWSOUND;" calcext:value-type="string">
            <text:p>char * g_NEWSOUND;</text:p>
          </table:table-cell>
          <table:table-cell table:formula="of:=&quot;lbx_uint32 g_&quot;&amp;[.E79]&amp;&quot;_len&quot;&amp;&quot;;&quot;" office:value-type="string" office:string-value="lbx_uint32 g_NEWSOUND_len;" calcext:value-type="string">
            <text:p>lbx_uint32 g_NEWSOUND_len;</text:p>
          </table:table-cell>
        </table:table-row>
        <table:table-row table:style-name="ro1">
          <table:table-cell office:value-type="string" calcext:value-type="string">
            <text:p>PORTRAIT.LBX</text:p>
          </table:table-cell>
          <table:table-cell table:formula="of:=&quot;&quot;&quot;&quot;&amp;[.A79]&amp;&quot;&quot;&quot;&quot;" office:value-type="string" office:string-value="&quot;NEWSOUND.LBX&quot;" calcext:value-type="string">
            <text:p>"NEWSOUND.LBX"</text:p>
          </table:table-cell>
          <table:table-cell table:formula="of:=&quot;&quot;&quot;&quot;&amp;[.A79]&amp;&quot;&quot;&quot;&quot;&amp;&quot;,&quot;" office:value-type="string" office:string-value="&quot;NEWSOUND.LBX&quot;," calcext:value-type="string">
            <text:p>"NEWSOUND.LBX",</text:p>
          </table:table-cell>
          <table:table-cell table:formula="of:=SUBSTITUTE([.A80];&quot;.&quot;;&quot;_&quot;)" office:value-type="string" office:string-value="PORTRAIT_LBX" calcext:value-type="string">
            <text:p>PORTRAIT_LBX</text:p>
          </table:table-cell>
          <table:table-cell table:formula="of:=SUBSTITUTE([.A80];&quot;.LBX&quot;;&quot;&quot;)" office:value-type="string" office:string-value="PORTRAIT" calcext:value-type="string">
            <text:p>PORTRAIT</text:p>
          </table:table-cell>
          <table:table-cell table:formula="of:=&quot;char * g_&quot;&amp;[.E80]&amp;&quot;;&quot;" office:value-type="string" office:string-value="char * g_PORTRAIT;" calcext:value-type="string">
            <text:p>char * g_PORTRAIT;</text:p>
          </table:table-cell>
          <table:table-cell table:formula="of:=&quot;lbx_uint32 g_&quot;&amp;[.E80]&amp;&quot;_len&quot;&amp;&quot;;&quot;" office:value-type="string" office:string-value="lbx_uint32 g_PORTRAIT_len;" calcext:value-type="string">
            <text:p>lbx_uint32 g_PORTRAIT_len;</text:p>
          </table:table-cell>
        </table:table-row>
        <table:table-row table:style-name="ro1">
          <table:table-cell office:value-type="string" calcext:value-type="string">
            <text:p>RELOAD.LBX</text:p>
          </table:table-cell>
          <table:table-cell table:formula="of:=&quot;&quot;&quot;&quot;&amp;[.A80]&amp;&quot;&quot;&quot;&quot;" office:value-type="string" office:string-value="&quot;PORTRAIT.LBX&quot;" calcext:value-type="string">
            <text:p>"PORTRAIT.LBX"</text:p>
          </table:table-cell>
          <table:table-cell table:formula="of:=&quot;&quot;&quot;&quot;&amp;[.A80]&amp;&quot;&quot;&quot;&quot;&amp;&quot;,&quot;" office:value-type="string" office:string-value="&quot;PORTRAIT.LBX&quot;," calcext:value-type="string">
            <text:p>"PORTRAIT.LBX",</text:p>
          </table:table-cell>
          <table:table-cell table:formula="of:=SUBSTITUTE([.A81];&quot;.&quot;;&quot;_&quot;)" office:value-type="string" office:string-value="RELOAD_LBX" calcext:value-type="string">
            <text:p>RELOAD_LBX</text:p>
          </table:table-cell>
          <table:table-cell table:formula="of:=SUBSTITUTE([.A81];&quot;.LBX&quot;;&quot;&quot;)" office:value-type="string" office:string-value="RELOAD" calcext:value-type="string">
            <text:p>RELOAD</text:p>
          </table:table-cell>
          <table:table-cell table:formula="of:=&quot;char * g_&quot;&amp;[.E81]&amp;&quot;;&quot;" office:value-type="string" office:string-value="char * g_RELOAD;" calcext:value-type="string">
            <text:p>char * g_RELOAD;</text:p>
          </table:table-cell>
          <table:table-cell table:formula="of:=&quot;lbx_uint32 g_&quot;&amp;[.E81]&amp;&quot;_len&quot;&amp;&quot;;&quot;" office:value-type="string" office:string-value="lbx_uint32 g_RELOAD_len;" calcext:value-type="string">
            <text:p>lbx_uint32 g_RELOAD_len;</text:p>
          </table:table-cell>
        </table:table-row>
        <table:table-row table:style-name="ro1">
          <table:table-cell office:value-type="string" calcext:value-type="string">
            <text:p>RESOURCE.LBX</text:p>
          </table:table-cell>
          <table:table-cell table:formula="of:=&quot;&quot;&quot;&quot;&amp;[.A81]&amp;&quot;&quot;&quot;&quot;" office:value-type="string" office:string-value="&quot;RELOAD.LBX&quot;" calcext:value-type="string">
            <text:p>"RELOAD.LBX"</text:p>
          </table:table-cell>
          <table:table-cell table:formula="of:=&quot;&quot;&quot;&quot;&amp;[.A81]&amp;&quot;&quot;&quot;&quot;&amp;&quot;,&quot;" office:value-type="string" office:string-value="&quot;RELOAD.LBX&quot;," calcext:value-type="string">
            <text:p>"RELOAD.LBX",</text:p>
          </table:table-cell>
          <table:table-cell table:formula="of:=SUBSTITUTE([.A82];&quot;.&quot;;&quot;_&quot;)" office:value-type="string" office:string-value="RESOURCE_LBX" calcext:value-type="string">
            <text:p>RESOURCE_LBX</text:p>
          </table:table-cell>
          <table:table-cell table:formula="of:=SUBSTITUTE([.A82];&quot;.LBX&quot;;&quot;&quot;)" office:value-type="string" office:string-value="RESOURCE" calcext:value-type="string">
            <text:p>RESOURCE</text:p>
          </table:table-cell>
          <table:table-cell table:formula="of:=&quot;char * g_&quot;&amp;[.E82]&amp;&quot;;&quot;" office:value-type="string" office:string-value="char * g_RESOURCE;" calcext:value-type="string">
            <text:p>char * g_RESOURCE;</text:p>
          </table:table-cell>
          <table:table-cell table:formula="of:=&quot;lbx_uint32 g_&quot;&amp;[.E82]&amp;&quot;_len&quot;&amp;&quot;;&quot;" office:value-type="string" office:string-value="lbx_uint32 g_RESOURCE_len;" calcext:value-type="string">
            <text:p>lbx_uint32 g_RESOURCE_len;</text:p>
          </table:table-cell>
        </table:table-row>
        <table:table-row table:style-name="ro1">
          <table:table-cell office:value-type="string" calcext:value-type="string">
            <text:p>SCROLL.LBX</text:p>
          </table:table-cell>
          <table:table-cell table:formula="of:=&quot;&quot;&quot;&quot;&amp;[.A82]&amp;&quot;&quot;&quot;&quot;" office:value-type="string" office:string-value="&quot;RESOURCE.LBX&quot;" calcext:value-type="string">
            <text:p>"RESOURCE.LBX"</text:p>
          </table:table-cell>
          <table:table-cell table:formula="of:=&quot;&quot;&quot;&quot;&amp;[.A82]&amp;&quot;&quot;&quot;&quot;&amp;&quot;,&quot;" office:value-type="string" office:string-value="&quot;RESOURCE.LBX&quot;," calcext:value-type="string">
            <text:p>"RESOURCE.LBX",</text:p>
          </table:table-cell>
          <table:table-cell table:formula="of:=SUBSTITUTE([.A83];&quot;.&quot;;&quot;_&quot;)" office:value-type="string" office:string-value="SCROLL_LBX" calcext:value-type="string">
            <text:p>SCROLL_LBX</text:p>
          </table:table-cell>
          <table:table-cell table:formula="of:=SUBSTITUTE([.A83];&quot;.LBX&quot;;&quot;&quot;)" office:value-type="string" office:string-value="SCROLL" calcext:value-type="string">
            <text:p>SCROLL</text:p>
          </table:table-cell>
          <table:table-cell table:formula="of:=&quot;char * g_&quot;&amp;[.E83]&amp;&quot;;&quot;" office:value-type="string" office:string-value="char * g_SCROLL;" calcext:value-type="string">
            <text:p>char * g_SCROLL;</text:p>
          </table:table-cell>
          <table:table-cell table:formula="of:=&quot;lbx_uint32 g_&quot;&amp;[.E83]&amp;&quot;_len&quot;&amp;&quot;;&quot;" office:value-type="string" office:string-value="lbx_uint32 g_SCROLL_len;" calcext:value-type="string">
            <text:p>lbx_uint32 g_SCROLL_len;</text:p>
          </table:table-cell>
        </table:table-row>
        <table:table-row table:style-name="ro1">
          <table:table-cell office:value-type="string" calcext:value-type="string">
            <text:p>SNDDRV.LBX</text:p>
          </table:table-cell>
          <table:table-cell table:formula="of:=&quot;&quot;&quot;&quot;&amp;[.A83]&amp;&quot;&quot;&quot;&quot;" office:value-type="string" office:string-value="&quot;SCROLL.LBX&quot;" calcext:value-type="string">
            <text:p>"SCROLL.LBX"</text:p>
          </table:table-cell>
          <table:table-cell table:formula="of:=&quot;&quot;&quot;&quot;&amp;[.A83]&amp;&quot;&quot;&quot;&quot;&amp;&quot;,&quot;" office:value-type="string" office:string-value="&quot;SCROLL.LBX&quot;," calcext:value-type="string">
            <text:p>"SCROLL.LBX",</text:p>
          </table:table-cell>
          <table:table-cell table:formula="of:=SUBSTITUTE([.A84];&quot;.&quot;;&quot;_&quot;)" office:value-type="string" office:string-value="SNDDRV_LBX" calcext:value-type="string">
            <text:p>SNDDRV_LBX</text:p>
          </table:table-cell>
          <table:table-cell table:formula="of:=SUBSTITUTE([.A84];&quot;.LBX&quot;;&quot;&quot;)" office:value-type="string" office:string-value="SNDDRV" calcext:value-type="string">
            <text:p>SNDDRV</text:p>
          </table:table-cell>
          <table:table-cell table:formula="of:=&quot;char * g_&quot;&amp;[.E84]&amp;&quot;;&quot;" office:value-type="string" office:string-value="char * g_SNDDRV;" calcext:value-type="string">
            <text:p>char * g_SNDDRV;</text:p>
          </table:table-cell>
          <table:table-cell table:formula="of:=&quot;lbx_uint32 g_&quot;&amp;[.E84]&amp;&quot;_len&quot;&amp;&quot;;&quot;" office:value-type="string" office:string-value="lbx_uint32 g_SNDDRV_len;" calcext:value-type="string">
            <text:p>lbx_uint32 g_SNDDRV_len;</text:p>
          </table:table-cell>
        </table:table-row>
        <table:table-row table:style-name="ro1">
          <table:table-cell office:value-type="string" calcext:value-type="string">
            <text:p>SOUNDFX.LBX</text:p>
          </table:table-cell>
          <table:table-cell table:formula="of:=&quot;&quot;&quot;&quot;&amp;[.A84]&amp;&quot;&quot;&quot;&quot;" office:value-type="string" office:string-value="&quot;SNDDRV.LBX&quot;" calcext:value-type="string">
            <text:p>"SNDDRV.LBX"</text:p>
          </table:table-cell>
          <table:table-cell table:formula="of:=&quot;&quot;&quot;&quot;&amp;[.A84]&amp;&quot;&quot;&quot;&quot;&amp;&quot;,&quot;" office:value-type="string" office:string-value="&quot;SNDDRV.LBX&quot;," calcext:value-type="string">
            <text:p>"SNDDRV.LBX",</text:p>
          </table:table-cell>
          <table:table-cell table:formula="of:=SUBSTITUTE([.A85];&quot;.&quot;;&quot;_&quot;)" office:value-type="string" office:string-value="SOUNDFX_LBX" calcext:value-type="string">
            <text:p>SOUNDFX_LBX</text:p>
          </table:table-cell>
          <table:table-cell table:formula="of:=SUBSTITUTE([.A85];&quot;.LBX&quot;;&quot;&quot;)" office:value-type="string" office:string-value="SOUNDFX" calcext:value-type="string">
            <text:p>SOUNDFX</text:p>
          </table:table-cell>
          <table:table-cell table:formula="of:=&quot;char * g_&quot;&amp;[.E85]&amp;&quot;;&quot;" office:value-type="string" office:string-value="char * g_SOUNDFX;" calcext:value-type="string">
            <text:p>char * g_SOUNDFX;</text:p>
          </table:table-cell>
          <table:table-cell table:formula="of:=&quot;lbx_uint32 g_&quot;&amp;[.E85]&amp;&quot;_len&quot;&amp;&quot;;&quot;" office:value-type="string" office:string-value="lbx_uint32 g_SOUNDFX_len;" calcext:value-type="string">
            <text:p>lbx_uint32 g_SOUNDFX_len;</text:p>
          </table:table-cell>
        </table:table-row>
        <table:table-row table:style-name="ro1">
          <table:table-cell office:value-type="string" calcext:value-type="string">
            <text:p>SPECFX.LBX</text:p>
          </table:table-cell>
          <table:table-cell table:formula="of:=&quot;&quot;&quot;&quot;&amp;[.A85]&amp;&quot;&quot;&quot;&quot;" office:value-type="string" office:string-value="&quot;SOUNDFX.LBX&quot;" calcext:value-type="string">
            <text:p>"SOUNDFX.LBX"</text:p>
          </table:table-cell>
          <table:table-cell table:formula="of:=&quot;&quot;&quot;&quot;&amp;[.A85]&amp;&quot;&quot;&quot;&quot;&amp;&quot;,&quot;" office:value-type="string" office:string-value="&quot;SOUNDFX.LBX&quot;," calcext:value-type="string">
            <text:p>"SOUNDFX.LBX",</text:p>
          </table:table-cell>
          <table:table-cell table:formula="of:=SUBSTITUTE([.A86];&quot;.&quot;;&quot;_&quot;)" office:value-type="string" office:string-value="SPECFX_LBX" calcext:value-type="string">
            <text:p>SPECFX_LBX</text:p>
          </table:table-cell>
          <table:table-cell table:formula="of:=SUBSTITUTE([.A86];&quot;.LBX&quot;;&quot;&quot;)" office:value-type="string" office:string-value="SPECFX" calcext:value-type="string">
            <text:p>SPECFX</text:p>
          </table:table-cell>
          <table:table-cell table:formula="of:=&quot;char * g_&quot;&amp;[.E86]&amp;&quot;;&quot;" office:value-type="string" office:string-value="char * g_SPECFX;" calcext:value-type="string">
            <text:p>char * g_SPECFX;</text:p>
          </table:table-cell>
          <table:table-cell table:formula="of:=&quot;lbx_uint32 g_&quot;&amp;[.E86]&amp;&quot;_len&quot;&amp;&quot;;&quot;" office:value-type="string" office:string-value="lbx_uint32 g_SPECFX_len;" calcext:value-type="string">
            <text:p>lbx_uint32 g_SPECFX_len;</text:p>
          </table:table-cell>
        </table:table-row>
        <table:table-row table:style-name="ro1">
          <table:table-cell office:value-type="string" calcext:value-type="string">
            <text:p>SPECIAL.LBX</text:p>
          </table:table-cell>
          <table:table-cell table:formula="of:=&quot;&quot;&quot;&quot;&amp;[.A86]&amp;&quot;&quot;&quot;&quot;" office:value-type="string" office:string-value="&quot;SPECFX.LBX&quot;" calcext:value-type="string">
            <text:p>"SPECFX.LBX"</text:p>
          </table:table-cell>
          <table:table-cell table:formula="of:=&quot;&quot;&quot;&quot;&amp;[.A86]&amp;&quot;&quot;&quot;&quot;&amp;&quot;,&quot;" office:value-type="string" office:string-value="&quot;SPECFX.LBX&quot;," calcext:value-type="string">
            <text:p>"SPECFX.LBX",</text:p>
          </table:table-cell>
          <table:table-cell table:formula="of:=SUBSTITUTE([.A87];&quot;.&quot;;&quot;_&quot;)" office:value-type="string" office:string-value="SPECIAL_LBX" calcext:value-type="string">
            <text:p>SPECIAL_LBX</text:p>
          </table:table-cell>
          <table:table-cell table:formula="of:=SUBSTITUTE([.A87];&quot;.LBX&quot;;&quot;&quot;)" office:value-type="string" office:string-value="SPECIAL" calcext:value-type="string">
            <text:p>SPECIAL</text:p>
          </table:table-cell>
          <table:table-cell table:formula="of:=&quot;char * g_&quot;&amp;[.E87]&amp;&quot;;&quot;" office:value-type="string" office:string-value="char * g_SPECIAL;" calcext:value-type="string">
            <text:p>char * g_SPECIAL;</text:p>
          </table:table-cell>
          <table:table-cell table:formula="of:=&quot;lbx_uint32 g_&quot;&amp;[.E87]&amp;&quot;_len&quot;&amp;&quot;;&quot;" office:value-type="string" office:string-value="lbx_uint32 g_SPECIAL_len;" calcext:value-type="string">
            <text:p>lbx_uint32 g_SPECIAL_len;</text:p>
          </table:table-cell>
        </table:table-row>
        <table:table-row table:style-name="ro1">
          <table:table-cell office:value-type="string" calcext:value-type="string">
            <text:p>SPECIAL2.LBX</text:p>
          </table:table-cell>
          <table:table-cell table:formula="of:=&quot;&quot;&quot;&quot;&amp;[.A87]&amp;&quot;&quot;&quot;&quot;" office:value-type="string" office:string-value="&quot;SPECIAL.LBX&quot;" calcext:value-type="string">
            <text:p>"SPECIAL.LBX"</text:p>
          </table:table-cell>
          <table:table-cell table:formula="of:=&quot;&quot;&quot;&quot;&amp;[.A87]&amp;&quot;&quot;&quot;&quot;&amp;&quot;,&quot;" office:value-type="string" office:string-value="&quot;SPECIAL.LBX&quot;," calcext:value-type="string">
            <text:p>"SPECIAL.LBX",</text:p>
          </table:table-cell>
          <table:table-cell table:formula="of:=SUBSTITUTE([.A88];&quot;.&quot;;&quot;_&quot;)" office:value-type="string" office:string-value="SPECIAL2_LBX" calcext:value-type="string">
            <text:p>SPECIAL2_LBX</text:p>
          </table:table-cell>
          <table:table-cell table:formula="of:=SUBSTITUTE([.A88];&quot;.LBX&quot;;&quot;&quot;)" office:value-type="string" office:string-value="SPECIAL2" calcext:value-type="string">
            <text:p>SPECIAL2</text:p>
          </table:table-cell>
          <table:table-cell table:formula="of:=&quot;char * g_&quot;&amp;[.E88]&amp;&quot;;&quot;" office:value-type="string" office:string-value="char * g_SPECIAL2;" calcext:value-type="string">
            <text:p>char * g_SPECIAL2;</text:p>
          </table:table-cell>
          <table:table-cell table:formula="of:=&quot;lbx_uint32 g_&quot;&amp;[.E88]&amp;&quot;_len&quot;&amp;&quot;;&quot;" office:value-type="string" office:string-value="lbx_uint32 g_SPECIAL2_len;" calcext:value-type="string">
            <text:p>lbx_uint32 g_SPECIAL2_len;</text:p>
          </table:table-cell>
        </table:table-row>
        <table:table-row table:style-name="ro1">
          <table:table-cell office:value-type="string" calcext:value-type="string">
            <text:p>SPELLDAT.LBX</text:p>
          </table:table-cell>
          <table:table-cell table:formula="of:=&quot;&quot;&quot;&quot;&amp;[.A88]&amp;&quot;&quot;&quot;&quot;" office:value-type="string" office:string-value="&quot;SPECIAL2.LBX&quot;" calcext:value-type="string">
            <text:p>"SPECIAL2.LBX"</text:p>
          </table:table-cell>
          <table:table-cell table:formula="of:=&quot;&quot;&quot;&quot;&amp;[.A88]&amp;&quot;&quot;&quot;&quot;&amp;&quot;,&quot;" office:value-type="string" office:string-value="&quot;SPECIAL2.LBX&quot;," calcext:value-type="string">
            <text:p>"SPECIAL2.LBX",</text:p>
          </table:table-cell>
          <table:table-cell table:formula="of:=SUBSTITUTE([.A89];&quot;.&quot;;&quot;_&quot;)" office:value-type="string" office:string-value="SPELLDAT_LBX" calcext:value-type="string">
            <text:p>SPELLDAT_LBX</text:p>
          </table:table-cell>
          <table:table-cell table:formula="of:=SUBSTITUTE([.A89];&quot;.LBX&quot;;&quot;&quot;)" office:value-type="string" office:string-value="SPELLDAT" calcext:value-type="string">
            <text:p>SPELLDAT</text:p>
          </table:table-cell>
          <table:table-cell table:formula="of:=&quot;char * g_&quot;&amp;[.E89]&amp;&quot;;&quot;" office:value-type="string" office:string-value="char * g_SPELLDAT;" calcext:value-type="string">
            <text:p>char * g_SPELLDAT;</text:p>
          </table:table-cell>
          <table:table-cell table:formula="of:=&quot;lbx_uint32 g_&quot;&amp;[.E89]&amp;&quot;_len&quot;&amp;&quot;;&quot;" office:value-type="string" office:string-value="lbx_uint32 g_SPELLDAT_len;" calcext:value-type="string">
            <text:p>lbx_uint32 g_SPELLDAT_len;</text:p>
          </table:table-cell>
        </table:table-row>
        <table:table-row table:style-name="ro1">
          <table:table-cell office:value-type="string" calcext:value-type="string">
            <text:p>SPELLOSE.LBX</text:p>
          </table:table-cell>
          <table:table-cell table:formula="of:=&quot;&quot;&quot;&quot;&amp;[.A89]&amp;&quot;&quot;&quot;&quot;" office:value-type="string" office:string-value="&quot;SPELLDAT.LBX&quot;" calcext:value-type="string">
            <text:p>"SPELLDAT.LBX"</text:p>
          </table:table-cell>
          <table:table-cell table:formula="of:=&quot;&quot;&quot;&quot;&amp;[.A89]&amp;&quot;&quot;&quot;&quot;&amp;&quot;,&quot;" office:value-type="string" office:string-value="&quot;SPELLDAT.LBX&quot;," calcext:value-type="string">
            <text:p>"SPELLDAT.LBX",</text:p>
          </table:table-cell>
          <table:table-cell table:formula="of:=SUBSTITUTE([.A90];&quot;.&quot;;&quot;_&quot;)" office:value-type="string" office:string-value="SPELLOSE_LBX" calcext:value-type="string">
            <text:p>SPELLOSE_LBX</text:p>
          </table:table-cell>
          <table:table-cell table:formula="of:=SUBSTITUTE([.A90];&quot;.LBX&quot;;&quot;&quot;)" office:value-type="string" office:string-value="SPELLOSE" calcext:value-type="string">
            <text:p>SPELLOSE</text:p>
          </table:table-cell>
          <table:table-cell table:formula="of:=&quot;char * g_&quot;&amp;[.E90]&amp;&quot;;&quot;" office:value-type="string" office:string-value="char * g_SPELLOSE;" calcext:value-type="string">
            <text:p>char * g_SPELLOSE;</text:p>
          </table:table-cell>
          <table:table-cell table:formula="of:=&quot;lbx_uint32 g_&quot;&amp;[.E90]&amp;&quot;_len&quot;&amp;&quot;;&quot;" office:value-type="string" office:string-value="lbx_uint32 g_SPELLOSE_len;" calcext:value-type="string">
            <text:p>lbx_uint32 g_SPELLOSE_len;</text:p>
          </table:table-cell>
        </table:table-row>
        <table:table-row table:style-name="ro1">
          <table:table-cell office:value-type="string" calcext:value-type="string">
            <text:p>SPELLS.LBX</text:p>
          </table:table-cell>
          <table:table-cell table:formula="of:=&quot;&quot;&quot;&quot;&amp;[.A90]&amp;&quot;&quot;&quot;&quot;" office:value-type="string" office:string-value="&quot;SPELLOSE.LBX&quot;" calcext:value-type="string">
            <text:p>"SPELLOSE.LBX"</text:p>
          </table:table-cell>
          <table:table-cell table:formula="of:=&quot;&quot;&quot;&quot;&amp;[.A90]&amp;&quot;&quot;&quot;&quot;&amp;&quot;,&quot;" office:value-type="string" office:string-value="&quot;SPELLOSE.LBX&quot;," calcext:value-type="string">
            <text:p>"SPELLOSE.LBX",</text:p>
          </table:table-cell>
          <table:table-cell table:formula="of:=SUBSTITUTE([.A91];&quot;.&quot;;&quot;_&quot;)" office:value-type="string" office:string-value="SPELLS_LBX" calcext:value-type="string">
            <text:p>SPELLS_LBX</text:p>
          </table:table-cell>
          <table:table-cell table:formula="of:=SUBSTITUTE([.A91];&quot;.LBX&quot;;&quot;&quot;)" office:value-type="string" office:string-value="SPELLS" calcext:value-type="string">
            <text:p>SPELLS</text:p>
          </table:table-cell>
          <table:table-cell table:formula="of:=&quot;char * g_&quot;&amp;[.E91]&amp;&quot;;&quot;" office:value-type="string" office:string-value="char * g_SPELLS;" calcext:value-type="string">
            <text:p>char * g_SPELLS;</text:p>
          </table:table-cell>
          <table:table-cell table:formula="of:=&quot;lbx_uint32 g_&quot;&amp;[.E91]&amp;&quot;_len&quot;&amp;&quot;;&quot;" office:value-type="string" office:string-value="lbx_uint32 g_SPELLS_len;" calcext:value-type="string">
            <text:p>lbx_uint32 g_SPELLS_len;</text:p>
          </table:table-cell>
        </table:table-row>
        <table:table-row table:style-name="ro1">
          <table:table-cell office:value-type="string" calcext:value-type="string">
            <text:p>SPELLSCR.LBX</text:p>
          </table:table-cell>
          <table:table-cell table:formula="of:=&quot;&quot;&quot;&quot;&amp;[.A91]&amp;&quot;&quot;&quot;&quot;" office:value-type="string" office:string-value="&quot;SPELLS.LBX&quot;" calcext:value-type="string">
            <text:p>"SPELLS.LBX"</text:p>
          </table:table-cell>
          <table:table-cell table:formula="of:=&quot;&quot;&quot;&quot;&amp;[.A91]&amp;&quot;&quot;&quot;&quot;&amp;&quot;,&quot;" office:value-type="string" office:string-value="&quot;SPELLS.LBX&quot;," calcext:value-type="string">
            <text:p>"SPELLS.LBX",</text:p>
          </table:table-cell>
          <table:table-cell table:formula="of:=SUBSTITUTE([.A92];&quot;.&quot;;&quot;_&quot;)" office:value-type="string" office:string-value="SPELLSCR_LBX" calcext:value-type="string">
            <text:p>SPELLSCR_LBX</text:p>
          </table:table-cell>
          <table:table-cell table:formula="of:=SUBSTITUTE([.A92];&quot;.LBX&quot;;&quot;&quot;)" office:value-type="string" office:string-value="SPELLSCR" calcext:value-type="string">
            <text:p>SPELLSCR</text:p>
          </table:table-cell>
          <table:table-cell table:formula="of:=&quot;char * g_&quot;&amp;[.E92]&amp;&quot;;&quot;" office:value-type="string" office:string-value="char * g_SPELLSCR;" calcext:value-type="string">
            <text:p>char * g_SPELLSCR;</text:p>
          </table:table-cell>
          <table:table-cell table:formula="of:=&quot;lbx_uint32 g_&quot;&amp;[.E92]&amp;&quot;_len&quot;&amp;&quot;;&quot;" office:value-type="string" office:string-value="lbx_uint32 g_SPELLSCR_len;" calcext:value-type="string">
            <text:p>lbx_uint32 g_SPELLSCR_len;</text:p>
          </table:table-cell>
        </table:table-row>
        <table:table-row table:style-name="ro1">
          <table:table-cell office:value-type="string" calcext:value-type="string">
            <text:p>SPLMASTR.LBX</text:p>
          </table:table-cell>
          <table:table-cell table:formula="of:=&quot;&quot;&quot;&quot;&amp;[.A92]&amp;&quot;&quot;&quot;&quot;" office:value-type="string" office:string-value="&quot;SPELLSCR.LBX&quot;" calcext:value-type="string">
            <text:p>"SPELLSCR.LBX"</text:p>
          </table:table-cell>
          <table:table-cell table:formula="of:=&quot;&quot;&quot;&quot;&amp;[.A92]&amp;&quot;&quot;&quot;&quot;&amp;&quot;,&quot;" office:value-type="string" office:string-value="&quot;SPELLSCR.LBX&quot;," calcext:value-type="string">
            <text:p>"SPELLSCR.LBX",</text:p>
          </table:table-cell>
          <table:table-cell table:formula="of:=SUBSTITUTE([.A93];&quot;.&quot;;&quot;_&quot;)" office:value-type="string" office:string-value="SPLMASTR_LBX" calcext:value-type="string">
            <text:p>SPLMASTR_LBX</text:p>
          </table:table-cell>
          <table:table-cell table:formula="of:=SUBSTITUTE([.A93];&quot;.LBX&quot;;&quot;&quot;)" office:value-type="string" office:string-value="SPLMASTR" calcext:value-type="string">
            <text:p>SPLMASTR</text:p>
          </table:table-cell>
          <table:table-cell table:formula="of:=&quot;char * g_&quot;&amp;[.E93]&amp;&quot;;&quot;" office:value-type="string" office:string-value="char * g_SPLMASTR;" calcext:value-type="string">
            <text:p>char * g_SPLMASTR;</text:p>
          </table:table-cell>
          <table:table-cell table:formula="of:=&quot;lbx_uint32 g_&quot;&amp;[.E93]&amp;&quot;_len&quot;&amp;&quot;;&quot;" office:value-type="string" office:string-value="lbx_uint32 g_SPLMASTR_len;" calcext:value-type="string">
            <text:p>lbx_uint32 g_SPLMASTR_len;</text:p>
          </table:table-cell>
        </table:table-row>
        <table:table-row table:style-name="ro1">
          <table:table-cell office:value-type="string" calcext:value-type="string">
            <text:p>TERRAIN.LBX</text:p>
          </table:table-cell>
          <table:table-cell table:formula="of:=&quot;&quot;&quot;&quot;&amp;[.A93]&amp;&quot;&quot;&quot;&quot;" office:value-type="string" office:string-value="&quot;SPLMASTR.LBX&quot;" calcext:value-type="string">
            <text:p>"SPLMASTR.LBX"</text:p>
          </table:table-cell>
          <table:table-cell table:formula="of:=&quot;&quot;&quot;&quot;&amp;[.A93]&amp;&quot;&quot;&quot;&quot;&amp;&quot;,&quot;" office:value-type="string" office:string-value="&quot;SPLMASTR.LBX&quot;," calcext:value-type="string">
            <text:p>"SPLMASTR.LBX",</text:p>
          </table:table-cell>
          <table:table-cell table:formula="of:=SUBSTITUTE([.A94];&quot;.&quot;;&quot;_&quot;)" office:value-type="string" office:string-value="TERRAIN_LBX" calcext:value-type="string">
            <text:p>TERRAIN_LBX</text:p>
          </table:table-cell>
          <table:table-cell table:formula="of:=SUBSTITUTE([.A94];&quot;.LBX&quot;;&quot;&quot;)" office:value-type="string" office:string-value="TERRAIN" calcext:value-type="string">
            <text:p>TERRAIN</text:p>
          </table:table-cell>
          <table:table-cell table:formula="of:=&quot;char * g_&quot;&amp;[.E94]&amp;&quot;;&quot;" office:value-type="string" office:string-value="char * g_TERRAIN;" calcext:value-type="string">
            <text:p>char * g_TERRAIN;</text:p>
          </table:table-cell>
          <table:table-cell table:formula="of:=&quot;lbx_uint32 g_&quot;&amp;[.E94]&amp;&quot;_len&quot;&amp;&quot;;&quot;" office:value-type="string" office:string-value="lbx_uint32 g_TERRAIN_len;" calcext:value-type="string">
            <text:p>lbx_uint32 g_TERRAIN_len;</text:p>
          </table:table-cell>
        </table:table-row>
        <table:table-row table:style-name="ro1">
          <table:table-cell office:value-type="string" calcext:value-type="string">
            <text:p>TERRSTAT.LBX</text:p>
          </table:table-cell>
          <table:table-cell table:formula="of:=&quot;&quot;&quot;&quot;&amp;[.A94]&amp;&quot;&quot;&quot;&quot;" office:value-type="string" office:string-value="&quot;TERRAIN.LBX&quot;" calcext:value-type="string">
            <text:p>"TERRAIN.LBX"</text:p>
          </table:table-cell>
          <table:table-cell table:formula="of:=&quot;&quot;&quot;&quot;&amp;[.A94]&amp;&quot;&quot;&quot;&quot;&amp;&quot;,&quot;" office:value-type="string" office:string-value="&quot;TERRAIN.LBX&quot;," calcext:value-type="string">
            <text:p>"TERRAIN.LBX",</text:p>
          </table:table-cell>
          <table:table-cell table:formula="of:=SUBSTITUTE([.A95];&quot;.&quot;;&quot;_&quot;)" office:value-type="string" office:string-value="TERRSTAT_LBX" calcext:value-type="string">
            <text:p>TERRSTAT_LBX</text:p>
          </table:table-cell>
          <table:table-cell table:formula="of:=SUBSTITUTE([.A95];&quot;.LBX&quot;;&quot;&quot;)" office:value-type="string" office:string-value="TERRSTAT" calcext:value-type="string">
            <text:p>TERRSTAT</text:p>
          </table:table-cell>
          <table:table-cell table:formula="of:=&quot;char * g_&quot;&amp;[.E95]&amp;&quot;;&quot;" office:value-type="string" office:string-value="char * g_TERRSTAT;" calcext:value-type="string">
            <text:p>char * g_TERRSTAT;</text:p>
          </table:table-cell>
          <table:table-cell table:formula="of:=&quot;lbx_uint32 g_&quot;&amp;[.E95]&amp;&quot;_len&quot;&amp;&quot;;&quot;" office:value-type="string" office:string-value="lbx_uint32 g_TERRSTAT_len;" calcext:value-type="string">
            <text:p>lbx_uint32 g_TERRSTAT_len;</text:p>
          </table:table-cell>
        </table:table-row>
        <table:table-row table:style-name="ro1">
          <table:table-cell office:value-type="string" calcext:value-type="string">
            <text:p>TERRTYPE.LBX</text:p>
          </table:table-cell>
          <table:table-cell table:formula="of:=&quot;&quot;&quot;&quot;&amp;[.A95]&amp;&quot;&quot;&quot;&quot;" office:value-type="string" office:string-value="&quot;TERRSTAT.LBX&quot;" calcext:value-type="string">
            <text:p>"TERRSTAT.LBX"</text:p>
          </table:table-cell>
          <table:table-cell table:formula="of:=&quot;&quot;&quot;&quot;&amp;[.A95]&amp;&quot;&quot;&quot;&quot;&amp;&quot;,&quot;" office:value-type="string" office:string-value="&quot;TERRSTAT.LBX&quot;," calcext:value-type="string">
            <text:p>"TERRSTAT.LBX",</text:p>
          </table:table-cell>
          <table:table-cell table:formula="of:=SUBSTITUTE([.A96];&quot;.&quot;;&quot;_&quot;)" office:value-type="string" office:string-value="TERRTYPE_LBX" calcext:value-type="string">
            <text:p>TERRTYPE_LBX</text:p>
          </table:table-cell>
          <table:table-cell table:formula="of:=SUBSTITUTE([.A96];&quot;.LBX&quot;;&quot;&quot;)" office:value-type="string" office:string-value="TERRTYPE" calcext:value-type="string">
            <text:p>TERRTYPE</text:p>
          </table:table-cell>
          <table:table-cell table:formula="of:=&quot;char * g_&quot;&amp;[.E96]&amp;&quot;;&quot;" office:value-type="string" office:string-value="char * g_TERRTYPE;" calcext:value-type="string">
            <text:p>char * g_TERRTYPE;</text:p>
          </table:table-cell>
          <table:table-cell table:formula="of:=&quot;lbx_uint32 g_&quot;&amp;[.E96]&amp;&quot;_len&quot;&amp;&quot;;&quot;" office:value-type="string" office:string-value="lbx_uint32 g_TERRTYPE_len;" calcext:value-type="string">
            <text:p>lbx_uint32 g_TERRTYPE_len;</text:p>
          </table:table-cell>
        </table:table-row>
        <table:table-row table:style-name="ro1">
          <table:table-cell office:value-type="string" calcext:value-type="string">
            <text:p>TUNDRA.LBX</text:p>
          </table:table-cell>
          <table:table-cell table:formula="of:=&quot;&quot;&quot;&quot;&amp;[.A96]&amp;&quot;&quot;&quot;&quot;" office:value-type="string" office:string-value="&quot;TERRTYPE.LBX&quot;" calcext:value-type="string">
            <text:p>"TERRTYPE.LBX"</text:p>
          </table:table-cell>
          <table:table-cell table:formula="of:=&quot;&quot;&quot;&quot;&amp;[.A96]&amp;&quot;&quot;&quot;&quot;&amp;&quot;,&quot;" office:value-type="string" office:string-value="&quot;TERRTYPE.LBX&quot;," calcext:value-type="string">
            <text:p>"TERRTYPE.LBX",</text:p>
          </table:table-cell>
          <table:table-cell table:formula="of:=SUBSTITUTE([.A97];&quot;.&quot;;&quot;_&quot;)" office:value-type="string" office:string-value="TUNDRA_LBX" calcext:value-type="string">
            <text:p>TUNDRA_LBX</text:p>
          </table:table-cell>
          <table:table-cell table:formula="of:=SUBSTITUTE([.A97];&quot;.LBX&quot;;&quot;&quot;)" office:value-type="string" office:string-value="TUNDRA" calcext:value-type="string">
            <text:p>TUNDRA</text:p>
          </table:table-cell>
          <table:table-cell table:formula="of:=&quot;char * g_&quot;&amp;[.E97]&amp;&quot;;&quot;" office:value-type="string" office:string-value="char * g_TUNDRA;" calcext:value-type="string">
            <text:p>char * g_TUNDRA;</text:p>
          </table:table-cell>
          <table:table-cell table:formula="of:=&quot;lbx_uint32 g_&quot;&amp;[.E97]&amp;&quot;_len&quot;&amp;&quot;;&quot;" office:value-type="string" office:string-value="lbx_uint32 g_TUNDRA_len;" calcext:value-type="string">
            <text:p>lbx_uint32 g_TUNDRA_len;</text:p>
          </table:table-cell>
        </table:table-row>
        <table:table-row table:style-name="ro1">
          <table:table-cell office:value-type="string" calcext:value-type="string">
            <text:p>UNITS1.LBX</text:p>
          </table:table-cell>
          <table:table-cell table:formula="of:=&quot;&quot;&quot;&quot;&amp;[.A97]&amp;&quot;&quot;&quot;&quot;" office:value-type="string" office:string-value="&quot;TUNDRA.LBX&quot;" calcext:value-type="string">
            <text:p>"TUNDRA.LBX"</text:p>
          </table:table-cell>
          <table:table-cell table:formula="of:=&quot;&quot;&quot;&quot;&amp;[.A97]&amp;&quot;&quot;&quot;&quot;&amp;&quot;,&quot;" office:value-type="string" office:string-value="&quot;TUNDRA.LBX&quot;," calcext:value-type="string">
            <text:p>"TUNDRA.LBX",</text:p>
          </table:table-cell>
          <table:table-cell table:formula="of:=SUBSTITUTE([.A98];&quot;.&quot;;&quot;_&quot;)" office:value-type="string" office:string-value="UNITS1_LBX" calcext:value-type="string">
            <text:p>UNITS1_LBX</text:p>
          </table:table-cell>
          <table:table-cell table:formula="of:=SUBSTITUTE([.A98];&quot;.LBX&quot;;&quot;&quot;)" office:value-type="string" office:string-value="UNITS1" calcext:value-type="string">
            <text:p>UNITS1</text:p>
          </table:table-cell>
          <table:table-cell table:formula="of:=&quot;char * g_&quot;&amp;[.E98]&amp;&quot;;&quot;" office:value-type="string" office:string-value="char * g_UNITS1;" calcext:value-type="string">
            <text:p>char * g_UNITS1;</text:p>
          </table:table-cell>
          <table:table-cell table:formula="of:=&quot;lbx_uint32 g_&quot;&amp;[.E98]&amp;&quot;_len&quot;&amp;&quot;;&quot;" office:value-type="string" office:string-value="lbx_uint32 g_UNITS1_len;" calcext:value-type="string">
            <text:p>lbx_uint32 g_UNITS1_len;</text:p>
          </table:table-cell>
        </table:table-row>
        <table:table-row table:style-name="ro1">
          <table:table-cell office:value-type="string" calcext:value-type="string">
            <text:p>UNITS2.LBX</text:p>
          </table:table-cell>
          <table:table-cell table:formula="of:=&quot;&quot;&quot;&quot;&amp;[.A98]&amp;&quot;&quot;&quot;&quot;" office:value-type="string" office:string-value="&quot;UNITS1.LBX&quot;" calcext:value-type="string">
            <text:p>"UNITS1.LBX"</text:p>
          </table:table-cell>
          <table:table-cell table:formula="of:=&quot;&quot;&quot;&quot;&amp;[.A98]&amp;&quot;&quot;&quot;&quot;&amp;&quot;,&quot;" office:value-type="string" office:string-value="&quot;UNITS1.LBX&quot;," calcext:value-type="string">
            <text:p>"UNITS1.LBX",</text:p>
          </table:table-cell>
          <table:table-cell table:formula="of:=SUBSTITUTE([.A99];&quot;.&quot;;&quot;_&quot;)" office:value-type="string" office:string-value="UNITS2_LBX" calcext:value-type="string">
            <text:p>UNITS2_LBX</text:p>
          </table:table-cell>
          <table:table-cell table:formula="of:=SUBSTITUTE([.A99];&quot;.LBX&quot;;&quot;&quot;)" office:value-type="string" office:string-value="UNITS2" calcext:value-type="string">
            <text:p>UNITS2</text:p>
          </table:table-cell>
          <table:table-cell table:formula="of:=&quot;char * g_&quot;&amp;[.E99]&amp;&quot;;&quot;" office:value-type="string" office:string-value="char * g_UNITS2;" calcext:value-type="string">
            <text:p>char * g_UNITS2;</text:p>
          </table:table-cell>
          <table:table-cell table:formula="of:=&quot;lbx_uint32 g_&quot;&amp;[.E99]&amp;&quot;_len&quot;&amp;&quot;;&quot;" office:value-type="string" office:string-value="lbx_uint32 g_UNITS2_len;" calcext:value-type="string">
            <text:p>lbx_uint32 g_UNITS2_len;</text:p>
          </table:table-cell>
        </table:table-row>
        <table:table-row table:style-name="ro1">
          <table:table-cell office:value-type="string" calcext:value-type="string">
            <text:p>UNITVIEW.LBX</text:p>
          </table:table-cell>
          <table:table-cell table:formula="of:=&quot;&quot;&quot;&quot;&amp;[.A99]&amp;&quot;&quot;&quot;&quot;" office:value-type="string" office:string-value="&quot;UNITS2.LBX&quot;" calcext:value-type="string">
            <text:p>"UNITS2.LBX"</text:p>
          </table:table-cell>
          <table:table-cell table:formula="of:=&quot;&quot;&quot;&quot;&amp;[.A99]&amp;&quot;&quot;&quot;&quot;&amp;&quot;,&quot;" office:value-type="string" office:string-value="&quot;UNITS2.LBX&quot;," calcext:value-type="string">
            <text:p>"UNITS2.LBX",</text:p>
          </table:table-cell>
          <table:table-cell table:formula="of:=SUBSTITUTE([.A100];&quot;.&quot;;&quot;_&quot;)" office:value-type="string" office:string-value="UNITVIEW_LBX" calcext:value-type="string">
            <text:p>UNITVIEW_LBX</text:p>
          </table:table-cell>
          <table:table-cell table:formula="of:=SUBSTITUTE([.A100];&quot;.LBX&quot;;&quot;&quot;)" office:value-type="string" office:string-value="UNITVIEW" calcext:value-type="string">
            <text:p>UNITVIEW</text:p>
          </table:table-cell>
          <table:table-cell table:formula="of:=&quot;char * g_&quot;&amp;[.E100]&amp;&quot;;&quot;" office:value-type="string" office:string-value="char * g_UNITVIEW;" calcext:value-type="string">
            <text:p>char * g_UNITVIEW;</text:p>
          </table:table-cell>
          <table:table-cell table:formula="of:=&quot;lbx_uint32 g_&quot;&amp;[.E100]&amp;&quot;_len&quot;&amp;&quot;;&quot;" office:value-type="string" office:string-value="lbx_uint32 g_UNITVIEW_len;" calcext:value-type="string">
            <text:p>lbx_uint32 g_UNITVIEW_len;</text:p>
          </table:table-cell>
        </table:table-row>
        <table:table-row table:style-name="ro1">
          <table:table-cell office:value-type="string" calcext:value-type="string">
            <text:p>VORTEX.LBX</text:p>
          </table:table-cell>
          <table:table-cell table:formula="of:=&quot;&quot;&quot;&quot;&amp;[.A100]&amp;&quot;&quot;&quot;&quot;" office:value-type="string" office:string-value="&quot;UNITVIEW.LBX&quot;" calcext:value-type="string">
            <text:p>"UNITVIEW.LBX"</text:p>
          </table:table-cell>
          <table:table-cell table:formula="of:=&quot;&quot;&quot;&quot;&amp;[.A100]&amp;&quot;&quot;&quot;&quot;&amp;&quot;,&quot;" office:value-type="string" office:string-value="&quot;UNITVIEW.LBX&quot;," calcext:value-type="string">
            <text:p>"UNITVIEW.LBX",</text:p>
          </table:table-cell>
          <table:table-cell table:formula="of:=SUBSTITUTE([.A101];&quot;.&quot;;&quot;_&quot;)" office:value-type="string" office:string-value="VORTEX_LBX" calcext:value-type="string">
            <text:p>VORTEX_LBX</text:p>
          </table:table-cell>
          <table:table-cell table:formula="of:=SUBSTITUTE([.A101];&quot;.LBX&quot;;&quot;&quot;)" office:value-type="string" office:string-value="VORTEX" calcext:value-type="string">
            <text:p>VORTEX</text:p>
          </table:table-cell>
          <table:table-cell table:formula="of:=&quot;char * g_&quot;&amp;[.E101]&amp;&quot;;&quot;" office:value-type="string" office:string-value="char * g_VORTEX;" calcext:value-type="string">
            <text:p>char * g_VORTEX;</text:p>
          </table:table-cell>
          <table:table-cell table:formula="of:=&quot;lbx_uint32 g_&quot;&amp;[.E101]&amp;&quot;_len&quot;&amp;&quot;;&quot;" office:value-type="string" office:string-value="lbx_uint32 g_VORTEX_len;" calcext:value-type="string">
            <text:p>lbx_uint32 g_VORTEX_len;</text:p>
          </table:table-cell>
        </table:table-row>
        <table:table-row table:style-name="ro1">
          <table:table-cell office:value-type="string" calcext:value-type="string">
            <text:p>WALLRISE.LBX</text:p>
          </table:table-cell>
          <table:table-cell table:formula="of:=&quot;&quot;&quot;&quot;&amp;[.A101]&amp;&quot;&quot;&quot;&quot;" office:value-type="string" office:string-value="&quot;VORTEX.LBX&quot;" calcext:value-type="string">
            <text:p>"VORTEX.LBX"</text:p>
          </table:table-cell>
          <table:table-cell table:formula="of:=&quot;&quot;&quot;&quot;&amp;[.A101]&amp;&quot;&quot;&quot;&quot;&amp;&quot;,&quot;" office:value-type="string" office:string-value="&quot;VORTEX.LBX&quot;," calcext:value-type="string">
            <text:p>"VORTEX.LBX",</text:p>
          </table:table-cell>
          <table:table-cell table:formula="of:=SUBSTITUTE([.A102];&quot;.&quot;;&quot;_&quot;)" office:value-type="string" office:string-value="WALLRISE_LBX" calcext:value-type="string">
            <text:p>WALLRISE_LBX</text:p>
          </table:table-cell>
          <table:table-cell table:formula="of:=SUBSTITUTE([.A102];&quot;.LBX&quot;;&quot;&quot;)" office:value-type="string" office:string-value="WALLRISE" calcext:value-type="string">
            <text:p>WALLRISE</text:p>
          </table:table-cell>
          <table:table-cell table:formula="of:=&quot;char * g_&quot;&amp;[.E102]&amp;&quot;;&quot;" office:value-type="string" office:string-value="char * g_WALLRISE;" calcext:value-type="string">
            <text:p>char * g_WALLRISE;</text:p>
          </table:table-cell>
          <table:table-cell table:formula="of:=&quot;lbx_uint32 g_&quot;&amp;[.E102]&amp;&quot;_len&quot;&amp;&quot;;&quot;" office:value-type="string" office:string-value="lbx_uint32 g_WALLRISE_len;" calcext:value-type="string">
            <text:p>lbx_uint32 g_WALLRISE_len;</text:p>
          </table:table-cell>
        </table:table-row>
        <table:table-row table:style-name="ro1">
          <table:table-cell office:value-type="string" calcext:value-type="string">
            <text:p>WIN.LBX</text:p>
          </table:table-cell>
          <table:table-cell table:formula="of:=&quot;&quot;&quot;&quot;&amp;[.A102]&amp;&quot;&quot;&quot;&quot;" office:value-type="string" office:string-value="&quot;WALLRISE.LBX&quot;" calcext:value-type="string">
            <text:p>"WALLRISE.LBX"</text:p>
          </table:table-cell>
          <table:table-cell table:formula="of:=&quot;&quot;&quot;&quot;&amp;[.A102]&amp;&quot;&quot;&quot;&quot;&amp;&quot;,&quot;" office:value-type="string" office:string-value="&quot;WALLRISE.LBX&quot;," calcext:value-type="string">
            <text:p>"WALLRISE.LBX",</text:p>
          </table:table-cell>
          <table:table-cell table:formula="of:=SUBSTITUTE([.A103];&quot;.&quot;;&quot;_&quot;)" office:value-type="string" office:string-value="WIN_LBX" calcext:value-type="string">
            <text:p>WIN_LBX</text:p>
          </table:table-cell>
          <table:table-cell table:formula="of:=SUBSTITUTE([.A103];&quot;.LBX&quot;;&quot;&quot;)" office:value-type="string" office:string-value="WIN" calcext:value-type="string">
            <text:p>WIN</text:p>
          </table:table-cell>
          <table:table-cell table:formula="of:=&quot;char * g_&quot;&amp;[.E103]&amp;&quot;;&quot;" office:value-type="string" office:string-value="char * g_WIN;" calcext:value-type="string">
            <text:p>char * g_WIN;</text:p>
          </table:table-cell>
          <table:table-cell table:formula="of:=&quot;lbx_uint32 g_&quot;&amp;[.E103]&amp;&quot;_len&quot;&amp;&quot;;&quot;" office:value-type="string" office:string-value="lbx_uint32 g_WIN_len;" calcext:value-type="string">
            <text:p>lbx_uint32 g_WIN_len;</text:p>
          </table:table-cell>
        </table:table-row>
        <table:table-row table:style-name="ro1">
          <table:table-cell office:value-type="string" calcext:value-type="string">
            <text:p>WIZARDS.LBX</text:p>
          </table:table-cell>
          <table:table-cell table:formula="of:=&quot;&quot;&quot;&quot;&amp;[.A103]&amp;&quot;&quot;&quot;&quot;" office:value-type="string" office:string-value="&quot;WIN.LBX&quot;" calcext:value-type="string">
            <text:p>"WIN.LBX"</text:p>
          </table:table-cell>
          <table:table-cell table:formula="of:=&quot;&quot;&quot;&quot;&amp;[.A103]&amp;&quot;&quot;&quot;&quot;&amp;&quot;,&quot;" office:value-type="string" office:string-value="&quot;WIN.LBX&quot;," calcext:value-type="string">
            <text:p>"WIN.LBX",</text:p>
          </table:table-cell>
          <table:table-cell table:formula="of:=SUBSTITUTE([.A104];&quot;.&quot;;&quot;_&quot;)" office:value-type="string" office:string-value="WIZARDS_LBX" calcext:value-type="string">
            <text:p>WIZARDS_LBX</text:p>
          </table:table-cell>
          <table:table-cell table:formula="of:=SUBSTITUTE([.A104];&quot;.LBX&quot;;&quot;&quot;)" office:value-type="string" office:string-value="WIZARDS" calcext:value-type="string">
            <text:p>WIZARDS</text:p>
          </table:table-cell>
          <table:table-cell table:formula="of:=&quot;char * g_&quot;&amp;[.E104]&amp;&quot;;&quot;" office:value-type="string" office:string-value="char * g_WIZARDS;" calcext:value-type="string">
            <text:p>char * g_WIZARDS;</text:p>
          </table:table-cell>
          <table:table-cell table:formula="of:=&quot;lbx_uint32 g_&quot;&amp;[.E104]&amp;&quot;_len&quot;&amp;&quot;;&quot;" office:value-type="string" office:string-value="lbx_uint32 g_WIZARDS_len;" calcext:value-type="string">
            <text:p>lbx_uint32 g_WIZARDS_len;</text:p>
          </table:table-cell>
        </table:table-row>
        <table:table-row table:style-name="ro1">
          <table:table-cell office:value-type="string" calcext:value-type="string">
            <text:p>WIZLAB.LBX</text:p>
          </table:table-cell>
          <table:table-cell table:formula="of:=&quot;&quot;&quot;&quot;&amp;[.A104]&amp;&quot;&quot;&quot;&quot;" office:value-type="string" office:string-value="&quot;WIZARDS.LBX&quot;" calcext:value-type="string">
            <text:p>"WIZARDS.LBX"</text:p>
          </table:table-cell>
          <table:table-cell table:formula="of:=&quot;&quot;&quot;&quot;&amp;[.A104]&amp;&quot;&quot;&quot;&quot;&amp;&quot;,&quot;" office:value-type="string" office:string-value="&quot;WIZARDS.LBX&quot;," calcext:value-type="string">
            <text:p>"WIZARDS.LBX",</text:p>
          </table:table-cell>
          <table:table-cell table:formula="of:=SUBSTITUTE([.A105];&quot;.&quot;;&quot;_&quot;)" office:value-type="string" office:string-value="WIZLAB_LBX" calcext:value-type="string">
            <text:p>WIZLAB_LBX</text:p>
          </table:table-cell>
          <table:table-cell table:formula="of:=SUBSTITUTE([.A105];&quot;.LBX&quot;;&quot;&quot;)" office:value-type="string" office:string-value="WIZLAB" calcext:value-type="string">
            <text:p>WIZLAB</text:p>
          </table:table-cell>
          <table:table-cell table:formula="of:=&quot;char * g_&quot;&amp;[.E105]&amp;&quot;;&quot;" office:value-type="string" office:string-value="char * g_WIZLAB;" calcext:value-type="string">
            <text:p>char * g_WIZLAB;</text:p>
          </table:table-cell>
          <table:table-cell table:formula="of:=&quot;lbx_uint32 g_&quot;&amp;[.E105]&amp;&quot;_len&quot;&amp;&quot;;&quot;" office:value-type="string" office:string-value="lbx_uint32 g_WIZLAB_len;" calcext:value-type="string">
            <text:p>lbx_uint32 g_WIZLAB_len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07:11:40.2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0T07:44:34.549000000</meta:creation-date>
    <dc:date>2021-02-26T13:27:41.410000000</dc:date>
    <meta:editing-duration>PT5H17M32S</meta:editing-duration>
    <meta:editing-cycles>8</meta:editing-cycles>
    <meta:generator>LibreOffice/6.0.4.2$Windows_X86_64 LibreOffice_project/9b0d9b32d5dcda91d2f1a96dc04c645c450872bf</meta:generator>
    <meta:document-statistic meta:table-count="2" meta:cell-count="1947" meta:object-count="0"/>
  </office:meta>
</office:document-meta>
</file>